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co2" style:family="table-column">
      <style:table-column-properties fo:break-before="auto" style:column-width="47.34pt"/>
    </style:style>
    <style:style style:name="co3" style:family="table-column">
      <style:table-column-properties fo:break-before="auto" style:column-width="50.2pt"/>
    </style:style>
    <style:style style:name="co4" style:family="table-column">
      <style:table-column-properties fo:break-before="auto" style:column-width="49.69pt"/>
    </style:style>
    <style:style style:name="co5" style:family="table-column">
      <style:table-column-properties fo:break-before="auto" style:column-width="87.7pt"/>
    </style:style>
    <style:style style:name="co6" style:family="table-column">
      <style:table-column-properties fo:break-before="auto" style:column-width="90.06pt"/>
    </style:style>
    <style:style style:name="co7" style:family="table-column">
      <style:table-column-properties fo:break-before="auto" style:column-width="59.56pt"/>
    </style:style>
    <style:style style:name="co8" style:family="table-column">
      <style:table-column-properties fo:break-before="auto" style:column-width="94.76pt"/>
    </style:style>
    <style:style style:name="co9" style:family="table-column">
      <style:table-column-properties fo:break-before="auto" style:column-width="61.9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41.16pt"/>
    </style:style>
    <style:style style:name="co12" style:family="table-column">
      <style:table-column-properties fo:break-before="auto" style:column-width="28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sm30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rawAccX</text:p>
          </table:table-cell>
          <table:table-cell office:value-type="string" calcext:value-type="string">
            <text:p>rawAccY</text:p>
          </table:table-cell>
          <table:table-cell office:value-type="string" calcext:value-type="string">
            <text:p>rawAccZ</text:p>
          </table:table-cell>
          <table:table-cell office:value-type="string" calcext:value-type="string">
            <text:p>rawMagX</text:p>
          </table:table-cell>
          <table:table-cell office:value-type="string" calcext:value-type="string">
            <text:p>rawMagY</text:p>
          </table:table-cell>
          <table:table-cell office:value-type="string" calcext:value-type="string">
            <text:p>rawMagZ</text:p>
          </table:table-cell>
          <table:table-cell office:value-type="string" calcext:value-type="string">
            <text:p>accX</text:p>
          </table:table-cell>
          <table:table-cell office:value-type="string" calcext:value-type="string">
            <text:p>accY</text:p>
          </table:table-cell>
          <table:table-cell office:value-type="string" calcext:value-type="string">
            <text:p>accZ</text:p>
          </table:table-cell>
          <table:table-cell office:value-type="string" calcext:value-type="string">
            <text:p>magX</text:p>
          </table:table-cell>
          <table:table-cell office:value-type="string" calcext:value-type="string">
            <text:p>magY</text:p>
          </table:table-cell>
          <table:table-cell office:value-type="string" calcext:value-type="string">
            <text:p>magZ</text:p>
          </table:table-cell>
          <table:table-cell office:value-type="string" calcext:value-type="string">
            <text:p>accNorm</text:p>
          </table:table-cell>
          <table:table-cell office:value-type="string" calcext:value-type="string">
            <text:p>magNorm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74" calcext:value-type="float">
            <text:p>74</text:p>
          </table:table-cell>
          <table:table-cell office:value-type="float" office:value="-99" calcext:value-type="float">
            <text:p>-99</text:p>
          </table:table-cell>
          <table:table-cell office:value-type="float" office:value="-365" calcext:value-type="float">
            <text:p>-365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1.1" calcext:value-type="float">
            <text:p>11.1</text:p>
          </table:table-cell>
          <table:table-cell office:value-type="float" office:value="-14.850001" calcext:value-type="float">
            <text:p>-14.85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881144.187443" calcext:value-type="float">
            <text:p>162881144.187443</text:p>
          </table:table-cell>
          <table:table-cell office:value-type="float" office:value="385.359572" calcext:value-type="float">
            <text:p>385.359572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74" calcext:value-type="float">
            <text:p>74</text:p>
          </table:table-cell>
          <table:table-cell office:value-type="float" office:value="-99" calcext:value-type="float">
            <text:p>-99</text:p>
          </table:table-cell>
          <table:table-cell office:value-type="float" office:value="-365" calcext:value-type="float">
            <text:p>-365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1" calcext:value-type="float">
            <text:p>11.1</text:p>
          </table:table-cell>
          <table:table-cell office:value-type="float" office:value="-14.850001" calcext:value-type="float">
            <text:p>-14.85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275067.124286" calcext:value-type="float">
            <text:p>162275067.124286</text:p>
          </table:table-cell>
          <table:table-cell office:value-type="float" office:value="385.359572" calcext:value-type="float">
            <text:p>385.359572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74" calcext:value-type="float">
            <text:p>74</text:p>
          </table:table-cell>
          <table:table-cell office:value-type="float" office:value="-96" calcext:value-type="float">
            <text:p>-96</text:p>
          </table:table-cell>
          <table:table-cell office:value-type="float" office:value="-361" calcext:value-type="float">
            <text:p>-361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1.1" calcext:value-type="float">
            <text:p>11.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2881144.187443" calcext:value-type="float">
            <text:p>162881144.187443</text:p>
          </table:table-cell>
          <table:table-cell office:value-type="float" office:value="380.805725" calcext:value-type="float">
            <text:p>380.805725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6" calcext:value-type="float">
            <text:p>36</text:p>
          </table:table-cell>
          <table:table-cell office:value-type="float" office:value="1004" calcext:value-type="float">
            <text:p>1004</text:p>
          </table:table-cell>
          <table:table-cell office:value-type="float" office:value="74" calcext:value-type="float">
            <text:p>74</text:p>
          </table:table-cell>
          <table:table-cell office:value-type="float" office:value="-97" calcext:value-type="float">
            <text:p>-97</text:p>
          </table:table-cell>
          <table:table-cell office:value-type="float" office:value="-363" calcext:value-type="float">
            <text:p>-36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11.1" calcext:value-type="float">
            <text:p>11.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4904806.362469" calcext:value-type="float">
            <text:p>164904806.362469</text:p>
          </table:table-cell>
          <table:table-cell office:value-type="float" office:value="382.954305" calcext:value-type="float">
            <text:p>382.954305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74" calcext:value-type="float">
            <text:p>74</text:p>
          </table:table-cell>
          <table:table-cell office:value-type="float" office:value="-97" calcext:value-type="float">
            <text:p>-97</text:p>
          </table:table-cell>
          <table:table-cell office:value-type="float" office:value="-363" calcext:value-type="float">
            <text:p>-36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1.1" calcext:value-type="float">
            <text:p>11.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4235642.487375" calcext:value-type="float">
            <text:p>164235642.487375</text:p>
          </table:table-cell>
          <table:table-cell office:value-type="float" office:value="382.954305" calcext:value-type="float">
            <text:p>382.954305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6" calcext:value-type="float">
            <text:p>36</text:p>
          </table:table-cell>
          <table:table-cell office:value-type="float" office:value="988" calcext:value-type="float">
            <text:p>988</text:p>
          </table:table-cell>
          <table:table-cell office:value-type="float" office:value="74" calcext:value-type="float">
            <text:p>74</text:p>
          </table:table-cell>
          <table:table-cell office:value-type="float" office:value="-95" calcext:value-type="float">
            <text:p>-95</text:p>
          </table:table-cell>
          <table:table-cell office:value-type="float" office:value="-363" calcext:value-type="float">
            <text:p>-363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1" calcext:value-type="float">
            <text:p>11.1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2211556.44047" calcext:value-type="float">
            <text:p>162211556.44047</text:p>
          </table:table-cell>
          <table:table-cell office:value-type="float" office:value="382.452611" calcext:value-type="float">
            <text:p>382.452611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28" calcext:value-type="float">
            <text:p>28</text:p>
          </table:table-cell>
          <table:table-cell office:value-type="float" office:value="1000" calcext:value-type="float">
            <text:p>1000</text:p>
          </table:table-cell>
          <table:table-cell office:value-type="float" office:value="71" calcext:value-type="float">
            <text:p>71</text:p>
          </table:table-cell>
          <table:table-cell office:value-type="float" office:value="-95" calcext:value-type="float">
            <text:p>-95</text:p>
          </table:table-cell>
          <table:table-cell office:value-type="float" office:value="-362" calcext:value-type="float">
            <text:p>-362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0.65" calcext:value-type="float">
            <text:p>10.65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4131042.123937" calcext:value-type="float">
            <text:p>164131042.123937</text:p>
          </table:table-cell>
          <table:table-cell office:value-type="float" office:value="380.933065" calcext:value-type="float">
            <text:p>380.933065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8" calcext:value-type="float">
            <text:p>48</text:p>
          </table:table-cell>
          <table:table-cell office:value-type="float" office:value="992" calcext:value-type="float">
            <text:p>992</text:p>
          </table:table-cell>
          <table:table-cell office:value-type="float" office:value="73" calcext:value-type="float">
            <text:p>73</text:p>
          </table:table-cell>
          <table:table-cell office:value-type="float" office:value="-96" calcext:value-type="float">
            <text:p>-96</text:p>
          </table:table-cell>
          <table:table-cell office:value-type="float" office:value="-363" calcext:value-type="float">
            <text:p>-363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0.95" calcext:value-type="float">
            <text:p>10.95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2948346.175917" calcext:value-type="float">
            <text:p>162948346.175917</text:p>
          </table:table-cell>
          <table:table-cell office:value-type="float" office:value="382.510131" calcext:value-type="float">
            <text:p>382.510131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44" calcext:value-type="float">
            <text:p>44</text:p>
          </table:table-cell>
          <table:table-cell office:value-type="float" office:value="988" calcext:value-type="float">
            <text:p>988</text:p>
          </table:table-cell>
          <table:table-cell office:value-type="float" office:value="76" calcext:value-type="float">
            <text:p>76</text:p>
          </table:table-cell>
          <table:table-cell office:value-type="float" office:value="-97" calcext:value-type="float">
            <text:p>-97</text:p>
          </table:table-cell>
          <table:table-cell office:value-type="float" office:value="-365" calcext:value-type="float">
            <text:p>-365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4" calcext:value-type="float">
            <text:p>11.4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195674.881751" calcext:value-type="float">
            <text:p>162195674.881751</text:p>
          </table:table-cell>
          <table:table-cell office:value-type="float" office:value="385.240185" calcext:value-type="float">
            <text:p>385.240185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6" calcext:value-type="float">
            <text:p>36</text:p>
          </table:table-cell>
          <table:table-cell office:value-type="float" office:value="1008" calcext:value-type="float">
            <text:p>1008</text:p>
          </table:table-cell>
          <table:table-cell office:value-type="float" office:value="77" calcext:value-type="float">
            <text:p>77</text:p>
          </table:table-cell>
          <table:table-cell office:value-type="float" office:value="-97" calcext:value-type="float">
            <text:p>-97</text:p>
          </table:table-cell>
          <table:table-cell office:value-type="float" office:value="-363" calcext:value-type="float">
            <text:p>-36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11.55" calcext:value-type="float">
            <text:p>11.55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5558315.760589" calcext:value-type="float">
            <text:p>165558315.760589</text:p>
          </table:table-cell>
          <table:table-cell office:value-type="float" office:value="383.545304" calcext:value-type="float">
            <text:p>383.545304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8" calcext:value-type="float">
            <text:p>48</text:p>
          </table:table-cell>
          <table:table-cell office:value-type="float" office:value="988" calcext:value-type="float">
            <text:p>988</text:p>
          </table:table-cell>
          <table:table-cell office:value-type="float" office:value="79" calcext:value-type="float">
            <text:p>79</text:p>
          </table:table-cell>
          <table:table-cell office:value-type="float" office:value="-95" calcext:value-type="float">
            <text:p>-95</text:p>
          </table:table-cell>
          <table:table-cell office:value-type="float" office:value="-361" calcext:value-type="float">
            <text:p>-361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1.85" calcext:value-type="float">
            <text:p>11.85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2333263.405621" calcext:value-type="float">
            <text:p>162333263.405621</text:p>
          </table:table-cell>
          <table:table-cell office:value-type="float" office:value="381.558646" calcext:value-type="float">
            <text:p>381.558646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980" calcext:value-type="float">
            <text:p>980</text:p>
          </table:table-cell>
          <table:table-cell office:value-type="float" office:value="82" calcext:value-type="float">
            <text:p>82</text:p>
          </table:table-cell>
          <table:table-cell office:value-type="float" office:value="-87" calcext:value-type="float">
            <text:p>-87</text:p>
          </table:table-cell>
          <table:table-cell office:value-type="float" office:value="-363" calcext:value-type="float">
            <text:p>-36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12.3" calcext:value-type="float">
            <text:p>12.3</text:p>
          </table:table-cell>
          <table:table-cell office:value-type="float" office:value="-13.050001" calcext:value-type="float">
            <text:p>-13.05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0968092.024613" calcext:value-type="float">
            <text:p>160968092.024613</text:p>
          </table:table-cell>
          <table:table-cell office:value-type="float" office:value="382.180586" calcext:value-type="float">
            <text:p>382.180586</text:p>
          </table:table-cell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0" calcext:value-type="float">
            <text:p>40</text:p>
          </table:table-cell>
          <table:table-cell office:value-type="float" office:value="984" calcext:value-type="float">
            <text:p>984</text:p>
          </table:table-cell>
          <table:table-cell office:value-type="float" office:value="94" calcext:value-type="float">
            <text:p>94</text:p>
          </table:table-cell>
          <table:table-cell office:value-type="float" office:value="-84" calcext:value-type="float">
            <text:p>-84</text:p>
          </table:table-cell>
          <table:table-cell office:value-type="float" office:value="-360" calcext:value-type="float">
            <text:p>-360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14.100001" calcext:value-type="float">
            <text:p>14.100001</text:p>
          </table:table-cell>
          <table:table-cell office:value-type="float" office:value="-12.600001" calcext:value-type="float">
            <text:p>-12.600001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1908207.82401" calcext:value-type="float">
            <text:p>161908207.82401</text:p>
          </table:table-cell>
          <table:table-cell office:value-type="float" office:value="381.434136" calcext:value-type="float">
            <text:p>381.434136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6" calcext:value-type="float">
            <text:p>36</text:p>
          </table:table-cell>
          <table:table-cell office:value-type="float" office:value="948" calcext:value-type="float">
            <text:p>948</text:p>
          </table:table-cell>
          <table:table-cell office:value-type="float" office:value="103" calcext:value-type="float">
            <text:p>103</text:p>
          </table:table-cell>
          <table:table-cell office:value-type="float" office:value="-75" calcext:value-type="float">
            <text:p>-75</text:p>
          </table:table-cell>
          <table:table-cell office:value-type="float" office:value="-356" calcext:value-type="float">
            <text:p>-356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15.450001" calcext:value-type="float">
            <text:p>15.450001</text:p>
          </table:table-cell>
          <table:table-cell office:value-type="float" office:value="-11.25" calcext:value-type="float">
            <text:p>-11.25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155602865.321684" calcext:value-type="float">
            <text:p>155602865.321684</text:p>
          </table:table-cell>
          <table:table-cell office:value-type="float" office:value="378.11374" calcext:value-type="float">
            <text:p>378.11374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114" calcext:value-type="float">
            <text:p>114</text:p>
          </table:table-cell>
          <table:table-cell office:value-type="float" office:value="-66" calcext:value-type="float">
            <text:p>-66</text:p>
          </table:table-cell>
          <table:table-cell office:value-type="float" office:value="-356" calcext:value-type="float">
            <text:p>-35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7.100001" calcext:value-type="float">
            <text:p>17.100001</text:p>
          </table:table-cell>
          <table:table-cell office:value-type="float" office:value="-9.9" calcext:value-type="float">
            <text:p>-9.9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163536160.970182" calcext:value-type="float">
            <text:p>163536160.970182</text:p>
          </table:table-cell>
          <table:table-cell office:value-type="float" office:value="379.589252" calcext:value-type="float">
            <text:p>379.589252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0" calcext:value-type="float">
            <text:p>80</text:p>
          </table:table-cell>
          <table:table-cell office:value-type="float" office:value="1040" calcext:value-type="float">
            <text:p>1040</text:p>
          </table:table-cell>
          <table:table-cell office:value-type="float" office:value="123" calcext:value-type="float">
            <text:p>123</text:p>
          </table:table-cell>
          <table:table-cell office:value-type="float" office:value="-53" calcext:value-type="float">
            <text:p>-53</text:p>
          </table:table-cell>
          <table:table-cell office:value-type="float" office:value="-353" calcext:value-type="float">
            <text:p>-35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5554404.215441" calcext:value-type="float">
            <text:p>25554404.215441</text:p>
          </table:table-cell>
          <table:table-cell office:value-type="float" office:value="18.450001" calcext:value-type="float">
            <text:p>18.450001</text:p>
          </table:table-cell>
          <table:table-cell office:value-type="float" office:value="-7.95" calcext:value-type="float">
            <text:p>-7.95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70991566.88244" calcext:value-type="float">
            <text:p>170991566.88244</text:p>
          </table:table-cell>
          <table:table-cell office:value-type="float" office:value="377.55397" calcext:value-type="float">
            <text:p>377.55397</text:p>
          </table:table-cell>
          <table:table-cell table:number-columns-repeated="3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-24" calcext:value-type="float">
            <text:p>-24</text:p>
          </table:table-cell>
          <table:table-cell office:value-type="float" office:value="1000" calcext:value-type="float">
            <text:p>1000</text:p>
          </table:table-cell>
          <table:table-cell office:value-type="float" office:value="134" calcext:value-type="float">
            <text:p>134</text:p>
          </table:table-cell>
          <table:table-cell office:value-type="float" office:value="-46" calcext:value-type="float">
            <text:p>-46</text:p>
          </table:table-cell>
          <table:table-cell office:value-type="float" office:value="-351" calcext:value-type="float">
            <text:p>-351</text:p>
          </table:table-cell>
          <table:table-cell office:value-type="float" office:value="-3440016.136694" calcext:value-type="float">
            <text:p>-3440016.136694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0.100001" calcext:value-type="float">
            <text:p>20.100001</text:p>
          </table:table-cell>
          <table:table-cell office:value-type="float" office:value="-6.9" calcext:value-type="float">
            <text:p>-6.9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5454553.876358" calcext:value-type="float">
            <text:p>165454553.876358</text:p>
          </table:table-cell>
          <table:table-cell office:value-type="float" office:value="378.514201" calcext:value-type="float">
            <text:p>378.514201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8" calcext:value-type="float">
            <text:p>48</text:p>
          </table:table-cell>
          <table:table-cell office:value-type="float" office:value="1028" calcext:value-type="float">
            <text:p>1028</text:p>
          </table:table-cell>
          <table:table-cell office:value-type="float" office:value="145" calcext:value-type="float">
            <text:p>145</text:p>
          </table:table-cell>
          <table:table-cell office:value-type="float" office:value="-35" calcext:value-type="float">
            <text:p>-35</text:p>
          </table:table-cell>
          <table:table-cell office:value-type="float" office:value="-343" calcext:value-type="float">
            <text:p>-34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21.750001" calcext:value-type="float">
            <text:p>21.750001</text:p>
          </table:table-cell>
          <table:table-cell office:value-type="float" office:value="-5.25" calcext:value-type="float">
            <text:p>-5.25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68992523.728633" calcext:value-type="float">
            <text:p>168992523.728633</text:p>
          </table:table-cell>
          <table:table-cell office:value-type="float" office:value="374.030747" calcext:value-type="float">
            <text:p>374.030747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" calcext:value-type="float">
            <text:p>-8</text:p>
          </table:table-cell>
          <table:table-cell office:value-type="float" office:value="1008" calcext:value-type="float">
            <text:p>1008</text:p>
          </table:table-cell>
          <table:table-cell office:value-type="float" office:value="155" calcext:value-type="float">
            <text:p>155</text:p>
          </table:table-cell>
          <table:table-cell office:value-type="float" office:value="-7" calcext:value-type="float">
            <text:p>-7</text:p>
          </table:table-cell>
          <table:table-cell office:value-type="float" office:value="-345" calcext:value-type="float">
            <text:p>-345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-1.05" calcext:value-type="float">
            <text:p>-1.0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5645168.279967" calcext:value-type="float">
            <text:p>165645168.279967</text:p>
          </table:table-cell>
          <table:table-cell office:value-type="float" office:value="378.284285" calcext:value-type="float">
            <text:p>378.284285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0" calcext:value-type="float">
            <text:p>40</text:p>
          </table:table-cell>
          <table:table-cell office:value-type="float" office:value="992" calcext:value-type="float">
            <text:p>992</text:p>
          </table:table-cell>
          <table:table-cell office:value-type="float" office:value="162" calcext:value-type="float">
            <text:p>162</text:p>
          </table:table-cell>
          <table:table-cell office:value-type="float" office:value="29" calcext:value-type="float">
            <text:p>29</text:p>
          </table:table-cell>
          <table:table-cell office:value-type="float" office:value="-351" calcext:value-type="float">
            <text:p>-351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4.35" calcext:value-type="float">
            <text:p>4.35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3058971.395437" calcext:value-type="float">
            <text:p>163058971.395437</text:p>
          </table:table-cell>
          <table:table-cell office:value-type="float" office:value="387.667383" calcext:value-type="float">
            <text:p>387.667383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0" calcext:value-type="float">
            <text:p>40</text:p>
          </table:table-cell>
          <table:table-cell office:value-type="float" office:value="1028" calcext:value-type="float">
            <text:p>1028</text:p>
          </table:table-cell>
          <table:table-cell office:value-type="float" office:value="173" calcext:value-type="float">
            <text:p>173</text:p>
          </table:table-cell>
          <table:table-cell office:value-type="float" office:value="66" calcext:value-type="float">
            <text:p>66</text:p>
          </table:table-cell>
          <table:table-cell office:value-type="float" office:value="-353" calcext:value-type="float">
            <text:p>-353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9.9" calcext:value-type="float">
            <text:p>9.9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8678468.919334" calcext:value-type="float">
            <text:p>168678468.919334</text:p>
          </table:table-cell>
          <table:table-cell office:value-type="float" office:value="398.615103" calcext:value-type="float">
            <text:p>398.615103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-28" calcext:value-type="float">
            <text:p>-28</text:p>
          </table:table-cell>
          <table:table-cell office:value-type="float" office:value="828" calcext:value-type="float">
            <text:p>828</text:p>
          </table:table-cell>
          <table:table-cell office:value-type="float" office:value="164" calcext:value-type="float">
            <text:p>164</text:p>
          </table:table-cell>
          <table:table-cell office:value-type="float" office:value="113" calcext:value-type="float">
            <text:p>113</text:p>
          </table:table-cell>
          <table:table-cell office:value-type="float" office:value="-362" calcext:value-type="float">
            <text:p>-362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0345237.608447" calcext:value-type="float">
            <text:p>20345237.608447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16.950001" calcext:value-type="float">
            <text:p>16.95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35751981.879358" calcext:value-type="float">
            <text:p>135751981.879358</text:p>
          </table:table-cell>
          <table:table-cell office:value-type="float" office:value="413.169457" calcext:value-type="float">
            <text:p>413.169457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2" calcext:value-type="float">
            <text:p>162</text:p>
          </table:table-cell>
          <table:table-cell office:value-type="float" office:value="140" calcext:value-type="float">
            <text:p>140</text:p>
          </table:table-cell>
          <table:table-cell office:value-type="float" office:value="-363" calcext:value-type="float">
            <text:p>-36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21.000001" calcext:value-type="float">
            <text:p>21.000001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4267009.575249" calcext:value-type="float">
            <text:p>164267009.575249</text:p>
          </table:table-cell>
          <table:table-cell office:value-type="float" office:value="421.441574" calcext:value-type="float">
            <text:p>421.441574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92" calcext:value-type="float">
            <text:p>592</text:p>
          </table:table-cell>
          <table:table-cell office:value-type="float" office:value="864" calcext:value-type="float">
            <text:p>864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-366" calcext:value-type="float">
            <text:p>-366</text:p>
          </table:table-cell>
          <table:table-cell office:value-type="float" office:value="6978318.277293" calcext:value-type="float">
            <text:p>6978318.277293</text:p>
          </table:table-cell>
          <table:table-cell office:value-type="float" office:value="14546353.77802" calcext:value-type="float">
            <text:p>14546353.77802</text:p>
          </table:table-cell>
          <table:table-cell office:value-type="float" office:value="21229812.843597" calcext:value-type="float">
            <text:p>21229812.843597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177763667.21435" calcext:value-type="float">
            <text:p>177763667.21435</text:p>
          </table:table-cell>
          <table:table-cell office:value-type="float" office:value="428.119142" calcext:value-type="float">
            <text:p>428.119142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44" calcext:value-type="float">
            <text:p>144</text:p>
          </table:table-cell>
          <table:table-cell office:value-type="float" office:value="180" calcext:value-type="float">
            <text:p>180</text:p>
          </table:table-cell>
          <table:table-cell office:value-type="float" office:value="-371" calcext:value-type="float">
            <text:p>-371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1.600001" calcext:value-type="float">
            <text:p>21.600001</text:p>
          </table:table-cell>
          <table:table-cell office:value-type="float" office:value="27.000001" calcext:value-type="float">
            <text:p>27.00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3854838.339142" calcext:value-type="float">
            <text:p>163854838.339142</text:p>
          </table:table-cell>
          <table:table-cell office:value-type="float" office:value="436.780265" calcext:value-type="float">
            <text:p>436.780265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40" calcext:value-type="float">
            <text:p>-40</text:p>
          </table:table-cell>
          <table:table-cell office:value-type="float" office:value="1004" calcext:value-type="float">
            <text:p>1004</text:p>
          </table:table-cell>
          <table:table-cell office:value-type="float" office:value="127" calcext:value-type="float">
            <text:p>127</text:p>
          </table:table-cell>
          <table:table-cell office:value-type="float" office:value="208" calcext:value-type="float">
            <text:p>208</text:p>
          </table:table-cell>
          <table:table-cell office:value-type="float" office:value="-378" calcext:value-type="float">
            <text:p>-378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19.050001" calcext:value-type="float">
            <text:p>19.05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164783695.976052" calcext:value-type="float">
            <text:p>164783695.976052</text:p>
          </table:table-cell>
          <table:table-cell office:value-type="float" office:value="449.752154" calcext:value-type="float">
            <text:p>449.752154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60" calcext:value-type="float">
            <text:p>60</text:p>
          </table:table-cell>
          <table:table-cell office:value-type="float" office:value="992" calcext:value-type="float">
            <text:p>992</text:p>
          </table:table-cell>
          <table:table-cell office:value-type="float" office:value="100" calcext:value-type="float">
            <text:p>100</text:p>
          </table:table-cell>
          <table:table-cell office:value-type="float" office:value="233" calcext:value-type="float">
            <text:p>233</text:p>
          </table:table-cell>
          <table:table-cell office:value-type="float" office:value="-380" calcext:value-type="float">
            <text:p>-38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5.000001" calcext:value-type="float">
            <text:p>15.000001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62986546.703591" calcext:value-type="float">
            <text:p>162986546.703591</text:p>
          </table:table-cell>
          <table:table-cell office:value-type="float" office:value="456.824912" calcext:value-type="float">
            <text:p>456.82491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32" calcext:value-type="float">
            <text:p>232</text:p>
          </table:table-cell>
          <table:table-cell office:value-type="float" office:value="1024" calcext:value-type="float">
            <text:p>1024</text:p>
          </table:table-cell>
          <table:table-cell office:value-type="float" office:value="72" calcext:value-type="float">
            <text:p>72</text:p>
          </table:table-cell>
          <table:table-cell office:value-type="float" office:value="263" calcext:value-type="float">
            <text:p>263</text:p>
          </table:table-cell>
          <table:table-cell office:value-type="float" office:value="-381" calcext:value-type="float">
            <text:p>-38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5700597.826521" calcext:value-type="float">
            <text:p>5700597.826521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10.8" calcext:value-type="float">
            <text:p>10.8</text:p>
          </table:table-cell>
          <table:table-cell office:value-type="float" office:value="39.450002" calcext:value-type="float">
            <text:p>39.450002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72273595.842285" calcext:value-type="float">
            <text:p>172273595.842285</text:p>
          </table:table-cell>
          <table:table-cell office:value-type="float" office:value="468.523212" calcext:value-type="float">
            <text:p>468.52321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984" calcext:value-type="float">
            <text:p>98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office:value-type="float" office:value="-383" calcext:value-type="float">
            <text:p>-38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7.8" calcext:value-type="float">
            <text:p>7.8</text:p>
          </table:table-cell>
          <table:table-cell office:value-type="float" office:value="42.150002" calcext:value-type="float">
            <text:p>42.150002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61734424.548783" calcext:value-type="float">
            <text:p>161734424.548783</text:p>
          </table:table-cell>
          <table:table-cell office:value-type="float" office:value="477.863997" calcext:value-type="float">
            <text:p>477.863997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32" calcext:value-type="float">
            <text:p>32</text:p>
          </table:table-cell>
          <table:table-cell office:value-type="float" office:value="1012" calcext:value-type="float">
            <text:p>1012</text:p>
          </table:table-cell>
          <table:table-cell office:value-type="float" office:value="27" calcext:value-type="float">
            <text:p>27</text:p>
          </table:table-cell>
          <table:table-cell office:value-type="float" office:value="296" calcext:value-type="float">
            <text:p>296</text:p>
          </table:table-cell>
          <table:table-cell office:value-type="float" office:value="-385" calcext:value-type="float">
            <text:p>-385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4.05" calcext:value-type="float">
            <text:p>4.05</text:p>
          </table:table-cell>
          <table:table-cell office:value-type="float" office:value="44.400002" calcext:value-type="float">
            <text:p>44.400002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65963660.509311" calcext:value-type="float">
            <text:p>165963660.509311</text:p>
          </table:table-cell>
          <table:table-cell office:value-type="float" office:value="486.384621" calcext:value-type="float">
            <text:p>486.38462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-382" calcext:value-type="float">
            <text:p>-382</text:p>
          </table:table-cell>
          <table:table-cell table:number-columns-repeated="2" office:value-type="float" office:value="294858.517967" calcext:value-type="float">
            <text:p>294858.517967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0.15" calcext:value-type="float">
            <text:p>0.15</text:p>
          </table:table-cell>
          <table:table-cell office:value-type="float" office:value="45.450002" calcext:value-type="float">
            <text:p>45.450002</text:p>
          </table:table-cell>
          <table:table-cell office:value-type="float" office:value="-57.300002" calcext:value-type="float">
            <text:p>-57.300002</text:p>
          </table:table-cell>
          <table:table-cell office:value-type="float" office:value="164489013.024106" calcext:value-type="float">
            <text:p>164489013.024106</text:p>
          </table:table-cell>
          <table:table-cell office:value-type="float" office:value="487.579737" calcext:value-type="float">
            <text:p>487.5797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960" calcext:value-type="float">
            <text:p>960</text:p>
          </table:table-cell>
          <table:table-cell office:value-type="float" office:value="-23" calcext:value-type="float">
            <text:p>-23</text:p>
          </table:table-cell>
          <table:table-cell office:value-type="float" office:value="312" calcext:value-type="float">
            <text:p>312</text:p>
          </table:table-cell>
          <table:table-cell office:value-type="float" office:value="-380" calcext:value-type="float">
            <text:p>-380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-3.45" calcext:value-type="float">
            <text:p>-3.45</text:p>
          </table:table-cell>
          <table:table-cell office:value-type="float" office:value="46.800002" calcext:value-type="float">
            <text:p>46.80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7346577.549502" calcext:value-type="float">
            <text:p>157346577.549502</text:p>
          </table:table-cell>
          <table:table-cell office:value-type="float" office:value="492.212353" calcext:value-type="float">
            <text:p>492.212353</text:p>
          </table:table-cell>
          <table:table-cell table:number-columns-repeated="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52" calcext:value-type="float">
            <text:p>52</text:p>
          </table:table-cell>
          <table:table-cell office:value-type="float" office:value="1056" calcext:value-type="float">
            <text:p>1056</text:p>
          </table:table-cell>
          <table:table-cell office:value-type="float" office:value="-38" calcext:value-type="float">
            <text:p>-38</text:p>
          </table:table-cell>
          <table:table-cell office:value-type="float" office:value="318" calcext:value-type="float">
            <text:p>318</text:p>
          </table:table-cell>
          <table:table-cell office:value-type="float" office:value="-380" calcext:value-type="float">
            <text:p>-380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5947550.631063" calcext:value-type="float">
            <text:p>25947550.631063</text:p>
          </table:table-cell>
          <table:table-cell office:value-type="float" office:value="-5.7" calcext:value-type="float">
            <text:p>-5.7</text:p>
          </table:table-cell>
          <table:table-cell office:value-type="float" office:value="47.700002" calcext:value-type="float">
            <text:p>47.70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73792139.215173" calcext:value-type="float">
            <text:p>173792139.215173</text:p>
          </table:table-cell>
          <table:table-cell office:value-type="float" office:value="496.958751" calcext:value-type="float">
            <text:p>496.958751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" calcext:value-type="float">
            <text:p>56</text:p>
          </table:table-cell>
          <table:table-cell office:value-type="float" office:value="1040" calcext:value-type="float">
            <text:p>1040</text:p>
          </table:table-cell>
          <table:table-cell office:value-type="float" office:value="-62" calcext:value-type="float">
            <text:p>-62</text:p>
          </table:table-cell>
          <table:table-cell office:value-type="float" office:value="321" calcext:value-type="float">
            <text:p>321</text:p>
          </table:table-cell>
          <table:table-cell office:value-type="float" office:value="-375" calcext:value-type="float">
            <text:p>-37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5554404.215441" calcext:value-type="float">
            <text:p>25554404.215441</text:p>
          </table:table-cell>
          <table:table-cell office:value-type="float" office:value="-9.3" calcext:value-type="float">
            <text:p>-9.3</text:p>
          </table:table-cell>
          <table:table-cell office:value-type="float" office:value="48.150002" calcext:value-type="float">
            <text:p>48.15000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70735264.038476" calcext:value-type="float">
            <text:p>170735264.038476</text:p>
          </table:table-cell>
          <table:table-cell office:value-type="float" office:value="497.503769" calcext:value-type="float">
            <text:p>497.503769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980" calcext:value-type="float">
            <text:p>980</text:p>
          </table:table-cell>
          <table:table-cell office:value-type="float" office:value="-88" calcext:value-type="float">
            <text:p>-88</text:p>
          </table:table-cell>
          <table:table-cell office:value-type="float" office:value="325" calcext:value-type="float">
            <text:p>325</text:p>
          </table:table-cell>
          <table:table-cell office:value-type="float" office:value="-371" calcext:value-type="float">
            <text:p>-371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48.750002" calcext:value-type="float">
            <text:p>48.750002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0536754.431221" calcext:value-type="float">
            <text:p>160536754.431221</text:p>
          </table:table-cell>
          <table:table-cell office:value-type="float" office:value="501.008982" calcext:value-type="float">
            <text:p>501.008982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40" calcext:value-type="float">
            <text:p>40</text:p>
          </table:table-cell>
          <table:table-cell office:value-type="float" office:value="880" calcext:value-type="float">
            <text:p>880</text:p>
          </table:table-cell>
          <table:table-cell office:value-type="float" office:value="-129" calcext:value-type="float">
            <text:p>-129</text:p>
          </table:table-cell>
          <table:table-cell office:value-type="float" office:value="324" calcext:value-type="float">
            <text:p>324</text:p>
          </table:table-cell>
          <table:table-cell office:value-type="float" office:value="-367" calcext:value-type="float">
            <text:p>-367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1622959.259219" calcext:value-type="float">
            <text:p>21622959.259219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44307848.069092" calcext:value-type="float">
            <text:p>144307848.069092</text:p>
          </table:table-cell>
          <table:table-cell office:value-type="float" office:value="506.266728" calcext:value-type="float">
            <text:p>506.266728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0" calcext:value-type="float">
            <text:p>40</text:p>
          </table:table-cell>
          <table:table-cell office:value-type="float" office:value="984" calcext:value-type="float">
            <text:p>984</text:p>
          </table:table-cell>
          <table:table-cell office:value-type="float" office:value="-154" calcext:value-type="float">
            <text:p>-154</text:p>
          </table:table-cell>
          <table:table-cell office:value-type="float" office:value="317" calcext:value-type="float">
            <text:p>317</text:p>
          </table:table-cell>
          <table:table-cell office:value-type="float" office:value="-365" calcext:value-type="float">
            <text:p>-365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3.100001" calcext:value-type="float">
            <text:p>-23.100001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1547166.55942" calcext:value-type="float">
            <text:p>161547166.55942</text:p>
          </table:table-cell>
          <table:table-cell office:value-type="float" office:value="507.375601" calcext:value-type="float">
            <text:p>507.375601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0" calcext:value-type="float">
            <text:p>60</text:p>
          </table:table-cell>
          <table:table-cell office:value-type="float" office:value="972" calcext:value-type="float">
            <text:p>972</text:p>
          </table:table-cell>
          <table:table-cell office:value-type="float" office:value="-176" calcext:value-type="float">
            <text:p>-176</text:p>
          </table:table-cell>
          <table:table-cell office:value-type="float" office:value="312" calcext:value-type="float">
            <text:p>312</text:p>
          </table:table-cell>
          <table:table-cell office:value-type="float" office:value="-362" calcext:value-type="float">
            <text:p>-362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26.400001" calcext:value-type="float">
            <text:p>-26.400001</text:p>
          </table:table-cell>
          <table:table-cell office:value-type="float" office:value="46.800002" calcext:value-type="float">
            <text:p>46.80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59661174.383624" calcext:value-type="float">
            <text:p>159661174.383624</text:p>
          </table:table-cell>
          <table:table-cell office:value-type="float" office:value="509.27792" calcext:value-type="float">
            <text:p>509.27792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920" calcext:value-type="float">
            <text:p>920</text:p>
          </table:table-cell>
          <table:table-cell office:value-type="float" office:value="-199" calcext:value-type="float">
            <text:p>-199</text:p>
          </table:table-cell>
          <table:table-cell office:value-type="float" office:value="300" calcext:value-type="float">
            <text:p>300</text:p>
          </table:table-cell>
          <table:table-cell office:value-type="float" office:value="-364" calcext:value-type="float">
            <text:p>-364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22605819.298275" calcext:value-type="float">
            <text:p>22605819.298275</text:p>
          </table:table-cell>
          <table:table-cell office:value-type="float" office:value="-29.850001" calcext:value-type="float">
            <text:p>-29.850001</text:p>
          </table:table-cell>
          <table:table-cell office:value-type="float" office:value="45.000002" calcext:value-type="float">
            <text:p>45.00000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50729669.48816" calcext:value-type="float">
            <text:p>150729669.48816</text:p>
          </table:table-cell>
          <table:table-cell office:value-type="float" office:value="511.9541" calcext:value-type="float">
            <text:p>511.9541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2" calcext:value-type="float">
            <text:p>52</text:p>
          </table:table-cell>
          <table:table-cell office:value-type="float" office:value="940" calcext:value-type="float">
            <text:p>940</text:p>
          </table:table-cell>
          <table:table-cell office:value-type="float" office:value="-224" calcext:value-type="float">
            <text:p>-224</text:p>
          </table:table-cell>
          <table:table-cell office:value-type="float" office:value="289" calcext:value-type="float">
            <text:p>289</text:p>
          </table:table-cell>
          <table:table-cell office:value-type="float" office:value="-363" calcext:value-type="float">
            <text:p>-363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097250.517802" calcext:value-type="float">
            <text:p>23097250.517802</text:p>
          </table:table-cell>
          <table:table-cell office:value-type="float" office:value="-33.600001" calcext:value-type="float">
            <text:p>-33.600001</text:p>
          </table:table-cell>
          <table:table-cell office:value-type="float" office:value="43.350002" calcext:value-type="float">
            <text:p>43.350002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54218484.018677" calcext:value-type="float">
            <text:p>154218484.018677</text:p>
          </table:table-cell>
          <table:table-cell office:value-type="float" office:value="515.233927" calcext:value-type="float">
            <text:p>515.233927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  <table:table-cell office:value-type="float" office:value="-249" calcext:value-type="float">
            <text:p>-249</text:p>
          </table:table-cell>
          <table:table-cell office:value-type="float" office:value="275" calcext:value-type="float">
            <text:p>275</text:p>
          </table:table-cell>
          <table:table-cell office:value-type="float" office:value="-362" calcext:value-type="float">
            <text:p>-362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7.350001" calcext:value-type="float">
            <text:p>-37.350001</text:p>
          </table:table-cell>
          <table:table-cell office:value-type="float" office:value="41.250002" calcext:value-type="float">
            <text:p>41.25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1295820.087145" calcext:value-type="float">
            <text:p>161295820.087145</text:p>
          </table:table-cell>
          <table:table-cell office:value-type="float" office:value="518.333869" calcext:value-type="float">
            <text:p>518.333869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12" calcext:value-type="float">
            <text:p>12</text:p>
          </table:table-cell>
          <table:table-cell office:value-type="float" office:value="980" calcext:value-type="float">
            <text:p>980</text:p>
          </table:table-cell>
          <table:table-cell office:value-type="float" office:value="-263" calcext:value-type="float">
            <text:p>-263</text:p>
          </table:table-cell>
          <table:table-cell office:value-type="float" office:value="259" calcext:value-type="float">
            <text:p>259</text:p>
          </table:table-cell>
          <table:table-cell office:value-type="float" office:value="-363" calcext:value-type="float">
            <text:p>-363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9.450002" calcext:value-type="float">
            <text:p>-39.450002</text:p>
          </table:table-cell>
          <table:table-cell office:value-type="float" office:value="38.850002" calcext:value-type="float">
            <text:p>38.850002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0567507.188546" calcext:value-type="float">
            <text:p>160567507.188546</text:p>
          </table:table-cell>
          <table:table-cell office:value-type="float" office:value="517.705515" calcext:value-type="float">
            <text:p>517.705515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44" calcext:value-type="float">
            <text:p>44</text:p>
          </table:table-cell>
          <table:table-cell office:value-type="float" office:value="984" calcext:value-type="float">
            <text:p>984</text:p>
          </table:table-cell>
          <table:table-cell office:value-type="float" office:value="-290" calcext:value-type="float">
            <text:p>-290</text:p>
          </table:table-cell>
          <table:table-cell office:value-type="float" office:value="231" calcext:value-type="float">
            <text:p>231</text:p>
          </table:table-cell>
          <table:table-cell office:value-type="float" office:value="-359" calcext:value-type="float">
            <text:p>-35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3.500002" calcext:value-type="float">
            <text:p>-43.500002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1415557.690092" calcext:value-type="float">
            <text:p>161415557.690092</text:p>
          </table:table-cell>
          <table:table-cell office:value-type="float" office:value="516.083327" calcext:value-type="float">
            <text:p>516.083327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0" calcext:value-type="float">
            <text:p>60</text:p>
          </table:table-cell>
          <table:table-cell office:value-type="float" office:value="976" calcext:value-type="float">
            <text:p>976</text:p>
          </table:table-cell>
          <table:table-cell office:value-type="float" office:value="-307" calcext:value-type="float">
            <text:p>-307</text:p>
          </table:table-cell>
          <table:table-cell office:value-type="float" office:value="209" calcext:value-type="float">
            <text:p>209</text:p>
          </table:table-cell>
          <table:table-cell office:value-type="float" office:value="-354" calcext:value-type="float">
            <text:p>-354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31.350001" calcext:value-type="float">
            <text:p>31.35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0314617.955701" calcext:value-type="float">
            <text:p>160314617.955701</text:p>
          </table:table-cell>
          <table:table-cell office:value-type="float" office:value="513.075043" calcext:value-type="float">
            <text:p>513.075043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88" calcext:value-type="float">
            <text:p>88</text:p>
          </table:table-cell>
          <table:table-cell office:value-type="float" office:value="1020" calcext:value-type="float">
            <text:p>1020</text:p>
          </table:table-cell>
          <table:table-cell office:value-type="float" office:value="-315" calcext:value-type="float">
            <text:p>-315</text:p>
          </table:table-cell>
          <table:table-cell office:value-type="float" office:value="191" calcext:value-type="float">
            <text:p>191</text:p>
          </table:table-cell>
          <table:table-cell office:value-type="float" office:value="-353" calcext:value-type="float">
            <text:p>-35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5062975.395913" calcext:value-type="float">
            <text:p>25062975.395913</text:p>
          </table:table-cell>
          <table:table-cell office:value-type="float" office:value="-47.250002" calcext:value-type="float">
            <text:p>-47.250002</text:p>
          </table:table-cell>
          <table:table-cell office:value-type="float" office:value="28.650001" calcext:value-type="float">
            <text:p>28.65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8121398.45908" calcext:value-type="float">
            <text:p>168121398.45908</text:p>
          </table:table-cell>
          <table:table-cell office:value-type="float" office:value="510.210741" calcext:value-type="float">
            <text:p>510.210741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0" calcext:value-type="float">
            <text:p>40</text:p>
          </table:table-cell>
          <table:table-cell office:value-type="float" office:value="996" calcext:value-type="float">
            <text:p>996</text:p>
          </table:table-cell>
          <table:table-cell office:value-type="float" office:value="-313" calcext:value-type="float">
            <text:p>-313</text:p>
          </table:table-cell>
          <table:table-cell office:value-type="float" office:value="193" calcext:value-type="float">
            <text:p>193</text:p>
          </table:table-cell>
          <table:table-cell office:value-type="float" office:value="-358" calcext:value-type="float">
            <text:p>-358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28.950001" calcext:value-type="float">
            <text:p>28.950001</text:p>
          </table:table-cell>
          <table:table-cell office:value-type="float" office:value="-53.700002" calcext:value-type="float">
            <text:p>-53.700002</text:p>
          </table:table-cell>
          <table:table-cell office:value-type="float" office:value="163445561.054523" calcext:value-type="float">
            <text:p>163445561.054523</text:p>
          </table:table-cell>
          <table:table-cell office:value-type="float" office:value="513.20756" calcext:value-type="float">
            <text:p>513.20756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8" calcext:value-type="float">
            <text:p>48</text:p>
          </table:table-cell>
          <table:table-cell office:value-type="float" office:value="992" calcext:value-type="float">
            <text:p>992</text:p>
          </table:table-cell>
          <table:table-cell office:value-type="float" office:value="-314" calcext:value-type="float">
            <text:p>-314</text:p>
          </table:table-cell>
          <table:table-cell office:value-type="float" office:value="189" calcext:value-type="float">
            <text:p>189</text:p>
          </table:table-cell>
          <table:table-cell office:value-type="float" office:value="-357" calcext:value-type="float">
            <text:p>-357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7.100002" calcext:value-type="float">
            <text:p>-47.100002</text:p>
          </table:table-cell>
          <table:table-cell office:value-type="float" office:value="28.350001" calcext:value-type="float">
            <text:p>28.350001</text:p>
          </table:table-cell>
          <table:table-cell office:value-type="float" office:value="-53.550002" calcext:value-type="float">
            <text:p>-53.550002</text:p>
          </table:table-cell>
          <table:table-cell office:value-type="float" office:value="162796773.027717" calcext:value-type="float">
            <text:p>162796773.027717</text:p>
          </table:table-cell>
          <table:table-cell office:value-type="float" office:value="511.630726" calcext:value-type="float">
            <text:p>511.630726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-312" calcext:value-type="float">
            <text:p>-312</text:p>
          </table:table-cell>
          <table:table-cell office:value-type="float" office:value="190" calcext:value-type="float">
            <text:p>190</text:p>
          </table:table-cell>
          <table:table-cell office:value-type="float" office:value="-355" calcext:value-type="float">
            <text:p>-35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6.800002" calcext:value-type="float">
            <text:p>-46.800002</text:p>
          </table:table-cell>
          <table:table-cell office:value-type="float" office:value="28.500001" calcext:value-type="float">
            <text:p>28.50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1583041.272084" calcext:value-type="float">
            <text:p>161583041.272084</text:p>
          </table:table-cell>
          <table:table-cell office:value-type="float" office:value="509.380997" calcext:value-type="float">
            <text:p>509.380997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-313" calcext:value-type="float">
            <text:p>-313</text:p>
          </table:table-cell>
          <table:table-cell office:value-type="float" office:value="191" calcext:value-type="float">
            <text:p>191</text:p>
          </table:table-cell>
          <table:table-cell office:value-type="float" office:value="-355" calcext:value-type="float">
            <text:p>-355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6.950002" calcext:value-type="float">
            <text:p>-46.950002</text:p>
          </table:table-cell>
          <table:table-cell office:value-type="float" office:value="28.650001" calcext:value-type="float">
            <text:p>28.65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4210805.919661" calcext:value-type="float">
            <text:p>164210805.919661</text:p>
          </table:table-cell>
          <table:table-cell office:value-type="float" office:value="510.367515" calcext:value-type="float">
            <text:p>510.367515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116" calcext:value-type="float">
            <text:p>116</text:p>
          </table:table-cell>
          <table:table-cell office:value-type="float" office:value="984" calcext:value-type="float">
            <text:p>984</text:p>
          </table:table-cell>
          <table:table-cell office:value-type="float" office:value="-316" calcext:value-type="float">
            <text:p>-316</text:p>
          </table:table-cell>
          <table:table-cell office:value-type="float" office:value="179" calcext:value-type="float">
            <text:p>179</text:p>
          </table:table-cell>
          <table:table-cell office:value-type="float" office:value="-354" calcext:value-type="float">
            <text:p>-354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2317386.842533" calcext:value-type="float">
            <text:p>162317386.842533</text:p>
          </table:table-cell>
          <table:table-cell office:value-type="float" office:value="507.16171" calcext:value-type="float">
            <text:p>507.16171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64" calcext:value-type="float">
            <text:p>64</text:p>
          </table:table-cell>
          <table:table-cell office:value-type="float" office:value="980" calcext:value-type="float">
            <text:p>980</text:p>
          </table:table-cell>
          <table:table-cell office:value-type="float" office:value="-324" calcext:value-type="float">
            <text:p>-324</text:p>
          </table:table-cell>
          <table:table-cell office:value-type="float" office:value="155" calcext:value-type="float">
            <text:p>155</text:p>
          </table:table-cell>
          <table:table-cell office:value-type="float" office:value="-351" calcext:value-type="float">
            <text:p>-351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23.250001" calcext:value-type="float">
            <text:p>23.250001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0924076.488134" calcext:value-type="float">
            <text:p>160924076.488134</text:p>
          </table:table-cell>
          <table:table-cell office:value-type="float" office:value="502.197172" calcext:value-type="float">
            <text:p>502.197172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6" calcext:value-type="float">
            <text:p>36</text:p>
          </table:table-cell>
          <table:table-cell office:value-type="float" office:value="1004" calcext:value-type="float">
            <text:p>1004</text:p>
          </table:table-cell>
          <table:table-cell office:value-type="float" office:value="-326" calcext:value-type="float">
            <text:p>-326</text:p>
          </table:table-cell>
          <table:table-cell office:value-type="float" office:value="123" calcext:value-type="float">
            <text:p>123</text:p>
          </table:table-cell>
          <table:table-cell office:value-type="float" office:value="-346" calcext:value-type="float">
            <text:p>-346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18.450001" calcext:value-type="float">
            <text:p>18.450001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64826680.819935" calcext:value-type="float">
            <text:p>164826680.819935</text:p>
          </table:table-cell>
          <table:table-cell office:value-type="float" office:value="491.040732" calcext:value-type="float">
            <text:p>491.040732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12" calcext:value-type="float">
            <text:p>112</text:p>
          </table:table-cell>
          <table:table-cell office:value-type="float" office:value="984" calcext:value-type="float">
            <text:p>984</text:p>
          </table:table-cell>
          <table:table-cell office:value-type="float" office:value="-328" calcext:value-type="float">
            <text:p>-328</text:p>
          </table:table-cell>
          <table:table-cell office:value-type="float" office:value="87" calcext:value-type="float">
            <text:p>87</text:p>
          </table:table-cell>
          <table:table-cell office:value-type="float" office:value="-341" calcext:value-type="float">
            <text:p>-341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752012.909355" calcext:value-type="float">
            <text:p>2752012.90935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13.050001" calcext:value-type="float">
            <text:p>13.05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162527534.049205" calcext:value-type="float">
            <text:p>162527534.049205</text:p>
          </table:table-cell>
          <table:table-cell office:value-type="float" office:value="481.075878" calcext:value-type="float">
            <text:p>481.075878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80" calcext:value-type="float">
            <text:p>80</text:p>
          </table:table-cell>
          <table:table-cell office:value-type="float" office:value="996" calcext:value-type="float">
            <text:p>996</text:p>
          </table:table-cell>
          <table:table-cell office:value-type="float" office:value="-326" calcext:value-type="float">
            <text:p>-326</text:p>
          </table:table-cell>
          <table:table-cell office:value-type="float" office:value="71" calcext:value-type="float">
            <text:p>71</text:p>
          </table:table-cell>
          <table:table-cell office:value-type="float" office:value="-338" calcext:value-type="float">
            <text:p>-338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10.65" calcext:value-type="float">
            <text:p>10.65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3727699.967999" calcext:value-type="float">
            <text:p>163727699.967999</text:p>
          </table:table-cell>
          <table:table-cell office:value-type="float" office:value="474.932627" calcext:value-type="float">
            <text:p>474.932627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-324" calcext:value-type="float">
            <text:p>-324</text:p>
          </table:table-cell>
          <table:table-cell office:value-type="float" office:value="48" calcext:value-type="float">
            <text:p>48</text:p>
          </table:table-cell>
          <table:table-cell office:value-type="float" office:value="-334" calcext:value-type="float">
            <text:p>-33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8.600002" calcext:value-type="float">
            <text:p>-48.600002</text:p>
          </table:table-cell>
          <table:table-cell office:value-type="float" office:value="7.2" calcext:value-type="float">
            <text:p>7.2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4064324.588368" calcext:value-type="float">
            <text:p>164064324.588368</text:p>
          </table:table-cell>
          <table:table-cell office:value-type="float" office:value="467.799102" calcext:value-type="float">
            <text:p>467.799102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6" calcext:value-type="float">
            <text:p>116</text:p>
          </table:table-cell>
          <table:table-cell office:value-type="float" office:value="976" calcext:value-type="float">
            <text:p>976</text:p>
          </table:table-cell>
          <table:table-cell office:value-type="float" office:value="-316" calcext:value-type="float">
            <text:p>-316</text:p>
          </table:table-cell>
          <table:table-cell office:value-type="float" office:value="25" calcext:value-type="float">
            <text:p>25</text:p>
          </table:table-cell>
          <table:table-cell office:value-type="float" office:value="-332" calcext:value-type="float">
            <text:p>-332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7.400002" calcext:value-type="float">
            <text:p>-47.400002</text:p>
          </table:table-cell>
          <table:table-cell office:value-type="float" office:value="3.75" calcext:value-type="float">
            <text:p>3.75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1137365.989759" calcext:value-type="float">
            <text:p>161137365.989759</text:p>
          </table:table-cell>
          <table:table-cell office:value-type="float" office:value="459.026143" calcext:value-type="float">
            <text:p>459.026143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1012" calcext:value-type="float">
            <text:p>1012</text:p>
          </table:table-cell>
          <table:table-cell office:value-type="float" office:value="-307" calcext:value-type="float">
            <text:p>-307</text:p>
          </table:table-cell>
          <table:table-cell office:value-type="float" office:value="2" calcext:value-type="float">
            <text:p>2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46.050002" calcext:value-type="float">
            <text:p>-46.050002</text:p>
          </table:table-cell>
          <table:table-cell office:value-type="float" office:value="0.3" calcext:value-type="float">
            <text:p>0.3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6045129.678149" calcext:value-type="float">
            <text:p>166045129.678149</text:p>
          </table:table-cell>
          <table:table-cell office:value-type="float" office:value="451.457639" calcext:value-type="float">
            <text:p>451.457639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-293" calcext:value-type="float">
            <text:p>-293</text:p>
          </table:table-cell>
          <table:table-cell office:value-type="float" office:value="-17" calcext:value-type="float">
            <text:p>-17</text:p>
          </table:table-cell>
          <table:table-cell office:value-type="float" office:value="-333" calcext:value-type="float">
            <text:p>-33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3.950002" calcext:value-type="float">
            <text:p>-43.950002</text:p>
          </table:table-cell>
          <table:table-cell office:value-type="float" office:value="-2.55" calcext:value-type="float">
            <text:p>-2.55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4025066.287898" calcext:value-type="float">
            <text:p>164025066.287898</text:p>
          </table:table-cell>
          <table:table-cell office:value-type="float" office:value="443.877235" calcext:value-type="float">
            <text:p>443.877235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72" calcext:value-type="float">
            <text:p>72</text:p>
          </table:table-cell>
          <table:table-cell office:value-type="float" office:value="992" calcext:value-type="float">
            <text:p>992</text:p>
          </table:table-cell>
          <table:table-cell office:value-type="float" office:value="-284" calcext:value-type="float">
            <text:p>-284</text:p>
          </table:table-cell>
          <table:table-cell office:value-type="float" office:value="-27" calcext:value-type="float">
            <text:p>-27</text:p>
          </table:table-cell>
          <table:table-cell office:value-type="float" office:value="-331" calcext:value-type="float">
            <text:p>-331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769151.0703" calcext:value-type="float">
            <text:p>1769151.070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2.600002" calcext:value-type="float">
            <text:p>-42.600002</text:p>
          </table:table-cell>
          <table:table-cell office:value-type="float" office:value="-4.05" calcext:value-type="float">
            <text:p>-4.05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3185308.417485" calcext:value-type="float">
            <text:p>163185308.417485</text:p>
          </table:table-cell>
          <table:table-cell office:value-type="float" office:value="436.973683" calcext:value-type="float">
            <text:p>436.973683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-269" calcext:value-type="float">
            <text:p>-269</text:p>
          </table:table-cell>
          <table:table-cell office:value-type="float" office:value="-45" calcext:value-type="float">
            <text:p>-45</text:p>
          </table:table-cell>
          <table:table-cell office:value-type="float" office:value="-329" calcext:value-type="float">
            <text:p>-329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0.350002" calcext:value-type="float">
            <text:p>-40.350002</text:p>
          </table:table-cell>
          <table:table-cell office:value-type="float" office:value="-6.75" calcext:value-type="float">
            <text:p>-6.75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64627301.966098" calcext:value-type="float">
            <text:p>164627301.966098</text:p>
          </table:table-cell>
          <table:table-cell office:value-type="float" office:value="427.348804" calcext:value-type="float">
            <text:p>427.348804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32" calcext:value-type="float">
            <text:p>32</text:p>
          </table:table-cell>
          <table:table-cell office:value-type="float" office:value="980" calcext:value-type="float">
            <text:p>980</text:p>
          </table:table-cell>
          <table:table-cell office:value-type="float" office:value="-253" calcext:value-type="float">
            <text:p>-253</text:p>
          </table:table-cell>
          <table:table-cell office:value-type="float" office:value="-65" calcext:value-type="float">
            <text:p>-65</text:p>
          </table:table-cell>
          <table:table-cell office:value-type="float" office:value="-330" calcext:value-type="float">
            <text:p>-33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7.950002" calcext:value-type="float">
            <text:p>-37.950002</text:p>
          </table:table-cell>
          <table:table-cell office:value-type="float" office:value="-9.75" calcext:value-type="float">
            <text:p>-9.75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60811982.623434" calcext:value-type="float">
            <text:p>160811982.623434</text:p>
          </table:table-cell>
          <table:table-cell office:value-type="float" office:value="420.872902" calcext:value-type="float">
            <text:p>420.872902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8" calcext:value-type="float">
            <text:p>68</text:p>
          </table:table-cell>
          <table:table-cell office:value-type="float" office:value="996" calcext:value-type="float">
            <text:p>996</text:p>
          </table:table-cell>
          <table:table-cell office:value-type="float" office:value="-232" calcext:value-type="float">
            <text:p>-232</text:p>
          </table:table-cell>
          <table:table-cell office:value-type="float" office:value="-86" calcext:value-type="float">
            <text:p>-86</text:p>
          </table:table-cell>
          <table:table-cell office:value-type="float" office:value="-332" calcext:value-type="float">
            <text:p>-33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34.800001" calcext:value-type="float">
            <text:p>-34.800001</text:p>
          </table:table-cell>
          <table:table-cell office:value-type="float" office:value="-12.900001" calcext:value-type="float">
            <text:p>-12.90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3756542.549639" calcext:value-type="float">
            <text:p>163756542.549639</text:p>
          </table:table-cell>
          <table:table-cell office:value-type="float" office:value="414.057967" calcext:value-type="float">
            <text:p>414.057967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96" calcext:value-type="float">
            <text:p>96</text:p>
          </table:table-cell>
          <table:table-cell office:value-type="float" office:value="892" calcext:value-type="float">
            <text:p>892</text:p>
          </table:table-cell>
          <table:table-cell office:value-type="float" office:value="-212" calcext:value-type="float">
            <text:p>-212</text:p>
          </table:table-cell>
          <table:table-cell office:value-type="float" office:value="-103" calcext:value-type="float">
            <text:p>-103</text:p>
          </table:table-cell>
          <table:table-cell office:value-type="float" office:value="-331" calcext:value-type="float">
            <text:p>-331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358868.143733" calcext:value-type="float">
            <text:p>2358868.143733</text:p>
          </table:table-cell>
          <table:table-cell office:value-type="float" office:value="21917816.070936" calcext:value-type="float">
            <text:p>21917816.070936</text:p>
          </table:table-cell>
          <table:table-cell office:value-type="float" office:value="-31.800001" calcext:value-type="float">
            <text:p>-31.800001</text:p>
          </table:table-cell>
          <table:table-cell office:value-type="float" office:value="-15.450001" calcext:value-type="float">
            <text:p>-15.4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47015138.7176" calcext:value-type="float">
            <text:p>147015138.7176</text:p>
          </table:table-cell>
          <table:table-cell office:value-type="float" office:value="406.34222" calcext:value-type="float">
            <text:p>406.34222</text:p>
          </table:table-cell>
          <table:table-cell table:number-columns-repeated="3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office:value-type="float" office:value="-194" calcext:value-type="float">
            <text:p>-194</text:p>
          </table:table-cell>
          <table:table-cell office:value-type="float" office:value="-112" calcext:value-type="float">
            <text:p>-112</text:p>
          </table:table-cell>
          <table:table-cell office:value-type="float" office:value="-327" calcext:value-type="float">
            <text:p>-327</text:p>
          </table:table-cell>
          <table:table-cell office:value-type="float" office:value="-2653726.60545" calcext:value-type="float">
            <text:p>-2653726.60545</text:p>
          </table:table-cell>
          <table:table-cell office:value-type="float" office:value="1769151.0703" calcext:value-type="float">
            <text:p>1769151.070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29.100001" calcext:value-type="float">
            <text:p>-29.100001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66484125.390457" calcext:value-type="float">
            <text:p>166484125.390457</text:p>
          </table:table-cell>
          <table:table-cell office:value-type="float" office:value="396.369777" calcext:value-type="float">
            <text:p>396.369777</text:p>
          </table:table-cell>
          <table:table-cell table:number-columns-repeated="3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40" calcext:value-type="float">
            <text:p>40</text:p>
          </table:table-cell>
          <table:table-cell office:value-type="float" office:value="1004" calcext:value-type="float">
            <text:p>1004</text:p>
          </table:table-cell>
          <table:table-cell office:value-type="float" office:value="-158" calcext:value-type="float">
            <text:p>-158</text:p>
          </table:table-cell>
          <table:table-cell office:value-type="float" office:value="-129" calcext:value-type="float">
            <text:p>-129</text:p>
          </table:table-cell>
          <table:table-cell office:value-type="float" office:value="-328" calcext:value-type="float">
            <text:p>-328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23.700001" calcext:value-type="float">
            <text:p>-23.700001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165284490.264737" calcext:value-type="float">
            <text:p>165284490.264737</text:p>
          </table:table-cell>
          <table:table-cell office:value-type="float" office:value="386.249919" calcext:value-type="float">
            <text:p>386.249919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8" calcext:value-type="float">
            <text:p>68</text:p>
          </table:table-cell>
          <table:table-cell office:value-type="float" office:value="1004" calcext:value-type="float">
            <text:p>1004</text:p>
          </table:table-cell>
          <table:table-cell office:value-type="float" office:value="-141" calcext:value-type="float">
            <text:p>-141</text:p>
          </table:table-cell>
          <table:table-cell office:value-type="float" office:value="-140" calcext:value-type="float">
            <text:p>-140</text:p>
          </table:table-cell>
          <table:table-cell office:value-type="float" office:value="-329" calcext:value-type="float">
            <text:p>-329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21.150001" calcext:value-type="float">
            <text:p>-21.150001</text:p>
          </table:table-cell>
          <table:table-cell office:value-type="float" office:value="-21.000001" calcext:value-type="float">
            <text:p>-21.00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65362399.538902" calcext:value-type="float">
            <text:p>165362399.538902</text:p>
          </table:table-cell>
          <table:table-cell office:value-type="float" office:value="384.346198" calcext:value-type="float">
            <text:p>384.346198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float" office:value="1008" calcext:value-type="float">
            <text:p>1008</text:p>
          </table:table-cell>
          <table:table-cell office:value-type="float" office:value="-128" calcext:value-type="float">
            <text:p>-128</text:p>
          </table:table-cell>
          <table:table-cell office:value-type="float" office:value="-145" calcext:value-type="float">
            <text:p>-145</text:p>
          </table:table-cell>
          <table:table-cell office:value-type="float" office:value="-330" calcext:value-type="float">
            <text:p>-330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19.200001" calcext:value-type="float">
            <text:p>-19.200001</text:p>
          </table:table-cell>
          <table:table-cell office:value-type="float" office:value="-21.750001" calcext:value-type="float">
            <text:p>-21.7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65499956.426043" calcext:value-type="float">
            <text:p>165499956.426043</text:p>
          </table:table-cell>
          <table:table-cell office:value-type="float" office:value="382.503595" calcext:value-type="float">
            <text:p>382.503595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-117" calcext:value-type="float">
            <text:p>-117</text:p>
          </table:table-cell>
          <table:table-cell office:value-type="float" office:value="-143" calcext:value-type="float">
            <text:p>-143</text:p>
          </table:table-cell>
          <table:table-cell office:value-type="float" office:value="-327" calcext:value-type="float">
            <text:p>-327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17.550001" calcext:value-type="float">
            <text:p>-17.550001</text:p>
          </table:table-cell>
          <table:table-cell office:value-type="float" office:value="-21.450001" calcext:value-type="float">
            <text:p>-21.45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64589482.251272" calcext:value-type="float">
            <text:p>164589482.251272</text:p>
          </table:table-cell>
          <table:table-cell office:value-type="float" office:value="375.588871" calcext:value-type="float">
            <text:p>375.588871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8" calcext:value-type="float">
            <text:p>48</text:p>
          </table:table-cell>
          <table:table-cell office:value-type="float" office:value="964" calcext:value-type="float">
            <text:p>964</text:p>
          </table:table-cell>
          <table:table-cell office:value-type="float" office:value="-108" calcext:value-type="float">
            <text:p>-108</text:p>
          </table:table-cell>
          <table:table-cell office:value-type="float" office:value="-146" calcext:value-type="float">
            <text:p>-146</text:p>
          </table:table-cell>
          <table:table-cell office:value-type="float" office:value="-327" calcext:value-type="float">
            <text:p>-327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21.900001" calcext:value-type="float">
            <text:p>-21.90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58374648.822228" calcext:value-type="float">
            <text:p>158374648.822228</text:p>
          </table:table-cell>
          <table:table-cell office:value-type="float" office:value="374.044115" calcext:value-type="float">
            <text:p>374.044115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20" calcext:value-type="float">
            <text:p>20</text:p>
          </table:table-cell>
          <table:table-cell office:value-type="float" office:value="964" calcext:value-type="float">
            <text:p>964</text:p>
          </table:table-cell>
          <table:table-cell office:value-type="float" office:value="-91" calcext:value-type="float">
            <text:p>-91</text:p>
          </table:table-cell>
          <table:table-cell office:value-type="float" office:value="-147" calcext:value-type="float">
            <text:p>-147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58142695.330651" calcext:value-type="float">
            <text:p>158142695.330651</text:p>
          </table:table-cell>
          <table:table-cell office:value-type="float" office:value="373.431386" calcext:value-type="float">
            <text:p>373.431386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76" calcext:value-type="float">
            <text:p>76</text:p>
          </table:table-cell>
          <table:table-cell office:value-type="float" office:value="976" calcext:value-type="float">
            <text:p>976</text:p>
          </table:table-cell>
          <table:table-cell office:value-type="float" office:value="-70" calcext:value-type="float">
            <text:p>-70</text:p>
          </table:table-cell>
          <table:table-cell office:value-type="float" office:value="-150" calcext:value-type="float">
            <text:p>-150</text:p>
          </table:table-cell>
          <table:table-cell office:value-type="float" office:value="-332" calcext:value-type="float">
            <text:p>-332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10.5" calcext:value-type="float">
            <text:p>-10.5</text:p>
          </table:table-cell>
          <table:table-cell office:value-type="float" office:value="-22.500001" calcext:value-type="float">
            <text:p>-22.50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0448467.843417" calcext:value-type="float">
            <text:p>160448467.843417</text:p>
          </table:table-cell>
          <table:table-cell office:value-type="float" office:value="370.977088" calcext:value-type="float">
            <text:p>370.977088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-37" calcext:value-type="float">
            <text:p>-37</text:p>
          </table:table-cell>
          <table:table-cell office:value-type="float" office:value="-156" calcext:value-type="float">
            <text:p>-156</text:p>
          </table:table-cell>
          <table:table-cell office:value-type="float" office:value="-337" calcext:value-type="float">
            <text:p>-337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5.55" calcext:value-type="float">
            <text:p>-5.55</text:p>
          </table:table-cell>
          <table:table-cell office:value-type="float" office:value="-23.400001" calcext:value-type="float">
            <text:p>-23.40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64319274.82082" calcext:value-type="float">
            <text:p>164319274.82082</text:p>
          </table:table-cell>
          <table:table-cell office:value-type="float" office:value="373.194319" calcext:value-type="float">
            <text:p>373.194319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8" calcext:value-type="float">
            <text:p>48</text:p>
          </table:table-cell>
          <table:table-cell office:value-type="float" office:value="1004" calcext:value-type="float">
            <text:p>1004</text:p>
          </table:table-cell>
          <table:table-cell office:value-type="float" office:value="-3" calcext:value-type="float">
            <text:p>-3</text:p>
          </table:table-cell>
          <table:table-cell office:value-type="float" office:value="-147" calcext:value-type="float">
            <text:p>-147</text:p>
          </table:table-cell>
          <table:table-cell office:value-type="float" office:value="-337" calcext:value-type="float">
            <text:p>-337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0.45" calcext:value-type="float">
            <text:p>-0.45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64783695.976052" calcext:value-type="float">
            <text:p>164783695.976052</text:p>
          </table:table-cell>
          <table:table-cell office:value-type="float" office:value="367.677848" calcext:value-type="float">
            <text:p>367.677848</text:p>
          </table:table-cell>
          <table:table-cell table:number-columns-repeated="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32" calcext:value-type="float">
            <text:p>32</text:p>
          </table:table-cell>
          <table:table-cell office:value-type="float" office:value="980" calcext:value-type="float">
            <text:p>980</text:p>
          </table:table-cell>
          <table:table-cell office:value-type="float" office:value="22" calcext:value-type="float">
            <text:p>22</text:p>
          </table:table-cell>
          <table:table-cell office:value-type="float" office:value="-146" calcext:value-type="float">
            <text:p>-146</text:p>
          </table:table-cell>
          <table:table-cell office:value-type="float" office:value="-341" calcext:value-type="float">
            <text:p>-341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3.3" calcext:value-type="float">
            <text:p>3.3</text:p>
          </table:table-cell>
          <table:table-cell office:value-type="float" office:value="-21.900001" calcext:value-type="float">
            <text:p>-21.900001</text:p>
          </table:table-cell>
          <table:table-cell office:value-type="float" office:value="-51.150002" calcext:value-type="float">
            <text:p>-51.150002</text:p>
          </table:table-cell>
          <table:table-cell office:value-type="float" office:value="161265215.342089" calcext:value-type="float">
            <text:p>161265215.342089</text:p>
          </table:table-cell>
          <table:table-cell office:value-type="float" office:value="371.592519" calcext:value-type="float">
            <text:p>371.592519</text:p>
          </table:table-cell>
          <table:table-cell table:number-columns-repeated="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16" calcext:value-type="float">
            <text:p>16</text:p>
          </table:table-cell>
          <table:table-cell office:value-type="float" office:value="964" calcext:value-type="float">
            <text:p>964</text:p>
          </table:table-cell>
          <table:table-cell office:value-type="float" office:value="33" calcext:value-type="float">
            <text:p>33</text:p>
          </table:table-cell>
          <table:table-cell office:value-type="float" office:value="-132" calcext:value-type="float">
            <text:p>-132</text:p>
          </table:table-cell>
          <table:table-cell office:value-type="float" office:value="-342" calcext:value-type="float">
            <text:p>-342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4.95" calcext:value-type="float">
            <text:p>4.95</text:p>
          </table:table-cell>
          <table:table-cell office:value-type="float" office:value="-19.800001" calcext:value-type="float">
            <text:p>-19.800001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58591374.107445" calcext:value-type="float">
            <text:p>158591374.107445</text:p>
          </table:table-cell>
          <table:table-cell office:value-type="float" office:value="368.072004" calcext:value-type="float">
            <text:p>368.072004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0" calcext:value-type="float">
            <text:p>40</text:p>
          </table:table-cell>
          <table:table-cell office:value-type="float" office:value="956" calcext:value-type="float">
            <text:p>956</text:p>
          </table:table-cell>
          <table:table-cell office:value-type="float" office:value="50" calcext:value-type="float">
            <text:p>50</text:p>
          </table:table-cell>
          <table:table-cell office:value-type="float" office:value="-120" calcext:value-type="float">
            <text:p>-120</text:p>
          </table:table-cell>
          <table:table-cell office:value-type="float" office:value="-344" calcext:value-type="float">
            <text:p>-34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7.5" calcext:value-type="float">
            <text:p>7.5</text:p>
          </table:table-cell>
          <table:table-cell office:value-type="float" office:value="-18.000001" calcext:value-type="float">
            <text:p>-18.0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156970935.411715" calcext:value-type="float">
            <text:p>156970935.411715</text:p>
          </table:table-cell>
          <table:table-cell office:value-type="float" office:value="367.744477" calcext:value-type="float">
            <text:p>367.744477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0" calcext:value-type="float">
            <text:p>40</text:p>
          </table:table-cell>
          <table:table-cell office:value-type="float" office:value="1024" calcext:value-type="float">
            <text:p>1024</text:p>
          </table:table-cell>
          <table:table-cell office:value-type="float" office:value="63" calcext:value-type="float">
            <text:p>63</text:p>
          </table:table-cell>
          <table:table-cell office:value-type="float" office:value="-112" calcext:value-type="float">
            <text:p>-112</text:p>
          </table:table-cell>
          <table:table-cell office:value-type="float" office:value="-349" calcext:value-type="float">
            <text:p>-349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9.45" calcext:value-type="float">
            <text:p>9.45</text:p>
          </table:table-cell>
          <table:table-cell office:value-type="float" office:value="-16.800001" calcext:value-type="float">
            <text:p>-16.80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8120112.527112" calcext:value-type="float">
            <text:p>168120112.527112</text:p>
          </table:table-cell>
          <table:table-cell office:value-type="float" office:value="371.905902" calcext:value-type="float">
            <text:p>371.905902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4" calcext:value-type="float">
            <text:p>24</text:p>
          </table:table-cell>
          <table:table-cell office:value-type="float" office:value="984" calcext:value-type="float">
            <text:p>984</text:p>
          </table:table-cell>
          <table:table-cell office:value-type="float" office:value="83" calcext:value-type="float">
            <text:p>83</text:p>
          </table:table-cell>
          <table:table-cell office:value-type="float" office:value="-105" calcext:value-type="float">
            <text:p>-105</text:p>
          </table:table-cell>
          <table:table-cell office:value-type="float" office:value="-349" calcext:value-type="float">
            <text:p>-349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12.45" calcext:value-type="float">
            <text:p>12.45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1768930.769919" calcext:value-type="float">
            <text:p>161768930.769919</text:p>
          </table:table-cell>
          <table:table-cell office:value-type="float" office:value="373.784697" calcext:value-type="float">
            <text:p>373.784697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2" calcext:value-type="float">
            <text:p>52</text:p>
          </table:table-cell>
          <table:table-cell office:value-type="float" office:value="972" calcext:value-type="float">
            <text:p>972</text:p>
          </table:table-cell>
          <table:table-cell office:value-type="float" office:value="93" calcext:value-type="float">
            <text:p>93</text:p>
          </table:table-cell>
          <table:table-cell office:value-type="float" office:value="-97" calcext:value-type="float">
            <text:p>-97</text:p>
          </table:table-cell>
          <table:table-cell office:value-type="float" office:value="-353" calcext:value-type="float">
            <text:p>-35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3.950001" calcext:value-type="float">
            <text:p>13.95000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59753920.555869" calcext:value-type="float">
            <text:p>159753920.555869</text:p>
          </table:table-cell>
          <table:table-cell office:value-type="float" office:value="377.712854" calcext:value-type="float">
            <text:p>377.712854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float" office:value="111" calcext:value-type="float">
            <text:p>111</text:p>
          </table:table-cell>
          <table:table-cell office:value-type="float" office:value="-73" calcext:value-type="float">
            <text:p>-73</text:p>
          </table:table-cell>
          <table:table-cell office:value-type="float" office:value="-355" calcext:value-type="float">
            <text:p>-35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16.650001" calcext:value-type="float">
            <text:p>16.650001</text:p>
          </table:table-cell>
          <table:table-cell office:value-type="float" office:value="-10.95" calcext:value-type="float">
            <text:p>-10.95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6928385.623682" calcext:value-type="float">
            <text:p>166928385.623682</text:p>
          </table:table-cell>
          <table:table-cell office:value-type="float" office:value="379.044852" calcext:value-type="float">
            <text:p>379.044852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float" office:value="996" calcext:value-type="float">
            <text:p>996</text:p>
          </table:table-cell>
          <table:table-cell office:value-type="float" office:value="128" calcext:value-type="float">
            <text:p>128</text:p>
          </table:table-cell>
          <table:table-cell office:value-type="float" office:value="-47" calcext:value-type="float">
            <text:p>-47</text:p>
          </table:table-cell>
          <table:table-cell office:value-type="float" office:value="-363" calcext:value-type="float">
            <text:p>-36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9.200001" calcext:value-type="float">
            <text:p>19.200001</text:p>
          </table:table-cell>
          <table:table-cell office:value-type="float" office:value="-7.05" calcext:value-type="float">
            <text:p>-7.05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3538786.315399" calcext:value-type="float">
            <text:p>163538786.315399</text:p>
          </table:table-cell>
          <table:table-cell office:value-type="float" office:value="387.765393" calcext:value-type="float">
            <text:p>387.765393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56" calcext:value-type="float">
            <text:p>56</text:p>
          </table:table-cell>
          <table:table-cell office:value-type="float" office:value="972" calcext:value-type="float">
            <text:p>972</text:p>
          </table:table-cell>
          <table:table-cell office:value-type="float" office:value="143" calcext:value-type="float">
            <text:p>143</text:p>
          </table:table-cell>
          <table:table-cell office:value-type="float" office:value="-19" calcext:value-type="float">
            <text:p>-19</text:p>
          </table:table-cell>
          <table:table-cell office:value-type="float" office:value="-368" calcext:value-type="float">
            <text:p>-368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21.450001" calcext:value-type="float">
            <text:p>21.450001</text:p>
          </table:table-cell>
          <table:table-cell office:value-type="float" office:value="-2.85" calcext:value-type="float">
            <text:p>-2.85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59831839.452474" calcext:value-type="float">
            <text:p>159831839.452474</text:p>
          </table:table-cell>
          <table:table-cell office:value-type="float" office:value="395.264468" calcext:value-type="float">
            <text:p>395.264468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8" calcext:value-type="float">
            <text:p>28</text:p>
          </table:table-cell>
          <table:table-cell office:value-type="float" office:value="988" calcext:value-type="float">
            <text:p>988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-373" calcext:value-type="float">
            <text:p>-37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2.200001" calcext:value-type="float">
            <text:p>22.200001</text:p>
          </table:table-cell>
          <table:table-cell office:value-type="float" office:value="0.15" calcext:value-type="float">
            <text:p>0.15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162207586.199091" calcext:value-type="float">
            <text:p>162207586.199091</text:p>
          </table:table-cell>
          <table:table-cell office:value-type="float" office:value="401.290419" calcext:value-type="float">
            <text:p>401.290419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4" calcext:value-type="float">
            <text:p>44</text:p>
          </table:table-cell>
          <table:table-cell office:value-type="float" office:value="996" calcext:value-type="float">
            <text:p>996</text:p>
          </table:table-cell>
          <table:table-cell office:value-type="float" office:value="159" calcext:value-type="float">
            <text:p>159</text:p>
          </table:table-cell>
          <table:table-cell office:value-type="float" office:value="17" calcext:value-type="float">
            <text:p>17</text:p>
          </table:table-cell>
          <table:table-cell office:value-type="float" office:value="-376" calcext:value-type="float">
            <text:p>-376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2.55" calcext:value-type="float">
            <text:p>2.55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163609654.495372" calcext:value-type="float">
            <text:p>163609654.495372</text:p>
          </table:table-cell>
          <table:table-cell office:value-type="float" office:value="408.590259" calcext:value-type="float">
            <text:p>408.590259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8" calcext:value-type="float">
            <text:p>48</text:p>
          </table:table-cell>
          <table:table-cell office:value-type="float" office:value="956" calcext:value-type="float">
            <text:p>956</text:p>
          </table:table-cell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-379" calcext:value-type="float">
            <text:p>-379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23.850001" calcext:value-type="float">
            <text:p>23.850001</text:p>
          </table:table-cell>
          <table:table-cell office:value-type="float" office:value="5.85" calcext:value-type="float">
            <text:p>5.85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57195058.651376" calcext:value-type="float">
            <text:p>157195058.651376</text:p>
          </table:table-cell>
          <table:table-cell office:value-type="float" office:value="412.847429" calcext:value-type="float">
            <text:p>412.847429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40" calcext:value-type="float">
            <text:p>40</text:p>
          </table:table-cell>
          <table:table-cell office:value-type="float" office:value="996" calcext:value-type="float">
            <text:p>996</text:p>
          </table:table-cell>
          <table:table-cell office:value-type="float" office:value="161" calcext:value-type="float">
            <text:p>161</text:p>
          </table:table-cell>
          <table:table-cell office:value-type="float" office:value="59" calcext:value-type="float">
            <text:p>59</text:p>
          </table:table-cell>
          <table:table-cell office:value-type="float" office:value="-384" calcext:value-type="float">
            <text:p>-38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8.85" calcext:value-type="float">
            <text:p>8.85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163622774.858609" calcext:value-type="float">
            <text:p>163622774.858609</text:p>
          </table:table-cell>
          <table:table-cell office:value-type="float" office:value="420.544885" calcext:value-type="float">
            <text:p>420.544885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162" calcext:value-type="float">
            <text:p>162</text:p>
          </table:table-cell>
          <table:table-cell office:value-type="float" office:value="69" calcext:value-type="float">
            <text:p>69</text:p>
          </table:table-cell>
          <table:table-cell office:value-type="float" office:value="-384" calcext:value-type="float">
            <text:p>-38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10.35" calcext:value-type="float">
            <text:p>10.35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162080487.085457" calcext:value-type="float">
            <text:p>162080487.085457</text:p>
          </table:table-cell>
          <table:table-cell office:value-type="float" office:value="422.446446" calcext:value-type="float">
            <text:p>422.446446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984" calcext:value-type="float">
            <text:p>984</text:p>
          </table:table-cell>
          <table:table-cell office:value-type="float" office:value="160" calcext:value-type="float">
            <text:p>160</text:p>
          </table:table-cell>
          <table:table-cell office:value-type="float" office:value="81" calcext:value-type="float">
            <text:p>81</text:p>
          </table:table-cell>
          <table:table-cell office:value-type="float" office:value="-385" calcext:value-type="float">
            <text:p>-38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24.000001" calcext:value-type="float">
            <text:p>24.000001</text:p>
          </table:table-cell>
          <table:table-cell office:value-type="float" office:value="12.15" calcext:value-type="float">
            <text:p>12.15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61702566.210696" calcext:value-type="float">
            <text:p>161702566.210696</text:p>
          </table:table-cell>
          <table:table-cell office:value-type="float" office:value="424.71873" calcext:value-type="float">
            <text:p>424.71873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office:value-type="float" office:value="980" calcext:value-type="float">
            <text:p>980</text:p>
          </table:table-cell>
          <table:table-cell office:value-type="float" office:value="162" calcext:value-type="float">
            <text:p>162</text:p>
          </table:table-cell>
          <table:table-cell office:value-type="float" office:value="79" calcext:value-type="float">
            <text:p>79</text:p>
          </table:table-cell>
          <table:table-cell office:value-type="float" office:value="-385" calcext:value-type="float">
            <text:p>-38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11.85" calcext:value-type="float">
            <text:p>11.85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60857363.370683" calcext:value-type="float">
            <text:p>160857363.370683</text:p>
          </table:table-cell>
          <table:table-cell office:value-type="float" office:value="425.099988" calcext:value-type="float">
            <text:p>425.099988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976" calcext:value-type="float">
            <text:p>976</text:p>
          </table:table-cell>
          <table:table-cell office:value-type="float" office:value="163" calcext:value-type="float">
            <text:p>163</text:p>
          </table:table-cell>
          <table:table-cell office:value-type="float" office:value="40" calcext:value-type="float">
            <text:p>40</text:p>
          </table:table-cell>
          <table:table-cell office:value-type="float" office:value="-379" calcext:value-type="float">
            <text:p>-379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6" calcext:value-type="float">
            <text:p>6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60314617.955701" calcext:value-type="float">
            <text:p>160314617.955701</text:p>
          </table:table-cell>
          <table:table-cell office:value-type="float" office:value="414.499698" calcext:value-type="float">
            <text:p>414.499698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-370" calcext:value-type="float">
            <text:p>-37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3.550001" calcext:value-type="float">
            <text:p>23.550001</text:p>
          </table:table-cell>
          <table:table-cell office:value-type="float" office:value="1.8" calcext:value-type="float">
            <text:p>1.8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64129734.190063" calcext:value-type="float">
            <text:p>164129734.190063</text:p>
          </table:table-cell>
          <table:table-cell office:value-type="float" office:value="402.110681" calcext:value-type="float">
            <text:p>402.110681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0" calcext:value-type="float">
            <text:p>60</text:p>
          </table:table-cell>
          <table:table-cell office:value-type="float" office:value="972" calcext:value-type="float">
            <text:p>972</text:p>
          </table:table-cell>
          <table:table-cell office:value-type="float" office:value="144" calcext:value-type="float">
            <text:p>144</text:p>
          </table:table-cell>
          <table:table-cell office:value-type="float" office:value="-25" calcext:value-type="float">
            <text:p>-25</text:p>
          </table:table-cell>
          <table:table-cell office:value-type="float" office:value="-364" calcext:value-type="float">
            <text:p>-364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21.600001" calcext:value-type="float">
            <text:p>21.600001</text:p>
          </table:table-cell>
          <table:table-cell office:value-type="float" office:value="-3.75" calcext:value-type="float">
            <text:p>-3.75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60064027.485735" calcext:value-type="float">
            <text:p>160064027.485735</text:p>
          </table:table-cell>
          <table:table-cell office:value-type="float" office:value="392.246096" calcext:value-type="float">
            <text:p>392.246096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-70" calcext:value-type="float">
            <text:p>-70</text:p>
          </table:table-cell>
          <table:table-cell office:value-type="float" office:value="-352" calcext:value-type="float">
            <text:p>-352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-10.5" calcext:value-type="float">
            <text:p>-10.5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4294450.895895" calcext:value-type="float">
            <text:p>164294450.895895</text:p>
          </table:table-cell>
          <table:table-cell office:value-type="float" office:value="378.423044" calcext:value-type="float">
            <text:p>378.423044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80" calcext:value-type="float">
            <text:p>80</text:p>
          </table:table-cell>
          <table:table-cell office:value-type="float" office:value="972" calcext:value-type="float">
            <text:p>972</text:p>
          </table:table-cell>
          <table:table-cell office:value-type="float" office:value="82" calcext:value-type="float">
            <text:p>82</text:p>
          </table:table-cell>
          <table:table-cell office:value-type="float" office:value="-102" calcext:value-type="float">
            <text:p>-102</text:p>
          </table:table-cell>
          <table:table-cell office:value-type="float" office:value="-345" calcext:value-type="float">
            <text:p>-345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2.3" calcext:value-type="float">
            <text:p>12.3</text:p>
          </table:table-cell>
          <table:table-cell office:value-type="float" office:value="-15.300001" calcext:value-type="float">
            <text:p>-15.30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0025129.308052" calcext:value-type="float">
            <text:p>160025129.308052</text:p>
          </table:table-cell>
          <table:table-cell office:value-type="float" office:value="368.98916" calcext:value-type="float">
            <text:p>368.98916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  <table:table-cell office:value-type="float" office:value="62" calcext:value-type="float">
            <text:p>62</text:p>
          </table:table-cell>
          <table:table-cell office:value-type="float" office:value="-118" calcext:value-type="float">
            <text:p>-118</text:p>
          </table:table-cell>
          <table:table-cell office:value-type="float" office:value="-344" calcext:value-type="float">
            <text:p>-34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9.3" calcext:value-type="float">
            <text:p>9.3</text:p>
          </table:table-cell>
          <table:table-cell office:value-type="float" office:value="-17.700001" calcext:value-type="float">
            <text:p>-17.700001</text:p>
          </table:table-cell>
          <table:table-cell office:value-type="float" office:value="-51.600002" calcext:value-type="float">
            <text:p>-51.600002</text:p>
          </table:table-cell>
          <table:table-cell office:value-type="float" office:value="162842918.919825" calcext:value-type="float">
            <text:p>162842918.919825</text:p>
          </table:table-cell>
          <table:table-cell office:value-type="float" office:value="368.922756" calcext:value-type="float">
            <text:p>368.922756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20" calcext:value-type="float">
            <text:p>-20</text:p>
          </table:table-cell>
          <table:table-cell office:value-type="float" office:value="936" calcext:value-type="float">
            <text:p>936</text:p>
          </table:table-cell>
          <table:table-cell office:value-type="float" office:value="35" calcext:value-type="float">
            <text:p>35</text:p>
          </table:table-cell>
          <table:table-cell office:value-type="float" office:value="-133" calcext:value-type="float">
            <text:p>-133</text:p>
          </table:table-cell>
          <table:table-cell office:value-type="float" office:value="-338" calcext:value-type="float">
            <text:p>-338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2998965.713897" calcext:value-type="float">
            <text:p>22998965.713897</text:p>
          </table:table-cell>
          <table:table-cell office:value-type="float" office:value="5.25" calcext:value-type="float">
            <text:p>5.25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53719353.214002" calcext:value-type="float">
            <text:p>153719353.214002</text:p>
          </table:table-cell>
          <table:table-cell office:value-type="float" office:value="364.908208" calcext:value-type="float">
            <text:p>364.908208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64" calcext:value-type="float">
            <text:p>64</text:p>
          </table:table-cell>
          <table:table-cell office:value-type="float" office:value="980" calcext:value-type="float">
            <text:p>980</text:p>
          </table:table-cell>
          <table:table-cell office:value-type="float" office:value="-2" calcext:value-type="float">
            <text:p>-2</text:p>
          </table:table-cell>
          <table:table-cell office:value-type="float" office:value="-149" calcext:value-type="float">
            <text:p>-149</text:p>
          </table:table-cell>
          <table:table-cell office:value-type="float" office:value="-336" calcext:value-type="float">
            <text:p>-33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0.3" calcext:value-type="float">
            <text:p>-0.3</text:p>
          </table:table-cell>
          <table:table-cell office:value-type="float" office:value="-22.350001" calcext:value-type="float">
            <text:p>-22.3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61261221.769347" calcext:value-type="float">
            <text:p>161261221.769347</text:p>
          </table:table-cell>
          <table:table-cell office:value-type="float" office:value="367.560879" calcext:value-type="float">
            <text:p>367.560879</text:p>
          </table:table-cell>
          <table:table-cell table:number-columns-repeated="3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36" calcext:value-type="float">
            <text:p>36</text:p>
          </table:table-cell>
          <table:table-cell office:value-type="float" office:value="976" calcext:value-type="float">
            <text:p>976</text:p>
          </table:table-cell>
          <table:table-cell office:value-type="float" office:value="-50" calcext:value-type="float">
            <text:p>-50</text:p>
          </table:table-cell>
          <table:table-cell office:value-type="float" office:value="-160" calcext:value-type="float">
            <text:p>-160</text:p>
          </table:table-cell>
          <table:table-cell office:value-type="float" office:value="-333" calcext:value-type="float">
            <text:p>-333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7.5" calcext:value-type="float">
            <text:p>-7.5</text:p>
          </table:table-cell>
          <table:table-cell office:value-type="float" office:value="-24.000001" calcext:value-type="float">
            <text:p>-24.00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0695796.125572" calcext:value-type="float">
            <text:p>160695796.125572</text:p>
          </table:table-cell>
          <table:table-cell office:value-type="float" office:value="372.812285" calcext:value-type="float">
            <text:p>372.812285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88" calcext:value-type="float">
            <text:p>88</text:p>
          </table:table-cell>
          <table:table-cell office:value-type="float" office:value="928" calcext:value-type="float">
            <text:p>928</text:p>
          </table:table-cell>
          <table:table-cell office:value-type="float" office:value="-85" calcext:value-type="float">
            <text:p>-85</text:p>
          </table:table-cell>
          <table:table-cell office:value-type="float" office:value="-151" calcext:value-type="float">
            <text:p>-151</text:p>
          </table:table-cell>
          <table:table-cell office:value-type="float" office:value="-332" calcext:value-type="float">
            <text:p>-33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2802391.306086" calcext:value-type="float">
            <text:p>22802391.306086</text:p>
          </table:table-cell>
          <table:table-cell office:value-type="float" office:value="-12.750001" calcext:value-type="float">
            <text:p>-12.750001</text:p>
          </table:table-cell>
          <table:table-cell office:value-type="float" office:value="-22.650001" calcext:value-type="float">
            <text:p>-22.6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52811722.1623" calcext:value-type="float">
            <text:p>152811722.1623</text:p>
          </table:table-cell>
          <table:table-cell office:value-type="float" office:value="374.499666" calcext:value-type="float">
            <text:p>374.499666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6" calcext:value-type="float">
            <text:p>36</text:p>
          </table:table-cell>
          <table:table-cell office:value-type="float" office:value="972" calcext:value-type="float">
            <text:p>972</text:p>
          </table:table-cell>
          <table:table-cell office:value-type="float" office:value="-135" calcext:value-type="float">
            <text:p>-135</text:p>
          </table:table-cell>
          <table:table-cell office:value-type="float" office:value="-145" calcext:value-type="float">
            <text:p>-145</text:p>
          </table:table-cell>
          <table:table-cell office:value-type="float" office:value="-330" calcext:value-type="float">
            <text:p>-330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20.250001" calcext:value-type="float">
            <text:p>-20.250001</text:p>
          </table:table-cell>
          <table:table-cell office:value-type="float" office:value="-21.750001" calcext:value-type="float">
            <text:p>-21.7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59818407.897663" calcext:value-type="float">
            <text:p>159818407.897663</text:p>
          </table:table-cell>
          <table:table-cell office:value-type="float" office:value="384.902585" calcext:value-type="float">
            <text:p>384.902585</text:p>
          </table:table-cell>
          <table:table-cell table:number-columns-repeated="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44" calcext:value-type="float">
            <text:p>44</text:p>
          </table:table-cell>
          <table:table-cell office:value-type="float" office:value="976" calcext:value-type="float">
            <text:p>976</text:p>
          </table:table-cell>
          <table:table-cell office:value-type="float" office:value="-188" calcext:value-type="float">
            <text:p>-188</text:p>
          </table:table-cell>
          <table:table-cell office:value-type="float" office:value="-139" calcext:value-type="float">
            <text:p>-139</text:p>
          </table:table-cell>
          <table:table-cell office:value-type="float" office:value="-334" calcext:value-type="float">
            <text:p>-334</text:p>
          </table:table-cell>
          <table:table-cell office:value-type="float" office:value="-2457154.297639" calcext:value-type="float">
            <text:p>-2457154.297639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28.200001" calcext:value-type="float">
            <text:p>-28.200001</text:p>
          </table:table-cell>
          <table:table-cell office:value-type="float" office:value="-20.850001" calcext:value-type="float">
            <text:p>-20.85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0877373.345607" calcext:value-type="float">
            <text:p>160877373.345607</text:p>
          </table:table-cell>
          <table:table-cell office:value-type="float" office:value="407.702097" calcext:value-type="float">
            <text:p>407.702097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16" calcext:value-type="float">
            <text:p>-16</text:p>
          </table:table-cell>
          <table:table-cell office:value-type="float" office:value="960" calcext:value-type="float">
            <text:p>960</text:p>
          </table:table-cell>
          <table:table-cell office:value-type="float" office:value="-237" calcext:value-type="float">
            <text:p>-237</text:p>
          </table:table-cell>
          <table:table-cell office:value-type="float" office:value="-95" calcext:value-type="float">
            <text:p>-95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-35.550001" calcext:value-type="float">
            <text:p>-35.550001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57476134.239671" calcext:value-type="float">
            <text:p>157476134.239671</text:p>
          </table:table-cell>
          <table:table-cell office:value-type="float" office:value="418.03708" calcext:value-type="float">
            <text:p>418.03708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52" calcext:value-type="float">
            <text:p>52</text:p>
          </table:table-cell>
          <table:table-cell office:value-type="float" office:value="988" calcext:value-type="float">
            <text:p>988</text:p>
          </table:table-cell>
          <table:table-cell office:value-type="float" office:value="-236" calcext:value-type="float">
            <text:p>-236</text:p>
          </table:table-cell>
          <table:table-cell office:value-type="float" office:value="-95" calcext:value-type="float">
            <text:p>-95</text:p>
          </table:table-cell>
          <table:table-cell office:value-type="float" office:value="-333" calcext:value-type="float">
            <text:p>-33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5.400001" calcext:value-type="float">
            <text:p>-35.400001</text:p>
          </table:table-cell>
          <table:table-cell office:value-type="float" office:value="-14.250001" calcext:value-type="float">
            <text:p>-14.25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2366320.207131" calcext:value-type="float">
            <text:p>162366320.207131</text:p>
          </table:table-cell>
          <table:table-cell office:value-type="float" office:value="419.058468" calcext:value-type="float">
            <text:p>419.058468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-235" calcext:value-type="float">
            <text:p>-235</text:p>
          </table:table-cell>
          <table:table-cell office:value-type="float" office:value="-96" calcext:value-type="float">
            <text:p>-96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5.250001" calcext:value-type="float">
            <text:p>-35.25000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2294909.110001" calcext:value-type="float">
            <text:p>162294909.110001</text:p>
          </table:table-cell>
          <table:table-cell office:value-type="float" office:value="417.13547" calcext:value-type="float">
            <text:p>417.13547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-235" calcext:value-type="float">
            <text:p>-235</text:p>
          </table:table-cell>
          <table:table-cell office:value-type="float" office:value="-91" calcext:value-type="float">
            <text:p>-91</text:p>
          </table:table-cell>
          <table:table-cell office:value-type="float" office:value="-332" calcext:value-type="float">
            <text:p>-332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5.250001" calcext:value-type="float">
            <text:p>-35.250001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1710531.374763" calcext:value-type="float">
            <text:p>161710531.374763</text:p>
          </table:table-cell>
          <table:table-cell office:value-type="float" office:value="416.809309" calcext:value-type="float">
            <text:p>416.809309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984" calcext:value-type="float">
            <text:p>984</text:p>
          </table:table-cell>
          <table:table-cell office:value-type="float" office:value="-239" calcext:value-type="float">
            <text:p>-239</text:p>
          </table:table-cell>
          <table:table-cell office:value-type="float" office:value="-93" calcext:value-type="float">
            <text:p>-93</text:p>
          </table:table-cell>
          <table:table-cell office:value-type="float" office:value="-331" calcext:value-type="float">
            <text:p>-33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5.850001" calcext:value-type="float">
            <text:p>-35.850001</text:p>
          </table:table-cell>
          <table:table-cell office:value-type="float" office:value="-13.950001" calcext:value-type="float">
            <text:p>-13.9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1641486.705805" calcext:value-type="float">
            <text:p>161641486.705805</text:p>
          </table:table-cell>
          <table:table-cell office:value-type="float" office:value="418.725447" calcext:value-type="float">
            <text:p>418.725447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0" calcext:value-type="float">
            <text:p>60</text:p>
          </table:table-cell>
          <table:table-cell office:value-type="float" office:value="976" calcext:value-type="float">
            <text:p>976</text:p>
          </table:table-cell>
          <table:table-cell office:value-type="float" office:value="-240" calcext:value-type="float">
            <text:p>-240</text:p>
          </table:table-cell>
          <table:table-cell office:value-type="float" office:value="-89" calcext:value-type="float">
            <text:p>-89</text:p>
          </table:table-cell>
          <table:table-cell office:value-type="float" office:value="-331" calcext:value-type="float">
            <text:p>-331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36.000001" calcext:value-type="float">
            <text:p>-36.000001</text:p>
          </table:table-cell>
          <table:table-cell office:value-type="float" office:value="-13.350001" calcext:value-type="float">
            <text:p>-13.350001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60406986.311991" calcext:value-type="float">
            <text:p>160406986.311991</text:p>
          </table:table-cell>
          <table:table-cell office:value-type="float" office:value="418.428011" calcext:value-type="float">
            <text:p>418.428011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0" calcext:value-type="float">
            <text:p>60</text:p>
          </table:table-cell>
          <table:table-cell office:value-type="float" office:value="996" calcext:value-type="float">
            <text:p>996</text:p>
          </table:table-cell>
          <table:table-cell office:value-type="float" office:value="-255" calcext:value-type="float">
            <text:p>-255</text:p>
          </table:table-cell>
          <table:table-cell office:value-type="float" office:value="-78" calcext:value-type="float">
            <text:p>-78</text:p>
          </table:table-cell>
          <table:table-cell office:value-type="float" office:value="-336" calcext:value-type="float">
            <text:p>-336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38.250002" calcext:value-type="float">
            <text:p>-38.250002</text:p>
          </table:table-cell>
          <table:table-cell office:value-type="float" office:value="-11.7" calcext:value-type="float">
            <text:p>-11.7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63672622.675304" calcext:value-type="float">
            <text:p>163672622.675304</text:p>
          </table:table-cell>
          <table:table-cell office:value-type="float" office:value="428.95804" calcext:value-type="float">
            <text:p>428.95804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96" calcext:value-type="float">
            <text:p>96</text:p>
          </table:table-cell>
          <table:table-cell office:value-type="float" office:value="984" calcext:value-type="float">
            <text:p>984</text:p>
          </table:table-cell>
          <table:table-cell office:value-type="float" office:value="-281" calcext:value-type="float">
            <text:p>-281</text:p>
          </table:table-cell>
          <table:table-cell office:value-type="float" office:value="-45" calcext:value-type="float">
            <text:p>-45</text:p>
          </table:table-cell>
          <table:table-cell office:value-type="float" office:value="-333" calcext:value-type="float">
            <text:p>-333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2358868.143733" calcext:value-type="float">
            <text:p>2358868.143733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2.150002" calcext:value-type="float">
            <text:p>-42.150002</text:p>
          </table:table-cell>
          <table:table-cell office:value-type="float" office:value="-6.75" calcext:value-type="float">
            <text:p>-6.75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2337223.723749" calcext:value-type="float">
            <text:p>162337223.723749</text:p>
          </table:table-cell>
          <table:table-cell office:value-type="float" office:value="438.035387" calcext:value-type="float">
            <text:p>438.035387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92" calcext:value-type="float">
            <text:p>92</text:p>
          </table:table-cell>
          <table:table-cell office:value-type="float" office:value="976" calcext:value-type="float">
            <text:p>976</text:p>
          </table:table-cell>
          <table:table-cell office:value-type="float" office:value="-302" calcext:value-type="float">
            <text:p>-302</text:p>
          </table:table-cell>
          <table:table-cell office:value-type="float" office:value="-9" calcext:value-type="float">
            <text:p>-9</text:p>
          </table:table-cell>
          <table:table-cell office:value-type="float" office:value="-334" calcext:value-type="float">
            <text:p>-334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5.300002" calcext:value-type="float">
            <text:p>-45.300002</text:p>
          </table:table-cell>
          <table:table-cell office:value-type="float" office:value="-1.35" calcext:value-type="float">
            <text:p>-1.35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0888048.004055" calcext:value-type="float">
            <text:p>160888048.004055</text:p>
          </table:table-cell>
          <table:table-cell office:value-type="float" office:value="450.37873" calcext:value-type="float">
            <text:p>450.37873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92" calcext:value-type="float">
            <text:p>92</text:p>
          </table:table-cell>
          <table:table-cell office:value-type="float" office:value="992" calcext:value-type="float">
            <text:p>992</text:p>
          </table:table-cell>
          <table:table-cell office:value-type="float" office:value="-309" calcext:value-type="float">
            <text:p>-309</text:p>
          </table:table-cell>
          <table:table-cell office:value-type="float" office:value="11" calcext:value-type="float">
            <text:p>11</text:p>
          </table:table-cell>
          <table:table-cell office:value-type="float" office:value="-338" calcext:value-type="float">
            <text:p>-338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6.350002" calcext:value-type="float">
            <text:p>-46.350002</text:p>
          </table:table-cell>
          <table:table-cell office:value-type="float" office:value="1.65" calcext:value-type="float">
            <text:p>1.65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3328635.129423" calcext:value-type="float">
            <text:p>163328635.129423</text:p>
          </table:table-cell>
          <table:table-cell office:value-type="float" office:value="458.089511" calcext:value-type="float">
            <text:p>458.089511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8" calcext:value-type="float">
            <text:p>48</text:p>
          </table:table-cell>
          <table:table-cell office:value-type="float" office:value="968" calcext:value-type="float">
            <text:p>968</text:p>
          </table:table-cell>
          <table:table-cell office:value-type="float" office:value="-319" calcext:value-type="float">
            <text:p>-319</text:p>
          </table:table-cell>
          <table:table-cell office:value-type="float" office:value="39" calcext:value-type="float">
            <text:p>39</text:p>
          </table:table-cell>
          <table:table-cell office:value-type="float" office:value="-340" calcext:value-type="float">
            <text:p>-340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7.850002" calcext:value-type="float">
            <text:p>-47.850002</text:p>
          </table:table-cell>
          <table:table-cell office:value-type="float" office:value="5.85" calcext:value-type="float">
            <text:p>5.85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59027979.228265" calcext:value-type="float">
            <text:p>159027979.228265</text:p>
          </table:table-cell>
          <table:table-cell office:value-type="float" office:value="467.848266" calcext:value-type="float">
            <text:p>467.848266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-16" calcext:value-type="float">
            <text:p>-16</text:p>
          </table:table-cell>
          <table:table-cell office:value-type="float" office:value="1000" calcext:value-type="float">
            <text:p>1000</text:p>
          </table:table-cell>
          <table:table-cell office:value-type="float" office:value="-325" calcext:value-type="float">
            <text:p>-325</text:p>
          </table:table-cell>
          <table:table-cell office:value-type="float" office:value="66" calcext:value-type="float">
            <text:p>66</text:p>
          </table:table-cell>
          <table:table-cell office:value-type="float" office:value="-343" calcext:value-type="float">
            <text:p>-34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9.9" calcext:value-type="float">
            <text:p>9.9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64166352.18009" calcext:value-type="float">
            <text:p>164166352.18009</text:p>
          </table:table-cell>
          <table:table-cell office:value-type="float" office:value="477.105858" calcext:value-type="float">
            <text:p>477.105858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68" calcext:value-type="float">
            <text:p>168</text:p>
          </table:table-cell>
          <table:table-cell office:value-type="float" office:value="972" calcext:value-type="float">
            <text:p>972</text:p>
          </table:table-cell>
          <table:table-cell office:value-type="float" office:value="-334" calcext:value-type="float">
            <text:p>-334</text:p>
          </table:table-cell>
          <table:table-cell office:value-type="float" office:value="95" calcext:value-type="float">
            <text:p>95</text:p>
          </table:table-cell>
          <table:table-cell office:value-type="float" office:value="-345" calcext:value-type="float">
            <text:p>-34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4128019.364033" calcext:value-type="float">
            <text:p>4128019.36403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4.250001" calcext:value-type="float">
            <text:p>14.250001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1745054.009874" calcext:value-type="float">
            <text:p>161745054.009874</text:p>
          </table:table-cell>
          <table:table-cell office:value-type="float" office:value="489.495659" calcext:value-type="float">
            <text:p>489.495659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-330" calcext:value-type="float">
            <text:p>-330</text:p>
          </table:table-cell>
          <table:table-cell office:value-type="float" office:value="125" calcext:value-type="float">
            <text:p>125</text:p>
          </table:table-cell>
          <table:table-cell office:value-type="float" office:value="-355" calcext:value-type="float">
            <text:p>-35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8.750001" calcext:value-type="float">
            <text:p>18.750001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163630646.610921" calcext:value-type="float">
            <text:p>163630646.610921</text:p>
          </table:table-cell>
          <table:table-cell office:value-type="float" office:value="500.549698" calcext:value-type="float">
            <text:p>500.549698</text:p>
          </table:table-cell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00" calcext:value-type="float">
            <text:p>100</text:p>
          </table:table-cell>
          <table:table-cell office:value-type="float" office:value="984" calcext:value-type="float">
            <text:p>984</text:p>
          </table:table-cell>
          <table:table-cell office:value-type="float" office:value="-325" calcext:value-type="float">
            <text:p>-325</text:p>
          </table:table-cell>
          <table:table-cell office:value-type="float" office:value="156" calcext:value-type="float">
            <text:p>156</text:p>
          </table:table-cell>
          <table:table-cell office:value-type="float" office:value="-359" calcext:value-type="float">
            <text:p>-359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2457154.297639" calcext:value-type="float">
            <text:p>2457154.297639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8.750002" calcext:value-type="float">
            <text:p>-48.750002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2602803.612528" calcext:value-type="float">
            <text:p>162602803.612528</text:p>
          </table:table-cell>
          <table:table-cell office:value-type="float" office:value="508.765172" calcext:value-type="float">
            <text:p>508.765172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0" calcext:value-type="float">
            <text:p>80</text:p>
          </table:table-cell>
          <table:table-cell office:value-type="float" office:value="988" calcext:value-type="float">
            <text:p>988</text:p>
          </table:table-cell>
          <table:table-cell office:value-type="float" office:value="-318" calcext:value-type="float">
            <text:p>-318</text:p>
          </table:table-cell>
          <table:table-cell office:value-type="float" office:value="173" calcext:value-type="float">
            <text:p>173</text:p>
          </table:table-cell>
          <table:table-cell office:value-type="float" office:value="-353" calcext:value-type="float">
            <text:p>-353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47.700002" calcext:value-type="float">
            <text:p>-47.700002</text:p>
          </table:table-cell>
          <table:table-cell office:value-type="float" office:value="25.950001" calcext:value-type="float">
            <text:p>25.95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2534144.849677" calcext:value-type="float">
            <text:p>162534144.849677</text:p>
          </table:table-cell>
          <table:table-cell office:value-type="float" office:value="505.6303" calcext:value-type="float">
            <text:p>505.6303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-36" calcext:value-type="float">
            <text:p>-36</text:p>
          </table:table-cell>
          <table:table-cell office:value-type="float" office:value="984" calcext:value-type="float">
            <text:p>984</text:p>
          </table:table-cell>
          <table:table-cell office:value-type="float" office:value="-306" calcext:value-type="float">
            <text:p>-306</text:p>
          </table:table-cell>
          <table:table-cell office:value-type="float" office:value="205" calcext:value-type="float">
            <text:p>205</text:p>
          </table:table-cell>
          <table:table-cell office:value-type="float" office:value="-361" calcext:value-type="float">
            <text:p>-361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5.900002" calcext:value-type="float">
            <text:p>-45.900002</text:p>
          </table:table-cell>
          <table:table-cell office:value-type="float" office:value="30.750001" calcext:value-type="float">
            <text:p>30.750001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1521916.596233" calcext:value-type="float">
            <text:p>161521916.596233</text:p>
          </table:table-cell>
          <table:table-cell office:value-type="float" office:value="515.734428" calcext:value-type="float">
            <text:p>515.73442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944" calcext:value-type="float">
            <text:p>944</text:p>
          </table:table-cell>
          <table:table-cell office:value-type="float" office:value="-292" calcext:value-type="float">
            <text:p>-292</text:p>
          </table:table-cell>
          <table:table-cell office:value-type="float" office:value="231" calcext:value-type="float">
            <text:p>231</text:p>
          </table:table-cell>
          <table:table-cell office:value-type="float" office:value="-362" calcext:value-type="float">
            <text:p>-362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3195537.721708" calcext:value-type="float">
            <text:p>23195537.721708</text:p>
          </table:table-cell>
          <table:table-cell office:value-type="float" office:value="-43.800002" calcext:value-type="float">
            <text:p>-43.800002</text:p>
          </table:table-cell>
          <table:table-cell office:value-type="float" office:value="34.650001" calcext:value-type="float">
            <text:p>34.650001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54673001.580573" calcext:value-type="float">
            <text:p>154673001.580573</text:p>
          </table:table-cell>
          <table:table-cell office:value-type="float" office:value="519.29664" calcext:value-type="float">
            <text:p>519.29664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1036" calcext:value-type="float">
            <text:p>1036</text:p>
          </table:table-cell>
          <table:table-cell office:value-type="float" office:value="-271" calcext:value-type="float">
            <text:p>-271</text:p>
          </table:table-cell>
          <table:table-cell office:value-type="float" office:value="255" calcext:value-type="float">
            <text:p>255</text:p>
          </table:table-cell>
          <table:table-cell office:value-type="float" office:value="-362" calcext:value-type="float">
            <text:p>-362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5456119.411535" calcext:value-type="float">
            <text:p>25456119.411535</text:p>
          </table:table-cell>
          <table:table-cell office:value-type="float" office:value="-40.650002" calcext:value-type="float">
            <text:p>-40.650002</text:p>
          </table:table-cell>
          <table:table-cell office:value-type="float" office:value="38.250002" calcext:value-type="float">
            <text:p>38.25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9713780.60326" calcext:value-type="float">
            <text:p>169713780.60326</text:p>
          </table:table-cell>
          <table:table-cell office:value-type="float" office:value="519.143525" calcext:value-type="float">
            <text:p>519.143525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8" calcext:value-type="float">
            <text:p>48</text:p>
          </table:table-cell>
          <table:table-cell office:value-type="float" office:value="992" calcext:value-type="float">
            <text:p>992</text:p>
          </table:table-cell>
          <table:table-cell office:value-type="float" office:value="-238" calcext:value-type="float">
            <text:p>-238</text:p>
          </table:table-cell>
          <table:table-cell office:value-type="float" office:value="279" calcext:value-type="float">
            <text:p>279</text:p>
          </table:table-cell>
          <table:table-cell office:value-type="float" office:value="-362" calcext:value-type="float">
            <text:p>-36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35.700001" calcext:value-type="float">
            <text:p>-35.700001</text:p>
          </table:table-cell>
          <table:table-cell office:value-type="float" office:value="41.850002" calcext:value-type="float">
            <text:p>41.850002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2796773.027717" calcext:value-type="float">
            <text:p>162796773.027717</text:p>
          </table:table-cell>
          <table:table-cell office:value-type="float" office:value="515.295061" calcext:value-type="float">
            <text:p>515.29506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08" calcext:value-type="float">
            <text:p>1008</text:p>
          </table:table-cell>
          <table:table-cell office:value-type="float" office:value="-189" calcext:value-type="float">
            <text:p>-189</text:p>
          </table:table-cell>
          <table:table-cell office:value-type="float" office:value="307" calcext:value-type="float">
            <text:p>307</text:p>
          </table:table-cell>
          <table:table-cell office:value-type="float" office:value="-361" calcext:value-type="float">
            <text:p>-361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28.350001" calcext:value-type="float">
            <text:p>-28.350001</text:p>
          </table:table-cell>
          <table:table-cell office:value-type="float" office:value="46.050002" calcext:value-type="float">
            <text:p>46.050002</text:p>
          </table:table-cell>
          <table:table-cell office:value-type="float" office:value="-54.150002" calcext:value-type="float">
            <text:p>-54.150002</text:p>
          </table:table-cell>
          <table:table-cell office:value-type="float" office:value="165142867.907615" calcext:value-type="float">
            <text:p>165142867.907615</text:p>
          </table:table-cell>
          <table:table-cell office:value-type="float" office:value="510.187221" calcext:value-type="float">
            <text:p>510.187221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6" calcext:value-type="float">
            <text:p>16</text:p>
          </table:table-cell>
          <table:table-cell office:value-type="float" office:value="992" calcext:value-type="float">
            <text:p>992</text:p>
          </table:table-cell>
          <table:table-cell office:value-type="float" office:value="-178" calcext:value-type="float">
            <text:p>-178</text:p>
          </table:table-cell>
          <table:table-cell office:value-type="float" office:value="311" calcext:value-type="float">
            <text:p>311</text:p>
          </table:table-cell>
          <table:table-cell office:value-type="float" office:value="-365" calcext:value-type="float">
            <text:p>-365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26.700001" calcext:value-type="float">
            <text:p>-26.700001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2605457.702342" calcext:value-type="float">
            <text:p>162605457.702342</text:p>
          </table:table-cell>
          <table:table-cell office:value-type="float" office:value="511.497801" calcext:value-type="float">
            <text:p>511.497801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28" calcext:value-type="float">
            <text:p>28</text:p>
          </table:table-cell>
          <table:table-cell office:value-type="float" office:value="956" calcext:value-type="float">
            <text:p>956</text:p>
          </table:table-cell>
          <table:table-cell office:value-type="float" office:value="-133" calcext:value-type="float">
            <text:p>-133</text:p>
          </table:table-cell>
          <table:table-cell office:value-type="float" office:value="328" calcext:value-type="float">
            <text:p>328</text:p>
          </table:table-cell>
          <table:table-cell office:value-type="float" office:value="-366" calcext:value-type="float">
            <text:p>-366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49.200002" calcext:value-type="float">
            <text:p>49.200002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156691700.499436" calcext:value-type="float">
            <text:p>156691700.499436</text:p>
          </table:table-cell>
          <table:table-cell office:value-type="float" office:value="509.145362" calcext:value-type="float">
            <text:p>509.145362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8" calcext:value-type="float">
            <text:p>28</text:p>
          </table:table-cell>
          <table:table-cell office:value-type="float" office:value="952" calcext:value-type="float">
            <text:p>952</text:p>
          </table:table-cell>
          <table:table-cell office:value-type="float" office:value="-91" calcext:value-type="float">
            <text:p>-91</text:p>
          </table:table-cell>
          <table:table-cell office:value-type="float" office:value="332" calcext:value-type="float">
            <text:p>332</text:p>
          </table:table-cell>
          <table:table-cell office:value-type="float" office:value="-365" calcext:value-type="float">
            <text:p>-365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3392109.729519" calcext:value-type="float">
            <text:p>23392109.729519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56027211.879204" calcext:value-type="float">
            <text:p>156027211.879204</text:p>
          </table:table-cell>
          <table:table-cell office:value-type="float" office:value="501.727017" calcext:value-type="float">
            <text:p>501.727017</text:p>
          </table:table-cell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0" calcext:value-type="float">
            <text:p>20</text:p>
          </table:table-cell>
          <table:table-cell office:value-type="float" office:value="1016" calcext:value-type="float">
            <text:p>1016</text:p>
          </table:table-cell>
          <table:table-cell office:value-type="float" office:value="-42" calcext:value-type="float">
            <text:p>-42</text:p>
          </table:table-cell>
          <table:table-cell office:value-type="float" office:value="328" calcext:value-type="float">
            <text:p>328</text:p>
          </table:table-cell>
          <table:table-cell office:value-type="float" office:value="-369" calcext:value-type="float">
            <text:p>-369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-6.3" calcext:value-type="float">
            <text:p>-6.3</text:p>
          </table:table-cell>
          <table:table-cell office:value-type="float" office:value="49.200002" calcext:value-type="float">
            <text:p>49.200002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7031234.193602" calcext:value-type="float">
            <text:p>167031234.193602</text:p>
          </table:table-cell>
          <table:table-cell office:value-type="float" office:value="495.488648" calcext:value-type="float">
            <text:p>495.488648</text:p>
          </table:table-cell>
          <table:table-cell table:number-columns-repeated="3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4" calcext:value-type="float">
            <text:p>-4</text:p>
          </table:table-cell>
          <table:table-cell office:value-type="float" office:value="960" calcext:value-type="float">
            <text:p>960</text:p>
          </table:table-cell>
          <table:table-cell office:value-type="float" office:value="-16" calcext:value-type="float">
            <text:p>-16</text:p>
          </table:table-cell>
          <table:table-cell office:value-type="float" office:value="315" calcext:value-type="float">
            <text:p>315</text:p>
          </table:table-cell>
          <table:table-cell office:value-type="float" office:value="-372" calcext:value-type="float">
            <text:p>-372</text:p>
          </table:table-cell>
          <table:table-cell office:value-type="float" office:value="-2555440.601544" calcext:value-type="float">
            <text:p>-2555440.601544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-2.4" calcext:value-type="float">
            <text:p>-2.4</text:p>
          </table:table-cell>
          <table:table-cell office:value-type="float" office:value="47.250002" calcext:value-type="float">
            <text:p>47.250002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58179335.38365" calcext:value-type="float">
            <text:p>158179335.38365</text:p>
          </table:table-cell>
          <table:table-cell office:value-type="float" office:value="487.714056" calcext:value-type="float">
            <text:p>487.714056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-14" calcext:value-type="float">
            <text:p>-14</text:p>
          </table:table-cell>
          <table:table-cell office:value-type="float" office:value="317" calcext:value-type="float">
            <text:p>317</text:p>
          </table:table-cell>
          <table:table-cell office:value-type="float" office:value="-374" calcext:value-type="float">
            <text:p>-374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2.1" calcext:value-type="float">
            <text:p>-2.1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2109622.769669" calcext:value-type="float">
            <text:p>162109622.769669</text:p>
          </table:table-cell>
          <table:table-cell office:value-type="float" office:value="490.470183" calcext:value-type="float">
            <text:p>490.470183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-14" calcext:value-type="float">
            <text:p>-14</text:p>
          </table:table-cell>
          <table:table-cell office:value-type="float" office:value="315" calcext:value-type="float">
            <text:p>315</text:p>
          </table:table-cell>
          <table:table-cell office:value-type="float" office:value="-374" calcext:value-type="float">
            <text:p>-374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2.1" calcext:value-type="float">
            <text:p>-2.1</text:p>
          </table:table-cell>
          <table:table-cell office:value-type="float" office:value="47.250002" calcext:value-type="float">
            <text:p>47.25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2109622.769669" calcext:value-type="float">
            <text:p>162109622.769669</text:p>
          </table:table-cell>
          <table:table-cell office:value-type="float" office:value="489.179926" calcext:value-type="float">
            <text:p>489.179926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44" calcext:value-type="float">
            <text:p>44</text:p>
          </table:table-cell>
          <table:table-cell office:value-type="float" office:value="980" calcext:value-type="float">
            <text:p>980</text:p>
          </table:table-cell>
          <table:table-cell office:value-type="float" office:value="-15" calcext:value-type="float">
            <text:p>-15</text:p>
          </table:table-cell>
          <table:table-cell office:value-type="float" office:value="315" calcext:value-type="float">
            <text:p>315</text:p>
          </table:table-cell>
          <table:table-cell office:value-type="float" office:value="-372" calcext:value-type="float">
            <text:p>-372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2.25" calcext:value-type="float">
            <text:p>-2.25</text:p>
          </table:table-cell>
          <table:table-cell office:value-type="float" office:value="47.250002" calcext:value-type="float">
            <text:p>47.250002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0857363.370683" calcext:value-type="float">
            <text:p>160857363.370683</text:p>
          </table:table-cell>
          <table:table-cell office:value-type="float" office:value="487.682274" calcext:value-type="float">
            <text:p>487.682274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-13" calcext:value-type="float">
            <text:p>-13</text:p>
          </table:table-cell>
          <table:table-cell office:value-type="float" office:value="317" calcext:value-type="float">
            <text:p>317</text:p>
          </table:table-cell>
          <table:table-cell office:value-type="float" office:value="-373" calcext:value-type="float">
            <text:p>-37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1.95" calcext:value-type="float">
            <text:p>-1.95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5.950002" calcext:value-type="float">
            <text:p>-55.950002</text:p>
          </table:table-cell>
          <table:table-cell office:value-type="float" office:value="162716316.072308" calcext:value-type="float">
            <text:p>162716316.072308</text:p>
          </table:table-cell>
          <table:table-cell office:value-type="float" office:value="489.680508" calcext:value-type="float">
            <text:p>489.680508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4" calcext:value-type="float">
            <text:p>44</text:p>
          </table:table-cell>
          <table:table-cell office:value-type="float" office:value="1012" calcext:value-type="float">
            <text:p>1012</text:p>
          </table:table-cell>
          <table:table-cell office:value-type="float" office:value="-10" calcext:value-type="float">
            <text:p>-10</text:p>
          </table:table-cell>
          <table:table-cell office:value-type="float" office:value="317" calcext:value-type="float">
            <text:p>317</text:p>
          </table:table-cell>
          <table:table-cell office:value-type="float" office:value="-372" calcext:value-type="float">
            <text:p>-372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1.5" calcext:value-type="float">
            <text:p>-1.5</text:p>
          </table:table-cell>
          <table:table-cell office:value-type="float" office:value="47.550002" calcext:value-type="float">
            <text:p>47.550002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6223446.428876" calcext:value-type="float">
            <text:p>166223446.428876</text:p>
          </table:table-cell>
          <table:table-cell office:value-type="float" office:value="488.848647" calcext:value-type="float">
            <text:p>488.848647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64" calcext:value-type="float">
            <text:p>64</text:p>
          </table:table-cell>
          <table:table-cell office:value-type="float" office:value="992" calcext:value-type="float">
            <text:p>992</text:p>
          </table:table-cell>
          <table:table-cell office:value-type="float" office:value="-7" calcext:value-type="float">
            <text:p>-7</text:p>
          </table:table-cell>
          <table:table-cell office:value-type="float" office:value="312" calcext:value-type="float">
            <text:p>312</text:p>
          </table:table-cell>
          <table:table-cell office:value-type="float" office:value="-375" calcext:value-type="float">
            <text:p>-37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1.05" calcext:value-type="float">
            <text:p>-1.05</text:p>
          </table:table-cell>
          <table:table-cell office:value-type="float" office:value="46.800002" calcext:value-type="float">
            <text:p>46.80000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62969423.436013" calcext:value-type="float">
            <text:p>162969423.436013</text:p>
          </table:table-cell>
          <table:table-cell office:value-type="float" office:value="487.870885" calcext:value-type="float">
            <text:p>487.870885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8" calcext:value-type="float">
            <text:p>28</text:p>
          </table:table-cell>
          <table:table-cell office:value-type="float" office:value="1012" calcext:value-type="float">
            <text:p>1012</text:p>
          </table:table-cell>
          <table:table-cell office:value-type="float" office:value="26" calcext:value-type="float">
            <text:p>26</text:p>
          </table:table-cell>
          <table:table-cell office:value-type="float" office:value="299" calcext:value-type="float">
            <text:p>299</text:p>
          </table:table-cell>
          <table:table-cell office:value-type="float" office:value="-374" calcext:value-type="float">
            <text:p>-374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3.9" calcext:value-type="float">
            <text:p>3.9</text:p>
          </table:table-cell>
          <table:table-cell office:value-type="float" office:value="44.850002" calcext:value-type="float">
            <text:p>44.85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6130435.486524" calcext:value-type="float">
            <text:p>166130435.486524</text:p>
          </table:table-cell>
          <table:table-cell office:value-type="float" office:value="479.534149" calcext:value-type="float">
            <text:p>479.534149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4" calcext:value-type="float">
            <text:p>44</text:p>
          </table:table-cell>
          <table:table-cell office:value-type="float" office:value="984" calcext:value-type="float">
            <text:p>984</text:p>
          </table:table-cell>
          <table:table-cell office:value-type="float" office:value="53" calcext:value-type="float">
            <text:p>53</text:p>
          </table:table-cell>
          <table:table-cell office:value-type="float" office:value="285" calcext:value-type="float">
            <text:p>285</text:p>
          </table:table-cell>
          <table:table-cell office:value-type="float" office:value="-378" calcext:value-type="float">
            <text:p>-378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7.95" calcext:value-type="float">
            <text:p>7.95</text:p>
          </table:table-cell>
          <table:table-cell office:value-type="float" office:value="42.750002" calcext:value-type="float">
            <text:p>42.750002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161575069.801849" calcext:value-type="float">
            <text:p>161575069.801849</text:p>
          </table:table-cell>
          <table:table-cell office:value-type="float" office:value="476.359108" calcext:value-type="float">
            <text:p>476.359108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88" calcext:value-type="float">
            <text:p>88</text:p>
          </table:table-cell>
          <table:table-cell office:value-type="float" office:value="968" calcext:value-type="float">
            <text:p>968</text:p>
          </table:table-cell>
          <table:table-cell office:value-type="float" office:value="86" calcext:value-type="float">
            <text:p>86</text:p>
          </table:table-cell>
          <table:table-cell office:value-type="float" office:value="261" calcext:value-type="float">
            <text:p>261</text:p>
          </table:table-cell>
          <table:table-cell office:value-type="float" office:value="-380" calcext:value-type="float">
            <text:p>-380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2.900001" calcext:value-type="float">
            <text:p>12.900001</text:p>
          </table:table-cell>
          <table:table-cell office:value-type="float" office:value="39.150002" calcext:value-type="float">
            <text:p>39.15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9611411.875125" calcext:value-type="float">
            <text:p>159611411.875125</text:p>
          </table:table-cell>
          <table:table-cell office:value-type="float" office:value="468.953089" calcext:value-type="float">
            <text:p>468.953089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8" calcext:value-type="float">
            <text:p>28</text:p>
          </table:table-cell>
          <table:table-cell office:value-type="float" office:value="992" calcext:value-type="float">
            <text:p>992</text:p>
          </table:table-cell>
          <table:table-cell office:value-type="float" office:value="105" calcext:value-type="float">
            <text:p>105</text:p>
          </table:table-cell>
          <table:table-cell office:value-type="float" office:value="237" calcext:value-type="float">
            <text:p>237</text:p>
          </table:table-cell>
          <table:table-cell office:value-type="float" office:value="-381" calcext:value-type="float">
            <text:p>-381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35.550001" calcext:value-type="float">
            <text:p>35.550001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62696525.480145" calcext:value-type="float">
            <text:p>162696525.480145</text:p>
          </table:table-cell>
          <table:table-cell office:value-type="float" office:value="460.819921" calcext:value-type="float">
            <text:p>460.819921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2" calcext:value-type="float">
            <text:p>12</text:p>
          </table:table-cell>
          <table:table-cell office:value-type="float" office:value="972" calcext:value-type="float">
            <text:p>972</text:p>
          </table:table-cell>
          <table:table-cell office:value-type="float" office:value="119" calcext:value-type="float">
            <text:p>119</text:p>
          </table:table-cell>
          <table:table-cell office:value-type="float" office:value="216" calcext:value-type="float">
            <text:p>216</text:p>
          </table:table-cell>
          <table:table-cell office:value-type="float" office:value="-379" calcext:value-type="float">
            <text:p>-37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32.400001" calcext:value-type="float">
            <text:p>32.400001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59301778.308205" calcext:value-type="float">
            <text:p>159301778.308205</text:p>
          </table:table-cell>
          <table:table-cell office:value-type="float" office:value="452.170322" calcext:value-type="float">
            <text:p>452.170322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36" calcext:value-type="float">
            <text:p>36</text:p>
          </table:table-cell>
          <table:table-cell office:value-type="float" office:value="988" calcext:value-type="float">
            <text:p>988</text:p>
          </table:table-cell>
          <table:table-cell office:value-type="float" office:value="130" calcext:value-type="float">
            <text:p>130</text:p>
          </table:table-cell>
          <table:table-cell office:value-type="float" office:value="199" calcext:value-type="float">
            <text:p>199</text:p>
          </table:table-cell>
          <table:table-cell office:value-type="float" office:value="-377" calcext:value-type="float">
            <text:p>-377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9.500001" calcext:value-type="float">
            <text:p>19.500001</text:p>
          </table:table-cell>
          <table:table-cell office:value-type="float" office:value="29.850001" calcext:value-type="float">
            <text:p>29.850001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162112271.189331" calcext:value-type="float">
            <text:p>162112271.189331</text:p>
          </table:table-cell>
          <table:table-cell office:value-type="float" office:value="445.679257" calcext:value-type="float">
            <text:p>445.679257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52" calcext:value-type="float">
            <text:p>52</text:p>
          </table:table-cell>
          <table:table-cell office:value-type="float" office:value="988" calcext:value-type="float">
            <text:p>988</text:p>
          </table:table-cell>
          <table:table-cell office:value-type="float" office:value="146" calcext:value-type="float">
            <text:p>146</text:p>
          </table:table-cell>
          <table:table-cell office:value-type="float" office:value="170" calcext:value-type="float">
            <text:p>170</text:p>
          </table:table-cell>
          <table:table-cell office:value-type="float" office:value="-379" calcext:value-type="float">
            <text:p>-379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25.500001" calcext:value-type="float">
            <text:p>25.500001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62546031.38018" calcext:value-type="float">
            <text:p>162546031.38018</text:p>
          </table:table-cell>
          <table:table-cell office:value-type="float" office:value="440.291949" calcext:value-type="float">
            <text:p>440.291949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6" calcext:value-type="float">
            <text:p>16</text:p>
          </table:table-cell>
          <table:table-cell office:value-type="float" office:value="1024" calcext:value-type="float">
            <text:p>1024</text:p>
          </table:table-cell>
          <table:table-cell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-376" calcext:value-type="float">
            <text:p>-376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23.700001" calcext:value-type="float">
            <text:p>23.700001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168049869.025444" calcext:value-type="float">
            <text:p>168049869.025444</text:p>
          </table:table-cell>
          <table:table-cell office:value-type="float" office:value="433.192798" calcext:value-type="float">
            <text:p>433.192798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office:value-type="float" office:value="164" calcext:value-type="float">
            <text:p>164</text:p>
          </table:table-cell>
          <table:table-cell office:value-type="float" office:value="120" calcext:value-type="float">
            <text:p>120</text:p>
          </table:table-cell>
          <table:table-cell office:value-type="float" office:value="-372" calcext:value-type="float">
            <text:p>-372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24.600001" calcext:value-type="float">
            <text:p>24.600001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4628596.80857" calcext:value-type="float">
            <text:p>164628596.80857</text:p>
          </table:table-cell>
          <table:table-cell office:value-type="float" office:value="423.886777" calcext:value-type="float">
            <text:p>423.886777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166" calcext:value-type="float">
            <text:p>166</text:p>
          </table:table-cell>
          <table:table-cell office:value-type="float" office:value="106" calcext:value-type="float">
            <text:p>106</text:p>
          </table:table-cell>
          <table:table-cell office:value-type="float" office:value="-371" calcext:value-type="float">
            <text:p>-371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4.900001" calcext:value-type="float">
            <text:p>24.90000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3349654.224677" calcext:value-type="float">
            <text:p>163349654.224677</text:p>
          </table:table-cell>
          <table:table-cell office:value-type="float" office:value="420.039284" calcext:value-type="float">
            <text:p>420.039284</text:p>
          </table:table-cell>
          <table:table-cell table:number-columns-repeated="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4" calcext:value-type="float">
            <text:p>4</text:p>
          </table:table-cell>
          <table:table-cell office:value-type="float" office:value="1008" calcext:value-type="float">
            <text:p>1008</text:p>
          </table:table-cell>
          <table:table-cell office:value-type="float" office:value="167" calcext:value-type="float">
            <text:p>167</text:p>
          </table:table-cell>
          <table:table-cell office:value-type="float" office:value="89" calcext:value-type="float">
            <text:p>89</text:p>
          </table:table-cell>
          <table:table-cell office:value-type="float" office:value="-371" calcext:value-type="float">
            <text:p>-371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25.050001" calcext:value-type="float">
            <text:p>25.050001</text:p>
          </table:table-cell>
          <table:table-cell office:value-type="float" office:value="13.350001" calcext:value-type="float">
            <text:p>13.350001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65750108.247581" calcext:value-type="float">
            <text:p>165750108.247581</text:p>
          </table:table-cell>
          <table:table-cell office:value-type="float" office:value="416.474489" calcext:value-type="float">
            <text:p>416.474489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168" calcext:value-type="float">
            <text:p>168</text:p>
          </table:table-cell>
          <table:table-cell office:value-type="float" office:value="62" calcext:value-type="float">
            <text:p>62</text:p>
          </table:table-cell>
          <table:table-cell office:value-type="float" office:value="-367" calcext:value-type="float">
            <text:p>-367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9.3" calcext:value-type="float">
            <text:p>9.3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4255247.636332" calcext:value-type="float">
            <text:p>164255247.636332</text:p>
          </table:table-cell>
          <table:table-cell office:value-type="float" office:value="408.358911" calcext:value-type="float">
            <text:p>408.358911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32" calcext:value-type="float">
            <text:p>-32</text:p>
          </table:table-cell>
          <table:table-cell office:value-type="float" office:value="976" calcext:value-type="float">
            <text:p>976</text:p>
          </table:table-cell>
          <table:table-cell office:value-type="float" office:value="163" calcext:value-type="float">
            <text:p>163</text:p>
          </table:table-cell>
          <table:table-cell office:value-type="float" office:value="45" calcext:value-type="float">
            <text:p>45</text:p>
          </table:table-cell>
          <table:table-cell office:value-type="float" office:value="-363" calcext:value-type="float">
            <text:p>-363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24.450001" calcext:value-type="float">
            <text:p>24.450001</text:p>
          </table:table-cell>
          <table:table-cell office:value-type="float" office:value="6.75" calcext:value-type="float">
            <text:p>6.75</text:p>
          </table:table-cell>
          <table:table-cell office:value-type="float" office:value="-54.450002" calcext:value-type="float">
            <text:p>-54.450002</text:p>
          </table:table-cell>
          <table:table-cell office:value-type="float" office:value="160227555.584433" calcext:value-type="float">
            <text:p>160227555.584433</text:p>
          </table:table-cell>
          <table:table-cell office:value-type="float" office:value="400.453493" calcext:value-type="float">
            <text:p>400.453493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-362" calcext:value-type="float">
            <text:p>-36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4.150001" calcext:value-type="float">
            <text:p>24.150001</text:p>
          </table:table-cell>
          <table:table-cell office:value-type="float" office:value="2.4" calcext:value-type="float">
            <text:p>2.4</text:p>
          </table:table-cell>
          <table:table-cell office:value-type="float" office:value="-54.300002" calcext:value-type="float">
            <text:p>-54.300002</text:p>
          </table:table-cell>
          <table:table-cell office:value-type="float" office:value="162639779.076836" calcext:value-type="float">
            <text:p>162639779.076836</text:p>
          </table:table-cell>
          <table:table-cell office:value-type="float" office:value="396.511034" calcext:value-type="float">
            <text:p>396.511034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8" calcext:value-type="float">
            <text:p>8</text:p>
          </table:table-cell>
          <table:table-cell office:value-type="float" office:value="952" calcext:value-type="float">
            <text:p>952</text:p>
          </table:table-cell>
          <table:table-cell office:value-type="float" office:value="150" calcext:value-type="float">
            <text:p>150</text:p>
          </table:table-cell>
          <table:table-cell office:value-type="float" office:value="-7" calcext:value-type="float">
            <text:p>-7</text:p>
          </table:table-cell>
          <table:table-cell office:value-type="float" office:value="-359" calcext:value-type="float">
            <text:p>-359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3392109.729519" calcext:value-type="float">
            <text:p>23392109.729519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-1.05" calcext:value-type="float">
            <text:p>-1.05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56350202.947937" calcext:value-type="float">
            <text:p>156350202.947937</text:p>
          </table:table-cell>
          <table:table-cell office:value-type="float" office:value="389.140078" calcext:value-type="float">
            <text:p>389.140078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 office:value-type="float" office:value="135" calcext:value-type="float">
            <text:p>135</text:p>
          </table:table-cell>
          <table:table-cell office:value-type="float" office:value="-32" calcext:value-type="float">
            <text:p>-32</text:p>
          </table:table-cell>
          <table:table-cell office:value-type="float" office:value="-352" calcext:value-type="float">
            <text:p>-352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0" calcext:value-type="float">
            <text:p>0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20.250001" calcext:value-type="float">
            <text:p>20.250001</text:p>
          </table:table-cell>
          <table:table-cell office:value-type="float" office:value="-4.8" calcext:value-type="float">
            <text:p>-4.8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2273744.202903" calcext:value-type="float">
            <text:p>162273744.202903</text:p>
          </table:table-cell>
          <table:table-cell office:value-type="float" office:value="378.355653" calcext:value-type="float">
            <text:p>378.355653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04" calcext:value-type="float">
            <text:p>104</text:p>
          </table:table-cell>
          <table:table-cell office:value-type="float" office:value="976" calcext:value-type="float">
            <text:p>976</text:p>
          </table:table-cell>
          <table:table-cell office:value-type="float" office:value="120" calcext:value-type="float">
            <text:p>120</text:p>
          </table:table-cell>
          <table:table-cell office:value-type="float" office:value="-56" calcext:value-type="float">
            <text:p>-56</text:p>
          </table:table-cell>
          <table:table-cell office:value-type="float" office:value="-348" calcext:value-type="float">
            <text:p>-348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555440.601544" calcext:value-type="float">
            <text:p>2555440.601544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-8.4" calcext:value-type="float">
            <text:p>-8.4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1084068.514952" calcext:value-type="float">
            <text:p>161084068.514952</text:p>
          </table:table-cell>
          <table:table-cell office:value-type="float" office:value="372.343927" calcext:value-type="float">
            <text:p>372.343927</text:p>
          </table:table-cell>
          <table:table-cell table:number-columns-repeated="3"/>
        </table:table-row>
        <table:table-row table:style-name="ro1">
          <table:table-cell office:value-type="float" office:value="-100" calcext:value-type="float">
            <text:p>-100</text:p>
          </table:table-cell>
          <table:table-cell office:value-type="float" office:value="12" calcext:value-type="float">
            <text:p>12</text:p>
          </table:table-cell>
          <table:table-cell office:value-type="float" office:value="984" calcext:value-type="float">
            <text:p>984</text:p>
          </table:table-cell>
          <table:table-cell office:value-type="float" office:value="102" calcext:value-type="float">
            <text:p>102</text:p>
          </table:table-cell>
          <table:table-cell office:value-type="float" office:value="-73" calcext:value-type="float">
            <text:p>-73</text:p>
          </table:table-cell>
          <table:table-cell office:value-type="float" office:value="-343" calcext:value-type="float">
            <text:p>-343</text:p>
          </table:table-cell>
          <table:table-cell office:value-type="float" office:value="-2457154.297639" calcext:value-type="float">
            <text:p>-2457154.297639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15.300001" calcext:value-type="float">
            <text:p>15.300001</text:p>
          </table:table-cell>
          <table:table-cell office:value-type="float" office:value="-10.95" calcext:value-type="float">
            <text:p>-10.95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62031467.467764" calcext:value-type="float">
            <text:p>162031467.467764</text:p>
          </table:table-cell>
          <table:table-cell office:value-type="float" office:value="365.215005" calcext:value-type="float">
            <text:p>365.215005</text:p>
          </table:table-cell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52" calcext:value-type="float">
            <text:p>52</text:p>
          </table:table-cell>
          <table:table-cell office:value-type="float" office:value="1040" calcext:value-type="float">
            <text:p>1040</text:p>
          </table:table-cell>
          <table:table-cell office:value-type="float" office:value="89" calcext:value-type="float">
            <text:p>89</text:p>
          </table:table-cell>
          <table:table-cell office:value-type="float" office:value="-88" calcext:value-type="float">
            <text:p>-88</text:p>
          </table:table-cell>
          <table:table-cell office:value-type="float" office:value="-343" calcext:value-type="float">
            <text:p>-343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5554404.215441" calcext:value-type="float">
            <text:p>25554404.215441</text:p>
          </table:table-cell>
          <table:table-cell office:value-type="float" office:value="13.350001" calcext:value-type="float">
            <text:p>13.350001</text:p>
          </table:table-cell>
          <table:table-cell office:value-type="float" office:value="-13.200001" calcext:value-type="float">
            <text:p>-13.20000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71129610.084718" calcext:value-type="float">
            <text:p>171129610.084718</text:p>
          </table:table-cell>
          <table:table-cell office:value-type="float" office:value="365.121897" calcext:value-type="float">
            <text:p>365.121897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16" calcext:value-type="float">
            <text:p>16</text:p>
          </table:table-cell>
          <table:table-cell office:value-type="float" office:value="1020" calcext:value-type="float">
            <text:p>1020</text:p>
          </table:table-cell>
          <table:table-cell office:value-type="float" office:value="68" calcext:value-type="float">
            <text:p>68</text:p>
          </table:table-cell>
          <table:table-cell office:value-type="float" office:value="-103" calcext:value-type="float">
            <text:p>-103</text:p>
          </table:table-cell>
          <table:table-cell office:value-type="float" office:value="-339" calcext:value-type="float">
            <text:p>-339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393144.690622" calcext:value-type="float">
            <text:p>393144.690622</text:p>
          </table:table-cell>
          <table:table-cell office:value-type="float" office:value="25062975.395913" calcext:value-type="float">
            <text:p>25062975.395913</text:p>
          </table:table-cell>
          <table:table-cell office:value-type="float" office:value="10.2" calcext:value-type="float">
            <text:p>10.2</text:p>
          </table:table-cell>
          <table:table-cell office:value-type="float" office:value="-15.450001" calcext:value-type="float">
            <text:p>-15.4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67395843.175991" calcext:value-type="float">
            <text:p>167395843.175991</text:p>
          </table:table-cell>
          <table:table-cell office:value-type="float" office:value="360.768624" calcext:value-type="float">
            <text:p>360.76862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2" calcext:value-type="float">
            <text:p>152</text:p>
          </table:table-cell>
          <table:table-cell office:value-type="float" office:value="956" calcext:value-type="float">
            <text:p>956</text:p>
          </table:table-cell>
          <table:table-cell office:value-type="float" office:value="58" calcext:value-type="float">
            <text:p>58</text:p>
          </table:table-cell>
          <table:table-cell office:value-type="float" office:value="-108" calcext:value-type="float">
            <text:p>-108</text:p>
          </table:table-cell>
          <table:table-cell office:value-type="float" office:value="-340" calcext:value-type="float">
            <text:p>-340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3734874.748411" calcext:value-type="float">
            <text:p>3734874.748411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8.7" calcext:value-type="float">
            <text:p>8.7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58581885.094015" calcext:value-type="float">
            <text:p>158581885.094015</text:p>
          </table:table-cell>
          <table:table-cell office:value-type="float" office:value="361.424958" calcext:value-type="float">
            <text:p>361.424958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928" calcext:value-type="float">
            <text:p>928</text:p>
          </table:table-cell>
          <table:table-cell office:value-type="float" office:value="28" calcext:value-type="float">
            <text:p>28</text:p>
          </table:table-cell>
          <table:table-cell office:value-type="float" office:value="-127" calcext:value-type="float">
            <text:p>-127</text:p>
          </table:table-cell>
          <table:table-cell office:value-type="float" office:value="-337" calcext:value-type="float">
            <text:p>-337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2802391.306086" calcext:value-type="float">
            <text:p>22802391.306086</text:p>
          </table:table-cell>
          <table:table-cell office:value-type="float" office:value="4.2" calcext:value-type="float">
            <text:p>4.2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52090761.943298" calcext:value-type="float">
            <text:p>152090761.943298</text:p>
          </table:table-cell>
          <table:table-cell office:value-type="float" office:value="361.222923" calcext:value-type="float">
            <text:p>361.222923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-20" calcext:value-type="float">
            <text:p>-20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office:value-type="float" office:value="-133" calcext:value-type="float">
            <text:p>-133</text:p>
          </table:table-cell>
          <table:table-cell office:value-type="float" office:value="-339" calcext:value-type="float">
            <text:p>-33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0.15" calcext:value-type="float">
            <text:p>0.15</text:p>
          </table:table-cell>
          <table:table-cell office:value-type="float" office:value="-19.950001" calcext:value-type="float">
            <text:p>-19.9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66526669.160718" calcext:value-type="float">
            <text:p>166526669.160718</text:p>
          </table:table-cell>
          <table:table-cell office:value-type="float" office:value="364.157933" calcext:value-type="float">
            <text:p>364.157933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60" calcext:value-type="float">
            <text:p>60</text:p>
          </table:table-cell>
          <table:table-cell office:value-type="float" office:value="980" calcext:value-type="float">
            <text:p>980</text:p>
          </table:table-cell>
          <table:table-cell office:value-type="float" office:value="-23" calcext:value-type="float">
            <text:p>-23</text:p>
          </table:table-cell>
          <table:table-cell office:value-type="float" office:value="-142" calcext:value-type="float">
            <text:p>-142</text:p>
          </table:table-cell>
          <table:table-cell office:value-type="float" office:value="-335" calcext:value-type="float">
            <text:p>-33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.45" calcext:value-type="float">
            <text:p>-3.45</text:p>
          </table:table-cell>
          <table:table-cell office:value-type="float" office:value="-21.300001" calcext:value-type="float">
            <text:p>-21.300001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160996095.630111" calcext:value-type="float">
            <text:p>160996095.630111</text:p>
          </table:table-cell>
          <table:table-cell office:value-type="float" office:value="364.57921" calcext:value-type="float">
            <text:p>364.57921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4" calcext:value-type="float">
            <text:p>24</text:p>
          </table:table-cell>
          <table:table-cell office:value-type="float" office:value="1004" calcext:value-type="float">
            <text:p>1004</text:p>
          </table:table-cell>
          <table:table-cell office:value-type="float" office:value="-41" calcext:value-type="float">
            <text:p>-41</text:p>
          </table:table-cell>
          <table:table-cell office:value-type="float" office:value="-144" calcext:value-type="float">
            <text:p>-144</text:p>
          </table:table-cell>
          <table:table-cell office:value-type="float" office:value="-334" calcext:value-type="float">
            <text:p>-33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6.15" calcext:value-type="float">
            <text:p>-6.15</text:p>
          </table:table-cell>
          <table:table-cell office:value-type="float" office:value="-21.600001" calcext:value-type="float">
            <text:p>-21.6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4846215.670796" calcext:value-type="float">
            <text:p>164846215.670796</text:p>
          </table:table-cell>
          <table:table-cell office:value-type="float" office:value="366.023223" calcext:value-type="float">
            <text:p>366.023223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-72" calcext:value-type="float">
            <text:p>-72</text:p>
          </table:table-cell>
          <table:table-cell office:value-type="float" office:value="-147" calcext:value-type="float">
            <text:p>-147</text:p>
          </table:table-cell>
          <table:table-cell office:value-type="float" office:value="-332" calcext:value-type="float">
            <text:p>-33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0" calcext:value-type="float">
            <text:p>0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10.8" calcext:value-type="float">
            <text:p>-10.8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59451288.551828" calcext:value-type="float">
            <text:p>159451288.551828</text:p>
          </table:table-cell>
          <table:table-cell office:value-type="float" office:value="370.158074" calcext:value-type="float">
            <text:p>370.158074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4" calcext:value-type="float">
            <text:p>84</text:p>
          </table:table-cell>
          <table:table-cell office:value-type="float" office:value="988" calcext:value-type="float">
            <text:p>988</text:p>
          </table:table-cell>
          <table:table-cell office:value-type="float" office:value="-97" calcext:value-type="float">
            <text:p>-97</text:p>
          </table:table-cell>
          <table:table-cell office:value-type="float" office:value="-147" calcext:value-type="float">
            <text:p>-147</text:p>
          </table:table-cell>
          <table:table-cell office:value-type="float" office:value="-332" calcext:value-type="float">
            <text:p>-332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22.050001" calcext:value-type="float">
            <text:p>-22.0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2560558.129403" calcext:value-type="float">
            <text:p>162560558.129403</text:p>
          </table:table-cell>
          <table:table-cell office:value-type="float" office:value="375.821766" calcext:value-type="float">
            <text:p>375.821766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8" calcext:value-type="float">
            <text:p>28</text:p>
          </table:table-cell>
          <table:table-cell office:value-type="float" office:value="924" calcext:value-type="float">
            <text:p>924</text:p>
          </table:table-cell>
          <table:table-cell office:value-type="float" office:value="-129" calcext:value-type="float">
            <text:p>-129</text:p>
          </table:table-cell>
          <table:table-cell office:value-type="float" office:value="-143" calcext:value-type="float">
            <text:p>-143</text:p>
          </table:table-cell>
          <table:table-cell office:value-type="float" office:value="-333" calcext:value-type="float">
            <text:p>-333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2704106.50218" calcext:value-type="float">
            <text:p>22704106.50218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21.450001" calcext:value-type="float">
            <text:p>-21.45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51996173.662518" calcext:value-type="float">
            <text:p>151996173.662518</text:p>
          </table:table-cell>
          <table:table-cell office:value-type="float" office:value="384.680387" calcext:value-type="float">
            <text:p>384.680387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92" calcext:value-type="float">
            <text:p>92</text:p>
          </table:table-cell>
          <table:table-cell office:value-type="float" office:value="980" calcext:value-type="float">
            <text:p>980</text:p>
          </table:table-cell>
          <table:table-cell office:value-type="float" office:value="-146" calcext:value-type="float">
            <text:p>-146</text:p>
          </table:table-cell>
          <table:table-cell office:value-type="float" office:value="-137" calcext:value-type="float">
            <text:p>-137</text:p>
          </table:table-cell>
          <table:table-cell office:value-type="float" office:value="-330" calcext:value-type="float">
            <text:p>-33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21.900001" calcext:value-type="float">
            <text:p>-21.900001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61431525.088431" calcext:value-type="float">
            <text:p>161431525.088431</text:p>
          </table:table-cell>
          <table:table-cell office:value-type="float" office:value="385.985751" calcext:value-type="float">
            <text:p>385.985751</text:p>
          </table:table-cell>
          <table:table-cell table:number-columns-repeated="3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36" calcext:value-type="float">
            <text:p>36</text:p>
          </table:table-cell>
          <table:table-cell office:value-type="float" office:value="1128" calcext:value-type="float">
            <text:p>1128</text:p>
          </table:table-cell>
          <table:table-cell office:value-type="float" office:value="-181" calcext:value-type="float">
            <text:p>-181</text:p>
          </table:table-cell>
          <table:table-cell office:value-type="float" office:value="-126" calcext:value-type="float">
            <text:p>-126</text:p>
          </table:table-cell>
          <table:table-cell office:value-type="float" office:value="-330" calcext:value-type="float">
            <text:p>-330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7716701.101363" calcext:value-type="float">
            <text:p>27716701.101363</text:p>
          </table:table-cell>
          <table:table-cell office:value-type="float" office:value="-27.150001" calcext:value-type="float">
            <text:p>-27.150001</text:p>
          </table:table-cell>
          <table:table-cell office:value-type="float" office:value="-18.900001" calcext:value-type="float">
            <text:p>-18.90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85485328.947459" calcext:value-type="float">
            <text:p>185485328.947459</text:p>
          </table:table-cell>
          <table:table-cell office:value-type="float" office:value="396.90931" calcext:value-type="float">
            <text:p>396.90931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2" calcext:value-type="float">
            <text:p>12</text:p>
          </table:table-cell>
          <table:table-cell office:value-type="float" office:value="964" calcext:value-type="float">
            <text:p>964</text:p>
          </table:table-cell>
          <table:table-cell office:value-type="float" office:value="-209" calcext:value-type="float">
            <text:p>-209</text:p>
          </table:table-cell>
          <table:table-cell office:value-type="float" office:value="-111" calcext:value-type="float">
            <text:p>-111</text:p>
          </table:table-cell>
          <table:table-cell office:value-type="float" office:value="-330" calcext:value-type="float">
            <text:p>-330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3686968.941236" calcext:value-type="float">
            <text:p>23686968.941236</text:p>
          </table:table-cell>
          <table:table-cell office:value-type="float" office:value="-31.350001" calcext:value-type="float">
            <text:p>-31.350001</text:p>
          </table:table-cell>
          <table:table-cell office:value-type="float" office:value="-16.650001" calcext:value-type="float">
            <text:p>-16.650001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158191555.918003" calcext:value-type="float">
            <text:p>158191555.918003</text:p>
          </table:table-cell>
          <table:table-cell office:value-type="float" office:value="406.081273" calcext:value-type="float">
            <text:p>406.081273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 office:value-type="float" office:value="972" calcext:value-type="float">
            <text:p>972</text:p>
          </table:table-cell>
          <table:table-cell office:value-type="float" office:value="-224" calcext:value-type="float">
            <text:p>-224</text:p>
          </table:table-cell>
          <table:table-cell office:value-type="float" office:value="-97" calcext:value-type="float">
            <text:p>-97</text:p>
          </table:table-cell>
          <table:table-cell office:value-type="float" office:value="-332" calcext:value-type="float">
            <text:p>-332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33.600001" calcext:value-type="float">
            <text:p>-33.600001</text:p>
          </table:table-cell>
          <table:table-cell office:value-type="float" office:value="-14.550001" calcext:value-type="float">
            <text:p>-14.5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59553575.111956" calcext:value-type="float">
            <text:p>159553575.111956</text:p>
          </table:table-cell>
          <table:table-cell office:value-type="float" office:value="412.078876" calcext:value-type="float">
            <text:p>412.078876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68" calcext:value-type="float">
            <text:p>68</text:p>
          </table:table-cell>
          <table:table-cell office:value-type="float" office:value="1008" calcext:value-type="float">
            <text:p>1008</text:p>
          </table:table-cell>
          <table:table-cell office:value-type="float" office:value="-240" calcext:value-type="float">
            <text:p>-240</text:p>
          </table:table-cell>
          <table:table-cell office:value-type="float" office:value="-90" calcext:value-type="float">
            <text:p>-90</text:p>
          </table:table-cell>
          <table:table-cell office:value-type="float" office:value="-334" calcext:value-type="float">
            <text:p>-334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36.000001" calcext:value-type="float">
            <text:p>-36.000001</text:p>
          </table:table-cell>
          <table:table-cell office:value-type="float" office:value="-13.500001" calcext:value-type="float">
            <text:p>-13.5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5827798.72508" calcext:value-type="float">
            <text:p>165827798.72508</text:p>
          </table:table-cell>
          <table:table-cell office:value-type="float" office:value="421.017814" calcext:value-type="float">
            <text:p>421.017814</text:p>
          </table:table-cell>
          <table:table-cell table:number-columns-repeated="3"/>
        </table:table-row>
        <table:table-row table:style-name="ro1">
          <table:table-cell office:value-type="float" office:value="-96" calcext:value-type="float">
            <text:p>-96</text:p>
          </table:table-cell>
          <table:table-cell office:value-type="float" office:value="120" calcext:value-type="float">
            <text:p>120</text:p>
          </table:table-cell>
          <table:table-cell office:value-type="float" office:value="984" calcext:value-type="float">
            <text:p>984</text:p>
          </table:table-cell>
          <table:table-cell office:value-type="float" office:value="-257" calcext:value-type="float">
            <text:p>-257</text:p>
          </table:table-cell>
          <table:table-cell office:value-type="float" office:value="-74" calcext:value-type="float">
            <text:p>-74</text:p>
          </table:table-cell>
          <table:table-cell office:value-type="float" office:value="-334" calcext:value-type="float">
            <text:p>-334</text:p>
          </table:table-cell>
          <table:table-cell office:value-type="float" office:value="-2358868.143733" calcext:value-type="float">
            <text:p>-2358868.143733</text:p>
          </table:table-cell>
          <table:table-cell office:value-type="float" office:value="2948585.217166" calcext:value-type="float">
            <text:p>2948585.217166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8.550002" calcext:value-type="float">
            <text:p>-38.550002</text:p>
          </table:table-cell>
          <table:table-cell office:value-type="float" office:value="-11.1" calcext:value-type="float">
            <text:p>-11.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3143193.325169" calcext:value-type="float">
            <text:p>163143193.325169</text:p>
          </table:table-cell>
          <table:table-cell office:value-type="float" office:value="427.879656" calcext:value-type="float">
            <text:p>427.879656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88" calcext:value-type="float">
            <text:p>88</text:p>
          </table:table-cell>
          <table:table-cell office:value-type="float" office:value="976" calcext:value-type="float">
            <text:p>976</text:p>
          </table:table-cell>
          <table:table-cell office:value-type="float" office:value="-274" calcext:value-type="float">
            <text:p>-274</text:p>
          </table:table-cell>
          <table:table-cell office:value-type="float" office:value="-55" calcext:value-type="float">
            <text:p>-55</text:p>
          </table:table-cell>
          <table:table-cell office:value-type="float" office:value="-334" calcext:value-type="float">
            <text:p>-334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41.100002" calcext:value-type="float">
            <text:p>-41.100002</text:p>
          </table:table-cell>
          <table:table-cell office:value-type="float" office:value="-8.25" calcext:value-type="float">
            <text:p>-8.25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0753228.781899" calcext:value-type="float">
            <text:p>160753228.781899</text:p>
          </table:table-cell>
          <table:table-cell office:value-type="float" office:value="435.496269" calcext:value-type="float">
            <text:p>435.496269</text:p>
          </table:table-cell>
          <table:table-cell table:number-columns-repeated="3"/>
        </table:table-row>
        <table:table-row table:style-name="ro1">
          <table:table-cell office:value-type="float" office:value="-124" calcext:value-type="float">
            <text:p>-124</text:p>
          </table:table-cell>
          <table:table-cell office:value-type="float" office:value="-24" calcext:value-type="float">
            <text:p>-24</text:p>
          </table:table-cell>
          <table:table-cell office:value-type="float" office:value="1120" calcext:value-type="float">
            <text:p>1120</text:p>
          </table:table-cell>
          <table:table-cell office:value-type="float" office:value="-290" calcext:value-type="float">
            <text:p>-290</text:p>
          </table:table-cell>
          <table:table-cell office:value-type="float" office:value="-34" calcext:value-type="float">
            <text:p>-34</text:p>
          </table:table-cell>
          <table:table-cell office:value-type="float" office:value="-336" calcext:value-type="float">
            <text:p>-336</text:p>
          </table:table-cell>
          <table:table-cell office:value-type="float" office:value="-3046871.521072" calcext:value-type="float">
            <text:p>-3046871.521072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7520129.093552" calcext:value-type="float">
            <text:p>27520129.093552</text:p>
          </table:table-cell>
          <table:table-cell office:value-type="float" office:value="-43.500002" calcext:value-type="float">
            <text:p>-43.500002</text:p>
          </table:table-cell>
          <table:table-cell office:value-type="float" office:value="-5.1" calcext:value-type="float">
            <text:p>-5.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84630397.95697" calcext:value-type="float">
            <text:p>184630397.95697</text:p>
          </table:table-cell>
          <table:table-cell office:value-type="float" office:value="445.142674" calcext:value-type="float">
            <text:p>445.142674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160" calcext:value-type="float">
            <text:p>160</text:p>
          </table:table-cell>
          <table:table-cell office:value-type="float" office:value="968" calcext:value-type="float">
            <text:p>968</text:p>
          </table:table-cell>
          <table:table-cell office:value-type="float" office:value="-294" calcext:value-type="float">
            <text:p>-294</text:p>
          </table:table-cell>
          <table:table-cell office:value-type="float" office:value="-23" calcext:value-type="float">
            <text:p>-23</text:p>
          </table:table-cell>
          <table:table-cell office:value-type="float" office:value="-338" calcext:value-type="float">
            <text:p>-338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3931447.056222" calcext:value-type="float">
            <text:p>3931447.056222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4.100002" calcext:value-type="float">
            <text:p>-44.100002</text:p>
          </table:table-cell>
          <table:table-cell office:value-type="float" office:value="-3.45" calcext:value-type="float">
            <text:p>-3.45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0805303.454464" calcext:value-type="float">
            <text:p>160805303.454464</text:p>
          </table:table-cell>
          <table:table-cell office:value-type="float" office:value="448.563262" calcext:value-type="float">
            <text:p>448.563262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0" calcext:value-type="float">
            <text:p>80</text:p>
          </table:table-cell>
          <table:table-cell office:value-type="float" office:value="916" calcext:value-type="float">
            <text:p>916</text:p>
          </table:table-cell>
          <table:table-cell office:value-type="float" office:value="-304" calcext:value-type="float">
            <text:p>-304</text:p>
          </table:table-cell>
          <table:table-cell office:value-type="float" office:value="-9" calcext:value-type="float">
            <text:p>-9</text:p>
          </table:table-cell>
          <table:table-cell office:value-type="float" office:value="-339" calcext:value-type="float">
            <text:p>-339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2507534.494369" calcext:value-type="float">
            <text:p>22507534.494369</text:p>
          </table:table-cell>
          <table:table-cell office:value-type="float" office:value="-45.600002" calcext:value-type="float">
            <text:p>-45.600002</text:p>
          </table:table-cell>
          <table:table-cell office:value-type="float" office:value="-1.35" calcext:value-type="float">
            <text:p>-1.35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50634226.44505" calcext:value-type="float">
            <text:p>150634226.44505</text:p>
          </table:table-cell>
          <table:table-cell office:value-type="float" office:value="455.431663" calcext:value-type="float">
            <text:p>455.431663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76" calcext:value-type="float">
            <text:p>76</text:p>
          </table:table-cell>
          <table:table-cell office:value-type="float" office:value="1012" calcext:value-type="float">
            <text:p>1012</text:p>
          </table:table-cell>
          <table:table-cell office:value-type="float" office:value="-311" calcext:value-type="float">
            <text:p>-311</text:p>
          </table:table-cell>
          <table:table-cell office:value-type="float" office:value="1" calcext:value-type="float">
            <text:p>1</text:p>
          </table:table-cell>
          <table:table-cell office:value-type="float" office:value="-342" calcext:value-type="float">
            <text:p>-34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46.650002" calcext:value-type="float">
            <text:p>-46.650002</text:p>
          </table:table-cell>
          <table:table-cell office:value-type="float" office:value="0.15" calcext:value-type="float">
            <text:p>0.15</text:p>
          </table:table-cell>
          <table:table-cell office:value-type="float" office:value="-51.300002" calcext:value-type="float">
            <text:p>-51.300002</text:p>
          </table:table-cell>
          <table:table-cell office:value-type="float" office:value="166460904.995296" calcext:value-type="float">
            <text:p>166460904.995296</text:p>
          </table:table-cell>
          <table:table-cell office:value-type="float" office:value="462.261831" calcext:value-type="float">
            <text:p>462.261831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2" calcext:value-type="float">
            <text:p>52</text:p>
          </table:table-cell>
          <table:table-cell office:value-type="float" office:value="988" calcext:value-type="float">
            <text:p>988</text:p>
          </table:table-cell>
          <table:table-cell office:value-type="float" office:value="-317" calcext:value-type="float">
            <text:p>-317</text:p>
          </table:table-cell>
          <table:table-cell office:value-type="float" office:value="11" calcext:value-type="float">
            <text:p>11</text:p>
          </table:table-cell>
          <table:table-cell office:value-type="float" office:value="-349" calcext:value-type="float">
            <text:p>-349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47.550002" calcext:value-type="float">
            <text:p>-47.550002</text:p>
          </table:table-cell>
          <table:table-cell office:value-type="float" office:value="1.65" calcext:value-type="float">
            <text:p>1.65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2292263.676831" calcext:value-type="float">
            <text:p>162292263.676831</text:p>
          </table:table-cell>
          <table:table-cell office:value-type="float" office:value="471.604707" calcext:value-type="float">
            <text:p>471.604707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-322" calcext:value-type="float">
            <text:p>-322</text:p>
          </table:table-cell>
          <table:table-cell office:value-type="float" office:value="26" calcext:value-type="float">
            <text:p>26</text:p>
          </table:table-cell>
          <table:table-cell office:value-type="float" office:value="-348" calcext:value-type="float">
            <text:p>-348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48.300002" calcext:value-type="float">
            <text:p>-48.300002</text:p>
          </table:table-cell>
          <table:table-cell office:value-type="float" office:value="3.9" calcext:value-type="float">
            <text:p>3.9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0647704.066394" calcext:value-type="float">
            <text:p>160647704.066394</text:p>
          </table:table-cell>
          <table:table-cell office:value-type="float" office:value="474.830496" calcext:value-type="float">
            <text:p>474.830496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4" calcext:value-type="float">
            <text:p>44</text:p>
          </table:table-cell>
          <table:table-cell office:value-type="float" office:value="984" calcext:value-type="float">
            <text:p>984</text:p>
          </table:table-cell>
          <table:table-cell office:value-type="float" office:value="-327" calcext:value-type="float">
            <text:p>-327</text:p>
          </table:table-cell>
          <table:table-cell office:value-type="float" office:value="43" calcext:value-type="float">
            <text:p>43</text:p>
          </table:table-cell>
          <table:table-cell office:value-type="float" office:value="-352" calcext:value-type="float">
            <text:p>-352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6.45" calcext:value-type="float">
            <text:p>6.45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1575069.801849" calcext:value-type="float">
            <text:p>161575069.801849</text:p>
          </table:table-cell>
          <table:table-cell office:value-type="float" office:value="482.371226" calcext:value-type="float">
            <text:p>482.371226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4" calcext:value-type="float">
            <text:p>84</text:p>
          </table:table-cell>
          <table:table-cell office:value-type="float" office:value="984" calcext:value-type="float">
            <text:p>984</text:p>
          </table:table-cell>
          <table:table-cell office:value-type="float" office:value="-333" calcext:value-type="float">
            <text:p>-333</text:p>
          </table:table-cell>
          <table:table-cell office:value-type="float" office:value="56" calcext:value-type="float">
            <text:p>56</text:p>
          </table:table-cell>
          <table:table-cell office:value-type="float" office:value="-354" calcext:value-type="float">
            <text:p>-354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8.4" calcext:value-type="float">
            <text:p>8.4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1796795.763166" calcext:value-type="float">
            <text:p>161796795.763166</text:p>
          </table:table-cell>
          <table:table-cell office:value-type="float" office:value="489.224897" calcext:value-type="float">
            <text:p>489.224897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-336" calcext:value-type="float">
            <text:p>-336</text:p>
          </table:table-cell>
          <table:table-cell office:value-type="float" office:value="73" calcext:value-type="float">
            <text:p>73</text:p>
          </table:table-cell>
          <table:table-cell office:value-type="float" office:value="-360" calcext:value-type="float">
            <text:p>-360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0.95" calcext:value-type="float">
            <text:p>10.95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4417227.38249" calcext:value-type="float">
            <text:p>164417227.38249</text:p>
          </table:table-cell>
          <table:table-cell office:value-type="float" office:value="497.820249" calcext:value-type="float">
            <text:p>497.820249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64" calcext:value-type="float">
            <text:p>64</text:p>
          </table:table-cell>
          <table:table-cell office:value-type="float" office:value="976" calcext:value-type="float">
            <text:p>976</text:p>
          </table:table-cell>
          <table:table-cell office:value-type="float" office:value="-339" calcext:value-type="float">
            <text:p>-339</text:p>
          </table:table-cell>
          <table:table-cell office:value-type="float" office:value="92" calcext:value-type="float">
            <text:p>92</text:p>
          </table:table-cell>
          <table:table-cell office:value-type="float" office:value="-365" calcext:value-type="float">
            <text:p>-36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3.800001" calcext:value-type="float">
            <text:p>13.800001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160384233.809964" calcext:value-type="float">
            <text:p>160384233.809964</text:p>
          </table:table-cell>
          <table:table-cell office:value-type="float" office:value="506.566876" calcext:value-type="float">
            <text:p>506.566876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8" calcext:value-type="float">
            <text:p>108</text:p>
          </table:table-cell>
          <table:table-cell office:value-type="float" office:value="984" calcext:value-type="float">
            <text:p>984</text:p>
          </table:table-cell>
          <table:table-cell office:value-type="float" office:value="-343" calcext:value-type="float">
            <text:p>-343</text:p>
          </table:table-cell>
          <table:table-cell office:value-type="float" office:value="104" calcext:value-type="float">
            <text:p>104</text:p>
          </table:table-cell>
          <table:table-cell office:value-type="float" office:value="-369" calcext:value-type="float">
            <text:p>-369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653726.60545" calcext:value-type="float">
            <text:p>2653726.6054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5.600001" calcext:value-type="float">
            <text:p>15.60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2222136.393042" calcext:value-type="float">
            <text:p>162222136.393042</text:p>
          </table:table-cell>
          <table:table-cell office:value-type="float" office:value="514.418118" calcext:value-type="float">
            <text:p>514.418118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52" calcext:value-type="float">
            <text:p>52</text:p>
          </table:table-cell>
          <table:table-cell office:value-type="float" office:value="948" calcext:value-type="float">
            <text:p>948</text:p>
          </table:table-cell>
          <table:table-cell office:value-type="float" office:value="-354" calcext:value-type="float">
            <text:p>-354</text:p>
          </table:table-cell>
          <table:table-cell office:value-type="float" office:value="124" calcext:value-type="float">
            <text:p>124</text:p>
          </table:table-cell>
          <table:table-cell office:value-type="float" office:value="-385" calcext:value-type="float">
            <text:p>-385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8.600001" calcext:value-type="float">
            <text:p>18.600001</text:p>
          </table:table-cell>
          <table:table-cell office:value-type="float" office:value="-57.750002" calcext:value-type="float">
            <text:p>-57.750002</text:p>
          </table:table-cell>
          <table:table-cell office:value-type="float" office:value="155692513.842367" calcext:value-type="float">
            <text:p>155692513.842367</text:p>
          </table:table-cell>
          <table:table-cell office:value-type="float" office:value="537.51" calcext:value-type="float">
            <text:p>537.51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64" calcext:value-type="float">
            <text:p>64</text:p>
          </table:table-cell>
          <table:table-cell office:value-type="float" office:value="1016" calcext:value-type="float">
            <text:p>1016</text:p>
          </table:table-cell>
          <table:table-cell office:value-type="float" office:value="-365" calcext:value-type="float">
            <text:p>-365</text:p>
          </table:table-cell>
          <table:table-cell office:value-type="float" office:value="145" calcext:value-type="float">
            <text:p>145</text:p>
          </table:table-cell>
          <table:table-cell office:value-type="float" office:value="-400" calcext:value-type="float">
            <text:p>-40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1572578.762489" calcext:value-type="float">
            <text:p>1572578.762489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-54.750002" calcext:value-type="float">
            <text:p>-54.750002</text:p>
          </table:table-cell>
          <table:table-cell office:value-type="float" office:value="21.750001" calcext:value-type="float">
            <text:p>21.750001</text:p>
          </table:table-cell>
          <table:table-cell office:value-type="float" office:value="-60.000002" calcext:value-type="float">
            <text:p>-60.000002</text:p>
          </table:table-cell>
          <table:table-cell office:value-type="float" office:value="166946388.65095" calcext:value-type="float">
            <text:p>166946388.65095</text:p>
          </table:table-cell>
          <table:table-cell office:value-type="float" office:value="560.580057" calcext:value-type="float">
            <text:p>560.580057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40" calcext:value-type="float">
            <text:p>40</text:p>
          </table:table-cell>
          <table:table-cell office:value-type="float" office:value="944" calcext:value-type="float">
            <text:p>944</text:p>
          </table:table-cell>
          <table:table-cell office:value-type="float" office:value="-371" calcext:value-type="float">
            <text:p>-371</text:p>
          </table:table-cell>
          <table:table-cell office:value-type="float" office:value="168" calcext:value-type="float">
            <text:p>168</text:p>
          </table:table-cell>
          <table:table-cell office:value-type="float" office:value="-410" calcext:value-type="float">
            <text:p>-410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3195537.721708" calcext:value-type="float">
            <text:p>23195537.721708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-61.500002" calcext:value-type="float">
            <text:p>-61.500002</text:p>
          </table:table-cell>
          <table:table-cell office:value-type="float" office:value="154788154.319858" calcext:value-type="float">
            <text:p>154788154.319858</text:p>
          </table:table-cell>
          <table:table-cell office:value-type="float" office:value="577.89705" calcext:value-type="float">
            <text:p>577.89705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8" calcext:value-type="float">
            <text:p>48</text:p>
          </table:table-cell>
          <table:table-cell office:value-type="float" office:value="1000" calcext:value-type="float">
            <text:p>1000</text:p>
          </table:table-cell>
          <table:table-cell office:value-type="float" office:value="-394" calcext:value-type="float">
            <text:p>-394</text:p>
          </table:table-cell>
          <table:table-cell office:value-type="float" office:value="203" calcext:value-type="float">
            <text:p>203</text:p>
          </table:table-cell>
          <table:table-cell office:value-type="float" office:value="-425" calcext:value-type="float">
            <text:p>-425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59.100002" calcext:value-type="float">
            <text:p>-59.100002</text:p>
          </table:table-cell>
          <table:table-cell office:value-type="float" office:value="30.450001" calcext:value-type="float">
            <text:p>30.450001</text:p>
          </table:table-cell>
          <table:table-cell office:value-type="float" office:value="-63.750003" calcext:value-type="float">
            <text:p>-63.750003</text:p>
          </table:table-cell>
          <table:table-cell office:value-type="float" office:value="164046005.200929" calcext:value-type="float">
            <text:p>164046005.200929</text:p>
          </table:table-cell>
          <table:table-cell office:value-type="float" office:value="614.060258" calcext:value-type="float">
            <text:p>614.060258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96" calcext:value-type="float">
            <text:p>96</text:p>
          </table:table-cell>
          <table:table-cell office:value-type="float" office:value="976" calcext:value-type="float">
            <text:p>976</text:p>
          </table:table-cell>
          <table:table-cell office:value-type="float" office:value="-399" calcext:value-type="float">
            <text:p>-399</text:p>
          </table:table-cell>
          <table:table-cell office:value-type="float" office:value="242" calcext:value-type="float">
            <text:p>242</text:p>
          </table:table-cell>
          <table:table-cell office:value-type="float" office:value="-431" calcext:value-type="float">
            <text:p>-431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2358868.143733" calcext:value-type="float">
            <text:p>2358868.143733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59.850002" calcext:value-type="float">
            <text:p>-59.850002</text:p>
          </table:table-cell>
          <table:table-cell office:value-type="float" office:value="36.300001" calcext:value-type="float">
            <text:p>36.300001</text:p>
          </table:table-cell>
          <table:table-cell office:value-type="float" office:value="-64.650003" calcext:value-type="float">
            <text:p>-64.650003</text:p>
          </table:table-cell>
          <table:table-cell office:value-type="float" office:value="160735867.553246" calcext:value-type="float">
            <text:p>160735867.553246</text:p>
          </table:table-cell>
          <table:table-cell office:value-type="float" office:value="635.236964" calcext:value-type="float">
            <text:p>635.236964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36" calcext:value-type="float">
            <text:p>36</text:p>
          </table:table-cell>
          <table:table-cell office:value-type="float" office:value="972" calcext:value-type="float">
            <text:p>972</text:p>
          </table:table-cell>
          <table:table-cell office:value-type="float" office:value="-382" calcext:value-type="float">
            <text:p>-382</text:p>
          </table:table-cell>
          <table:table-cell office:value-type="float" office:value="294" calcext:value-type="float">
            <text:p>294</text:p>
          </table:table-cell>
          <table:table-cell office:value-type="float" office:value="-440" calcext:value-type="float">
            <text:p>-440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57.300002" calcext:value-type="float">
            <text:p>-57.300002</text:p>
          </table:table-cell>
          <table:table-cell office:value-type="float" office:value="44.100002" calcext:value-type="float">
            <text:p>44.100002</text:p>
          </table:table-cell>
          <table:table-cell office:value-type="float" office:value="-66.000003" calcext:value-type="float">
            <text:p>-66.000003</text:p>
          </table:table-cell>
          <table:table-cell office:value-type="float" office:value="159354324.904846" calcext:value-type="float">
            <text:p>159354324.904846</text:p>
          </table:table-cell>
          <table:table-cell office:value-type="float" office:value="652.656112" calcext:value-type="float">
            <text:p>652.656112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40" calcext:value-type="float">
            <text:p>40</text:p>
          </table:table-cell>
          <table:table-cell office:value-type="float" office:value="996" calcext:value-type="float">
            <text:p>996</text:p>
          </table:table-cell>
          <table:table-cell office:value-type="float" office:value="-355" calcext:value-type="float">
            <text:p>-355</text:p>
          </table:table-cell>
          <table:table-cell office:value-type="float" office:value="334" calcext:value-type="float">
            <text:p>334</text:p>
          </table:table-cell>
          <table:table-cell office:value-type="float" office:value="-442" calcext:value-type="float">
            <text:p>-44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53.250002" calcext:value-type="float">
            <text:p>-53.250002</text:p>
          </table:table-cell>
          <table:table-cell office:value-type="float" office:value="50.100002" calcext:value-type="float">
            <text:p>50.100002</text:p>
          </table:table-cell>
          <table:table-cell office:value-type="float" office:value="-66.300003" calcext:value-type="float">
            <text:p>-66.300003</text:p>
          </table:table-cell>
          <table:table-cell office:value-type="float" office:value="163393016.337528" calcext:value-type="float">
            <text:p>163393016.337528</text:p>
          </table:table-cell>
          <table:table-cell office:value-type="float" office:value="657.985562" calcext:value-type="float">
            <text:p>657.985562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8" calcext:value-type="float">
            <text:p>28</text:p>
          </table:table-cell>
          <table:table-cell office:value-type="float" office:value="984" calcext:value-type="float">
            <text:p>984</text:p>
          </table:table-cell>
          <table:table-cell office:value-type="float" office:value="-302" calcext:value-type="float">
            <text:p>-302</text:p>
          </table:table-cell>
          <table:table-cell office:value-type="float" office:value="366" calcext:value-type="float">
            <text:p>366</text:p>
          </table:table-cell>
          <table:table-cell office:value-type="float" office:value="-436" calcext:value-type="float">
            <text:p>-436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45.300002" calcext:value-type="float">
            <text:p>-45.300002</text:p>
          </table:table-cell>
          <table:table-cell office:value-type="float" office:value="54.900002" calcext:value-type="float">
            <text:p>54.900002</text:p>
          </table:table-cell>
          <table:table-cell office:value-type="float" office:value="-65.400003" calcext:value-type="float">
            <text:p>-65.400003</text:p>
          </table:table-cell>
          <table:table-cell office:value-type="float" office:value="161339734.193049" calcext:value-type="float">
            <text:p>161339734.193049</text:p>
          </table:table-cell>
          <table:table-cell office:value-type="float" office:value="644.4036" calcext:value-type="float">
            <text:p>644.4036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24" calcext:value-type="float">
            <text:p>24</text:p>
          </table:table-cell>
          <table:table-cell office:value-type="float" office:value="1000" calcext:value-type="float">
            <text:p>1000</text:p>
          </table:table-cell>
          <table:table-cell office:value-type="float" office:value="-256" calcext:value-type="float">
            <text:p>-256</text:p>
          </table:table-cell>
          <table:table-cell office:value-type="float" office:value="387" calcext:value-type="float">
            <text:p>387</text:p>
          </table:table-cell>
          <table:table-cell office:value-type="float" office:value="-440" calcext:value-type="float">
            <text:p>-440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38.400002" calcext:value-type="float">
            <text:p>-38.400002</text:p>
          </table:table-cell>
          <table:table-cell office:value-type="float" office:value="58.050002" calcext:value-type="float">
            <text:p>58.050002</text:p>
          </table:table-cell>
          <table:table-cell office:value-type="float" office:value="-66.000003" calcext:value-type="float">
            <text:p>-66.000003</text:p>
          </table:table-cell>
          <table:table-cell office:value-type="float" office:value="163988416.739282" calcext:value-type="float">
            <text:p>163988416.739282</text:p>
          </table:table-cell>
          <table:table-cell office:value-type="float" office:value="639.456801" calcext:value-type="float">
            <text:p>639.456801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0" calcext:value-type="float">
            <text:p>20</text:p>
          </table:table-cell>
          <table:table-cell office:value-type="float" office:value="988" calcext:value-type="float">
            <text:p>988</text:p>
          </table:table-cell>
          <table:table-cell office:value-type="float" office:value="-204" calcext:value-type="float">
            <text:p>-204</text:p>
          </table:table-cell>
          <table:table-cell office:value-type="float" office:value="403" calcext:value-type="float">
            <text:p>403</text:p>
          </table:table-cell>
          <table:table-cell office:value-type="float" office:value="-435" calcext:value-type="float">
            <text:p>-435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0.600001" calcext:value-type="float">
            <text:p>-30.600001</text:p>
          </table:table-cell>
          <table:table-cell office:value-type="float" office:value="60.450002" calcext:value-type="float">
            <text:p>60.450002</text:p>
          </table:table-cell>
          <table:table-cell office:value-type="float" office:value="-65.250003" calcext:value-type="float">
            <text:p>-65.250003</text:p>
          </table:table-cell>
          <table:table-cell office:value-type="float" office:value="161889651.287835" calcext:value-type="float">
            <text:p>161889651.287835</text:p>
          </table:table-cell>
          <table:table-cell office:value-type="float" office:value="627.096484" calcext:value-type="float">
            <text:p>627.096484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8" calcext:value-type="float">
            <text:p>88</text:p>
          </table:table-cell>
          <table:table-cell office:value-type="float" office:value="984" calcext:value-type="float">
            <text:p>984</text:p>
          </table:table-cell>
          <table:table-cell office:value-type="float" office:value="-164" calcext:value-type="float">
            <text:p>-164</text:p>
          </table:table-cell>
          <table:table-cell office:value-type="float" office:value="405" calcext:value-type="float">
            <text:p>405</text:p>
          </table:table-cell>
          <table:table-cell office:value-type="float" office:value="-435" calcext:value-type="float">
            <text:p>-435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4.600001" calcext:value-type="float">
            <text:p>-24.600001</text:p>
          </table:table-cell>
          <table:table-cell office:value-type="float" office:value="60.750002" calcext:value-type="float">
            <text:p>60.750002</text:p>
          </table:table-cell>
          <table:table-cell office:value-type="float" office:value="-65.250003" calcext:value-type="float">
            <text:p>-65.250003</text:p>
          </table:table-cell>
          <table:table-cell office:value-type="float" office:value="162023518.093728" calcext:value-type="float">
            <text:p>162023518.093728</text:p>
          </table:table-cell>
          <table:table-cell office:value-type="float" office:value="616.559811" calcext:value-type="float">
            <text:p>616.559811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52" calcext:value-type="float">
            <text:p>52</text:p>
          </table:table-cell>
          <table:table-cell office:value-type="float" office:value="976" calcext:value-type="float">
            <text:p>976</text:p>
          </table:table-cell>
          <table:table-cell office:value-type="float" office:value="-115" calcext:value-type="float">
            <text:p>-115</text:p>
          </table:table-cell>
          <table:table-cell office:value-type="float" office:value="402" calcext:value-type="float">
            <text:p>402</text:p>
          </table:table-cell>
          <table:table-cell office:value-type="float" office:value="-429" calcext:value-type="float">
            <text:p>-429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17.250001" calcext:value-type="float">
            <text:p>-17.250001</text:p>
          </table:table-cell>
          <table:table-cell office:value-type="float" office:value="60.300002" calcext:value-type="float">
            <text:p>60.300002</text:p>
          </table:table-cell>
          <table:table-cell office:value-type="float" office:value="-64.350003" calcext:value-type="float">
            <text:p>-64.350003</text:p>
          </table:table-cell>
          <table:table-cell office:value-type="float" office:value="160267744.103807" calcext:value-type="float">
            <text:p>160267744.103807</text:p>
          </table:table-cell>
          <table:table-cell office:value-type="float" office:value="599.057593" calcext:value-type="float">
            <text:p>599.057593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56" calcext:value-type="float">
            <text:p>56</text:p>
          </table:table-cell>
          <table:table-cell office:value-type="float" office:value="948" calcext:value-type="float">
            <text:p>948</text:p>
          </table:table-cell>
          <table:table-cell office:value-type="float" office:value="-79" calcext:value-type="float">
            <text:p>-79</text:p>
          </table:table-cell>
          <table:table-cell office:value-type="float" office:value="390" calcext:value-type="float">
            <text:p>390</text:p>
          </table:table-cell>
          <table:table-cell office:value-type="float" office:value="-418" calcext:value-type="float">
            <text:p>-418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-11.85" calcext:value-type="float">
            <text:p>-11.85</text:p>
          </table:table-cell>
          <table:table-cell office:value-type="float" office:value="58.500002" calcext:value-type="float">
            <text:p>58.500002</text:p>
          </table:table-cell>
          <table:table-cell office:value-type="float" office:value="-62.700002" calcext:value-type="float">
            <text:p>-62.700002</text:p>
          </table:table-cell>
          <table:table-cell office:value-type="float" office:value="155564231.609602" calcext:value-type="float">
            <text:p>155564231.609602</text:p>
          </table:table-cell>
          <table:table-cell office:value-type="float" office:value="577.117839" calcext:value-type="float">
            <text:p>577.117839</text:p>
          </table:table-cell>
          <table:table-cell table:number-columns-repeated="3"/>
        </table:table-row>
        <table:table-row table:style-name="ro1">
          <table:table-cell office:value-type="float" office:value="-88" calcext:value-type="float">
            <text:p>-88</text:p>
          </table:table-cell>
          <table:table-cell office:value-type="float" office:value="84" calcext:value-type="float">
            <text:p>84</text:p>
          </table:table-cell>
          <table:table-cell office:value-type="float" office:value="1020" calcext:value-type="float">
            <text:p>1020</text:p>
          </table:table-cell>
          <table:table-cell office:value-type="float" office:value="-66" calcext:value-type="float">
            <text:p>-66</text:p>
          </table:table-cell>
          <table:table-cell office:value-type="float" office:value="379" calcext:value-type="float">
            <text:p>379</text:p>
          </table:table-cell>
          <table:table-cell office:value-type="float" office:value="-411" calcext:value-type="float">
            <text:p>-411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5062975.395913" calcext:value-type="float">
            <text:p>25062975.395913</text:p>
          </table:table-cell>
          <table:table-cell office:value-type="float" office:value="-9.9" calcext:value-type="float">
            <text:p>-9.9</text:p>
          </table:table-cell>
          <table:table-cell office:value-type="float" office:value="56.850002" calcext:value-type="float">
            <text:p>56.850002</text:p>
          </table:table-cell>
          <table:table-cell office:value-type="float" office:value="-61.650002" calcext:value-type="float">
            <text:p>-61.650002</text:p>
          </table:table-cell>
          <table:table-cell office:value-type="float" office:value="168270726.881074" calcext:value-type="float">
            <text:p>168270726.881074</text:p>
          </table:table-cell>
          <table:table-cell office:value-type="float" office:value="562.954705" calcext:value-type="float">
            <text:p>562.954705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20" calcext:value-type="float">
            <text:p>20</text:p>
          </table:table-cell>
          <table:table-cell office:value-type="float" office:value="984" calcext:value-type="float">
            <text:p>984</text:p>
          </table:table-cell>
          <table:table-cell office:value-type="float" office:value="-51" calcext:value-type="float">
            <text:p>-51</text:p>
          </table:table-cell>
          <table:table-cell office:value-type="float" office:value="368" calcext:value-type="float">
            <text:p>368</text:p>
          </table:table-cell>
          <table:table-cell office:value-type="float" office:value="-407" calcext:value-type="float">
            <text:p>-407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7.65" calcext:value-type="float">
            <text:p>-7.65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61.050002" calcext:value-type="float">
            <text:p>-61.050002</text:p>
          </table:table-cell>
          <table:table-cell office:value-type="float" office:value="161287834.426404" calcext:value-type="float">
            <text:p>161287834.426404</text:p>
          </table:table-cell>
          <table:table-cell office:value-type="float" office:value="551.066239" calcext:value-type="float">
            <text:p>551.066239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8" calcext:value-type="float">
            <text:p>88</text:p>
          </table:table-cell>
          <table:table-cell office:value-type="float" office:value="852" calcext:value-type="float">
            <text:p>852</text:p>
          </table:table-cell>
          <table:table-cell office:value-type="float" office:value="-43" calcext:value-type="float">
            <text:p>-43</text:p>
          </table:table-cell>
          <table:table-cell office:value-type="float" office:value="360" calcext:value-type="float">
            <text:p>360</text:p>
          </table:table-cell>
          <table:table-cell office:value-type="float" office:value="-401" calcext:value-type="float">
            <text:p>-401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2162295.835922" calcext:value-type="float">
            <text:p>2162295.835922</text:p>
          </table:table-cell>
          <table:table-cell office:value-type="float" office:value="20934956.03188" calcext:value-type="float">
            <text:p>20934956.03188</text:p>
          </table:table-cell>
          <table:table-cell office:value-type="float" office:value="-6.45" calcext:value-type="float">
            <text:p>-6.45</text:p>
          </table:table-cell>
          <table:table-cell office:value-type="float" office:value="54.000002" calcext:value-type="float">
            <text:p>54.000002</text:p>
          </table:table-cell>
          <table:table-cell office:value-type="float" office:value="-60.150002" calcext:value-type="float">
            <text:p>-60.150002</text:p>
          </table:table-cell>
          <table:table-cell office:value-type="float" office:value="140322614.582759" calcext:value-type="float">
            <text:p>140322614.582759</text:p>
          </table:table-cell>
          <table:table-cell office:value-type="float" office:value="540.601517" calcext:value-type="float">
            <text:p>540.601517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40" calcext:value-type="float">
            <text:p>40</text:p>
          </table:table-cell>
          <table:table-cell office:value-type="float" office:value="988" calcext:value-type="float">
            <text:p>988</text:p>
          </table:table-cell>
          <table:table-cell office:value-type="float" office:value="-58" calcext:value-type="float">
            <text:p>-58</text:p>
          </table:table-cell>
          <table:table-cell office:value-type="float" office:value="367" calcext:value-type="float">
            <text:p>367</text:p>
          </table:table-cell>
          <table:table-cell office:value-type="float" office:value="-404" calcext:value-type="float">
            <text:p>-404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8.7" calcext:value-type="float">
            <text:p>-8.7</text:p>
          </table:table-cell>
          <table:table-cell office:value-type="float" office:value="55.050002" calcext:value-type="float">
            <text:p>55.050002</text:p>
          </table:table-cell>
          <table:table-cell office:value-type="float" office:value="-60.600002" calcext:value-type="float">
            <text:p>-60.600002</text:p>
          </table:table-cell>
          <table:table-cell office:value-type="float" office:value="162042072.946714" calcext:value-type="float">
            <text:p>162042072.946714</text:p>
          </table:table-cell>
          <table:table-cell office:value-type="float" office:value="548.879768" calcext:value-type="float">
            <text:p>548.879768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56" calcext:value-type="float">
            <text:p>56</text:p>
          </table:table-cell>
          <table:table-cell office:value-type="float" office:value="976" calcext:value-type="float">
            <text:p>976</text:p>
          </table:table-cell>
          <table:table-cell office:value-type="float" office:value="-64" calcext:value-type="float">
            <text:p>-64</text:p>
          </table:table-cell>
          <table:table-cell office:value-type="float" office:value="368" calcext:value-type="float">
            <text:p>368</text:p>
          </table:table-cell>
          <table:table-cell office:value-type="float" office:value="-404" calcext:value-type="float">
            <text:p>-404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3981825.752952" calcext:value-type="float">
            <text:p>23981825.752952</text:p>
          </table:table-cell>
          <table:table-cell office:value-type="float" office:value="-9.6" calcext:value-type="float">
            <text:p>-9.6</text:p>
          </table:table-cell>
          <table:table-cell office:value-type="float" office:value="55.200002" calcext:value-type="float">
            <text:p>55.200002</text:p>
          </table:table-cell>
          <table:table-cell office:value-type="float" office:value="-60.600002" calcext:value-type="float">
            <text:p>-60.600002</text:p>
          </table:table-cell>
          <table:table-cell office:value-type="float" office:value="160250330.305215" calcext:value-type="float">
            <text:p>160250330.305215</text:p>
          </table:table-cell>
          <table:table-cell office:value-type="float" office:value="550.214504" calcext:value-type="float">
            <text:p>550.214504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8" calcext:value-type="float">
            <text:p>48</text:p>
          </table:table-cell>
          <table:table-cell office:value-type="float" office:value="952" calcext:value-type="float">
            <text:p>952</text:p>
          </table:table-cell>
          <table:table-cell office:value-type="float" office:value="-67" calcext:value-type="float">
            <text:p>-67</text:p>
          </table:table-cell>
          <table:table-cell office:value-type="float" office:value="370" calcext:value-type="float">
            <text:p>370</text:p>
          </table:table-cell>
          <table:table-cell office:value-type="float" office:value="-408" calcext:value-type="float">
            <text:p>-408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392109.729519" calcext:value-type="float">
            <text:p>23392109.729519</text:p>
          </table:table-cell>
          <table:table-cell office:value-type="float" office:value="-10.05" calcext:value-type="float">
            <text:p>-10.05</text:p>
          </table:table-cell>
          <table:table-cell office:value-type="float" office:value="55.500002" calcext:value-type="float">
            <text:p>55.500002</text:p>
          </table:table-cell>
          <table:table-cell office:value-type="float" office:value="-61.200002" calcext:value-type="float">
            <text:p>-61.200002</text:p>
          </table:table-cell>
          <table:table-cell office:value-type="float" office:value="156179856.863522" calcext:value-type="float">
            <text:p>156179856.863522</text:p>
          </table:table-cell>
          <table:table-cell office:value-type="float" office:value="554.845023" calcext:value-type="float">
            <text:p>554.845023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0" calcext:value-type="float">
            <text:p>40</text:p>
          </table:table-cell>
          <table:table-cell office:value-type="float" office:value="980" calcext:value-type="float">
            <text:p>980</text:p>
          </table:table-cell>
          <table:table-cell office:value-type="float" office:value="-64" calcext:value-type="float">
            <text:p>-64</text:p>
          </table:table-cell>
          <table:table-cell office:value-type="float" office:value="369" calcext:value-type="float">
            <text:p>369</text:p>
          </table:table-cell>
          <table:table-cell office:value-type="float" office:value="-408" calcext:value-type="float">
            <text:p>-408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9.6" calcext:value-type="float">
            <text:p>-9.6</text:p>
          </table:table-cell>
          <table:table-cell office:value-type="float" office:value="55.350002" calcext:value-type="float">
            <text:p>55.350002</text:p>
          </table:table-cell>
          <table:table-cell office:value-type="float" office:value="-61.200002" calcext:value-type="float">
            <text:p>-61.200002</text:p>
          </table:table-cell>
          <table:table-cell office:value-type="float" office:value="160689123.44282" calcext:value-type="float">
            <text:p>160689123.44282</text:p>
          </table:table-cell>
          <table:table-cell office:value-type="float" office:value="553.823979" calcext:value-type="float">
            <text:p>553.823979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116" calcext:value-type="float">
            <text:p>116</text:p>
          </table:table-cell>
          <table:table-cell office:value-type="float" office:value="992" calcext:value-type="float">
            <text:p>992</text:p>
          </table:table-cell>
          <table:table-cell office:value-type="float" office:value="-60" calcext:value-type="float">
            <text:p>-60</text:p>
          </table:table-cell>
          <table:table-cell office:value-type="float" office:value="362" calcext:value-type="float">
            <text:p>362</text:p>
          </table:table-cell>
          <table:table-cell office:value-type="float" office:value="-399" calcext:value-type="float">
            <text:p>-399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9" calcext:value-type="float">
            <text:p>-9</text:p>
          </table:table-cell>
          <table:table-cell office:value-type="float" office:value="54.300002" calcext:value-type="float">
            <text:p>54.300002</text:p>
          </table:table-cell>
          <table:table-cell office:value-type="float" office:value="-59.850002" calcext:value-type="float">
            <text:p>-59.850002</text:p>
          </table:table-cell>
          <table:table-cell office:value-type="float" office:value="163738197.731837" calcext:value-type="float">
            <text:p>163738197.731837</text:p>
          </table:table-cell>
          <table:table-cell office:value-type="float" office:value="542.074718" calcext:value-type="float">
            <text:p>542.074718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44" calcext:value-type="float">
            <text:p>44</text:p>
          </table:table-cell>
          <table:table-cell office:value-type="float" office:value="996" calcext:value-type="float">
            <text:p>996</text:p>
          </table:table-cell>
          <table:table-cell office:value-type="float" office:value="-47" calcext:value-type="float">
            <text:p>-47</text:p>
          </table:table-cell>
          <table:table-cell office:value-type="float" office:value="352" calcext:value-type="float">
            <text:p>352</text:p>
          </table:table-cell>
          <table:table-cell office:value-type="float" office:value="-392" calcext:value-type="float">
            <text:p>-392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7.05" calcext:value-type="float">
            <text:p>-7.05</text:p>
          </table:table-cell>
          <table:table-cell office:value-type="float" office:value="52.800002" calcext:value-type="float">
            <text:p>52.800002</text:p>
          </table:table-cell>
          <table:table-cell office:value-type="float" office:value="-58.800002" calcext:value-type="float">
            <text:p>-58.800002</text:p>
          </table:table-cell>
          <table:table-cell office:value-type="float" office:value="163361481.400942" calcext:value-type="float">
            <text:p>163361481.400942</text:p>
          </table:table-cell>
          <table:table-cell office:value-type="float" office:value="528.939505" calcext:value-type="float">
            <text:p>528.939505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office:value-type="float" office:value="996" calcext:value-type="float">
            <text:p>996</text:p>
          </table:table-cell>
          <table:table-cell office:value-type="float" office:value="-26" calcext:value-type="float">
            <text:p>-26</text:p>
          </table:table-cell>
          <table:table-cell office:value-type="float" office:value="343" calcext:value-type="float">
            <text:p>343</text:p>
          </table:table-cell>
          <table:table-cell office:value-type="float" office:value="-389" calcext:value-type="float">
            <text:p>-389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-3.9" calcext:value-type="float">
            <text:p>-3.9</text:p>
          </table:table-cell>
          <table:table-cell office:value-type="float" office:value="51.450002" calcext:value-type="float">
            <text:p>51.450002</text:p>
          </table:table-cell>
          <table:table-cell office:value-type="float" office:value="-58.350002" calcext:value-type="float">
            <text:p>-58.350002</text:p>
          </table:table-cell>
          <table:table-cell office:value-type="float" office:value="163244486.157329" calcext:value-type="float">
            <text:p>163244486.157329</text:p>
          </table:table-cell>
          <table:table-cell office:value-type="float" office:value="519.274494" calcext:value-type="float">
            <text:p>519.274494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4" calcext:value-type="float">
            <text:p>84</text:p>
          </table:table-cell>
          <table:table-cell office:value-type="float" office:value="972" calcext:value-type="float">
            <text:p>972</text:p>
          </table:table-cell>
          <table:table-cell office:value-type="float" office:value="-7" calcext:value-type="float">
            <text:p>-7</text:p>
          </table:table-cell>
          <table:table-cell office:value-type="float" office:value="332" calcext:value-type="float">
            <text:p>332</text:p>
          </table:table-cell>
          <table:table-cell office:value-type="float" office:value="-380" calcext:value-type="float">
            <text:p>-380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2064009.682016" calcext:value-type="float">
            <text:p>2064009.682016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-1.05" calcext:value-type="float">
            <text:p>-1.05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9979512.478332" calcext:value-type="float">
            <text:p>159979512.478332</text:p>
          </table:table-cell>
          <table:table-cell office:value-type="float" office:value="504.651365" calcext:value-type="float">
            <text:p>504.651365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20" calcext:value-type="float">
            <text:p>20</text:p>
          </table:table-cell>
          <table:table-cell office:value-type="float" office:value="1008" calcext:value-type="float">
            <text:p>1008</text:p>
          </table:table-cell>
          <table:table-cell office:value-type="float" office:value="25" calcext:value-type="float">
            <text:p>25</text:p>
          </table:table-cell>
          <table:table-cell office:value-type="float" office:value="311" calcext:value-type="float">
            <text:p>311</text:p>
          </table:table-cell>
          <table:table-cell office:value-type="float" office:value="-367" calcext:value-type="float">
            <text:p>-367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3.75" calcext:value-type="float">
            <text:p>3.75</text:p>
          </table:table-cell>
          <table:table-cell office:value-type="float" office:value="46.650002" calcext:value-type="float">
            <text:p>46.65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5158466.064425" calcext:value-type="float">
            <text:p>165158466.064425</text:p>
          </table:table-cell>
          <table:table-cell office:value-type="float" office:value="481.700114" calcext:value-type="float">
            <text:p>481.700114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40" calcext:value-type="float">
            <text:p>40</text:p>
          </table:table-cell>
          <table:table-cell office:value-type="float" office:value="924" calcext:value-type="float">
            <text:p>924</text:p>
          </table:table-cell>
          <table:table-cell office:value-type="float" office:value="44" calcext:value-type="float">
            <text:p>44</text:p>
          </table:table-cell>
          <table:table-cell office:value-type="float" office:value="300" calcext:value-type="float">
            <text:p>300</text:p>
          </table:table-cell>
          <table:table-cell office:value-type="float" office:value="-367" calcext:value-type="float">
            <text:p>-367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2704106.50218" calcext:value-type="float">
            <text:p>22704106.50218</text:p>
          </table:table-cell>
          <table:table-cell office:value-type="float" office:value="6.6" calcext:value-type="float">
            <text:p>6.6</text:p>
          </table:table-cell>
          <table:table-cell office:value-type="float" office:value="45.000002" calcext:value-type="float">
            <text:p>45.00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51503881.642593" calcext:value-type="float">
            <text:p>151503881.642593</text:p>
          </table:table-cell>
          <table:table-cell office:value-type="float" office:value="476.051468" calcext:value-type="float">
            <text:p>476.051468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996" calcext:value-type="float">
            <text:p>996</text:p>
          </table:table-cell>
          <table:table-cell office:value-type="float" office:value="70" calcext:value-type="float">
            <text:p>70</text:p>
          </table:table-cell>
          <table:table-cell office:value-type="float" office:value="284" calcext:value-type="float">
            <text:p>284</text:p>
          </table:table-cell>
          <table:table-cell office:value-type="float" office:value="-368" calcext:value-type="float">
            <text:p>-368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0.5" calcext:value-type="float">
            <text:p>10.5</text:p>
          </table:table-cell>
          <table:table-cell office:value-type="float" office:value="42.600002" calcext:value-type="float">
            <text:p>42.600002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63177406.13591" calcext:value-type="float">
            <text:p>163177406.13591</text:p>
          </table:table-cell>
          <table:table-cell office:value-type="float" office:value="470.085099" calcext:value-type="float">
            <text:p>470.085099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8" calcext:value-type="float">
            <text:p>-8</text:p>
          </table:table-cell>
          <table:table-cell office:value-type="float" office:value="1004" calcext:value-type="float">
            <text:p>1004</text:p>
          </table:table-cell>
          <table:table-cell office:value-type="float" office:value="88" calcext:value-type="float">
            <text:p>88</text:p>
          </table:table-cell>
          <table:table-cell office:value-type="float" office:value="268" calcext:value-type="float">
            <text:p>268</text:p>
          </table:table-cell>
          <table:table-cell office:value-type="float" office:value="-367" calcext:value-type="float">
            <text:p>-367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13.200001" calcext:value-type="float">
            <text:p>13.200001</text:p>
          </table:table-cell>
          <table:table-cell office:value-type="float" office:value="40.200002" calcext:value-type="float">
            <text:p>40.20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4576429.802712" calcext:value-type="float">
            <text:p>164576429.802712</text:p>
          </table:table-cell>
          <table:table-cell office:value-type="float" office:value="462.879034" calcext:value-type="float">
            <text:p>462.879034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6" calcext:value-type="float">
            <text:p>76</text:p>
          </table:table-cell>
          <table:table-cell office:value-type="float" office:value="968" calcext:value-type="float">
            <text:p>968</text:p>
          </table:table-cell>
          <table:table-cell office:value-type="float" office:value="106" calcext:value-type="float">
            <text:p>106</text:p>
          </table:table-cell>
          <table:table-cell office:value-type="float" office:value="247" calcext:value-type="float">
            <text:p>247</text:p>
          </table:table-cell>
          <table:table-cell office:value-type="float" office:value="-367" calcext:value-type="float">
            <text:p>-367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5.900001" calcext:value-type="float">
            <text:p>15.900001</text:p>
          </table:table-cell>
          <table:table-cell office:value-type="float" office:value="37.050001" calcext:value-type="float">
            <text:p>37.050001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59104904.454636" calcext:value-type="float">
            <text:p>159104904.454636</text:p>
          </table:table-cell>
          <table:table-cell office:value-type="float" office:value="454.899989" calcext:value-type="float">
            <text:p>454.899989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2" calcext:value-type="float">
            <text:p>92</text:p>
          </table:table-cell>
          <table:table-cell office:value-type="float" office:value="968" calcext:value-type="float">
            <text:p>968</text:p>
          </table:table-cell>
          <table:table-cell office:value-type="float" office:value="120" calcext:value-type="float">
            <text:p>120</text:p>
          </table:table-cell>
          <table:table-cell office:value-type="float" office:value="233" calcext:value-type="float">
            <text:p>233</text:p>
          </table:table-cell>
          <table:table-cell office:value-type="float" office:value="-367" calcext:value-type="float">
            <text:p>-367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8.000001" calcext:value-type="float">
            <text:p>18.000001</text:p>
          </table:table-cell>
          <table:table-cell office:value-type="float" office:value="34.950001" calcext:value-type="float">
            <text:p>34.950001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59348929.458416" calcext:value-type="float">
            <text:p>159348929.458416</text:p>
          </table:table-cell>
          <table:table-cell office:value-type="float" office:value="450.9745" calcext:value-type="float">
            <text:p>450.9745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  <table:table-cell office:value-type="float" office:value="129" calcext:value-type="float">
            <text:p>129</text:p>
          </table:table-cell>
          <table:table-cell office:value-type="float" office:value="208" calcext:value-type="float">
            <text:p>208</text:p>
          </table:table-cell>
          <table:table-cell office:value-type="float" office:value="-370" calcext:value-type="float">
            <text:p>-370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0" calcext:value-type="float">
            <text:p>0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19.350001" calcext:value-type="float">
            <text:p>19.35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58602193.49086" calcext:value-type="float">
            <text:p>158602193.49086</text:p>
          </table:table-cell>
          <table:table-cell office:value-type="float" office:value="443.627096" calcext:value-type="float">
            <text:p>443.627096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office:value-type="float" office:value="992" calcext:value-type="float">
            <text:p>992</text:p>
          </table:table-cell>
          <table:table-cell office:value-type="float" office:value="136" calcext:value-type="float">
            <text:p>136</text:p>
          </table:table-cell>
          <table:table-cell office:value-type="float" office:value="195" calcext:value-type="float">
            <text:p>195</text:p>
          </table:table-cell>
          <table:table-cell office:value-type="float" office:value="-368" calcext:value-type="float">
            <text:p>-368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0.400001" calcext:value-type="float">
            <text:p>20.400001</text:p>
          </table:table-cell>
          <table:table-cell office:value-type="float" office:value="29.250001" calcext:value-type="float">
            <text:p>29.250001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62538113.954484" calcext:value-type="float">
            <text:p>162538113.954484</text:p>
          </table:table-cell>
          <table:table-cell office:value-type="float" office:value="438.115282" calcext:value-type="float">
            <text:p>438.115282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office:value-type="float" office:value="141" calcext:value-type="float">
            <text:p>141</text:p>
          </table:table-cell>
          <table:table-cell office:value-type="float" office:value="179" calcext:value-type="float">
            <text:p>179</text:p>
          </table:table-cell>
          <table:table-cell office:value-type="float" office:value="-369" calcext:value-type="float">
            <text:p>-369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0" calcext:value-type="float">
            <text:p>0</text:p>
          </table:table-cell>
          <table:table-cell office:value-type="float" office:value="23293822.525613" calcext:value-type="float">
            <text:p>23293822.525613</text:p>
          </table:table-cell>
          <table:table-cell office:value-type="float" office:value="21.150001" calcext:value-type="float">
            <text:p>21.150001</text:p>
          </table:table-cell>
          <table:table-cell office:value-type="float" office:value="26.850001" calcext:value-type="float">
            <text:p>26.85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55293526.359113" calcext:value-type="float">
            <text:p>155293526.359113</text:p>
          </table:table-cell>
          <table:table-cell office:value-type="float" office:value="433.68537" calcext:value-type="float">
            <text:p>433.68537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20" calcext:value-type="float">
            <text:p>20</text:p>
          </table:table-cell>
          <table:table-cell office:value-type="float" office:value="996" calcext:value-type="float">
            <text:p>996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-369" calcext:value-type="float">
            <text:p>-369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21.300001" calcext:value-type="float">
            <text:p>21.300001</text:p>
          </table:table-cell>
          <table:table-cell office:value-type="float" office:value="27.600001" calcext:value-type="float">
            <text:p>27.600001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3272099.334696" calcext:value-type="float">
            <text:p>163272099.334696</text:p>
          </table:table-cell>
          <table:table-cell office:value-type="float" office:value="436.097466" calcext:value-type="float">
            <text:p>436.097466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-20" calcext:value-type="float">
            <text:p>-20</text:p>
          </table:table-cell>
          <table:table-cell office:value-type="float" office:value="960" calcext:value-type="float">
            <text:p>960</text:p>
          </table:table-cell>
          <table:table-cell office:value-type="float" office:value="130" calcext:value-type="float">
            <text:p>130</text:p>
          </table:table-cell>
          <table:table-cell office:value-type="float" office:value="204" calcext:value-type="float">
            <text:p>204</text:p>
          </table:table-cell>
          <table:table-cell office:value-type="float" office:value="-370" calcext:value-type="float">
            <text:p>-370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3588681.73733" calcext:value-type="float">
            <text:p>23588681.73733</text:p>
          </table:table-cell>
          <table:table-cell office:value-type="float" office:value="19.500001" calcext:value-type="float">
            <text:p>19.500001</text:p>
          </table:table-cell>
          <table:table-cell office:value-type="float" office:value="30.600001" calcext:value-type="float">
            <text:p>30.60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57304278.067927" calcext:value-type="float">
            <text:p>157304278.067927</text:p>
          </table:table-cell>
          <table:table-cell office:value-type="float" office:value="442.05882" calcext:value-type="float">
            <text:p>442.05882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-32" calcext:value-type="float">
            <text:p>-32</text:p>
          </table:table-cell>
          <table:table-cell office:value-type="float" office:value="972" calcext:value-type="float">
            <text:p>972</text:p>
          </table:table-cell>
          <table:table-cell office:value-type="float" office:value="112" calcext:value-type="float">
            <text:p>112</text:p>
          </table:table-cell>
          <table:table-cell office:value-type="float" office:value="235" calcext:value-type="float">
            <text:p>235</text:p>
          </table:table-cell>
          <table:table-cell office:value-type="float" office:value="-368" calcext:value-type="float">
            <text:p>-368</text:p>
          </table:table-cell>
          <table:table-cell table:number-columns-repeated="2" office:value-type="float" office:value="-786289.381244" calcext:value-type="float">
            <text:p>-786289.381244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6.800001" calcext:value-type="float">
            <text:p>16.800001</text:p>
          </table:table-cell>
          <table:table-cell office:value-type="float" office:value="35.250001" calcext:value-type="float">
            <text:p>35.250001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59396080.36662" calcext:value-type="float">
            <text:p>159396080.36662</text:p>
          </table:table-cell>
          <table:table-cell office:value-type="float" office:value="450.769342" calcext:value-type="float">
            <text:p>450.769342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0" calcext:value-type="float">
            <text:p>40</text:p>
          </table:table-cell>
          <table:table-cell office:value-type="float" office:value="1028" calcext:value-type="float">
            <text:p>1028</text:p>
          </table:table-cell>
          <table:table-cell office:value-type="float" office:value="76" calcext:value-type="float">
            <text:p>76</text:p>
          </table:table-cell>
          <table:table-cell office:value-type="float" office:value="266" calcext:value-type="float">
            <text:p>266</text:p>
          </table:table-cell>
          <table:table-cell office:value-type="float" office:value="-368" calcext:value-type="float">
            <text:p>-368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982861.764055" calcext:value-type="float">
            <text:p>982861.764055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11.4" calcext:value-type="float">
            <text:p>11.4</text:p>
          </table:table-cell>
          <table:table-cell office:value-type="float" office:value="39.900002" calcext:value-type="float">
            <text:p>39.900002</text:p>
          </table:table-cell>
          <table:table-cell office:value-type="float" office:value="-55.200002" calcext:value-type="float">
            <text:p>-55.200002</text:p>
          </table:table-cell>
          <table:table-cell office:value-type="float" office:value="168810773.751389" calcext:value-type="float">
            <text:p>168810773.751389</text:p>
          </table:table-cell>
          <table:table-cell office:value-type="float" office:value="460.386794" calcext:value-type="float">
            <text:p>460.386794</text:p>
          </table:table-cell>
          <table:table-cell table:number-columns-repeated="3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220" calcext:value-type="float">
            <text:p>220</text:p>
          </table:table-cell>
          <table:table-cell office:value-type="float" office:value="1080" calcext:value-type="float">
            <text:p>1080</text:p>
          </table:table-cell>
          <table:table-cell office:value-type="float" office:value="43" calcext:value-type="float">
            <text:p>43</text:p>
          </table:table-cell>
          <table:table-cell office:value-type="float" office:value="294" calcext:value-type="float">
            <text:p>294</text:p>
          </table:table-cell>
          <table:table-cell office:value-type="float" office:value="-371" calcext:value-type="float">
            <text:p>-371</text:p>
          </table:table-cell>
          <table:table-cell office:value-type="float" office:value="-2653726.60545" calcext:value-type="float">
            <text:p>-2653726.60545</text:p>
          </table:table-cell>
          <table:table-cell office:value-type="float" office:value="5405739.814805" calcext:value-type="float">
            <text:p>5405739.814805</text:p>
          </table:table-cell>
          <table:table-cell office:value-type="float" office:value="26537266.654496" calcext:value-type="float">
            <text:p>26537266.654496</text:p>
          </table:table-cell>
          <table:table-cell office:value-type="float" office:value="6.45" calcext:value-type="float">
            <text:p>6.45</text:p>
          </table:table-cell>
          <table:table-cell office:value-type="float" office:value="44.100002" calcext:value-type="float">
            <text:p>44.100002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81413064.638533" calcext:value-type="float">
            <text:p>181413064.638533</text:p>
          </table:table-cell>
          <table:table-cell office:value-type="float" office:value="475.316737" calcext:value-type="float">
            <text:p>475.316737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104" calcext:value-type="float">
            <text:p>104</text:p>
          </table:table-cell>
          <table:table-cell office:value-type="float" office:value="928" calcext:value-type="float">
            <text:p>928</text:p>
          </table:table-cell>
          <table:table-cell office:value-type="float" office:value="-12" calcext:value-type="float">
            <text:p>-12</text:p>
          </table:table-cell>
          <table:table-cell office:value-type="float" office:value="323" calcext:value-type="float">
            <text:p>323</text:p>
          </table:table-cell>
          <table:table-cell office:value-type="float" office:value="-371" calcext:value-type="float">
            <text:p>-371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555440.601544" calcext:value-type="float">
            <text:p>2555440.601544</text:p>
          </table:table-cell>
          <table:table-cell office:value-type="float" office:value="22802391.306086" calcext:value-type="float">
            <text:p>22802391.306086</text:p>
          </table:table-cell>
          <table:table-cell office:value-type="float" office:value="-1.8" calcext:value-type="float">
            <text:p>-1.8</text:p>
          </table:table-cell>
          <table:table-cell office:value-type="float" office:value="48.450002" calcext:value-type="float">
            <text:p>48.450002</text:p>
          </table:table-cell>
          <table:table-cell office:value-type="float" office:value="-55.650002" calcext:value-type="float">
            <text:p>-55.650002</text:p>
          </table:table-cell>
          <table:table-cell office:value-type="float" office:value="152973189.341128" calcext:value-type="float">
            <text:p>152973189.341128</text:p>
          </table:table-cell>
          <table:table-cell office:value-type="float" office:value="492.05081" calcext:value-type="float">
            <text:p>492.05081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68" calcext:value-type="float">
            <text:p>68</text:p>
          </table:table-cell>
          <table:table-cell office:value-type="float" office:value="956" calcext:value-type="float">
            <text:p>956</text:p>
          </table:table-cell>
          <table:table-cell office:value-type="float" office:value="-62" calcext:value-type="float">
            <text:p>-62</text:p>
          </table:table-cell>
          <table:table-cell office:value-type="float" office:value="336" calcext:value-type="float">
            <text:p>336</text:p>
          </table:table-cell>
          <table:table-cell office:value-type="float" office:value="-370" calcext:value-type="float">
            <text:p>-370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9.3" calcext:value-type="float">
            <text:p>-9.3</text:p>
          </table:table-cell>
          <table:table-cell office:value-type="float" office:value="50.400002" calcext:value-type="float">
            <text:p>50.400002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57544272.368368" calcext:value-type="float">
            <text:p>157544272.368368</text:p>
          </table:table-cell>
          <table:table-cell office:value-type="float" office:value="503.626846" calcext:value-type="float">
            <text:p>503.626846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1024" calcext:value-type="float">
            <text:p>1024</text:p>
          </table:table-cell>
          <table:table-cell office:value-type="float" office:value="-124" calcext:value-type="float">
            <text:p>-124</text:p>
          </table:table-cell>
          <table:table-cell office:value-type="float" office:value="339" calcext:value-type="float">
            <text:p>339</text:p>
          </table:table-cell>
          <table:table-cell office:value-type="float" office:value="-366" calcext:value-type="float">
            <text:p>-36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50.850002" calcext:value-type="float">
            <text:p>50.850002</text:p>
          </table:table-cell>
          <table:table-cell office:value-type="float" office:value="-54.900002" calcext:value-type="float">
            <text:p>-54.900002</text:p>
          </table:table-cell>
          <table:table-cell office:value-type="float" office:value="168173733.22183" calcext:value-type="float">
            <text:p>168173733.22183</text:p>
          </table:table-cell>
          <table:table-cell office:value-type="float" office:value="514.055444" calcext:value-type="float">
            <text:p>514.055444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56" calcext:value-type="float">
            <text:p>56</text:p>
          </table:table-cell>
          <table:table-cell office:value-type="float" office:value="980" calcext:value-type="float">
            <text:p>980</text:p>
          </table:table-cell>
          <table:table-cell office:value-type="float" office:value="-162" calcext:value-type="float">
            <text:p>-162</text:p>
          </table:table-cell>
          <table:table-cell office:value-type="float" office:value="332" calcext:value-type="float">
            <text:p>332</text:p>
          </table:table-cell>
          <table:table-cell office:value-type="float" office:value="-369" calcext:value-type="float">
            <text:p>-369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24.300001" calcext:value-type="float">
            <text:p>-24.300001</text:p>
          </table:table-cell>
          <table:table-cell office:value-type="float" office:value="49.800002" calcext:value-type="float">
            <text:p>49.800002</text:p>
          </table:table-cell>
          <table:table-cell office:value-type="float" office:value="-55.350002" calcext:value-type="float">
            <text:p>-55.350002</text:p>
          </table:table-cell>
          <table:table-cell office:value-type="float" office:value="160829335.610143" calcext:value-type="float">
            <text:p>160829335.610143</text:p>
          </table:table-cell>
          <table:table-cell office:value-type="float" office:value="522.13887" calcext:value-type="float">
            <text:p>522.13887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24" calcext:value-type="float">
            <text:p>24</text:p>
          </table:table-cell>
          <table:table-cell office:value-type="float" office:value="984" calcext:value-type="float">
            <text:p>984</text:p>
          </table:table-cell>
          <table:table-cell office:value-type="float" office:value="-210" calcext:value-type="float">
            <text:p>-210</text:p>
          </table:table-cell>
          <table:table-cell office:value-type="float" office:value="318" calcext:value-type="float">
            <text:p>318</text:p>
          </table:table-cell>
          <table:table-cell office:value-type="float" office:value="-375" calcext:value-type="float">
            <text:p>-375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1.500001" calcext:value-type="float">
            <text:p>-31.500001</text:p>
          </table:table-cell>
          <table:table-cell office:value-type="float" office:value="47.700002" calcext:value-type="float">
            <text:p>47.700002</text:p>
          </table:table-cell>
          <table:table-cell office:value-type="float" office:value="-56.250002" calcext:value-type="float">
            <text:p>-56.250002</text:p>
          </table:table-cell>
          <table:table-cell office:value-type="float" office:value="161428856.375723" calcext:value-type="float">
            <text:p>161428856.375723</text:p>
          </table:table-cell>
          <table:table-cell office:value-type="float" office:value="534.648483" calcext:value-type="float">
            <text:p>534.648483</text:p>
          </table:table-cell>
          <table:table-cell table:number-columns-repeated="3"/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92" calcext:value-type="float">
            <text:p>92</text:p>
          </table:table-cell>
          <table:table-cell office:value-type="float" office:value="936" calcext:value-type="float">
            <text:p>936</text:p>
          </table:table-cell>
          <table:table-cell office:value-type="float" office:value="-270" calcext:value-type="float">
            <text:p>-270</text:p>
          </table:table-cell>
          <table:table-cell office:value-type="float" office:value="288" calcext:value-type="float">
            <text:p>288</text:p>
          </table:table-cell>
          <table:table-cell office:value-type="float" office:value="-379" calcext:value-type="float">
            <text:p>-379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2998965.713897" calcext:value-type="float">
            <text:p>22998965.713897</text:p>
          </table:table-cell>
          <table:table-cell office:value-type="float" office:value="-40.500002" calcext:value-type="float">
            <text:p>-40.500002</text:p>
          </table:table-cell>
          <table:table-cell office:value-type="float" office:value="43.200002" calcext:value-type="float">
            <text:p>43.200002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54070871.582906" calcext:value-type="float">
            <text:p>154070871.582906</text:p>
          </table:table-cell>
          <table:table-cell office:value-type="float" office:value="547.252227" calcext:value-type="float">
            <text:p>547.252227</text:p>
          </table:table-cell>
          <table:table-cell table:number-columns-repeated="3"/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office:value-type="float" office:value="920" calcext:value-type="float">
            <text:p>920</text:p>
          </table:table-cell>
          <table:table-cell office:value-type="float" office:value="-305" calcext:value-type="float">
            <text:p>-305</text:p>
          </table:table-cell>
          <table:table-cell office:value-type="float" office:value="248" calcext:value-type="float">
            <text:p>248</text:p>
          </table:table-cell>
          <table:table-cell office:value-type="float" office:value="-376" calcext:value-type="float">
            <text:p>-376</text:p>
          </table:table-cell>
          <table:table-cell office:value-type="float" office:value="-98286.172656" calcext:value-type="float">
            <text:p>-98286.172656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2605819.298275" calcext:value-type="float">
            <text:p>22605819.298275</text:p>
          </table:table-cell>
          <table:table-cell office:value-type="float" office:value="-45.750002" calcext:value-type="float">
            <text:p>-45.750002</text:p>
          </table:table-cell>
          <table:table-cell office:value-type="float" office:value="37.200001" calcext:value-type="float">
            <text:p>37.200001</text:p>
          </table:table-cell>
          <table:table-cell office:value-type="float" office:value="-56.400002" calcext:value-type="float">
            <text:p>-56.400002</text:p>
          </table:table-cell>
          <table:table-cell office:value-type="float" office:value="150729669.48816" calcext:value-type="float">
            <text:p>150729669.48816</text:p>
          </table:table-cell>
          <table:table-cell office:value-type="float" office:value="543.971507" calcext:value-type="float">
            <text:p>543.971507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92" calcext:value-type="float">
            <text:p>92</text:p>
          </table:table-cell>
          <table:table-cell office:value-type="float" office:value="992" calcext:value-type="float">
            <text:p>992</text:p>
          </table:table-cell>
          <table:table-cell office:value-type="float" office:value="-330" calcext:value-type="float">
            <text:p>-330</text:p>
          </table:table-cell>
          <table:table-cell office:value-type="float" office:value="206" calcext:value-type="float">
            <text:p>206</text:p>
          </table:table-cell>
          <table:table-cell office:value-type="float" office:value="-372" calcext:value-type="float">
            <text:p>-372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49.500002" calcext:value-type="float">
            <text:p>-49.500002</text:p>
          </table:table-cell>
          <table:table-cell office:value-type="float" office:value="30.900001" calcext:value-type="float">
            <text:p>30.900001</text:p>
          </table:table-cell>
          <table:table-cell office:value-type="float" office:value="-55.800002" calcext:value-type="float">
            <text:p>-55.800002</text:p>
          </table:table-cell>
          <table:table-cell office:value-type="float" office:value="163622783.904964" calcext:value-type="float">
            <text:p>163622783.904964</text:p>
          </table:table-cell>
          <table:table-cell office:value-type="float" office:value="538.256444" calcext:value-type="float">
            <text:p>538.256444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68" calcext:value-type="float">
            <text:p>68</text:p>
          </table:table-cell>
          <table:table-cell office:value-type="float" office:value="992" calcext:value-type="float">
            <text:p>992</text:p>
          </table:table-cell>
          <table:table-cell office:value-type="float" office:value="-343" calcext:value-type="float">
            <text:p>-343</text:p>
          </table:table-cell>
          <table:table-cell office:value-type="float" office:value="156" calcext:value-type="float">
            <text:p>156</text:p>
          </table:table-cell>
          <table:table-cell office:value-type="float" office:value="-367" calcext:value-type="float">
            <text:p>-367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3103726.966758" calcext:value-type="float">
            <text:p>163103726.966758</text:p>
          </table:table-cell>
          <table:table-cell office:value-type="float" office:value="525.998099" calcext:value-type="float">
            <text:p>525.998099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52" calcext:value-type="float">
            <text:p>52</text:p>
          </table:table-cell>
          <table:table-cell office:value-type="float" office:value="992" calcext:value-type="float">
            <text:p>992</text:p>
          </table:table-cell>
          <table:table-cell office:value-type="float" office:value="-346" calcext:value-type="float">
            <text:p>-346</text:p>
          </table:table-cell>
          <table:table-cell office:value-type="float" office:value="119" calcext:value-type="float">
            <text:p>119</text:p>
          </table:table-cell>
          <table:table-cell office:value-type="float" office:value="-360" calcext:value-type="float">
            <text:p>-360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7.850001" calcext:value-type="float">
            <text:p>17.850001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2882462.157458" calcext:value-type="float">
            <text:p>162882462.157458</text:p>
          </table:table-cell>
          <table:table-cell office:value-type="float" office:value="513.300107" calcext:value-type="float">
            <text:p>513.300107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80" calcext:value-type="float">
            <text:p>580</text:p>
          </table:table-cell>
          <table:table-cell office:value-type="float" office:value="-334" calcext:value-type="float">
            <text:p>-334</text:p>
          </table:table-cell>
          <table:table-cell office:value-type="float" office:value="76" calcext:value-type="float">
            <text:p>76</text:p>
          </table:table-cell>
          <table:table-cell office:value-type="float" office:value="-351" calcext:value-type="float">
            <text:p>-351</text:p>
          </table:table-cell>
          <table:table-cell office:value-type="float" office:value="0" calcext:value-type="float">
            <text:p>0</text:p>
          </table:table-cell>
          <table:table-cell office:value-type="float" office:value="3440016.136694" calcext:value-type="float">
            <text:p>3440016.136694</text:p>
          </table:table-cell>
          <table:table-cell office:value-type="float" office:value="14251495.766304" calcext:value-type="float">
            <text:p>14251495.766304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1.4" calcext:value-type="float">
            <text:p>11.4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97738614.117424" calcext:value-type="float">
            <text:p>97738614.117424</text:p>
          </table:table-cell>
          <table:table-cell office:value-type="float" office:value="490.441638" calcext:value-type="float">
            <text:p>490.441638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0" calcext:value-type="float">
            <text:p>100</text:p>
          </table:table-cell>
          <table:table-cell office:value-type="float" office:value="968" calcext:value-type="float">
            <text:p>968</text:p>
          </table:table-cell>
          <table:table-cell office:value-type="float" office:value="-326" calcext:value-type="float">
            <text:p>-326</text:p>
          </table:table-cell>
          <table:table-cell office:value-type="float" office:value="34" calcext:value-type="float">
            <text:p>34</text:p>
          </table:table-cell>
          <table:table-cell office:value-type="float" office:value="-343" calcext:value-type="float">
            <text:p>-343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57154.297639" calcext:value-type="float">
            <text:p>2457154.297639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5.1" calcext:value-type="float">
            <text:p>5.1</text:p>
          </table:table-cell>
          <table:table-cell office:value-type="float" office:value="-51.450002" calcext:value-type="float">
            <text:p>-51.450002</text:p>
          </table:table-cell>
          <table:table-cell office:value-type="float" office:value="159460705.529233" calcext:value-type="float">
            <text:p>159460705.529233</text:p>
          </table:table-cell>
          <table:table-cell office:value-type="float" office:value="474.427023" calcext:value-type="float">
            <text:p>474.427023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48" calcext:value-type="float">
            <text:p>148</text:p>
          </table:table-cell>
          <table:table-cell office:value-type="float" office:value="956" calcext:value-type="float">
            <text:p>956</text:p>
          </table:table-cell>
          <table:table-cell office:value-type="float" office:value="-300" calcext:value-type="float">
            <text:p>-300</text:p>
          </table:table-cell>
          <table:table-cell office:value-type="float" office:value="-18" calcext:value-type="float">
            <text:p>-18</text:p>
          </table:table-cell>
          <table:table-cell office:value-type="float" office:value="-331" calcext:value-type="float">
            <text:p>-331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3636588.444505" calcext:value-type="float">
            <text:p>3636588.444505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45.000002" calcext:value-type="float">
            <text:p>-45.000002</text:p>
          </table:table-cell>
          <table:table-cell office:value-type="float" office:value="-2.7" calcext:value-type="float">
            <text:p>-2.7</text:p>
          </table:table-cell>
          <table:table-cell office:value-type="float" office:value="-49.650002" calcext:value-type="float">
            <text:p>-49.650002</text:p>
          </table:table-cell>
          <table:table-cell office:value-type="float" office:value="158631963.526233" calcext:value-type="float">
            <text:p>158631963.526233</text:p>
          </table:table-cell>
          <table:table-cell office:value-type="float" office:value="447.085003" calcext:value-type="float">
            <text:p>447.085003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20" calcext:value-type="float">
            <text:p>120</text:p>
          </table:table-cell>
          <table:table-cell office:value-type="float" office:value="980" calcext:value-type="float">
            <text:p>980</text:p>
          </table:table-cell>
          <table:table-cell office:value-type="float" office:value="-267" calcext:value-type="float">
            <text:p>-267</text:p>
          </table:table-cell>
          <table:table-cell office:value-type="float" office:value="-61" calcext:value-type="float">
            <text:p>-61</text:p>
          </table:table-cell>
          <table:table-cell office:value-type="float" office:value="-328" calcext:value-type="float">
            <text:p>-328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2948585.217166" calcext:value-type="float">
            <text:p>2948585.217166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40.050002" calcext:value-type="float">
            <text:p>-40.050002</text:p>
          </table:table-cell>
          <table:table-cell office:value-type="float" office:value="-9.15" calcext:value-type="float">
            <text:p>-9.15</text:p>
          </table:table-cell>
          <table:table-cell office:value-type="float" office:value="-49.200002" calcext:value-type="float">
            <text:p>-49.200002</text:p>
          </table:table-cell>
          <table:table-cell office:value-type="float" office:value="162072542.302949" calcext:value-type="float">
            <text:p>162072542.302949</text:p>
          </table:table-cell>
          <table:table-cell office:value-type="float" office:value="427.310192" calcext:value-type="float">
            <text:p>427.310192</text:p>
          </table:table-cell>
          <table:table-cell table:number-columns-repeated="3"/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  <table:table-cell office:value-type="float" office:value="-222" calcext:value-type="float">
            <text:p>-222</text:p>
          </table:table-cell>
          <table:table-cell office:value-type="float" office:value="-96" calcext:value-type="float">
            <text:p>-96</text:p>
          </table:table-cell>
          <table:table-cell office:value-type="float" office:value="-326" calcext:value-type="float">
            <text:p>-326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0" calcext:value-type="float">
            <text:p>0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33.300001" calcext:value-type="float">
            <text:p>-33.300001</text:p>
          </table:table-cell>
          <table:table-cell office:value-type="float" office:value="-14.400001" calcext:value-type="float">
            <text:p>-14.400001</text:p>
          </table:table-cell>
          <table:table-cell office:value-type="float" office:value="-48.900002" calcext:value-type="float">
            <text:p>-48.900002</text:p>
          </table:table-cell>
          <table:table-cell office:value-type="float" office:value="165167564.305035" calcext:value-type="float">
            <text:p>165167564.305035</text:p>
          </table:table-cell>
          <table:table-cell office:value-type="float" office:value="405.926102" calcext:value-type="float">
            <text:p>405.926102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36" calcext:value-type="float">
            <text:p>36</text:p>
          </table:table-cell>
          <table:table-cell office:value-type="float" office:value="984" calcext:value-type="float">
            <text:p>984</text:p>
          </table:table-cell>
          <table:table-cell office:value-type="float" office:value="-167" calcext:value-type="float">
            <text:p>-167</text:p>
          </table:table-cell>
          <table:table-cell office:value-type="float" office:value="-121" calcext:value-type="float">
            <text:p>-121</text:p>
          </table:table-cell>
          <table:table-cell office:value-type="float" office:value="-327" calcext:value-type="float">
            <text:p>-327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5.050001" calcext:value-type="float">
            <text:p>-25.050001</text:p>
          </table:table-cell>
          <table:table-cell office:value-type="float" office:value="-18.150001" calcext:value-type="float">
            <text:p>-18.150001</text:p>
          </table:table-cell>
          <table:table-cell office:value-type="float" office:value="-49.050002" calcext:value-type="float">
            <text:p>-49.050002</text:p>
          </table:table-cell>
          <table:table-cell office:value-type="float" office:value="161521916.596233" calcext:value-type="float">
            <text:p>161521916.596233</text:p>
          </table:table-cell>
          <table:table-cell office:value-type="float" office:value="386.599276" calcext:value-type="float">
            <text:p>386.599276</text:p>
          </table:table-cell>
          <table:table-cell table:number-columns-repeated="3"/>
        </table:table-row>
        <table:table-row table:style-name="ro1">
          <table:table-cell office:value-type="float" office:value="-108" calcext:value-type="float">
            <text:p>-108</text:p>
          </table:table-cell>
          <table:table-cell office:value-type="float" office:value="124" calcext:value-type="float">
            <text:p>124</text:p>
          </table:table-cell>
          <table:table-cell office:value-type="float" office:value="980" calcext:value-type="float">
            <text:p>980</text:p>
          </table:table-cell>
          <table:table-cell office:value-type="float" office:value="-106" calcext:value-type="float">
            <text:p>-106</text:p>
          </table:table-cell>
          <table:table-cell office:value-type="float" office:value="-137" calcext:value-type="float">
            <text:p>-137</text:p>
          </table:table-cell>
          <table:table-cell office:value-type="float" office:value="-332" calcext:value-type="float">
            <text:p>-332</text:p>
          </table:table-cell>
          <table:table-cell office:value-type="float" office:value="-2653726.60545" calcext:value-type="float">
            <text:p>-2653726.60545</text:p>
          </table:table-cell>
          <table:table-cell office:value-type="float" office:value="3046871.521072" calcext:value-type="float">
            <text:p>3046871.521072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20.550001" calcext:value-type="float">
            <text:p>-20.550001</text:p>
          </table:table-cell>
          <table:table-cell office:value-type="float" office:value="-49.800002" calcext:value-type="float">
            <text:p>-49.800002</text:p>
          </table:table-cell>
          <table:table-cell office:value-type="float" office:value="162778306.444001" calcext:value-type="float">
            <text:p>162778306.444001</text:p>
          </table:table-cell>
          <table:table-cell office:value-type="float" office:value="374.471628" calcext:value-type="float">
            <text:p>374.471628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6" calcext:value-type="float">
            <text:p>56</text:p>
          </table:table-cell>
          <table:table-cell office:value-type="float" office:value="1016" calcext:value-type="float">
            <text:p>1016</text:p>
          </table:table-cell>
          <table:table-cell office:value-type="float" office:value="-55" calcext:value-type="float">
            <text:p>-55</text:p>
          </table:table-cell>
          <table:table-cell office:value-type="float" office:value="-135" calcext:value-type="float">
            <text:p>-135</text:p>
          </table:table-cell>
          <table:table-cell office:value-type="float" office:value="-329" calcext:value-type="float">
            <text:p>-329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964688.192008" calcext:value-type="float">
            <text:p>24964688.192008</text:p>
          </table:table-cell>
          <table:table-cell office:value-type="float" office:value="-8.25" calcext:value-type="float">
            <text:p>-8.25</text:p>
          </table:table-cell>
          <table:table-cell office:value-type="float" office:value="-20.250001" calcext:value-type="float">
            <text:p>-20.250001</text:p>
          </table:table-cell>
          <table:table-cell office:value-type="float" office:value="-49.350002" calcext:value-type="float">
            <text:p>-49.350002</text:p>
          </table:table-cell>
          <table:table-cell office:value-type="float" office:value="166901377.351875" calcext:value-type="float">
            <text:p>166901377.351875</text:p>
          </table:table-cell>
          <table:table-cell office:value-type="float" office:value="359.848579" calcext:value-type="float">
            <text:p>359.848579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2" calcext:value-type="float">
            <text:p>72</text:p>
          </table:table-cell>
          <table:table-cell office:value-type="float" office:value="1008" calcext:value-type="float">
            <text:p>1008</text:p>
          </table:table-cell>
          <table:table-cell office:value-type="float" office:value="-30" calcext:value-type="float">
            <text:p>-30</text:p>
          </table:table-cell>
          <table:table-cell office:value-type="float" office:value="-138" calcext:value-type="float">
            <text:p>-138</text:p>
          </table:table-cell>
          <table:table-cell office:value-type="float" office:value="-334" calcext:value-type="float">
            <text:p>-334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1769151.0703" calcext:value-type="float">
            <text:p>1769151.070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-4.5" calcext:value-type="float">
            <text:p>-4.5</text:p>
          </table:table-cell>
          <table:table-cell office:value-type="float" office:value="-20.700001" calcext:value-type="float">
            <text:p>-20.700001</text:p>
          </table:table-cell>
          <table:table-cell office:value-type="float" office:value="-50.100002" calcext:value-type="float">
            <text:p>-50.100002</text:p>
          </table:table-cell>
          <table:table-cell office:value-type="float" office:value="165961082.597641" calcext:value-type="float">
            <text:p>165961082.597641</text:p>
          </table:table-cell>
          <table:table-cell office:value-type="float" office:value="362.629287" calcext:value-type="float">
            <text:p>362.629287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-4" calcext:value-type="float">
            <text:p>-4</text:p>
          </table:table-cell>
          <table:table-cell office:value-type="float" office:value="-129" calcext:value-type="float">
            <text:p>-129</text:p>
          </table:table-cell>
          <table:table-cell office:value-type="float" office:value="-333" calcext:value-type="float">
            <text:p>-33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0.6" calcext:value-type="float">
            <text:p>-0.6</text:p>
          </table:table-cell>
          <table:table-cell office:value-type="float" office:value="-19.350001" calcext:value-type="float">
            <text:p>-19.350001</text:p>
          </table:table-cell>
          <table:table-cell office:value-type="float" office:value="-49.950002" calcext:value-type="float">
            <text:p>-49.950002</text:p>
          </table:table-cell>
          <table:table-cell office:value-type="float" office:value="162195674.876196" calcext:value-type="float">
            <text:p>162195674.876196</text:p>
          </table:table-cell>
          <table:table-cell office:value-type="float" office:value="357.135829" calcext:value-type="float">
            <text:p>357.135829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8" calcext:value-type="float">
            <text:p>48</text:p>
          </table:table-cell>
          <table:table-cell office:value-type="float" office:value="972" calcext:value-type="float">
            <text:p>972</text:p>
          </table:table-cell>
          <table:table-cell office:value-type="float" office:value="7" calcext:value-type="float">
            <text:p>7</text:p>
          </table:table-cell>
          <table:table-cell office:value-type="float" office:value="-123" calcext:value-type="float">
            <text:p>-123</text:p>
          </table:table-cell>
          <table:table-cell office:value-type="float" office:value="-338" calcext:value-type="float">
            <text:p>-338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1179434.071866" calcext:value-type="float">
            <text:p>1179434.071866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.05" calcext:value-type="float">
            <text:p>1.05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59903008.049027" calcext:value-type="float">
            <text:p>159903008.049027</text:p>
          </table:table-cell>
          <table:table-cell office:value-type="float" office:value="359.752693" calcext:value-type="float">
            <text:p>359.752693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  <table:table-cell office:value-type="float" office:value="5" calcext:value-type="float">
            <text:p>5</text:p>
          </table:table-cell>
          <table:table-cell office:value-type="float" office:value="-124" calcext:value-type="float">
            <text:p>-124</text:p>
          </table:table-cell>
          <table:table-cell office:value-type="float" office:value="-338" calcext:value-type="float">
            <text:p>-338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0.75" calcext:value-type="float">
            <text:p>0.75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1754332.908424" calcext:value-type="float">
            <text:p>161754332.908424</text:p>
          </table:table-cell>
          <table:table-cell office:value-type="float" office:value="360.062495" calcext:value-type="float">
            <text:p>360.062495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4" calcext:value-type="float">
            <text:p>24</text:p>
          </table:table-cell>
          <table:table-cell office:value-type="float" office:value="996" calcext:value-type="float">
            <text:p>996</text:p>
          </table:table-cell>
          <table:table-cell office:value-type="float" office:value="6" calcext:value-type="float">
            <text:p>6</text:p>
          </table:table-cell>
          <table:table-cell office:value-type="float" office:value="-124" calcext:value-type="float">
            <text:p>-124</text:p>
          </table:table-cell>
          <table:table-cell office:value-type="float" office:value="-337" calcext:value-type="float">
            <text:p>-337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0.9" calcext:value-type="float">
            <text:p>0.9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550002" calcext:value-type="float">
            <text:p>-50.550002</text:p>
          </table:table-cell>
          <table:table-cell office:value-type="float" office:value="163628022.682502" calcext:value-type="float">
            <text:p>163628022.682502</text:p>
          </table:table-cell>
          <table:table-cell office:value-type="float" office:value="359.139249" calcext:value-type="float">
            <text:p>359.139249</text:p>
          </table:table-cell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24" calcext:value-type="float">
            <text:p>24</text:p>
          </table:table-cell>
          <table:table-cell office:value-type="float" office:value="988" calcext:value-type="float">
            <text:p>988</text:p>
          </table:table-cell>
          <table:table-cell office:value-type="float" office:value="3" calcext:value-type="float">
            <text:p>3</text:p>
          </table:table-cell>
          <table:table-cell office:value-type="float" office:value="-121" calcext:value-type="float">
            <text:p>-121</text:p>
          </table:table-cell>
          <table:table-cell office:value-type="float" office:value="-336" calcext:value-type="float">
            <text:p>-336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0.45" calcext:value-type="float">
            <text:p>0.45</text:p>
          </table:table-cell>
          <table:table-cell office:value-type="float" office:value="-18.150001" calcext:value-type="float">
            <text:p>-18.150001</text:p>
          </table:table-cell>
          <table:table-cell office:value-type="float" office:value="-50.400002" calcext:value-type="float">
            <text:p>-50.400002</text:p>
          </table:table-cell>
          <table:table-cell office:value-type="float" office:value="162476020.496644" calcext:value-type="float">
            <text:p>162476020.496644</text:p>
          </table:table-cell>
          <table:table-cell office:value-type="float" office:value="357.135829" calcext:value-type="float">
            <text:p>357.135829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0" calcext:value-type="float">
            <text:p>20</text:p>
          </table:table-cell>
          <table:table-cell office:value-type="float" office:value="992" calcext:value-type="float">
            <text:p>992</text:p>
          </table:table-cell>
          <table:table-cell office:value-type="float" office:value="3" calcext:value-type="float">
            <text:p>3</text:p>
          </table:table-cell>
          <table:table-cell office:value-type="float" office:value="-124" calcext:value-type="float">
            <text:p>-124</text:p>
          </table:table-cell>
          <table:table-cell office:value-type="float" office:value="-335" calcext:value-type="float">
            <text:p>-335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0.45" calcext:value-type="float">
            <text:p>0.45</text:p>
          </table:table-cell>
          <table:table-cell office:value-type="float" office:value="-18.600001" calcext:value-type="float">
            <text:p>-18.600001</text:p>
          </table:table-cell>
          <table:table-cell office:value-type="float" office:value="-50.250002" calcext:value-type="float">
            <text:p>-50.250002</text:p>
          </table:table-cell>
          <table:table-cell office:value-type="float" office:value="163008936.000846" calcext:value-type="float">
            <text:p>163008936.000846</text:p>
          </table:table-cell>
          <table:table-cell office:value-type="float" office:value="357.225419" calcext:value-type="float">
            <text:p>357.22541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60" calcext:value-type="float">
            <text:p>-6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-123" calcext:value-type="float">
            <text:p>-123</text:p>
          </table:table-cell>
          <table:table-cell office:value-type="float" office:value="-338" calcext:value-type="float">
            <text:p>-338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1.5" calcext:value-type="float">
            <text:p>1.5</text:p>
          </table:table-cell>
          <table:table-cell office:value-type="float" office:value="-18.450001" calcext:value-type="float">
            <text:p>-18.4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4151967.518893" calcext:value-type="float">
            <text:p>164151967.518893</text:p>
          </table:table-cell>
          <table:table-cell office:value-type="float" office:value="359.823568" calcext:value-type="float">
            <text:p>359.823568</text:p>
          </table:table-cell>
          <table:table-cell table:number-columns-repeated="3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29" calcext:value-type="float">
            <text:p>29</text:p>
          </table:table-cell>
          <table:table-cell office:value-type="float" office:value="-113" calcext:value-type="float">
            <text:p>-113</text:p>
          </table:table-cell>
          <table:table-cell office:value-type="float" office:value="-338" calcext:value-type="float">
            <text:p>-338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4.35" calcext:value-type="float">
            <text:p>4.35</text:p>
          </table:table-cell>
          <table:table-cell office:value-type="float" office:value="-16.950001" calcext:value-type="float">
            <text:p>-16.950001</text:p>
          </table:table-cell>
          <table:table-cell office:value-type="float" office:value="-50.700002" calcext:value-type="float">
            <text:p>-50.700002</text:p>
          </table:table-cell>
          <table:table-cell office:value-type="float" office:value="163230029.347823" calcext:value-type="float">
            <text:p>163230029.347823</text:p>
          </table:table-cell>
          <table:table-cell office:value-type="float" office:value="357.566777" calcext:value-type="float">
            <text:p>357.566777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-88" calcext:value-type="float">
            <text:p>-88</text:p>
          </table:table-cell>
          <table:table-cell office:value-type="float" office:value="1024" calcext:value-type="float">
            <text:p>1024</text:p>
          </table:table-cell>
          <table:table-cell office:value-type="float" office:value="56" calcext:value-type="float">
            <text:p>56</text:p>
          </table:table-cell>
          <table:table-cell office:value-type="float" office:value="-98" calcext:value-type="float">
            <text:p>-98</text:p>
          </table:table-cell>
          <table:table-cell office:value-type="float" office:value="-340" calcext:value-type="float">
            <text:p>-340</text:p>
          </table:table-cell>
          <table:table-cell office:value-type="float" office:value="-1179434.071866" calcext:value-type="float">
            <text:p>-1179434.071866</text:p>
          </table:table-cell>
          <table:table-cell office:value-type="float" office:value="-2162295.835922" calcext:value-type="float">
            <text:p>-2162295.835922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8.4" calcext:value-type="float">
            <text:p>8.4</text:p>
          </table:table-cell>
          <table:table-cell office:value-type="float" office:value="-14.700001" calcext:value-type="float">
            <text:p>-14.700001</text:p>
          </table:table-cell>
          <table:table-cell office:value-type="float" office:value="-51.000002" calcext:value-type="float">
            <text:p>-51.000002</text:p>
          </table:table-cell>
          <table:table-cell office:value-type="float" office:value="168543506.029931" calcext:value-type="float">
            <text:p>168543506.029931</text:p>
          </table:table-cell>
          <table:table-cell office:value-type="float" office:value="358.245726" calcext:value-type="float">
            <text:p>358.245726</text:p>
          </table:table-cell>
          <table:table-cell table:number-columns-repeated="3"/>
        </table:table-row>
        <table:table-row table:style-name="ro1">
          <table:table-cell office:value-type="float" office:value="-112" calcext:value-type="float">
            <text:p>-112</text:p>
          </table:table-cell>
          <table:table-cell office:value-type="float" office:value="104" calcext:value-type="float">
            <text:p>104</text:p>
          </table:table-cell>
          <table:table-cell office:value-type="float" office:value="1008" calcext:value-type="float">
            <text:p>1008</text:p>
          </table:table-cell>
          <table:table-cell office:value-type="float" office:value="82" calcext:value-type="float">
            <text:p>82</text:p>
          </table:table-cell>
          <table:table-cell office:value-type="float" office:value="-85" calcext:value-type="float">
            <text:p>-85</text:p>
          </table:table-cell>
          <table:table-cell office:value-type="float" office:value="-339" calcext:value-type="float">
            <text:p>-339</text:p>
          </table:table-cell>
          <table:table-cell office:value-type="float" office:value="-2752012.909355" calcext:value-type="float">
            <text:p>-2752012.909355</text:p>
          </table:table-cell>
          <table:table-cell office:value-type="float" office:value="2555440.601544" calcext:value-type="float">
            <text:p>2555440.601544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12.3" calcext:value-type="float">
            <text:p>12.3</text:p>
          </table:table-cell>
          <table:table-cell office:value-type="float" office:value="-12.750001" calcext:value-type="float">
            <text:p>-12.750001</text:p>
          </table:table-cell>
          <table:table-cell office:value-type="float" office:value="-50.850002" calcext:value-type="float">
            <text:p>-50.850002</text:p>
          </table:table-cell>
          <table:table-cell office:value-type="float" office:value="167008101.089056" calcext:value-type="float">
            <text:p>167008101.089056</text:p>
          </table:table-cell>
          <table:table-cell office:value-type="float" office:value="358.984679" calcext:value-type="float">
            <text:p>358.984679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20" calcext:value-type="float">
            <text:p>-20</text:p>
          </table:table-cell>
          <table:table-cell office:value-type="float" office:value="992" calcext:value-type="float">
            <text:p>992</text:p>
          </table:table-cell>
          <table:table-cell office:value-type="float" office:value="109" calcext:value-type="float">
            <text:p>109</text:p>
          </table:table-cell>
          <table:table-cell office:value-type="float" office:value="-57" calcext:value-type="float">
            <text:p>-57</text:p>
          </table:table-cell>
          <table:table-cell office:value-type="float" office:value="-345" calcext:value-type="float">
            <text:p>-345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6.350001" calcext:value-type="float">
            <text:p>16.350001</text:p>
          </table:table-cell>
          <table:table-cell office:value-type="float" office:value="-8.55" calcext:value-type="float">
            <text:p>-8.55</text:p>
          </table:table-cell>
          <table:table-cell office:value-type="float" office:value="-51.750002" calcext:value-type="float">
            <text:p>-51.750002</text:p>
          </table:table-cell>
          <table:table-cell office:value-type="float" office:value="162960202.442771" calcext:value-type="float">
            <text:p>162960202.442771</text:p>
          </table:table-cell>
          <table:table-cell office:value-type="float" office:value="366.271757" calcext:value-type="float">
            <text:p>366.271757</text:p>
          </table:table-cell>
          <table:table-cell table:number-columns-repeated="3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-96" calcext:value-type="float">
            <text:p>-96</text:p>
          </table:table-cell>
          <table:table-cell office:value-type="float" office:value="972" calcext:value-type="float">
            <text:p>972</text:p>
          </table:table-cell>
          <table:table-cell office:value-type="float" office:value="133" calcext:value-type="float">
            <text:p>133</text:p>
          </table:table-cell>
          <table:table-cell office:value-type="float" office:value="-26" calcext:value-type="float">
            <text:p>-26</text:p>
          </table:table-cell>
          <table:table-cell office:value-type="float" office:value="-352" calcext:value-type="float">
            <text:p>-352</text:p>
          </table:table-cell>
          <table:table-cell office:value-type="float" office:value="-2555440.601544" calcext:value-type="float">
            <text:p>-2555440.601544</text:p>
          </table:table-cell>
          <table:table-cell office:value-type="float" office:value="-2358868.143733" calcext:value-type="float">
            <text:p>-2358868.143733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9.950001" calcext:value-type="float">
            <text:p>19.950001</text:p>
          </table:table-cell>
          <table:table-cell office:value-type="float" office:value="-3.9" calcext:value-type="float">
            <text:p>-3.9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60902733.566718" calcext:value-type="float">
            <text:p>160902733.566718</text:p>
          </table:table-cell>
          <table:table-cell office:value-type="float" office:value="377.185631" calcext:value-type="float">
            <text:p>377.185631</text:p>
          </table:table-cell>
          <table:table-cell table:number-columns-repeated="3"/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156" calcext:value-type="float">
            <text:p>156</text:p>
          </table:table-cell>
          <table:table-cell office:value-type="float" office:value="31" calcext:value-type="float">
            <text:p>31</text:p>
          </table:table-cell>
          <table:table-cell office:value-type="float" office:value="-359" calcext:value-type="float">
            <text:p>-359</text:p>
          </table:table-cell>
          <table:table-cell office:value-type="float" office:value="-1081147.917961" calcext:value-type="float">
            <text:p>-1081147.917961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23.400001" calcext:value-type="float">
            <text:p>23.400001</text:p>
          </table:table-cell>
          <table:table-cell office:value-type="float" office:value="4.65" calcext:value-type="float">
            <text:p>4.65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4491632.294974" calcext:value-type="float">
            <text:p>164491632.294974</text:p>
          </table:table-cell>
          <table:table-cell office:value-type="float" office:value="392.655065" calcext:value-type="float">
            <text:p>392.655065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60" calcext:value-type="float">
            <text:p>60</text:p>
          </table:table-cell>
          <table:table-cell office:value-type="float" office:value="1028" calcext:value-type="float">
            <text:p>1028</text:p>
          </table:table-cell>
          <table:table-cell office:value-type="float" office:value="166" calcext:value-type="float">
            <text:p>166</text:p>
          </table:table-cell>
          <table:table-cell office:value-type="float" office:value="85" calcext:value-type="float">
            <text:p>85</text:p>
          </table:table-cell>
          <table:table-cell office:value-type="float" office:value="-370" calcext:value-type="float">
            <text:p>-370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5259547.403724" calcext:value-type="float">
            <text:p>25259547.403724</text:p>
          </table:table-cell>
          <table:table-cell office:value-type="float" office:value="24.900001" calcext:value-type="float">
            <text:p>24.900001</text:p>
          </table:table-cell>
          <table:table-cell office:value-type="float" office:value="12.750001" calcext:value-type="float">
            <text:p>12.750001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69095386.377372" calcext:value-type="float">
            <text:p>169095386.377372</text:p>
          </table:table-cell>
          <table:table-cell office:value-type="float" office:value="414.34406" calcext:value-type="float">
            <text:p>414.34406</text:p>
          </table:table-cell>
          <table:table-cell table:number-columns-repeated="3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44" calcext:value-type="float">
            <text:p>44</text:p>
          </table:table-cell>
          <table:table-cell office:value-type="float" office:value="932" calcext:value-type="float">
            <text:p>932</text:p>
          </table:table-cell>
          <table:table-cell office:value-type="float" office:value="162" calcext:value-type="float">
            <text:p>162</text:p>
          </table:table-cell>
          <table:table-cell office:value-type="float" office:value="128" calcext:value-type="float">
            <text:p>128</text:p>
          </table:table-cell>
          <table:table-cell office:value-type="float" office:value="-380" calcext:value-type="float">
            <text:p>-380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2900678.509991" calcext:value-type="float">
            <text:p>22900678.509991</text:p>
          </table:table-cell>
          <table:table-cell office:value-type="float" office:value="24.300001" calcext:value-type="float">
            <text:p>24.300001</text:p>
          </table:table-cell>
          <table:table-cell office:value-type="float" office:value="19.200001" calcext:value-type="float">
            <text:p>19.200001</text:p>
          </table:table-cell>
          <table:table-cell office:value-type="float" office:value="-57.000002" calcext:value-type="float">
            <text:p>-57.000002</text:p>
          </table:table-cell>
          <table:table-cell office:value-type="float" office:value="153582427.495012" calcext:value-type="float">
            <text:p>153582427.495012</text:p>
          </table:table-cell>
          <table:table-cell office:value-type="float" office:value="432.46734" calcext:value-type="float">
            <text:p>432.46734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12" calcext:value-type="float">
            <text:p>12</text:p>
          </table:table-cell>
          <table:table-cell office:value-type="float" office:value="992" calcext:value-type="float">
            <text:p>992</text:p>
          </table:table-cell>
          <table:table-cell office:value-type="float" office:value="154" calcext:value-type="float">
            <text:p>154</text:p>
          </table:table-cell>
          <table:table-cell office:value-type="float" office:value="153" calcext:value-type="float">
            <text:p>153</text:p>
          </table:table-cell>
          <table:table-cell office:value-type="float" office:value="-381" calcext:value-type="float">
            <text:p>-381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3.100001" calcext:value-type="float">
            <text:p>23.100001</text:p>
          </table:table-cell>
          <table:table-cell office:value-type="float" office:value="22.950001" calcext:value-type="float">
            <text:p>22.950001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62734785.133057" calcext:value-type="float">
            <text:p>162734785.133057</text:p>
          </table:table-cell>
          <table:table-cell office:value-type="float" office:value="438.504276" calcext:value-type="float">
            <text:p>438.504276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52" calcext:value-type="float">
            <text:p>52</text:p>
          </table:table-cell>
          <table:table-cell office:value-type="float" office:value="972" calcext:value-type="float">
            <text:p>972</text:p>
          </table:table-cell>
          <table:table-cell office:value-type="float" office:value="146" calcext:value-type="float">
            <text:p>146</text:p>
          </table:table-cell>
          <table:table-cell office:value-type="float" office:value="178" calcext:value-type="float">
            <text:p>178</text:p>
          </table:table-cell>
          <table:table-cell office:value-type="float" office:value="-383" calcext:value-type="float">
            <text:p>-383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21.900001" calcext:value-type="float">
            <text:p>21.900001</text:p>
          </table:table-cell>
          <table:table-cell office:value-type="float" office:value="26.700001" calcext:value-type="float">
            <text:p>26.700001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59537428.964113" calcext:value-type="float">
            <text:p>159537428.964113</text:p>
          </table:table-cell>
          <table:table-cell office:value-type="float" office:value="446.865752" calcext:value-type="float">
            <text:p>446.865752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24" calcext:value-type="float">
            <text:p>-24</text:p>
          </table:table-cell>
          <table:table-cell office:value-type="float" office:value="992" calcext:value-type="float">
            <text:p>992</text:p>
          </table:table-cell>
          <table:table-cell office:value-type="float" office:value="134" calcext:value-type="float">
            <text:p>134</text:p>
          </table:table-cell>
          <table:table-cell office:value-type="float" office:value="208" calcext:value-type="float">
            <text:p>208</text:p>
          </table:table-cell>
          <table:table-cell office:value-type="float" office:value="-384" calcext:value-type="float">
            <text:p>-384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20.100001" calcext:value-type="float">
            <text:p>20.100001</text:p>
          </table:table-cell>
          <table:table-cell office:value-type="float" office:value="31.200001" calcext:value-type="float">
            <text:p>31.200001</text:p>
          </table:table-cell>
          <table:table-cell office:value-type="float" office:value="-57.600002" calcext:value-type="float">
            <text:p>-57.600002</text:p>
          </table:table-cell>
          <table:table-cell office:value-type="float" office:value="162974692.297978" calcext:value-type="float">
            <text:p>162974692.297978</text:p>
          </table:table-cell>
          <table:table-cell office:value-type="float" office:value="456.810683" calcext:value-type="float">
            <text:p>456.810683</text:p>
          </table:table-cell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36" calcext:value-type="float">
            <text:p>36</text:p>
          </table:table-cell>
          <table:table-cell office:value-type="float" office:value="996" calcext:value-type="float">
            <text:p>996</text:p>
          </table:table-cell>
          <table:table-cell office:value-type="float" office:value="111" calcext:value-type="float">
            <text:p>111</text:p>
          </table:table-cell>
          <table:table-cell office:value-type="float" office:value="243" calcext:value-type="float">
            <text:p>243</text:p>
          </table:table-cell>
          <table:table-cell office:value-type="float" office:value="-387" calcext:value-type="float">
            <text:p>-387</text:p>
          </table:table-cell>
          <table:table-cell office:value-type="float" office:value="-2064009.682016" calcext:value-type="float">
            <text:p>-2064009.682016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16.650001" calcext:value-type="float">
            <text:p>16.650001</text:p>
          </table:table-cell>
          <table:table-cell office:value-type="float" office:value="36.450001" calcext:value-type="float">
            <text:p>36.450001</text:p>
          </table:table-cell>
          <table:table-cell office:value-type="float" office:value="-58.050002" calcext:value-type="float">
            <text:p>-58.050002</text:p>
          </table:table-cell>
          <table:table-cell office:value-type="float" office:value="163840419.471798" calcext:value-type="float">
            <text:p>163840419.471798</text:p>
          </table:table-cell>
          <table:table-cell office:value-type="float" office:value="470.254187" calcext:value-type="float">
            <text:p>470.254187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96" calcext:value-type="float">
            <text:p>-96</text:p>
          </table:table-cell>
          <table:table-cell office:value-type="float" office:value="992" calcext:value-type="float">
            <text:p>992</text:p>
          </table:table-cell>
          <table:table-cell office:value-type="float" office:value="87" calcext:value-type="float">
            <text:p>87</text:p>
          </table:table-cell>
          <table:table-cell office:value-type="float" office:value="254" calcext:value-type="float">
            <text:p>254</text:p>
          </table:table-cell>
          <table:table-cell office:value-type="float" office:value="-387" calcext:value-type="float">
            <text:p>-387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-2358868.143733" calcext:value-type="float">
            <text:p>-2358868.14373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3.050001" calcext:value-type="float">
            <text:p>13.050001</text:p>
          </table:table-cell>
          <table:table-cell office:value-type="float" office:value="38.100002" calcext:value-type="float">
            <text:p>38.100002</text:p>
          </table:table-cell>
          <table:table-cell office:value-type="float" office:value="-58.050002" calcext:value-type="float">
            <text:p>-58.050002</text:p>
          </table:table-cell>
          <table:table-cell office:value-type="float" office:value="163365432.668038" calcext:value-type="float">
            <text:p>163365432.668038</text:p>
          </table:table-cell>
          <table:table-cell office:value-type="float" office:value="471.0138" calcext:value-type="float">
            <text:p>471.0138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-60" calcext:value-type="float">
            <text:p>-60</text:p>
          </table:table-cell>
          <table:table-cell office:value-type="float" office:value="1008" calcext:value-type="float">
            <text:p>1008</text:p>
          </table:table-cell>
          <table:table-cell office:value-type="float" office:value="66" calcext:value-type="float">
            <text:p>66</text:p>
          </table:table-cell>
          <table:table-cell office:value-type="float" office:value="273" calcext:value-type="float">
            <text:p>273</text:p>
          </table:table-cell>
          <table:table-cell office:value-type="float" office:value="-383" calcext:value-type="float">
            <text:p>-383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24768116.184196" calcext:value-type="float">
            <text:p>24768116.184196</text:p>
          </table:table-cell>
          <table:table-cell office:value-type="float" office:value="9.9" calcext:value-type="float">
            <text:p>9.9</text:p>
          </table:table-cell>
          <table:table-cell office:value-type="float" office:value="40.950002" calcext:value-type="float">
            <text:p>40.950002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65832976.796167" calcext:value-type="float">
            <text:p>165832976.796167</text:p>
          </table:table-cell>
          <table:table-cell office:value-type="float" office:value="474.946313" calcext:value-type="float">
            <text:p>474.946313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1004" calcext:value-type="float">
            <text:p>1004</text:p>
          </table:table-cell>
          <table:table-cell office:value-type="float" office:value="29" calcext:value-type="float">
            <text:p>29</text:p>
          </table:table-cell>
          <table:table-cell office:value-type="float" office:value="296" calcext:value-type="float">
            <text:p>296</text:p>
          </table:table-cell>
          <table:table-cell office:value-type="float" office:value="-377" calcext:value-type="float">
            <text:p>-377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98286.172656" calcext:value-type="float">
            <text:p>98286.172656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4.35" calcext:value-type="float">
            <text:p>4.35</text:p>
          </table:table-cell>
          <table:table-cell office:value-type="float" office:value="44.400002" calcext:value-type="float">
            <text:p>44.400002</text:p>
          </table:table-cell>
          <table:table-cell office:value-type="float" office:value="-56.550002" calcext:value-type="float">
            <text:p>-56.550002</text:p>
          </table:table-cell>
          <table:table-cell office:value-type="float" office:value="164499453.293677" calcext:value-type="float">
            <text:p>164499453.293677</text:p>
          </table:table-cell>
          <table:table-cell office:value-type="float" office:value="480.193711" calcext:value-type="float">
            <text:p>480.193711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80" calcext:value-type="float">
            <text:p>80</text:p>
          </table:table-cell>
          <table:table-cell office:value-type="float" office:value="980" calcext:value-type="float">
            <text:p>980</text:p>
          </table:table-cell>
          <table:table-cell office:value-type="float" office:value="10" calcext:value-type="float">
            <text:p>10</text:p>
          </table:table-cell>
          <table:table-cell office:value-type="float" office:value="307" calcext:value-type="float">
            <text:p>307</text:p>
          </table:table-cell>
          <table:table-cell office:value-type="float" office:value="-381" calcext:value-type="float">
            <text:p>-381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1.5" calcext:value-type="float">
            <text:p>1.5</text:p>
          </table:table-cell>
          <table:table-cell office:value-type="float" office:value="46.050002" calcext:value-type="float">
            <text:p>46.050002</text:p>
          </table:table-cell>
          <table:table-cell office:value-type="float" office:value="-57.150002" calcext:value-type="float">
            <text:p>-57.150002</text:p>
          </table:table-cell>
          <table:table-cell office:value-type="float" office:value="161080077.277405" calcext:value-type="float">
            <text:p>161080077.277405</text:p>
          </table:table-cell>
          <table:table-cell office:value-type="float" office:value="489.397589" calcext:value-type="float">
            <text:p>489.397589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2" calcext:value-type="float">
            <text:p>12</text:p>
          </table:table-cell>
          <table:table-cell office:value-type="float" office:value="1004" calcext:value-type="float">
            <text:p>1004</text:p>
          </table:table-cell>
          <table:table-cell office:value-type="float" office:value="-4" calcext:value-type="float">
            <text:p>-4</text:p>
          </table:table-cell>
          <table:table-cell office:value-type="float" office:value="314" calcext:value-type="float">
            <text:p>314</text:p>
          </table:table-cell>
          <table:table-cell office:value-type="float" office:value="-379" calcext:value-type="float">
            <text:p>-379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0.6" calcext:value-type="float">
            <text:p>-0.6</text:p>
          </table:table-cell>
          <table:table-cell office:value-type="float" office:value="47.100002" calcext:value-type="float">
            <text:p>47.100002</text:p>
          </table:table-cell>
          <table:table-cell office:value-type="float" office:value="-56.850002" calcext:value-type="float">
            <text:p>-56.850002</text:p>
          </table:table-cell>
          <table:table-cell office:value-type="float" office:value="164582951.581463" calcext:value-type="float">
            <text:p>164582951.581463</text:p>
          </table:table-cell>
          <table:table-cell office:value-type="float" office:value="492.192036" calcext:value-type="float">
            <text:p>492.192036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24" calcext:value-type="float">
            <text:p>24</text:p>
          </table:table-cell>
          <table:table-cell office:value-type="float" office:value="1012" calcext:value-type="float">
            <text:p>1012</text:p>
          </table:table-cell>
          <table:table-cell office:value-type="float" office:value="-31" calcext:value-type="float">
            <text:p>-31</text:p>
          </table:table-cell>
          <table:table-cell office:value-type="float" office:value="324" calcext:value-type="float">
            <text:p>324</text:p>
          </table:table-cell>
          <table:table-cell office:value-type="float" office:value="-374" calcext:value-type="float">
            <text:p>-374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589717.035933" calcext:value-type="float">
            <text:p>589717.035933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4.65" calcext:value-type="float">
            <text:p>-4.65</text:p>
          </table:table-cell>
          <table:table-cell office:value-type="float" office:value="48.600002" calcext:value-type="float">
            <text:p>48.600002</text:p>
          </table:table-cell>
          <table:table-cell office:value-type="float" office:value="-56.100002" calcext:value-type="float">
            <text:p>-56.100002</text:p>
          </table:table-cell>
          <table:table-cell office:value-type="float" office:value="165927439.152049" calcext:value-type="float">
            <text:p>165927439.152049</text:p>
          </table:table-cell>
          <table:table-cell office:value-type="float" office:value="495.795321" calcext:value-type="float">
            <text:p>495.795321</text:p>
          </table:table-cell>
          <table:table-cell table:number-columns-repeated="3"/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-66" calcext:value-type="float">
            <text:p>-66</text:p>
          </table:table-cell>
          <table:table-cell office:value-type="float" office:value="330" calcext:value-type="float">
            <text:p>330</text:p>
          </table:table-cell>
          <table:table-cell office:value-type="float" office:value="-370" calcext:value-type="float">
            <text:p>-370</text:p>
          </table:table-cell>
          <table:table-cell office:value-type="float" office:value="-1277720.300772" calcext:value-type="float">
            <text:p>-1277720.300772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9.9" calcext:value-type="float">
            <text:p>-9.9</text:p>
          </table:table-cell>
          <table:table-cell office:value-type="float" office:value="49.500002" calcext:value-type="float">
            <text:p>49.500002</text:p>
          </table:table-cell>
          <table:table-cell office:value-type="float" office:value="-55.500002" calcext:value-type="float">
            <text:p>-55.500002</text:p>
          </table:table-cell>
          <table:table-cell office:value-type="float" office:value="164941252.329385" calcext:value-type="float">
            <text:p>164941252.329385</text:p>
          </table:table-cell>
          <table:table-cell office:value-type="float" office:value="500.155976" calcext:value-type="float">
            <text:p>500.155976</text:p>
          </table:table-cell>
          <table:table-cell table:number-columns-repeated="3"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-8" calcext:value-type="float">
            <text:p>-8</text:p>
          </table:table-cell>
          <table:table-cell office:value-type="float" office:value="1012" calcext:value-type="float">
            <text:p>1012</text:p>
          </table:table-cell>
          <table:table-cell office:value-type="float" office:value="-90" calcext:value-type="float">
            <text:p>-90</text:p>
          </table:table-cell>
          <table:table-cell office:value-type="float" office:value="331" calcext:value-type="float">
            <text:p>331</text:p>
          </table:table-cell>
          <table:table-cell office:value-type="float" office:value="-367" calcext:value-type="float">
            <text:p>-367</text:p>
          </table:table-cell>
          <table:table-cell office:value-type="float" office:value="-1965723.528111" calcext:value-type="float">
            <text:p>-1965723.528111</text:p>
          </table:table-cell>
          <table:table-cell office:value-type="float" office:value="-196572.345311" calcext:value-type="float">
            <text:p>-196572.345311</text:p>
          </table:table-cell>
          <table:table-cell office:value-type="float" office:value="24866400.988102" calcext:value-type="float">
            <text:p>24866400.988102</text:p>
          </table:table-cell>
          <table:table-cell office:value-type="float" office:value="-13.500001" calcext:value-type="float">
            <text:p>-13.50000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5.050002" calcext:value-type="float">
            <text:p>-55.050002</text:p>
          </table:table-cell>
          <table:table-cell office:value-type="float" office:value="166298334.103469" calcext:value-type="float">
            <text:p>166298334.103469</text:p>
          </table:table-cell>
          <table:table-cell office:value-type="float" office:value="502.344503" calcext:value-type="float">
            <text:p>502.344503</text:p>
          </table:table-cell>
          <table:table-cell table:number-columns-repeated="3"/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 office:value-type="float" office:value="1004" calcext:value-type="float">
            <text:p>1004</text:p>
          </table:table-cell>
          <table:table-cell office:value-type="float" office:value="-127" calcext:value-type="float">
            <text:p>-127</text:p>
          </table:table-cell>
          <table:table-cell office:value-type="float" office:value="331" calcext:value-type="float">
            <text:p>331</text:p>
          </table:table-cell>
          <table:table-cell office:value-type="float" office:value="-364" calcext:value-type="float">
            <text:p>-364</text:p>
          </table:table-cell>
          <table:table-cell office:value-type="float" office:value="-786289.381244" calcext:value-type="float">
            <text:p>-786289.381244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24669828.980291" calcext:value-type="float">
            <text:p>24669828.980291</text:p>
          </table:table-cell>
          <table:table-cell office:value-type="float" office:value="-19.050001" calcext:value-type="float">
            <text:p>-19.05000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64569907.769986" calcext:value-type="float">
            <text:p>164569907.769986</text:p>
          </table:table-cell>
          <table:table-cell office:value-type="float" office:value="508.120065" calcext:value-type="float">
            <text:p>508.120065</text:p>
          </table:table-cell>
          <table:table-cell table:number-columns-repeated="3"/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-166" calcext:value-type="float">
            <text:p>-166</text:p>
          </table:table-cell>
          <table:table-cell office:value-type="float" office:value="325" calcext:value-type="float">
            <text:p>325</text:p>
          </table:table-cell>
          <table:table-cell office:value-type="float" office:value="-359" calcext:value-type="float">
            <text:p>-359</text:p>
          </table:table-cell>
          <table:table-cell office:value-type="float" office:value="-393144.690622" calcext:value-type="float">
            <text:p>-393144.690622</text:p>
          </table:table-cell>
          <table:table-cell office:value-type="float" office:value="1376006.454678" calcext:value-type="float">
            <text:p>1376006.454678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24.900001" calcext:value-type="float">
            <text:p>-24.900001</text:p>
          </table:table-cell>
          <table:table-cell office:value-type="float" office:value="48.750002" calcext:value-type="float">
            <text:p>48.750002</text:p>
          </table:table-cell>
          <table:table-cell office:value-type="float" office:value="-53.850002" calcext:value-type="float">
            <text:p>-53.850002</text:p>
          </table:table-cell>
          <table:table-cell office:value-type="float" office:value="162125512.747813" calcext:value-type="float">
            <text:p>162125512.747813</text:p>
          </table:table-cell>
          <table:table-cell office:value-type="float" office:value="511.919916" calcext:value-type="float">
            <text:p>511.919916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92" calcext:value-type="float">
            <text:p>92</text:p>
          </table:table-cell>
          <table:table-cell office:value-type="float" office:value="984" calcext:value-type="float">
            <text:p>984</text:p>
          </table:table-cell>
          <table:table-cell office:value-type="float" office:value="-201" calcext:value-type="float">
            <text:p>-201</text:p>
          </table:table-cell>
          <table:table-cell office:value-type="float" office:value="308" calcext:value-type="float">
            <text:p>308</text:p>
          </table:table-cell>
          <table:table-cell office:value-type="float" office:value="-360" calcext:value-type="float">
            <text:p>-360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260581.989827" calcext:value-type="float">
            <text:p>2260581.989827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30.150001" calcext:value-type="float">
            <text:p>-30.150001</text:p>
          </table:table-cell>
          <table:table-cell office:value-type="float" office:value="46.200002" calcext:value-type="float">
            <text:p>46.200002</text:p>
          </table:table-cell>
          <table:table-cell office:value-type="float" office:value="-54.000002" calcext:value-type="float">
            <text:p>-54.000002</text:p>
          </table:table-cell>
          <table:table-cell office:value-type="float" office:value="161999667.511327" calcext:value-type="float">
            <text:p>161999667.511327</text:p>
          </table:table-cell>
          <table:table-cell office:value-type="float" office:value="514.650367" calcext:value-type="float">
            <text:p>514.650367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20" calcext:value-type="float">
            <text:p>-20</text:p>
          </table:table-cell>
          <table:table-cell office:value-type="float" office:value="980" calcext:value-type="float">
            <text:p>980</text:p>
          </table:table-cell>
          <table:table-cell office:value-type="float" office:value="-221" calcext:value-type="float">
            <text:p>-221</text:p>
          </table:table-cell>
          <table:table-cell office:value-type="float" office:value="297" calcext:value-type="float">
            <text:p>297</text:p>
          </table:table-cell>
          <table:table-cell office:value-type="float" office:value="-358" calcext:value-type="float">
            <text:p>-358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-33.150001" calcext:value-type="float">
            <text:p>-33.150001</text:p>
          </table:table-cell>
          <table:table-cell office:value-type="float" office:value="44.550002" calcext:value-type="float">
            <text:p>44.550002</text:p>
          </table:table-cell>
          <table:table-cell office:value-type="float" office:value="-53.700002" calcext:value-type="float">
            <text:p>-53.700002</text:p>
          </table:table-cell>
          <table:table-cell office:value-type="float" office:value="160868039.329431" calcext:value-type="float">
            <text:p>160868039.329431</text:p>
          </table:table-cell>
          <table:table-cell office:value-type="float" office:value="514.98932" calcext:value-type="float">
            <text:p>514.98932</text:p>
          </table:table-cell>
          <table:table-cell table:number-columns-repeated="3"/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76" calcext:value-type="float">
            <text:p>76</text:p>
          </table:table-cell>
          <table:table-cell office:value-type="float" office:value="988" calcext:value-type="float">
            <text:p>988</text:p>
          </table:table-cell>
          <table:table-cell office:value-type="float" office:value="-245" calcext:value-type="float">
            <text:p>-245</text:p>
          </table:table-cell>
          <table:table-cell office:value-type="float" office:value="280" calcext:value-type="float">
            <text:p>280</text:p>
          </table:table-cell>
          <table:table-cell office:value-type="float" office:value="-353" calcext:value-type="float">
            <text:p>-353</text:p>
          </table:table-cell>
          <table:table-cell office:value-type="float" office:value="-688003.227339" calcext:value-type="float">
            <text:p>-688003.227339</text:p>
          </table:table-cell>
          <table:table-cell office:value-type="float" office:value="1867437.374205" calcext:value-type="float">
            <text:p>1867437.374205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-36.750001" calcext:value-type="float">
            <text:p>-36.750001</text:p>
          </table:table-cell>
          <table:table-cell office:value-type="float" office:value="42.000002" calcext:value-type="float">
            <text:p>42.000002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2387473.040188" calcext:value-type="float">
            <text:p>162387473.040188</text:p>
          </table:table-cell>
          <table:table-cell office:value-type="float" office:value="512.868404" calcext:value-type="float">
            <text:p>512.868404</text:p>
          </table:table-cell>
          <table:table-cell table:number-columns-repeated="3"/>
        </table:table-row>
        <table:table-row table:style-name="ro1">
          <table:table-cell office:value-type="float" office:value="-128" calcext:value-type="float">
            <text:p>-128</text:p>
          </table:table-cell>
          <table:table-cell office:value-type="float" office:value="140" calcext:value-type="float">
            <text:p>140</text:p>
          </table:table-cell>
          <table:table-cell office:value-type="float" office:value="1032" calcext:value-type="float">
            <text:p>1032</text:p>
          </table:table-cell>
          <table:table-cell office:value-type="float" office:value="-263" calcext:value-type="float">
            <text:p>-263</text:p>
          </table:table-cell>
          <table:table-cell office:value-type="float" office:value="263" calcext:value-type="float">
            <text:p>263</text:p>
          </table:table-cell>
          <table:table-cell office:value-type="float" office:value="-351" calcext:value-type="float">
            <text:p>-351</text:p>
          </table:table-cell>
          <table:table-cell office:value-type="float" office:value="-3145157.524977" calcext:value-type="float">
            <text:p>-3145157.524977</text:p>
          </table:table-cell>
          <table:table-cell office:value-type="float" office:value="3440016.136694" calcext:value-type="float">
            <text:p>3440016.136694</text:p>
          </table:table-cell>
          <table:table-cell office:value-type="float" office:value="25357832.20763" calcext:value-type="float">
            <text:p>25357832.20763</text:p>
          </table:table-cell>
          <table:table-cell office:value-type="float" office:value="-39.450002" calcext:value-type="float">
            <text:p>-39.450002</text:p>
          </table:table-cell>
          <table:table-cell office:value-type="float" office:value="39.450002" calcext:value-type="float">
            <text:p>39.450002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71884370.476683" calcext:value-type="float">
            <text:p>171884370.476683</text:p>
          </table:table-cell>
          <table:table-cell office:value-type="float" office:value="511.408838" calcext:value-type="float">
            <text:p>511.408838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office:value-type="float" office:value="-280" calcext:value-type="float">
            <text:p>-280</text:p>
          </table:table-cell>
          <table:table-cell office:value-type="float" office:value="232" calcext:value-type="float">
            <text:p>232</text:p>
          </table:table-cell>
          <table:table-cell office:value-type="float" office:value="-351" calcext:value-type="float">
            <text:p>-351</text:p>
          </table:table-cell>
          <table:table-cell office:value-type="float" office:value="0" calcext:value-type="float">
            <text:p>0</text:p>
          </table:table-cell>
          <table:table-cell office:value-type="float" office:value="1474292.608583" calcext:value-type="float">
            <text:p>1474292.608583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42.000002" calcext:value-type="float">
            <text:p>-42.000002</text:p>
          </table:table-cell>
          <table:table-cell office:value-type="float" office:value="34.800001" calcext:value-type="float">
            <text:p>34.800001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4104881.605562" calcext:value-type="float">
            <text:p>164104881.605562</text:p>
          </table:table-cell>
          <table:table-cell office:value-type="float" office:value="505.395884" calcext:value-type="float">
            <text:p>505.395884</text:p>
          </table:table-cell>
          <table:table-cell table:number-columns-repeated="3"/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116" calcext:value-type="float">
            <text:p>116</text:p>
          </table:table-cell>
          <table:table-cell office:value-type="float" office:value="968" calcext:value-type="float">
            <text:p>968</text:p>
          </table:table-cell>
          <table:table-cell office:value-type="float" office:value="-285" calcext:value-type="float">
            <text:p>-285</text:p>
          </table:table-cell>
          <table:table-cell office:value-type="float" office:value="236" calcext:value-type="float">
            <text:p>236</text:p>
          </table:table-cell>
          <table:table-cell office:value-type="float" office:value="-352" calcext:value-type="float">
            <text:p>-352</text:p>
          </table:table-cell>
          <table:table-cell office:value-type="float" office:value="-884575.53515" calcext:value-type="float">
            <text:p>-884575.53515</text:p>
          </table:table-cell>
          <table:table-cell office:value-type="float" office:value="2850298.913261" calcext:value-type="float">
            <text:p>2850298.913261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-42.750002" calcext:value-type="float">
            <text:p>-42.750002</text:p>
          </table:table-cell>
          <table:table-cell office:value-type="float" office:value="35.400001" calcext:value-type="float">
            <text:p>35.400001</text:p>
          </table:table-cell>
          <table:table-cell office:value-type="float" office:value="-52.800002" calcext:value-type="float">
            <text:p>-52.800002</text:p>
          </table:table-cell>
          <table:table-cell office:value-type="float" office:value="159811684.710389" calcext:value-type="float">
            <text:p>159811684.710389</text:p>
          </table:table-cell>
          <table:table-cell office:value-type="float" office:value="510.71029" calcext:value-type="float">
            <text:p>510.71029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32" calcext:value-type="float">
            <text:p>32</text:p>
          </table:table-cell>
          <table:table-cell office:value-type="float" office:value="956" calcext:value-type="float">
            <text:p>956</text:p>
          </table:table-cell>
          <table:table-cell office:value-type="float" office:value="-249" calcext:value-type="float">
            <text:p>-249</text:p>
          </table:table-cell>
          <table:table-cell office:value-type="float" office:value="277" calcext:value-type="float">
            <text:p>277</text:p>
          </table:table-cell>
          <table:table-cell office:value-type="float" office:value="-353" calcext:value-type="float">
            <text:p>-353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3490394.533424" calcext:value-type="float">
            <text:p>23490394.533424</text:p>
          </table:table-cell>
          <table:table-cell office:value-type="float" office:value="-37.350001" calcext:value-type="float">
            <text:p>-37.350001</text:p>
          </table:table-cell>
          <table:table-cell office:value-type="float" office:value="41.550002" calcext:value-type="float">
            <text:p>41.550002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56827273.647767" calcext:value-type="float">
            <text:p>156827273.647767</text:p>
          </table:table-cell>
          <table:table-cell office:value-type="float" office:value="513.165665" calcext:value-type="float">
            <text:p>513.165665</text:p>
          </table:table-cell>
          <table:table-cell table:number-columns-repeated="3"/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-208" calcext:value-type="float">
            <text:p>-208</text:p>
          </table:table-cell>
          <table:table-cell office:value-type="float" office:value="304" calcext:value-type="float">
            <text:p>304</text:p>
          </table:table-cell>
          <table:table-cell office:value-type="float" office:value="-354" calcext:value-type="float">
            <text:p>-354</text:p>
          </table:table-cell>
          <table:table-cell office:value-type="float" office:value="-294858.517967" calcext:value-type="float">
            <text:p>-294858.517967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571544.176385" calcext:value-type="float">
            <text:p>24571544.176385</text:p>
          </table:table-cell>
          <table:table-cell office:value-type="float" office:value="-31.200001" calcext:value-type="float">
            <text:p>-31.200001</text:p>
          </table:table-cell>
          <table:table-cell office:value-type="float" office:value="45.600002" calcext:value-type="float">
            <text:p>45.600002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63905925.282374" calcext:value-type="float">
            <text:p>163905925.282374</text:p>
          </table:table-cell>
          <table:table-cell office:value-type="float" office:value="510.877676" calcext:value-type="float">
            <text:p>510.877676</text:p>
          </table:table-cell>
          <table:table-cell table:number-columns-repeated="3"/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 office:value-type="float" office:value="984" calcext:value-type="float">
            <text:p>984</text:p>
          </table:table-cell>
          <table:table-cell office:value-type="float" office:value="-153" calcext:value-type="float">
            <text:p>-153</text:p>
          </table:table-cell>
          <table:table-cell office:value-type="float" office:value="329" calcext:value-type="float">
            <text:p>329</text:p>
          </table:table-cell>
          <table:table-cell office:value-type="float" office:value="-356" calcext:value-type="float">
            <text:p>-356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-22.950001" calcext:value-type="float">
            <text:p>-22.950001</text:p>
          </table:table-cell>
          <table:table-cell office:value-type="float" office:value="49.350002" calcext:value-type="float">
            <text:p>49.350002</text:p>
          </table:table-cell>
          <table:table-cell office:value-type="float" office:value="-53.400002" calcext:value-type="float">
            <text:p>-53.400002</text:p>
          </table:table-cell>
          <table:table-cell office:value-type="float" office:value="161355700.003486" calcext:value-type="float">
            <text:p>161355700.003486</text:p>
          </table:table-cell>
          <table:table-cell office:value-type="float" office:value="508.31683" calcext:value-type="float">
            <text:p>508.31683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056" calcext:value-type="float">
            <text:p>1056</text:p>
          </table:table-cell>
          <table:table-cell office:value-type="float" office:value="-89" calcext:value-type="float">
            <text:p>-89</text:p>
          </table:table-cell>
          <table:table-cell office:value-type="float" office:value="331" calcext:value-type="float">
            <text:p>331</text:p>
          </table:table-cell>
          <table:table-cell office:value-type="float" office:value="-364" calcext:value-type="float">
            <text:p>-364</text:p>
          </table:table-cell>
          <table:table-cell office:value-type="float" office:value="491430.882028" calcext:value-type="float">
            <text:p>491430.882028</text:p>
          </table:table-cell>
          <table:table-cell office:value-type="float" office:value="3046871.521072" calcext:value-type="float">
            <text:p>3046871.521072</text:p>
          </table:table-cell>
          <table:table-cell office:value-type="float" office:value="25947550.631063" calcext:value-type="float">
            <text:p>25947550.631063</text:p>
          </table:table-cell>
          <table:table-cell office:value-type="float" office:value="-13.350001" calcext:value-type="float">
            <text:p>-13.350001</text:p>
          </table:table-cell>
          <table:table-cell office:value-type="float" office:value="49.650002" calcext:value-type="float">
            <text:p>49.65000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74202979.929253" calcext:value-type="float">
            <text:p>174202979.929253</text:p>
          </table:table-cell>
          <table:table-cell office:value-type="float" office:value="499.978" calcext:value-type="float">
            <text:p>499.978</text:p>
          </table:table-cell>
          <table:table-cell table:number-columns-repeated="3"/>
        </table:table-row>
        <table:table-row table:style-name="ro1">
          <table:table-cell office:value-type="float" office:value="-196" calcext:value-type="float">
            <text:p>-196</text:p>
          </table:table-cell>
          <table:table-cell office:value-type="float" office:value="8" calcext:value-type="float">
            <text:p>8</text:p>
          </table:table-cell>
          <table:table-cell office:value-type="float" office:value="1100" calcext:value-type="float">
            <text:p>1100</text:p>
          </table:table-cell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  <table:table-cell office:value-type="float" office:value="-382" calcext:value-type="float">
            <text:p>-382</text:p>
          </table:table-cell>
          <table:table-cell office:value-type="float" office:value="-4816022.591372" calcext:value-type="float">
            <text:p>-4816022.591372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27028697.874024" calcext:value-type="float">
            <text:p>27028697.874024</text:p>
          </table:table-cell>
          <table:table-cell office:value-type="float" office:value="4.2" calcext:value-type="float">
            <text:p>4.2</text:p>
          </table:table-cell>
          <table:table-cell office:value-type="float" office:value="45.000002" calcext:value-type="float">
            <text:p>45.000002</text:p>
          </table:table-cell>
          <table:table-cell office:value-type="float" office:value="-57.300002" calcext:value-type="float">
            <text:p>-57.300002</text:p>
          </table:table-cell>
          <table:table-cell office:value-type="float" office:value="183034078.569175" calcext:value-type="float">
            <text:p>183034078.569175</text:p>
          </table:table-cell>
          <table:table-cell office:value-type="float" office:value="486.526464" calcext:value-type="float">
            <text:p>486.52646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972" calcext:value-type="float">
            <text:p>972</text:p>
          </table:table-cell>
          <table:table-cell office:value-type="float" office:value="105" calcext:value-type="float">
            <text:p>105</text:p>
          </table:table-cell>
          <table:table-cell office:value-type="float" office:value="245" calcext:value-type="float">
            <text:p>245</text:p>
          </table:table-cell>
          <table:table-cell office:value-type="float" office:value="-383" calcext:value-type="float">
            <text:p>-383</text:p>
          </table:table-cell>
          <table:table-cell office:value-type="float" office:value="196572.345311" calcext:value-type="float">
            <text:p>196572.345311</text:p>
          </table:table-cell>
          <table:table-cell office:value-type="float" office:value="1965723.528111" calcext:value-type="float">
            <text:p>1965723.528111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36.750001" calcext:value-type="float">
            <text:p>36.750001</text:p>
          </table:table-cell>
          <table:table-cell office:value-type="float" office:value="-57.450002" calcext:value-type="float">
            <text:p>-57.450002</text:p>
          </table:table-cell>
          <table:table-cell office:value-type="float" office:value="159767357.57516" calcext:value-type="float">
            <text:p>159767357.57516</text:p>
          </table:table-cell>
          <table:table-cell office:value-type="float" office:value="466.625117" calcext:value-type="float">
            <text:p>466.625117</text:p>
          </table:table-cell>
          <table:table-cell table:number-columns-repeated="3"/>
        </table:table-row>
        <table:table-row table:style-name="ro1">
          <table:table-cell office:value-type="float" office:value="-220" calcext:value-type="float">
            <text:p>-220</text:p>
          </table:table-cell>
          <table:table-cell office:value-type="float" office:value="68" calcext:value-type="float">
            <text:p>68</text:p>
          </table:table-cell>
          <table:table-cell office:value-type="float" office:value="1052" calcext:value-type="float">
            <text:p>1052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-378" calcext:value-type="float">
            <text:p>-378</text:p>
          </table:table-cell>
          <table:table-cell office:value-type="float" office:value="-5405739.814805" calcext:value-type="float">
            <text:p>-5405739.814805</text:p>
          </table:table-cell>
          <table:table-cell office:value-type="float" office:value="1670864.916394" calcext:value-type="float">
            <text:p>1670864.916394</text:p>
          </table:table-cell>
          <table:table-cell office:value-type="float" office:value="25849263.427157" calcext:value-type="float">
            <text:p>25849263.427157</text:p>
          </table:table-cell>
          <table:table-cell office:value-type="float" office:value="22.800001" calcext:value-type="float">
            <text:p>22.800001</text:p>
          </table:table-cell>
          <table:table-cell office:value-type="float" office:value="24.750001" calcext:value-type="float">
            <text:p>24.750001</text:p>
          </table:table-cell>
          <table:table-cell office:value-type="float" office:value="-56.700002" calcext:value-type="float">
            <text:p>-56.700002</text:p>
          </table:table-cell>
          <table:table-cell office:value-type="float" office:value="176408386.874702" calcext:value-type="float">
            <text:p>176408386.874702</text:p>
          </table:table-cell>
          <table:table-cell office:value-type="float" office:value="439.560007" calcext:value-type="float">
            <text:p>439.560007</text:p>
          </table:table-cell>
          <table:table-cell table:number-columns-repeated="3"/>
        </table:table-row>
        <table:table-row table:style-name="ro1">
          <table:table-cell office:value-type="float" office:value="-140" calcext:value-type="float">
            <text:p>-140</text:p>
          </table:table-cell>
          <table:table-cell office:value-type="float" office:value="0" calcext:value-type="float">
            <text:p>0</text:p>
          </table:table-cell>
          <table:table-cell office:value-type="float" office:value="1068" calcext:value-type="float">
            <text:p>1068</text:p>
          </table:table-cell>
          <table:table-cell office:value-type="float" office:value="168" calcext:value-type="float">
            <text:p>168</text:p>
          </table:table-cell>
          <table:table-cell office:value-type="float" office:value="68" calcext:value-type="float">
            <text:p>68</text:p>
          </table:table-cell>
          <table:table-cell office:value-type="float" office:value="-364" calcext:value-type="float">
            <text:p>-364</text:p>
          </table:table-cell>
          <table:table-cell office:value-type="float" office:value="-3440016.136694" calcext:value-type="float">
            <text:p>-3440016.136694</text:p>
          </table:table-cell>
          <table:table-cell office:value-type="float" office:value="0" calcext:value-type="float">
            <text:p>0</text:p>
          </table:table-cell>
          <table:table-cell office:value-type="float" office:value="26242407.44278" calcext:value-type="float">
            <text:p>26242407.44278</text:p>
          </table:table-cell>
          <table:table-cell office:value-type="float" office:value="25.200001" calcext:value-type="float">
            <text:p>25.200001</text:p>
          </table:table-cell>
          <table:table-cell office:value-type="float" office:value="10.2" calcext:value-type="float">
            <text:p>10.2</text:p>
          </table:table-cell>
          <table:table-cell office:value-type="float" office:value="-54.600002" calcext:value-type="float">
            <text:p>-54.600002</text:p>
          </table:table-cell>
          <table:table-cell office:value-type="float" office:value="176446101.77905" calcext:value-type="float">
            <text:p>176446101.77905</text:p>
          </table:table-cell>
          <table:table-cell office:value-type="float" office:value="406.625134" calcext:value-type="float">
            <text:p>406.625134</text:p>
          </table:table-cell>
          <table:table-cell table:number-columns-repeated="3"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-40" calcext:value-type="float">
            <text:p>-40</text:p>
          </table:table-cell>
          <table:table-cell office:value-type="float" office:value="968" calcext:value-type="float">
            <text:p>968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office:value-type="float" office:value="-354" calcext:value-type="float">
            <text:p>-354</text:p>
          </table:table-cell>
          <table:table-cell office:value-type="float" office:value="-1867437.374205" calcext:value-type="float">
            <text:p>-1867437.374205</text:p>
          </table:table-cell>
          <table:table-cell office:value-type="float" office:value="-982861.764055" calcext:value-type="float">
            <text:p>-982861.764055</text:p>
          </table:table-cell>
          <table:table-cell office:value-type="float" office:value="23785253.745141" calcext:value-type="float">
            <text:p>23785253.745141</text:p>
          </table:table-cell>
          <table:table-cell office:value-type="float" office:value="22.500001" calcext:value-type="float">
            <text:p>22.500001</text:p>
          </table:table-cell>
          <table:table-cell office:value-type="float" office:value="2.1" calcext:value-type="float">
            <text:p>2.1</text:p>
          </table:table-cell>
          <table:table-cell office:value-type="float" office:value="-53.100002" calcext:value-type="float">
            <text:p>-53.100002</text:p>
          </table:table-cell>
          <table:table-cell office:value-type="float" office:value="159191232.310187" calcext:value-type="float">
            <text:p>159191232.310187</text:p>
          </table:table-cell>
          <table:table-cell office:value-type="float" office:value="384.723277" calcext:value-type="float">
            <text:p>384.723277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24" calcext:value-type="float">
            <text:p>-24</text:p>
          </table:table-cell>
          <table:table-cell office:value-type="float" office:value="992" calcext:value-type="float">
            <text:p>992</text:p>
          </table:table-cell>
          <table:table-cell office:value-type="float" office:value="118" calcext:value-type="float">
            <text:p>118</text:p>
          </table:table-cell>
          <table:table-cell office:value-type="float" office:value="-49" calcext:value-type="float">
            <text:p>-49</text:p>
          </table:table-cell>
          <table:table-cell office:value-type="float" office:value="-346" calcext:value-type="float">
            <text:p>-346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-589717.035933" calcext:value-type="float">
            <text:p>-589717.035933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17.700001" calcext:value-type="float">
            <text:p>17.700001</text:p>
          </table:table-cell>
          <table:table-cell office:value-type="float" office:value="-7.35" calcext:value-type="float">
            <text:p>-7.35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62928583.741825" calcext:value-type="float">
            <text:p>162928583.741825</text:p>
          </table:table-cell>
          <table:table-cell office:value-type="float" office:value="368.837363" calcext:value-type="float">
            <text:p>368.837363</text:p>
          </table:table-cell>
          <table:table-cell table:number-columns-repeated="3"/>
        </table:table-row>
        <table:table-row table:style-name="ro1">
          <table:table-cell office:value-type="float" office:value="-92" calcext:value-type="float">
            <text:p>-92</text:p>
          </table:table-cell>
          <table:table-cell office:value-type="float" office:value="12" calcext:value-type="float">
            <text:p>12</text:p>
          </table:table-cell>
          <table:table-cell office:value-type="float" office:value="988" calcext:value-type="float">
            <text:p>988</text:p>
          </table:table-cell>
          <table:table-cell office:value-type="float" office:value="105" calcext:value-type="float">
            <text:p>105</text:p>
          </table:table-cell>
          <table:table-cell office:value-type="float" office:value="-62" calcext:value-type="float">
            <text:p>-62</text:p>
          </table:table-cell>
          <table:table-cell office:value-type="float" office:value="-348" calcext:value-type="float">
            <text:p>-348</text:p>
          </table:table-cell>
          <table:table-cell office:value-type="float" office:value="-2260581.989827" calcext:value-type="float">
            <text:p>-2260581.989827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15.750001" calcext:value-type="float">
            <text:p>15.750001</text:p>
          </table:table-cell>
          <table:table-cell office:value-type="float" office:value="-9.3" calcext:value-type="float">
            <text:p>-9.3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2556596.380211" calcext:value-type="float">
            <text:p>162556596.380211</text:p>
          </table:table-cell>
          <table:table-cell office:value-type="float" office:value="368.745169" calcext:value-type="float">
            <text:p>368.745169</text:p>
          </table:table-cell>
          <table:table-cell table:number-columns-repeated="3"/>
        </table:table-row>
        <table:table-row table:style-name="ro1">
          <table:table-cell office:value-type="float" office:value="-116" calcext:value-type="float">
            <text:p>-116</text:p>
          </table:table-cell>
          <table:table-cell office:value-type="float" office:value="52" calcext:value-type="float">
            <text:p>52</text:p>
          </table:table-cell>
          <table:table-cell office:value-type="float" office:value="1024" calcext:value-type="float">
            <text:p>1024</text:p>
          </table:table-cell>
          <table:table-cell office:value-type="float" office:value="78" calcext:value-type="float">
            <text:p>78</text:p>
          </table:table-cell>
          <table:table-cell office:value-type="float" office:value="-91" calcext:value-type="float">
            <text:p>-91</text:p>
          </table:table-cell>
          <table:table-cell office:value-type="float" office:value="-346" calcext:value-type="float">
            <text:p>-346</text:p>
          </table:table-cell>
          <table:table-cell office:value-type="float" office:value="-2850298.913261" calcext:value-type="float">
            <text:p>-2850298.913261</text:p>
          </table:table-cell>
          <table:table-cell office:value-type="float" office:value="1277720.300772" calcext:value-type="float">
            <text:p>1277720.300772</text:p>
          </table:table-cell>
          <table:table-cell office:value-type="float" office:value="25161260.199819" calcext:value-type="float">
            <text:p>25161260.199819</text:p>
          </table:table-cell>
          <table:table-cell office:value-type="float" office:value="11.7" calcext:value-type="float">
            <text:p>11.7</text:p>
          </table:table-cell>
          <table:table-cell office:value-type="float" office:value="-13.650001" calcext:value-type="float">
            <text:p>-13.650001</text:p>
          </table:table-cell>
          <table:table-cell office:value-type="float" office:value="-51.900002" calcext:value-type="float">
            <text:p>-51.900002</text:p>
          </table:table-cell>
          <table:table-cell office:value-type="float" office:value="169029351.404637" calcext:value-type="float">
            <text:p>169029351.404637</text:p>
          </table:table-cell>
          <table:table-cell office:value-type="float" office:value="366.170725" calcext:value-type="float">
            <text:p>366.170725</text:p>
          </table:table-cell>
          <table:table-cell table:number-columns-repeated="3"/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32" calcext:value-type="float">
            <text:p>32</text:p>
          </table:table-cell>
          <table:table-cell office:value-type="float" office:value="984" calcext:value-type="float">
            <text:p>984</text:p>
          </table:table-cell>
          <table:table-cell office:value-type="float" office:value="64" calcext:value-type="float">
            <text:p>64</text:p>
          </table:table-cell>
          <table:table-cell office:value-type="float" office:value="-98" calcext:value-type="float">
            <text:p>-98</text:p>
          </table:table-cell>
          <table:table-cell office:value-type="float" office:value="-347" calcext:value-type="float">
            <text:p>-347</text:p>
          </table:table-cell>
          <table:table-cell office:value-type="float" office:value="-1376006.454678" calcext:value-type="float">
            <text:p>-1376006.454678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178397.760763" calcext:value-type="float">
            <text:p>24178397.760763</text:p>
          </table:table-cell>
          <table:table-cell office:value-type="float" office:value="9.6" calcext:value-type="float">
            <text:p>9.6</text:p>
          </table:table-cell>
          <table:table-cell office:value-type="float" office:value="-14.700001" calcext:value-type="float">
            <text:p>-14.700001</text:p>
          </table:table-cell>
          <table:table-cell office:value-type="float" office:value="-52.050002" calcext:value-type="float">
            <text:p>-52.050002</text:p>
          </table:table-cell>
          <table:table-cell office:value-type="float" office:value="161535206.533782" calcext:value-type="float">
            <text:p>161535206.533782</text:p>
          </table:table-cell>
          <table:table-cell office:value-type="float" office:value="366.208957" calcext:value-type="float">
            <text:p>366.208957</text:p>
          </table:table-cell>
          <table:table-cell table:number-columns-repeated="3"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2" calcext:value-type="float">
            <text:p>12</text:p>
          </table:table-cell>
          <table:table-cell office:value-type="float" office:value="972" calcext:value-type="float">
            <text:p>972</text:p>
          </table:table-cell>
          <table:table-cell office:value-type="float" office:value="53" calcext:value-type="float">
            <text:p>53</text:p>
          </table:table-cell>
          <table:table-cell office:value-type="float" office:value="-101" calcext:value-type="float">
            <text:p>-101</text:p>
          </table:table-cell>
          <table:table-cell office:value-type="float" office:value="-349" calcext:value-type="float">
            <text:p>-349</text:p>
          </table:table-cell>
          <table:table-cell office:value-type="float" office:value="-1769151.0703" calcext:value-type="float">
            <text:p>-1769151.0703</text:p>
          </table:table-cell>
          <table:table-cell office:value-type="float" office:value="294858.517967" calcext:value-type="float">
            <text:p>294858.517967</text:p>
          </table:table-cell>
          <table:table-cell office:value-type="float" office:value="23883540.949047" calcext:value-type="float">
            <text:p>23883540.949047</text:p>
          </table:table-cell>
          <table:table-cell office:value-type="float" office:value="7.95" calcext:value-type="float">
            <text:p>7.95</text:p>
          </table:table-cell>
          <table:table-cell office:value-type="float" office:value="-15.150001" calcext:value-type="float">
            <text:p>-15.1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59671930.286393" calcext:value-type="float">
            <text:p>159671930.286393</text:p>
          </table:table-cell>
          <table:table-cell office:value-type="float" office:value="367.166175" calcext:value-type="float">
            <text:p>367.166175</text:p>
          </table:table-cell>
          <table:table-cell table:number-columns-repeated="3"/>
        </table:table-row>
        <table:table-row table:style-name="ro1">
          <table:table-cell office:value-type="float" office:value="-104" calcext:value-type="float">
            <text:p>-104</text:p>
          </table:table-cell>
          <table:table-cell office:value-type="float" office:value="44" calcext:value-type="float">
            <text:p>44</text:p>
          </table:table-cell>
          <table:table-cell office:value-type="float" office:value="980" calcext:value-type="float">
            <text:p>980</text:p>
          </table:table-cell>
          <table:table-cell office:value-type="float" office:value="46" calcext:value-type="float">
            <text:p>46</text:p>
          </table:table-cell>
          <table:table-cell office:value-type="float" office:value="-108" calcext:value-type="float">
            <text:p>-108</text:p>
          </table:table-cell>
          <table:table-cell office:value-type="float" office:value="-350" calcext:value-type="float">
            <text:p>-350</text:p>
          </table:table-cell>
          <table:table-cell office:value-type="float" office:value="-2555440.601544" calcext:value-type="float">
            <text:p>-2555440.601544</text:p>
          </table:table-cell>
          <table:table-cell office:value-type="float" office:value="1081147.917961" calcext:value-type="float">
            <text:p>1081147.917961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.9" calcext:value-type="float">
            <text:p>6.9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161596335.328249" calcext:value-type="float">
            <text:p>161596335.328249</text:p>
          </table:table-cell>
          <table:table-cell office:value-type="float" office:value="369.161211" calcext:value-type="float">
            <text:p>369.161211</text:p>
          </table:table-cell>
          <table:table-cell table:number-columns-repeated="3"/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41" calcext:value-type="float">
            <text:p>41</text:p>
          </table:table-cell>
          <table:table-cell office:value-type="float" office:value="-110" calcext:value-type="float">
            <text:p>-110</text:p>
          </table:table-cell>
          <table:table-cell office:value-type="float" office:value="-348" calcext:value-type="float">
            <text:p>-348</text:p>
          </table:table-cell>
          <table:table-cell office:value-type="float" office:value="-491430.882028" calcext:value-type="float">
            <text:p>-491430.882028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.15" calcext:value-type="float">
            <text:p>6.15</text:p>
          </table:table-cell>
          <table:table-cell office:value-type="float" office:value="-16.500001" calcext:value-type="float">
            <text:p>-16.500001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0633004.306002" calcext:value-type="float">
            <text:p>160633004.306002</text:p>
          </table:table-cell>
          <table:table-cell office:value-type="float" office:value="367.266933" calcext:value-type="float">
            <text:p>367.266933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2" calcext:value-type="float">
            <text:p>32</text:p>
          </table:table-cell>
          <table:table-cell office:value-type="float" office:value="988" calcext:value-type="float">
            <text:p>988</text:p>
          </table:table-cell>
          <table:table-cell office:value-type="float" office:value="38" calcext:value-type="float">
            <text:p>38</text:p>
          </table:table-cell>
          <table:table-cell office:value-type="float" office:value="-110" calcext:value-type="float">
            <text:p>-110</text:p>
          </table:table-cell>
          <table:table-cell office:value-type="float" office:value="-353" calcext:value-type="float">
            <text:p>-353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5.7" calcext:value-type="float">
            <text:p>5.7</text:p>
          </table:table-cell>
          <table:table-cell office:value-type="float" office:value="-16.500001" calcext:value-type="float">
            <text:p>-16.500001</text:p>
          </table:table-cell>
          <table:table-cell office:value-type="float" office:value="-52.950002" calcext:value-type="float">
            <text:p>-52.950002</text:p>
          </table:table-cell>
          <table:table-cell office:value-type="float" office:value="162268452.571037" calcext:value-type="float">
            <text:p>162268452.571037</text:p>
          </table:table-cell>
          <table:table-cell office:value-type="float" office:value="371.689386" calcext:value-type="float">
            <text:p>371.689386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980" calcext:value-type="float">
            <text:p>980</text:p>
          </table:table-cell>
          <table:table-cell office:value-type="float" office:value="41" calcext:value-type="float">
            <text:p>41</text:p>
          </table:table-cell>
          <table:table-cell office:value-type="float" office:value="-109" calcext:value-type="float">
            <text:p>-109</text:p>
          </table:table-cell>
          <table:table-cell office:value-type="float" office:value="-349" calcext:value-type="float">
            <text:p>-349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.15" calcext:value-type="float">
            <text:p>6.15</text:p>
          </table:table-cell>
          <table:table-cell office:value-type="float" office:value="-16.350001" calcext:value-type="float">
            <text:p>-16.3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0985428.14425" calcext:value-type="float">
            <text:p>160985428.14425</text:p>
          </table:table-cell>
          <table:table-cell office:value-type="float" office:value="367.91711" calcext:value-type="float">
            <text:p>367.91711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8" calcext:value-type="float">
            <text:p>28</text:p>
          </table:table-cell>
          <table:table-cell office:value-type="float" office:value="996" calcext:value-type="float">
            <text:p>996</text:p>
          </table:table-cell>
          <table:table-cell office:value-type="float" office:value="39" calcext:value-type="float">
            <text:p>39</text:p>
          </table:table-cell>
          <table:table-cell office:value-type="float" office:value="-108" calcext:value-type="float">
            <text:p>-108</text:p>
          </table:table-cell>
          <table:table-cell office:value-type="float" office:value="-351" calcext:value-type="float">
            <text:p>-351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5.85" calcext:value-type="float">
            <text:p>5.85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2.650002" calcext:value-type="float">
            <text:p>-52.650002</text:p>
          </table:table-cell>
          <table:table-cell office:value-type="float" office:value="163599157.426751" calcext:value-type="float">
            <text:p>163599157.426751</text:p>
          </table:table-cell>
          <table:table-cell office:value-type="float" office:value="369.304752" calcext:value-type="float">
            <text:p>369.304752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32" calcext:value-type="float">
            <text:p>32</text:p>
          </table:table-cell>
          <table:table-cell office:value-type="float" office:value="992" calcext:value-type="float">
            <text:p>992</text:p>
          </table:table-cell>
          <table:table-cell office:value-type="float" office:value="38" calcext:value-type="float">
            <text:p>38</text:p>
          </table:table-cell>
          <table:table-cell office:value-type="float" office:value="-108" calcext:value-type="float">
            <text:p>-108</text:p>
          </table:table-cell>
          <table:table-cell office:value-type="float" office:value="-350" calcext:value-type="float">
            <text:p>-350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374972.168574" calcext:value-type="float">
            <text:p>24374972.168574</text:p>
          </table:table-cell>
          <table:table-cell office:value-type="float" office:value="5.7" calcext:value-type="float">
            <text:p>5.7</text:p>
          </table:table-cell>
          <table:table-cell office:value-type="float" office:value="-16.200001" calcext:value-type="float">
            <text:p>-16.200001</text:p>
          </table:table-cell>
          <table:table-cell office:value-type="float" office:value="-52.500002" calcext:value-type="float">
            <text:p>-52.500002</text:p>
          </table:table-cell>
          <table:table-cell office:value-type="float" office:value="162921995.747174" calcext:value-type="float">
            <text:p>162921995.747174</text:p>
          </table:table-cell>
          <table:table-cell office:value-type="float" office:value="368.249915" calcext:value-type="float">
            <text:p>368.249915</text:p>
          </table:table-cell>
          <table:table-cell table:number-columns-repeated="3"/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6" calcext:value-type="float">
            <text:p>36</text:p>
          </table:table-cell>
          <table:table-cell office:value-type="float" office:value="980" calcext:value-type="float">
            <text:p>980</text:p>
          </table:table-cell>
          <table:table-cell office:value-type="float" office:value="40" calcext:value-type="float">
            <text:p>40</text:p>
          </table:table-cell>
          <table:table-cell office:value-type="float" office:value="-106" calcext:value-type="float">
            <text:p>-106</text:p>
          </table:table-cell>
          <table:table-cell office:value-type="float" office:value="-349" calcext:value-type="float">
            <text:p>-349</text:p>
          </table:table-cell>
          <table:table-cell office:value-type="float" office:value="-1474292.608583" calcext:value-type="float">
            <text:p>-1474292.608583</text:p>
          </table:table-cell>
          <table:table-cell office:value-type="float" office:value="884575.53515" calcext:value-type="float">
            <text:p>884575.53515</text:p>
          </table:table-cell>
          <table:table-cell office:value-type="float" office:value="24080112.956858" calcext:value-type="float">
            <text:p>24080112.956858</text:p>
          </table:table-cell>
          <table:table-cell office:value-type="float" office:value="6" calcext:value-type="float">
            <text:p>6</text:p>
          </table:table-cell>
          <table:table-cell office:value-type="float" office:value="-15.900001" calcext:value-type="float">
            <text:p>-15.90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0942751.21169" calcext:value-type="float">
            <text:p>160942751.21169</text:p>
          </table:table-cell>
          <table:table-cell office:value-type="float" office:value="366.929148" calcext:value-type="float">
            <text:p>366.929148</text:p>
          </table:table-cell>
          <table:table-cell table:number-columns-repeated="3"/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28" calcext:value-type="float">
            <text:p>28</text:p>
          </table:table-cell>
          <table:table-cell office:value-type="float" office:value="988" calcext:value-type="float">
            <text:p>988</text:p>
          </table:table-cell>
          <table:table-cell office:value-type="float" office:value="40" calcext:value-type="float">
            <text:p>40</text:p>
          </table:table-cell>
          <table:table-cell office:value-type="float" office:value="-105" calcext:value-type="float">
            <text:p>-105</text:p>
          </table:table-cell>
          <table:table-cell office:value-type="float" office:value="-349" calcext:value-type="float">
            <text:p>-349</text:p>
          </table:table-cell>
          <table:table-cell office:value-type="float" office:value="-1572578.762489" calcext:value-type="float">
            <text:p>-1572578.762489</text:p>
          </table:table-cell>
          <table:table-cell office:value-type="float" office:value="688003.227339" calcext:value-type="float">
            <text:p>688003.227339</text:p>
          </table:table-cell>
          <table:table-cell office:value-type="float" office:value="24276684.964669" calcext:value-type="float">
            <text:p>24276684.964669</text:p>
          </table:table-cell>
          <table:table-cell office:value-type="float" office:value="6" calcext:value-type="float">
            <text:p>6</text:p>
          </table:table-cell>
          <table:table-cell office:value-type="float" office:value="-15.750001" calcext:value-type="float">
            <text:p>-15.750001</text:p>
          </table:table-cell>
          <table:table-cell office:value-type="float" office:value="-52.350002" calcext:value-type="float">
            <text:p>-52.350002</text:p>
          </table:table-cell>
          <table:table-cell office:value-type="float" office:value="162248607.349854" calcext:value-type="float">
            <text:p>162248607.349854</text:p>
          </table:table-cell>
          <table:table-cell office:value-type="float" office:value="366.641514" calcext:value-type="float">
            <text:p>366.641514</text:p>
          </table:table-cell>
          <table:table-cell table:number-columns-repeated="3"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32" calcext:value-type="float">
            <text:p>32</text:p>
          </table:table-cell>
          <table:table-cell office:value-type="float" office:value="996" calcext:value-type="float">
            <text:p>996</text:p>
          </table:table-cell>
          <table:table-cell office:value-type="float" office:value="40" calcext:value-type="float">
            <text:p>40</text:p>
          </table:table-cell>
          <table:table-cell office:value-type="float" office:value="-107" calcext:value-type="float">
            <text:p>-107</text:p>
          </table:table-cell>
          <table:table-cell office:value-type="float" office:value="-348" calcext:value-type="float">
            <text:p>-348</text:p>
          </table:table-cell>
          <table:table-cell office:value-type="float" office:value="-1670864.916394" calcext:value-type="float">
            <text:p>-1670864.916394</text:p>
          </table:table-cell>
          <table:table-cell office:value-type="float" office:value="786289.381244" calcext:value-type="float">
            <text:p>786289.381244</text:p>
          </table:table-cell>
          <table:table-cell office:value-type="float" office:value="24473256.97248" calcext:value-type="float">
            <text:p>24473256.97248</text:p>
          </table:table-cell>
          <table:table-cell office:value-type="float" office:value="6" calcext:value-type="float">
            <text:p>6</text:p>
          </table:table-cell>
          <table:table-cell office:value-type="float" office:value="-16.050001" calcext:value-type="float">
            <text:p>-16.050001</text:p>
          </table:table-cell>
          <table:table-cell office:value-type="float" office:value="-52.200002" calcext:value-type="float">
            <text:p>-52.200002</text:p>
          </table:table-cell>
          <table:table-cell office:value-type="float" office:value="163618838.840686" calcext:value-type="float">
            <text:p>163618838.840686</text:p>
          </table:table-cell>
          <table:table-cell office:value-type="float" office:value="366.269027" calcext:value-type="float">
            <text:p>366.269027</text:p>
          </table:table-cell>
          <table:table-cell table:number-columns-repeated="3"/>
        </table:table-row>
      </table:table>
      <table:table table:name="magnetometer" table:style-name="ta1">
        <table:shapes>
          <draw:frame draw:z-index="0" draw:style-name="gr1" draw:text-style-name="P1" svg:width="453.54pt" svg:height="405.72pt" svg:x="284.54pt" svg:y="5.67pt">
            <draw:object draw:notify-on-update-of-ranges="magnetometer.C2:magnetometer.C295 magnetometer.D1:magnetometer.D1 magnetometer.D2:magnetometer.D29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84.4pt" svg:y="429.96pt">
            <draw:object draw:notify-on-update-of-ranges="magnetometer.C2:magnetometer.C295 magnetometer.E1:magnetometer.E1 magnetometer.E2:magnetometer.E2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71pt" svg:height="291.63pt" svg:x="282.9pt" svg:y="696.87pt">
            <draw:object draw:notify-on-update-of-ranges="magnetometer.D2:magnetometer.D295 magnetometer.E1:magnetometer.E1 magnetometer.E2:magnetometer.E29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0" table:number-columns-repeated="3" table:default-cell-style-name="Default"/>
        <table:table-row table:style-name="ro1">
          <table:table-cell table:number-columns-repeated="2"/>
          <table:table-cell office:value-type="string" calcext:value-type="string">
            <text:p>new MagX</text:p>
          </table:table-cell>
          <table:table-cell office:value-type="string" calcext:value-type="string">
            <text:p>new MagY</text:p>
          </table:table-cell>
          <table:table-cell office:value-type="string" calcext:value-type="string">
            <text:p>new MagZ</text:p>
          </table:table-cell>
        </table:table-row>
        <table:table-row table:style-name="ro1">
          <table:table-cell office:value-type="string" calcext:value-type="string">
            <text:p>X offset</text:p>
          </table:table-cell>
          <table:table-cell office:value-type="float" office:value="12" calcext:value-type="float">
            <text:p>12</text:p>
          </table:table-cell>
          <table:table-cell table:formula="of:=[.$B$3]*([lsm303.J2] + [.$B$2])" office:value-type="float" office:value="23.1" calcext:value-type="float">
            <text:p>23.1</text:p>
          </table:table-cell>
          <table:table-cell table:formula="of:=[.$B$5]*([lsm303.K2] + [.$B$4])" office:value-type="float" office:value="-31.34250105" calcext:value-type="float">
            <text:p>-31.34250105</text:p>
          </table:table-cell>
          <table:table-cell table:formula="of:=[.$B$7]*([lsm303.L2] + [.$B$6])" office:value-type="float" office:value="-2.750002" calcext:value-type="float">
            <text:p>-2.750002</text:p>
          </table:table-cell>
        </table:table-row>
        <table:table-row table:style-name="ro1">
          <table:table-cell office:value-type="string" calcext:value-type="string">
            <text:p>X coeff</text:p>
          </table:table-cell>
          <table:table-cell office:value-type="float" office:value="1" calcext:value-type="float">
            <text:p>1</text:p>
          </table:table-cell>
          <table:table-cell table:formula="of:=[.$B$3]*([lsm303.J3] + [.$B$2])" office:value-type="float" office:value="23.1" calcext:value-type="float">
            <text:p>23.1</text:p>
          </table:table-cell>
          <table:table-cell table:formula="of:=[.$B$5]*([lsm303.K3] + [.$B$4])" office:value-type="float" office:value="-31.34250105" calcext:value-type="float">
            <text:p>-31.34250105</text:p>
          </table:table-cell>
          <table:table-cell table:formula="of:=[.$B$7]*([lsm303.L3] + [.$B$6])" office:value-type="float" office:value="-2.750002" calcext:value-type="float">
            <text:p>-2.750002</text:p>
          </table:table-cell>
        </table:table-row>
        <table:table-row table:style-name="ro1">
          <table:table-cell office:value-type="string" calcext:value-type="string">
            <text:p>Y offset</text:p>
          </table:table-cell>
          <table:table-cell office:value-type="float" office:value="-15" calcext:value-type="float">
            <text:p>-15</text:p>
          </table:table-cell>
          <table:table-cell table:formula="of:=[.$B$3]*([lsm303.J4] + [.$B$2])" office:value-type="float" office:value="23.1" calcext:value-type="float">
            <text:p>23.1</text:p>
          </table:table-cell>
          <table:table-cell table:formula="of:=[.$B$5]*([lsm303.K4] + [.$B$4])" office:value-type="float" office:value="-30.87000105" calcext:value-type="float">
            <text:p>-30.87000105</text:p>
          </table:table-cell>
          <table:table-cell table:formula="of:=[.$B$7]*([lsm303.L4] + [.$B$6])" office:value-type="float" office:value="-2.150002" calcext:value-type="float">
            <text:p>-2.150002</text:p>
          </table:table-cell>
        </table:table-row>
        <table:table-row table:style-name="ro1">
          <table:table-cell office:value-type="string" calcext:value-type="string">
            <text:p>Y coeff</text:p>
          </table:table-cell>
          <table:table-cell office:value-type="float" office:value="1.05" calcext:value-type="float">
            <text:p>1.05</text:p>
          </table:table-cell>
          <table:table-cell table:formula="of:=[.$B$3]*([lsm303.J5] + [.$B$2])" office:value-type="float" office:value="23.1" calcext:value-type="float">
            <text:p>23.1</text:p>
          </table:table-cell>
          <table:table-cell table:formula="of:=[.$B$5]*([lsm303.K5] + [.$B$4])" office:value-type="float" office:value="-31.02750105" calcext:value-type="float">
            <text:p>-31.02750105</text:p>
          </table:table-cell>
          <table:table-cell table:formula="of:=[.$B$7]*([lsm303.L5] + [.$B$6])" office:value-type="float" office:value="-2.450002" calcext:value-type="float">
            <text:p>-2.450002</text:p>
          </table:table-cell>
        </table:table-row>
        <table:table-row table:style-name="ro1">
          <table:table-cell office:value-type="string" calcext:value-type="string">
            <text:p>Z offset</text:p>
          </table:table-cell>
          <table:table-cell office:value-type="float" office:value="52" calcext:value-type="float">
            <text:p>52</text:p>
          </table:table-cell>
          <table:table-cell table:formula="of:=[.$B$3]*([lsm303.J6] + [.$B$2])" office:value-type="float" office:value="23.1" calcext:value-type="float">
            <text:p>23.1</text:p>
          </table:table-cell>
          <table:table-cell table:formula="of:=[.$B$5]*([lsm303.K6] + [.$B$4])" office:value-type="float" office:value="-31.02750105" calcext:value-type="float">
            <text:p>-31.02750105</text:p>
          </table:table-cell>
          <table:table-cell table:formula="of:=[.$B$7]*([lsm303.L6] + [.$B$6])" office:value-type="float" office:value="-2.450002" calcext:value-type="float">
            <text:p>-2.450002</text:p>
          </table:table-cell>
        </table:table-row>
        <table:table-row table:style-name="ro1">
          <table:table-cell office:value-type="string" calcext:value-type="string">
            <text:p>Z coeff</text:p>
          </table:table-cell>
          <table:table-cell office:value-type="float" office:value="1" calcext:value-type="float">
            <text:p>1</text:p>
          </table:table-cell>
          <table:table-cell table:formula="of:=[.$B$3]*([lsm303.J7] + [.$B$2])" office:value-type="float" office:value="23.1" calcext:value-type="float">
            <text:p>23.1</text:p>
          </table:table-cell>
          <table:table-cell table:formula="of:=[.$B$5]*([lsm303.K7] + [.$B$4])" office:value-type="float" office:value="-30.71250105" calcext:value-type="float">
            <text:p>-30.71250105</text:p>
          </table:table-cell>
          <table:table-cell table:formula="of:=[.$B$7]*([lsm303.L7] + [.$B$6])" office:value-type="float" office:value="-2.450002" calcext:value-type="float">
            <text:p>-2.450002</text:p>
          </table:table-cell>
        </table:table-row>
        <table:table-row table:style-name="ro1">
          <table:table-cell table:number-columns-repeated="2"/>
          <table:table-cell table:formula="of:=[.$B$3]*([lsm303.J8] + [.$B$2])" office:value-type="float" office:value="22.65" calcext:value-type="float">
            <text:p>22.65</text:p>
          </table:table-cell>
          <table:table-cell table:formula="of:=[.$B$5]*([lsm303.K8] + [.$B$4])" office:value-type="float" office:value="-30.71250105" calcext:value-type="float">
            <text:p>-30.71250105</text:p>
          </table:table-cell>
          <table:table-cell table:formula="of:=[.$B$7]*([lsm303.L8] + [.$B$6])" office:value-type="float" office:value="-2.300002" calcext:value-type="float">
            <text:p>-2.300002</text:p>
          </table:table-cell>
        </table:table-row>
        <table:table-row table:style-name="ro1">
          <table:table-cell table:number-columns-repeated="2"/>
          <table:table-cell table:formula="of:=[.$B$3]*([lsm303.J9] + [.$B$2])" office:value-type="float" office:value="22.95" calcext:value-type="float">
            <text:p>22.95</text:p>
          </table:table-cell>
          <table:table-cell table:formula="of:=[.$B$5]*([lsm303.K9] + [.$B$4])" office:value-type="float" office:value="-30.87000105" calcext:value-type="float">
            <text:p>-30.87000105</text:p>
          </table:table-cell>
          <table:table-cell table:formula="of:=[.$B$7]*([lsm303.L9] + [.$B$6])" office:value-type="float" office:value="-2.450002" calcext:value-type="float">
            <text:p>-2.450002</text:p>
          </table:table-cell>
        </table:table-row>
        <table:table-row table:style-name="ro1">
          <table:table-cell table:number-columns-repeated="2"/>
          <table:table-cell table:formula="of:=[.$B$3]*([lsm303.J10] + [.$B$2])" office:value-type="float" office:value="23.4" calcext:value-type="float">
            <text:p>23.4</text:p>
          </table:table-cell>
          <table:table-cell table:formula="of:=[.$B$5]*([lsm303.K10] + [.$B$4])" office:value-type="float" office:value="-31.02750105" calcext:value-type="float">
            <text:p>-31.02750105</text:p>
          </table:table-cell>
          <table:table-cell table:formula="of:=[.$B$7]*([lsm303.L10] + [.$B$6])" office:value-type="float" office:value="-2.750002" calcext:value-type="float">
            <text:p>-2.750002</text:p>
          </table:table-cell>
        </table:table-row>
        <table:table-row table:style-name="ro1">
          <table:table-cell table:number-columns-repeated="2"/>
          <table:table-cell table:formula="of:=[.$B$3]*([lsm303.J11] + [.$B$2])" office:value-type="float" office:value="23.55" calcext:value-type="float">
            <text:p>23.55</text:p>
          </table:table-cell>
          <table:table-cell table:formula="of:=[.$B$5]*([lsm303.K11] + [.$B$4])" office:value-type="float" office:value="-31.02750105" calcext:value-type="float">
            <text:p>-31.02750105</text:p>
          </table:table-cell>
          <table:table-cell table:formula="of:=[.$B$7]*([lsm303.L11] + [.$B$6])" office:value-type="float" office:value="-2.450002" calcext:value-type="float">
            <text:p>-2.450002</text:p>
          </table:table-cell>
        </table:table-row>
        <table:table-row table:style-name="ro1">
          <table:table-cell table:number-columns-repeated="2"/>
          <table:table-cell table:formula="of:=[.$B$3]*([lsm303.J12] + [.$B$2])" office:value-type="float" office:value="23.85" calcext:value-type="float">
            <text:p>23.85</text:p>
          </table:table-cell>
          <table:table-cell table:formula="of:=[.$B$5]*([lsm303.K12] + [.$B$4])" office:value-type="float" office:value="-30.71250105" calcext:value-type="float">
            <text:p>-30.71250105</text:p>
          </table:table-cell>
          <table:table-cell table:formula="of:=[.$B$7]*([lsm303.L12] + [.$B$6])" office:value-type="float" office:value="-2.150002" calcext:value-type="float">
            <text:p>-2.150002</text:p>
          </table:table-cell>
        </table:table-row>
        <table:table-row table:style-name="ro1">
          <table:table-cell table:number-columns-repeated="2"/>
          <table:table-cell table:formula="of:=[.$B$3]*([lsm303.J13] + [.$B$2])" office:value-type="float" office:value="24.3" calcext:value-type="float">
            <text:p>24.3</text:p>
          </table:table-cell>
          <table:table-cell table:formula="of:=[.$B$5]*([lsm303.K13] + [.$B$4])" office:value-type="float" office:value="-29.45250105" calcext:value-type="float">
            <text:p>-29.45250105</text:p>
          </table:table-cell>
          <table:table-cell table:formula="of:=[.$B$7]*([lsm303.L13] + [.$B$6])" office:value-type="float" office:value="-2.450002" calcext:value-type="float">
            <text:p>-2.450002</text:p>
          </table:table-cell>
        </table:table-row>
        <table:table-row table:style-name="ro1">
          <table:table-cell table:number-columns-repeated="2"/>
          <table:table-cell table:formula="of:=[.$B$3]*([lsm303.J14] + [.$B$2])" office:value-type="float" office:value="26.100001" calcext:value-type="float">
            <text:p>26.100001</text:p>
          </table:table-cell>
          <table:table-cell table:formula="of:=[.$B$5]*([lsm303.K14] + [.$B$4])" office:value-type="float" office:value="-28.98000105" calcext:value-type="float">
            <text:p>-28.98000105</text:p>
          </table:table-cell>
          <table:table-cell table:formula="of:=[.$B$7]*([lsm303.L14] + [.$B$6])" office:value-type="float" office:value="-2.000002" calcext:value-type="float">
            <text:p>-2.000002</text:p>
          </table:table-cell>
        </table:table-row>
        <table:table-row table:style-name="ro1">
          <table:table-cell table:number-columns-repeated="2"/>
          <table:table-cell table:formula="of:=[.$B$3]*([lsm303.J15] + [.$B$2])" office:value-type="float" office:value="27.450001" calcext:value-type="float">
            <text:p>27.450001</text:p>
          </table:table-cell>
          <table:table-cell table:formula="of:=[.$B$5]*([lsm303.K15] + [.$B$4])" office:value-type="float" office:value="-27.5625" calcext:value-type="float">
            <text:p>-27.5625</text:p>
          </table:table-cell>
          <table:table-cell table:formula="of:=[.$B$7]*([lsm303.L15] + [.$B$6])" office:value-type="float" office:value="-1.400002" calcext:value-type="float">
            <text:p>-1.400002</text:p>
          </table:table-cell>
        </table:table-row>
        <table:table-row table:style-name="ro1">
          <table:table-cell table:number-columns-repeated="2"/>
          <table:table-cell table:formula="of:=[.$B$3]*([lsm303.J16] + [.$B$2])" office:value-type="float" office:value="29.100001" calcext:value-type="float">
            <text:p>29.100001</text:p>
          </table:table-cell>
          <table:table-cell table:formula="of:=[.$B$5]*([lsm303.K16] + [.$B$4])" office:value-type="float" office:value="-26.145" calcext:value-type="float">
            <text:p>-26.145</text:p>
          </table:table-cell>
          <table:table-cell table:formula="of:=[.$B$7]*([lsm303.L16] + [.$B$6])" office:value-type="float" office:value="-1.400002" calcext:value-type="float">
            <text:p>-1.400002</text:p>
          </table:table-cell>
        </table:table-row>
        <table:table-row table:style-name="ro1">
          <table:table-cell table:number-columns-repeated="2"/>
          <table:table-cell table:formula="of:=[.$B$3]*([lsm303.J17] + [.$B$2])" office:value-type="float" office:value="30.450001" calcext:value-type="float">
            <text:p>30.450001</text:p>
          </table:table-cell>
          <table:table-cell table:formula="of:=[.$B$5]*([lsm303.K17] + [.$B$4])" office:value-type="float" office:value="-24.0975" calcext:value-type="float">
            <text:p>-24.0975</text:p>
          </table:table-cell>
          <table:table-cell table:formula="of:=[.$B$7]*([lsm303.L17] + [.$B$6])" office:value-type="float" office:value="-0.950001999999998" calcext:value-type="float">
            <text:p>-0.950001999999998</text:p>
          </table:table-cell>
        </table:table-row>
        <table:table-row table:style-name="ro1">
          <table:table-cell table:number-columns-repeated="2"/>
          <table:table-cell table:formula="of:=[.$B$3]*([lsm303.J18] + [.$B$2])" office:value-type="float" office:value="32.100001" calcext:value-type="float">
            <text:p>32.100001</text:p>
          </table:table-cell>
          <table:table-cell table:formula="of:=[.$B$5]*([lsm303.K18] + [.$B$4])" office:value-type="float" office:value="-22.995" calcext:value-type="float">
            <text:p>-22.995</text:p>
          </table:table-cell>
          <table:table-cell table:formula="of:=[.$B$7]*([lsm303.L18] + [.$B$6])" office:value-type="float" office:value="-0.650002000000001" calcext:value-type="float">
            <text:p>-0.650002000000001</text:p>
          </table:table-cell>
        </table:table-row>
        <table:table-row table:style-name="ro1">
          <table:table-cell table:number-columns-repeated="2"/>
          <table:table-cell table:formula="of:=[.$B$3]*([lsm303.J19] + [.$B$2])" office:value-type="float" office:value="33.750001" calcext:value-type="float">
            <text:p>33.750001</text:p>
          </table:table-cell>
          <table:table-cell table:formula="of:=[.$B$5]*([lsm303.K19] + [.$B$4])" office:value-type="float" office:value="-21.2625" calcext:value-type="float">
            <text:p>-21.2625</text:p>
          </table:table-cell>
          <table:table-cell table:formula="of:=[.$B$7]*([lsm303.L19] + [.$B$6])" office:value-type="float" office:value="0.549998000000002" calcext:value-type="float">
            <text:p>0.549998000000002</text:p>
          </table:table-cell>
        </table:table-row>
        <table:table-row table:style-name="ro1">
          <table:table-cell table:number-columns-repeated="2"/>
          <table:table-cell table:formula="of:=[.$B$3]*([lsm303.J20] + [.$B$2])" office:value-type="float" office:value="35.250001" calcext:value-type="float">
            <text:p>35.250001</text:p>
          </table:table-cell>
          <table:table-cell table:formula="of:=[.$B$5]*([lsm303.K20] + [.$B$4])" office:value-type="float" office:value="-16.8525" calcext:value-type="float">
            <text:p>-16.8525</text:p>
          </table:table-cell>
          <table:table-cell table:formula="of:=[.$B$7]*([lsm303.L20] + [.$B$6])" office:value-type="float" office:value="0.249997999999998" calcext:value-type="float">
            <text:p>0.249997999999998</text:p>
          </table:table-cell>
        </table:table-row>
        <table:table-row table:style-name="ro1">
          <table:table-cell table:number-columns-repeated="2"/>
          <table:table-cell table:formula="of:=[.$B$3]*([lsm303.J21] + [.$B$2])" office:value-type="float" office:value="36.300001" calcext:value-type="float">
            <text:p>36.300001</text:p>
          </table:table-cell>
          <table:table-cell table:formula="of:=[.$B$5]*([lsm303.K21] + [.$B$4])" office:value-type="float" office:value="-11.1825" calcext:value-type="float">
            <text:p>-11.1825</text:p>
          </table:table-cell>
          <table:table-cell table:formula="of:=[.$B$7]*([lsm303.L21] + [.$B$6])" office:value-type="float" office:value="-0.650002000000001" calcext:value-type="float">
            <text:p>-0.650002000000001</text:p>
          </table:table-cell>
        </table:table-row>
        <table:table-row table:style-name="ro1">
          <table:table-cell table:number-columns-repeated="2"/>
          <table:table-cell table:formula="of:=[.$B$3]*([lsm303.J22] + [.$B$2])" office:value-type="float" office:value="37.950001" calcext:value-type="float">
            <text:p>37.950001</text:p>
          </table:table-cell>
          <table:table-cell table:formula="of:=[.$B$5]*([lsm303.K22] + [.$B$4])" office:value-type="float" office:value="-5.355" calcext:value-type="float">
            <text:p>-5.355</text:p>
          </table:table-cell>
          <table:table-cell table:formula="of:=[.$B$7]*([lsm303.L22] + [.$B$6])" office:value-type="float" office:value="-0.950001999999998" calcext:value-type="float">
            <text:p>-0.950001999999998</text:p>
          </table:table-cell>
        </table:table-row>
        <table:table-row table:style-name="ro1">
          <table:table-cell table:number-columns-repeated="2"/>
          <table:table-cell table:formula="of:=[.$B$3]*([lsm303.J23] + [.$B$2])" office:value-type="float" office:value="36.600001" calcext:value-type="float">
            <text:p>36.600001</text:p>
          </table:table-cell>
          <table:table-cell table:formula="of:=[.$B$5]*([lsm303.K23] + [.$B$4])" office:value-type="float" office:value="2.04750105" calcext:value-type="float">
            <text:p>2.04750105</text:p>
          </table:table-cell>
          <table:table-cell table:formula="of:=[.$B$7]*([lsm303.L23] + [.$B$6])" office:value-type="float" office:value="-2.300002" calcext:value-type="float">
            <text:p>-2.300002</text:p>
          </table:table-cell>
        </table:table-row>
        <table:table-row table:style-name="ro1">
          <table:table-cell table:number-columns-repeated="2"/>
          <table:table-cell table:formula="of:=[.$B$3]*([lsm303.J24] + [.$B$2])" office:value-type="float" office:value="36.300001" calcext:value-type="float">
            <text:p>36.300001</text:p>
          </table:table-cell>
          <table:table-cell table:formula="of:=[.$B$5]*([lsm303.K24] + [.$B$4])" office:value-type="float" office:value="6.30000105" calcext:value-type="float">
            <text:p>6.30000105</text:p>
          </table:table-cell>
          <table:table-cell table:formula="of:=[.$B$7]*([lsm303.L24] + [.$B$6])" office:value-type="float" office:value="-2.450002" calcext:value-type="float">
            <text:p>-2.450002</text:p>
          </table:table-cell>
        </table:table-row>
        <table:table-row table:style-name="ro1">
          <table:table-cell table:number-columns-repeated="2"/>
          <table:table-cell table:formula="of:=[.$B$3]*([lsm303.J25] + [.$B$2])" office:value-type="float" office:value="34.950001" calcext:value-type="float">
            <text:p>34.950001</text:p>
          </table:table-cell>
          <table:table-cell table:formula="of:=[.$B$5]*([lsm303.K25] + [.$B$4])" office:value-type="float" office:value="9.60750105" calcext:value-type="float">
            <text:p>9.60750105</text:p>
          </table:table-cell>
          <table:table-cell table:formula="of:=[.$B$7]*([lsm303.L25] + [.$B$6])" office:value-type="float" office:value="-2.900002" calcext:value-type="float">
            <text:p>-2.900002</text:p>
          </table:table-cell>
        </table:table-row>
        <table:table-row table:style-name="ro1">
          <table:table-cell table:number-columns-repeated="2"/>
          <table:table-cell table:formula="of:=[.$B$3]*([lsm303.J26] + [.$B$2])" office:value-type="float" office:value="33.600001" calcext:value-type="float">
            <text:p>33.600001</text:p>
          </table:table-cell>
          <table:table-cell table:formula="of:=[.$B$5]*([lsm303.K26] + [.$B$4])" office:value-type="float" office:value="12.60000105" calcext:value-type="float">
            <text:p>12.60000105</text:p>
          </table:table-cell>
          <table:table-cell table:formula="of:=[.$B$7]*([lsm303.L26] + [.$B$6])" office:value-type="float" office:value="-3.650002" calcext:value-type="float">
            <text:p>-3.650002</text:p>
          </table:table-cell>
        </table:table-row>
        <table:table-row table:style-name="ro1">
          <table:table-cell table:number-columns-repeated="2"/>
          <table:table-cell table:formula="of:=[.$B$3]*([lsm303.J27] + [.$B$2])" office:value-type="float" office:value="31.050001" calcext:value-type="float">
            <text:p>31.050001</text:p>
          </table:table-cell>
          <table:table-cell table:formula="of:=[.$B$5]*([lsm303.K27] + [.$B$4])" office:value-type="float" office:value="17.01000105" calcext:value-type="float">
            <text:p>17.01000105</text:p>
          </table:table-cell>
          <table:table-cell table:formula="of:=[.$B$7]*([lsm303.L27] + [.$B$6])" office:value-type="float" office:value="-4.700002" calcext:value-type="float">
            <text:p>-4.700002</text:p>
          </table:table-cell>
        </table:table-row>
        <table:table-row table:style-name="ro1">
          <table:table-cell table:number-columns-repeated="2"/>
          <table:table-cell table:formula="of:=[.$B$3]*([lsm303.J28] + [.$B$2])" office:value-type="float" office:value="27.000001" calcext:value-type="float">
            <text:p>27.000001</text:p>
          </table:table-cell>
          <table:table-cell table:formula="of:=[.$B$5]*([lsm303.K28] + [.$B$4])" office:value-type="float" office:value="20.94750105" calcext:value-type="float">
            <text:p>20.94750105</text:p>
          </table:table-cell>
          <table:table-cell table:formula="of:=[.$B$7]*([lsm303.L28] + [.$B$6])" office:value-type="float" office:value="-5.000002" calcext:value-type="float">
            <text:p>-5.000002</text:p>
          </table:table-cell>
        </table:table-row>
        <table:table-row table:style-name="ro1">
          <table:table-cell table:number-columns-repeated="2"/>
          <table:table-cell table:formula="of:=[.$B$3]*([lsm303.J29] + [.$B$2])" office:value-type="float" office:value="22.8" calcext:value-type="float">
            <text:p>22.8</text:p>
          </table:table-cell>
          <table:table-cell table:formula="of:=[.$B$5]*([lsm303.K29] + [.$B$4])" office:value-type="float" office:value="25.6725021" calcext:value-type="float">
            <text:p>25.6725021</text:p>
          </table:table-cell>
          <table:table-cell table:formula="of:=[.$B$7]*([lsm303.L29] + [.$B$6])" office:value-type="float" office:value="-5.150002" calcext:value-type="float">
            <text:p>-5.150002</text:p>
          </table:table-cell>
        </table:table-row>
        <table:table-row table:style-name="ro1">
          <table:table-cell table:number-columns-repeated="2"/>
          <table:table-cell table:formula="of:=[.$B$3]*([lsm303.J30] + [.$B$2])" office:value-type="float" office:value="19.8" calcext:value-type="float">
            <text:p>19.8</text:p>
          </table:table-cell>
          <table:table-cell table:formula="of:=[.$B$5]*([lsm303.K30] + [.$B$4])" office:value-type="float" office:value="28.5075021" calcext:value-type="float">
            <text:p>28.5075021</text:p>
          </table:table-cell>
          <table:table-cell table:formula="of:=[.$B$7]*([lsm303.L30] + [.$B$6])" office:value-type="float" office:value="-5.450002" calcext:value-type="float">
            <text:p>-5.450002</text:p>
          </table:table-cell>
        </table:table-row>
        <table:table-row table:style-name="ro1">
          <table:table-cell table:number-columns-repeated="2"/>
          <table:table-cell table:formula="of:=[.$B$3]*([lsm303.J31] + [.$B$2])" office:value-type="float" office:value="16.05" calcext:value-type="float">
            <text:p>16.05</text:p>
          </table:table-cell>
          <table:table-cell table:formula="of:=[.$B$5]*([lsm303.K31] + [.$B$4])" office:value-type="float" office:value="30.8700021" calcext:value-type="float">
            <text:p>30.8700021</text:p>
          </table:table-cell>
          <table:table-cell table:formula="of:=[.$B$7]*([lsm303.L31] + [.$B$6])" office:value-type="float" office:value="-5.750002" calcext:value-type="float">
            <text:p>-5.750002</text:p>
          </table:table-cell>
        </table:table-row>
        <table:table-row table:style-name="ro1">
          <table:table-cell table:number-columns-repeated="2"/>
          <table:table-cell table:formula="of:=[.$B$3]*([lsm303.J32] + [.$B$2])" office:value-type="float" office:value="12.15" calcext:value-type="float">
            <text:p>12.15</text:p>
          </table:table-cell>
          <table:table-cell table:formula="of:=[.$B$5]*([lsm303.K32] + [.$B$4])" office:value-type="float" office:value="31.9725021" calcext:value-type="float">
            <text:p>31.9725021</text:p>
          </table:table-cell>
          <table:table-cell table:formula="of:=[.$B$7]*([lsm303.L32] + [.$B$6])" office:value-type="float" office:value="-5.300002" calcext:value-type="float">
            <text:p>-5.300002</text:p>
          </table:table-cell>
        </table:table-row>
        <table:table-row table:style-name="ro1">
          <table:table-cell table:number-columns-repeated="2"/>
          <table:table-cell table:formula="of:=[.$B$3]*([lsm303.J33] + [.$B$2])" office:value-type="float" office:value="8.55" calcext:value-type="float">
            <text:p>8.55</text:p>
          </table:table-cell>
          <table:table-cell table:formula="of:=[.$B$5]*([lsm303.K33] + [.$B$4])" office:value-type="float" office:value="33.3900021" calcext:value-type="float">
            <text:p>33.3900021</text:p>
          </table:table-cell>
          <table:table-cell table:formula="of:=[.$B$7]*([lsm303.L33] + [.$B$6])" office:value-type="float" office:value="-5.000002" calcext:value-type="float">
            <text:p>-5.000002</text:p>
          </table:table-cell>
        </table:table-row>
        <table:table-row table:style-name="ro1">
          <table:table-cell table:number-columns-repeated="2"/>
          <table:table-cell table:formula="of:=[.$B$3]*([lsm303.J34] + [.$B$2])" office:value-type="float" office:value="6.3" calcext:value-type="float">
            <text:p>6.3</text:p>
          </table:table-cell>
          <table:table-cell table:formula="of:=[.$B$5]*([lsm303.K34] + [.$B$4])" office:value-type="float" office:value="34.3350021" calcext:value-type="float">
            <text:p>34.3350021</text:p>
          </table:table-cell>
          <table:table-cell table:formula="of:=[.$B$7]*([lsm303.L34] + [.$B$6])" office:value-type="float" office:value="-5.000002" calcext:value-type="float">
            <text:p>-5.000002</text:p>
          </table:table-cell>
        </table:table-row>
        <table:table-row table:style-name="ro1">
          <table:table-cell table:number-columns-repeated="2"/>
          <table:table-cell table:formula="of:=[.$B$3]*([lsm303.J35] + [.$B$2])" office:value-type="float" office:value="2.7" calcext:value-type="float">
            <text:p>2.7</text:p>
          </table:table-cell>
          <table:table-cell table:formula="of:=[.$B$5]*([lsm303.K35] + [.$B$4])" office:value-type="float" office:value="34.8075021" calcext:value-type="float">
            <text:p>34.8075021</text:p>
          </table:table-cell>
          <table:table-cell table:formula="of:=[.$B$7]*([lsm303.L35] + [.$B$6])" office:value-type="float" office:value="-4.250002" calcext:value-type="float">
            <text:p>-4.250002</text:p>
          </table:table-cell>
        </table:table-row>
        <table:table-row table:style-name="ro1">
          <table:table-cell table:number-columns-repeated="2"/>
          <table:table-cell table:formula="of:=[.$B$3]*([lsm303.J36] + [.$B$2])" office:value-type="float" office:value="-1.200001" calcext:value-type="float">
            <text:p>-1.200001</text:p>
          </table:table-cell>
          <table:table-cell table:formula="of:=[.$B$5]*([lsm303.K36] + [.$B$4])" office:value-type="float" office:value="35.4375021" calcext:value-type="float">
            <text:p>35.4375021</text:p>
          </table:table-cell>
          <table:table-cell table:formula="of:=[.$B$7]*([lsm303.L36] + [.$B$6])" office:value-type="float" office:value="-3.650002" calcext:value-type="float">
            <text:p>-3.650002</text:p>
          </table:table-cell>
        </table:table-row>
        <table:table-row table:style-name="ro1">
          <table:table-cell table:number-columns-repeated="2"/>
          <table:table-cell table:formula="of:=[.$B$3]*([lsm303.J37] + [.$B$2])" office:value-type="float" office:value="-7.350001" calcext:value-type="float">
            <text:p>-7.350001</text:p>
          </table:table-cell>
          <table:table-cell table:formula="of:=[.$B$5]*([lsm303.K37] + [.$B$4])" office:value-type="float" office:value="35.2800021" calcext:value-type="float">
            <text:p>35.2800021</text:p>
          </table:table-cell>
          <table:table-cell table:formula="of:=[.$B$7]*([lsm303.L37] + [.$B$6])" office:value-type="float" office:value="-3.050002" calcext:value-type="float">
            <text:p>-3.050002</text:p>
          </table:table-cell>
        </table:table-row>
        <table:table-row table:style-name="ro1">
          <table:table-cell table:number-columns-repeated="2"/>
          <table:table-cell table:formula="of:=[.$B$3]*([lsm303.J38] + [.$B$2])" office:value-type="float" office:value="-11.100001" calcext:value-type="float">
            <text:p>-11.100001</text:p>
          </table:table-cell>
          <table:table-cell table:formula="of:=[.$B$5]*([lsm303.K38] + [.$B$4])" office:value-type="float" office:value="34.1775021" calcext:value-type="float">
            <text:p>34.1775021</text:p>
          </table:table-cell>
          <table:table-cell table:formula="of:=[.$B$7]*([lsm303.L38] + [.$B$6])" office:value-type="float" office:value="-2.750002" calcext:value-type="float">
            <text:p>-2.750002</text:p>
          </table:table-cell>
        </table:table-row>
        <table:table-row table:style-name="ro1">
          <table:table-cell table:number-columns-repeated="2"/>
          <table:table-cell table:formula="of:=[.$B$3]*([lsm303.J39] + [.$B$2])" office:value-type="float" office:value="-14.400001" calcext:value-type="float">
            <text:p>-14.400001</text:p>
          </table:table-cell>
          <table:table-cell table:formula="of:=[.$B$5]*([lsm303.K39] + [.$B$4])" office:value-type="float" office:value="33.3900021" calcext:value-type="float">
            <text:p>33.3900021</text:p>
          </table:table-cell>
          <table:table-cell table:formula="of:=[.$B$7]*([lsm303.L39] + [.$B$6])" office:value-type="float" office:value="-2.300002" calcext:value-type="float">
            <text:p>-2.300002</text:p>
          </table:table-cell>
        </table:table-row>
        <table:table-row table:style-name="ro1">
          <table:table-cell table:number-columns-repeated="2"/>
          <table:table-cell table:formula="of:=[.$B$3]*([lsm303.J40] + [.$B$2])" office:value-type="float" office:value="-17.850001" calcext:value-type="float">
            <text:p>-17.850001</text:p>
          </table:table-cell>
          <table:table-cell table:formula="of:=[.$B$5]*([lsm303.K40] + [.$B$4])" office:value-type="float" office:value="31.5000021" calcext:value-type="float">
            <text:p>31.5000021</text:p>
          </table:table-cell>
          <table:table-cell table:formula="of:=[.$B$7]*([lsm303.L40] + [.$B$6])" office:value-type="float" office:value="-2.600002" calcext:value-type="float">
            <text:p>-2.600002</text:p>
          </table:table-cell>
        </table:table-row>
        <table:table-row table:style-name="ro1">
          <table:table-cell table:number-columns-repeated="2"/>
          <table:table-cell table:formula="of:=[.$B$3]*([lsm303.J41] + [.$B$2])" office:value-type="float" office:value="-21.600001" calcext:value-type="float">
            <text:p>-21.600001</text:p>
          </table:table-cell>
          <table:table-cell table:formula="of:=[.$B$5]*([lsm303.K41] + [.$B$4])" office:value-type="float" office:value="29.7675021" calcext:value-type="float">
            <text:p>29.7675021</text:p>
          </table:table-cell>
          <table:table-cell table:formula="of:=[.$B$7]*([lsm303.L41] + [.$B$6])" office:value-type="float" office:value="-2.450002" calcext:value-type="float">
            <text:p>-2.450002</text:p>
          </table:table-cell>
        </table:table-row>
        <table:table-row table:style-name="ro1">
          <table:table-cell table:number-columns-repeated="2"/>
          <table:table-cell table:formula="of:=[.$B$3]*([lsm303.J42] + [.$B$2])" office:value-type="float" office:value="-25.350001" calcext:value-type="float">
            <text:p>-25.350001</text:p>
          </table:table-cell>
          <table:table-cell table:formula="of:=[.$B$5]*([lsm303.K42] + [.$B$4])" office:value-type="float" office:value="27.5625021" calcext:value-type="float">
            <text:p>27.5625021</text:p>
          </table:table-cell>
          <table:table-cell table:formula="of:=[.$B$7]*([lsm303.L42] + [.$B$6])" office:value-type="float" office:value="-2.300002" calcext:value-type="float">
            <text:p>-2.300002</text:p>
          </table:table-cell>
        </table:table-row>
        <table:table-row table:style-name="ro1">
          <table:table-cell table:number-columns-repeated="2"/>
          <table:table-cell table:formula="of:=[.$B$3]*([lsm303.J43] + [.$B$2])" office:value-type="float" office:value="-27.450002" calcext:value-type="float">
            <text:p>-27.450002</text:p>
          </table:table-cell>
          <table:table-cell table:formula="of:=[.$B$5]*([lsm303.K43] + [.$B$4])" office:value-type="float" office:value="25.0425021" calcext:value-type="float">
            <text:p>25.0425021</text:p>
          </table:table-cell>
          <table:table-cell table:formula="of:=[.$B$7]*([lsm303.L43] + [.$B$6])" office:value-type="float" office:value="-2.450002" calcext:value-type="float">
            <text:p>-2.450002</text:p>
          </table:table-cell>
        </table:table-row>
        <table:table-row table:style-name="ro1">
          <table:table-cell table:number-columns-repeated="2"/>
          <table:table-cell table:formula="of:=[.$B$3]*([lsm303.J44] + [.$B$2])" office:value-type="float" office:value="-31.500002" calcext:value-type="float">
            <text:p>-31.500002</text:p>
          </table:table-cell>
          <table:table-cell table:formula="of:=[.$B$5]*([lsm303.K44] + [.$B$4])" office:value-type="float" office:value="20.63250105" calcext:value-type="float">
            <text:p>20.63250105</text:p>
          </table:table-cell>
          <table:table-cell table:formula="of:=[.$B$7]*([lsm303.L44] + [.$B$6])" office:value-type="float" office:value="-1.850002" calcext:value-type="float">
            <text:p>-1.850002</text:p>
          </table:table-cell>
        </table:table-row>
        <table:table-row table:style-name="ro1">
          <table:table-cell table:number-columns-repeated="2"/>
          <table:table-cell table:formula="of:=[.$B$3]*([lsm303.J45] + [.$B$2])" office:value-type="float" office:value="-34.050002" calcext:value-type="float">
            <text:p>-34.050002</text:p>
          </table:table-cell>
          <table:table-cell table:formula="of:=[.$B$5]*([lsm303.K45] + [.$B$4])" office:value-type="float" office:value="17.16750105" calcext:value-type="float">
            <text:p>17.16750105</text:p>
          </table:table-cell>
          <table:table-cell table:formula="of:=[.$B$7]*([lsm303.L45] + [.$B$6])" office:value-type="float" office:value="-1.100002" calcext:value-type="float">
            <text:p>-1.100002</text:p>
          </table:table-cell>
        </table:table-row>
        <table:table-row table:style-name="ro1">
          <table:table-cell table:number-columns-repeated="2"/>
          <table:table-cell table:formula="of:=[.$B$3]*([lsm303.J46] + [.$B$2])" office:value-type="float" office:value="-35.250002" calcext:value-type="float">
            <text:p>-35.250002</text:p>
          </table:table-cell>
          <table:table-cell table:formula="of:=[.$B$5]*([lsm303.K46] + [.$B$4])" office:value-type="float" office:value="14.33250105" calcext:value-type="float">
            <text:p>14.33250105</text:p>
          </table:table-cell>
          <table:table-cell table:formula="of:=[.$B$7]*([lsm303.L46] + [.$B$6])" office:value-type="float" office:value="-0.950001999999998" calcext:value-type="float">
            <text:p>-0.950001999999998</text:p>
          </table:table-cell>
        </table:table-row>
        <table:table-row table:style-name="ro1">
          <table:table-cell table:number-columns-repeated="2"/>
          <table:table-cell table:formula="of:=[.$B$3]*([lsm303.J47] + [.$B$2])" office:value-type="float" office:value="-34.950002" calcext:value-type="float">
            <text:p>-34.950002</text:p>
          </table:table-cell>
          <table:table-cell table:formula="of:=[.$B$5]*([lsm303.K47] + [.$B$4])" office:value-type="float" office:value="14.64750105" calcext:value-type="float">
            <text:p>14.64750105</text:p>
          </table:table-cell>
          <table:table-cell table:formula="of:=[.$B$7]*([lsm303.L47] + [.$B$6])" office:value-type="float" office:value="-1.700002" calcext:value-type="float">
            <text:p>-1.700002</text:p>
          </table:table-cell>
        </table:table-row>
        <table:table-row table:style-name="ro1">
          <table:table-cell table:number-columns-repeated="2"/>
          <table:table-cell table:formula="of:=[.$B$3]*([lsm303.J48] + [.$B$2])" office:value-type="float" office:value="-35.100002" calcext:value-type="float">
            <text:p>-35.100002</text:p>
          </table:table-cell>
          <table:table-cell table:formula="of:=[.$B$5]*([lsm303.K48] + [.$B$4])" office:value-type="float" office:value="14.01750105" calcext:value-type="float">
            <text:p>14.01750105</text:p>
          </table:table-cell>
          <table:table-cell table:formula="of:=[.$B$7]*([lsm303.L48] + [.$B$6])" office:value-type="float" office:value="-1.550002" calcext:value-type="float">
            <text:p>-1.550002</text:p>
          </table:table-cell>
        </table:table-row>
        <table:table-row table:style-name="ro1">
          <table:table-cell table:number-columns-repeated="2"/>
          <table:table-cell table:formula="of:=[.$B$3]*([lsm303.J49] + [.$B$2])" office:value-type="float" office:value="-34.800002" calcext:value-type="float">
            <text:p>-34.800002</text:p>
          </table:table-cell>
          <table:table-cell table:formula="of:=[.$B$5]*([lsm303.K49] + [.$B$4])" office:value-type="float" office:value="14.17500105" calcext:value-type="float">
            <text:p>14.17500105</text:p>
          </table:table-cell>
          <table:table-cell table:formula="of:=[.$B$7]*([lsm303.L49] + [.$B$6])" office:value-type="float" office:value="-1.250002" calcext:value-type="float">
            <text:p>-1.250002</text:p>
          </table:table-cell>
        </table:table-row>
        <table:table-row table:style-name="ro1">
          <table:table-cell table:number-columns-repeated="2"/>
          <table:table-cell table:formula="of:=[.$B$3]*([lsm303.J50] + [.$B$2])" office:value-type="float" office:value="-34.950002" calcext:value-type="float">
            <text:p>-34.950002</text:p>
          </table:table-cell>
          <table:table-cell table:formula="of:=[.$B$5]*([lsm303.K50] + [.$B$4])" office:value-type="float" office:value="14.33250105" calcext:value-type="float">
            <text:p>14.33250105</text:p>
          </table:table-cell>
          <table:table-cell table:formula="of:=[.$B$7]*([lsm303.L50] + [.$B$6])" office:value-type="float" office:value="-1.250002" calcext:value-type="float">
            <text:p>-1.250002</text:p>
          </table:table-cell>
        </table:table-row>
        <table:table-row table:style-name="ro1">
          <table:table-cell table:number-columns-repeated="2"/>
          <table:table-cell table:formula="of:=[.$B$3]*([lsm303.J51] + [.$B$2])" office:value-type="float" office:value="-35.400002" calcext:value-type="float">
            <text:p>-35.400002</text:p>
          </table:table-cell>
          <table:table-cell table:formula="of:=[.$B$5]*([lsm303.K51] + [.$B$4])" office:value-type="float" office:value="12.44250105" calcext:value-type="float">
            <text:p>12.44250105</text:p>
          </table:table-cell>
          <table:table-cell table:formula="of:=[.$B$7]*([lsm303.L51] + [.$B$6])" office:value-type="float" office:value="-1.100002" calcext:value-type="float">
            <text:p>-1.100002</text:p>
          </table:table-cell>
        </table:table-row>
        <table:table-row table:style-name="ro1">
          <table:table-cell table:number-columns-repeated="2"/>
          <table:table-cell table:formula="of:=[.$B$3]*([lsm303.J52] + [.$B$2])" office:value-type="float" office:value="-36.600002" calcext:value-type="float">
            <text:p>-36.600002</text:p>
          </table:table-cell>
          <table:table-cell table:formula="of:=[.$B$5]*([lsm303.K52] + [.$B$4])" office:value-type="float" office:value="8.66250105" calcext:value-type="float">
            <text:p>8.66250105</text:p>
          </table:table-cell>
          <table:table-cell table:formula="of:=[.$B$7]*([lsm303.L52] + [.$B$6])" office:value-type="float" office:value="-0.650002000000001" calcext:value-type="float">
            <text:p>-0.650002000000001</text:p>
          </table:table-cell>
        </table:table-row>
        <table:table-row table:style-name="ro1">
          <table:table-cell table:number-columns-repeated="2"/>
          <table:table-cell table:formula="of:=[.$B$3]*([lsm303.J53] + [.$B$2])" office:value-type="float" office:value="-36.900002" calcext:value-type="float">
            <text:p>-36.900002</text:p>
          </table:table-cell>
          <table:table-cell table:formula="of:=[.$B$5]*([lsm303.K53] + [.$B$4])" office:value-type="float" office:value="3.62250105" calcext:value-type="float">
            <text:p>3.62250105</text:p>
          </table:table-cell>
          <table:table-cell table:formula="of:=[.$B$7]*([lsm303.L53] + [.$B$6])" office:value-type="float" office:value="0.0999979999999994" calcext:value-type="float">
            <text:p>0.099997999999999</text:p>
          </table:table-cell>
        </table:table-row>
        <table:table-row table:style-name="ro1">
          <table:table-cell table:number-columns-repeated="2"/>
          <table:table-cell table:formula="of:=[.$B$3]*([lsm303.J54] + [.$B$2])" office:value-type="float" office:value="-37.200002" calcext:value-type="float">
            <text:p>-37.200002</text:p>
          </table:table-cell>
          <table:table-cell table:formula="of:=[.$B$5]*([lsm303.K54] + [.$B$4])" office:value-type="float" office:value="-2.04749895" calcext:value-type="float">
            <text:p>-2.04749895</text:p>
          </table:table-cell>
          <table:table-cell table:formula="of:=[.$B$7]*([lsm303.L54] + [.$B$6])" office:value-type="float" office:value="0.849997999999999" calcext:value-type="float">
            <text:p>0.849997999999999</text:p>
          </table:table-cell>
        </table:table-row>
        <table:table-row table:style-name="ro1">
          <table:table-cell table:number-columns-repeated="2"/>
          <table:table-cell table:formula="of:=[.$B$3]*([lsm303.J55] + [.$B$2])" office:value-type="float" office:value="-36.900002" calcext:value-type="float">
            <text:p>-36.900002</text:p>
          </table:table-cell>
          <table:table-cell table:formula="of:=[.$B$5]*([lsm303.K55] + [.$B$4])" office:value-type="float" office:value="-4.5675" calcext:value-type="float">
            <text:p>-4.5675</text:p>
          </table:table-cell>
          <table:table-cell table:formula="of:=[.$B$7]*([lsm303.L55] + [.$B$6])" office:value-type="float" office:value="1.299998" calcext:value-type="float">
            <text:p>1.299998</text:p>
          </table:table-cell>
        </table:table-row>
        <table:table-row table:style-name="ro1">
          <table:table-cell table:number-columns-repeated="2"/>
          <table:table-cell table:formula="of:=[.$B$3]*([lsm303.J56] + [.$B$2])" office:value-type="float" office:value="-36.600002" calcext:value-type="float">
            <text:p>-36.600002</text:p>
          </table:table-cell>
          <table:table-cell table:formula="of:=[.$B$5]*([lsm303.K56] + [.$B$4])" office:value-type="float" office:value="-8.19" calcext:value-type="float">
            <text:p>-8.19</text:p>
          </table:table-cell>
          <table:table-cell table:formula="of:=[.$B$7]*([lsm303.L56] + [.$B$6])" office:value-type="float" office:value="1.899998" calcext:value-type="float">
            <text:p>1.899998</text:p>
          </table:table-cell>
        </table:table-row>
        <table:table-row table:style-name="ro1">
          <table:table-cell table:number-columns-repeated="2"/>
          <table:table-cell table:formula="of:=[.$B$3]*([lsm303.J57] + [.$B$2])" office:value-type="float" office:value="-35.400002" calcext:value-type="float">
            <text:p>-35.400002</text:p>
          </table:table-cell>
          <table:table-cell table:formula="of:=[.$B$5]*([lsm303.K57] + [.$B$4])" office:value-type="float" office:value="-11.8125" calcext:value-type="float">
            <text:p>-11.8125</text:p>
          </table:table-cell>
          <table:table-cell table:formula="of:=[.$B$7]*([lsm303.L57] + [.$B$6])" office:value-type="float" office:value="2.199998" calcext:value-type="float">
            <text:p>2.199998</text:p>
          </table:table-cell>
        </table:table-row>
        <table:table-row table:style-name="ro1">
          <table:table-cell table:number-columns-repeated="2"/>
          <table:table-cell table:formula="of:=[.$B$3]*([lsm303.J58] + [.$B$2])" office:value-type="float" office:value="-34.050002" calcext:value-type="float">
            <text:p>-34.050002</text:p>
          </table:table-cell>
          <table:table-cell table:formula="of:=[.$B$5]*([lsm303.K58] + [.$B$4])" office:value-type="float" office:value="-15.435" calcext:value-type="float">
            <text:p>-15.435</text:p>
          </table:table-cell>
          <table:table-cell table:formula="of:=[.$B$7]*([lsm303.L58] + [.$B$6])" office:value-type="float" office:value="2.349998" calcext:value-type="float">
            <text:p>2.349998</text:p>
          </table:table-cell>
        </table:table-row>
        <table:table-row table:style-name="ro1">
          <table:table-cell table:number-columns-repeated="2"/>
          <table:table-cell table:formula="of:=[.$B$3]*([lsm303.J59] + [.$B$2])" office:value-type="float" office:value="-31.950002" calcext:value-type="float">
            <text:p>-31.950002</text:p>
          </table:table-cell>
          <table:table-cell table:formula="of:=[.$B$5]*([lsm303.K59] + [.$B$4])" office:value-type="float" office:value="-18.4275" calcext:value-type="float">
            <text:p>-18.4275</text:p>
          </table:table-cell>
          <table:table-cell table:formula="of:=[.$B$7]*([lsm303.L59] + [.$B$6])" office:value-type="float" office:value="2.049998" calcext:value-type="float">
            <text:p>2.049998</text:p>
          </table:table-cell>
        </table:table-row>
        <table:table-row table:style-name="ro1">
          <table:table-cell table:number-columns-repeated="2"/>
          <table:table-cell table:formula="of:=[.$B$3]*([lsm303.J60] + [.$B$2])" office:value-type="float" office:value="-30.600002" calcext:value-type="float">
            <text:p>-30.600002</text:p>
          </table:table-cell>
          <table:table-cell table:formula="of:=[.$B$5]*([lsm303.K60] + [.$B$4])" office:value-type="float" office:value="-20.0025" calcext:value-type="float">
            <text:p>-20.0025</text:p>
          </table:table-cell>
          <table:table-cell table:formula="of:=[.$B$7]*([lsm303.L60] + [.$B$6])" office:value-type="float" office:value="2.349998" calcext:value-type="float">
            <text:p>2.349998</text:p>
          </table:table-cell>
        </table:table-row>
        <table:table-row table:style-name="ro1">
          <table:table-cell table:number-columns-repeated="2"/>
          <table:table-cell table:formula="of:=[.$B$3]*([lsm303.J61] + [.$B$2])" office:value-type="float" office:value="-28.350002" calcext:value-type="float">
            <text:p>-28.350002</text:p>
          </table:table-cell>
          <table:table-cell table:formula="of:=[.$B$5]*([lsm303.K61] + [.$B$4])" office:value-type="float" office:value="-22.8375" calcext:value-type="float">
            <text:p>-22.8375</text:p>
          </table:table-cell>
          <table:table-cell table:formula="of:=[.$B$7]*([lsm303.L61] + [.$B$6])" office:value-type="float" office:value="2.649998" calcext:value-type="float">
            <text:p>2.649998</text:p>
          </table:table-cell>
        </table:table-row>
        <table:table-row table:style-name="ro1">
          <table:table-cell table:number-columns-repeated="2"/>
          <table:table-cell table:formula="of:=[.$B$3]*([lsm303.J62] + [.$B$2])" office:value-type="float" office:value="-25.950002" calcext:value-type="float">
            <text:p>-25.950002</text:p>
          </table:table-cell>
          <table:table-cell table:formula="of:=[.$B$5]*([lsm303.K62] + [.$B$4])" office:value-type="float" office:value="-25.9875" calcext:value-type="float">
            <text:p>-25.9875</text:p>
          </table:table-cell>
          <table:table-cell table:formula="of:=[.$B$7]*([lsm303.L62] + [.$B$6])" office:value-type="float" office:value="2.499998" calcext:value-type="float">
            <text:p>2.499998</text:p>
          </table:table-cell>
        </table:table-row>
        <table:table-row table:style-name="ro1">
          <table:table-cell table:number-columns-repeated="2"/>
          <table:table-cell table:formula="of:=[.$B$3]*([lsm303.J63] + [.$B$2])" office:value-type="float" office:value="-22.800001" calcext:value-type="float">
            <text:p>-22.800001</text:p>
          </table:table-cell>
          <table:table-cell table:formula="of:=[.$B$5]*([lsm303.K63] + [.$B$4])" office:value-type="float" office:value="-29.29500105" calcext:value-type="float">
            <text:p>-29.29500105</text:p>
          </table:table-cell>
          <table:table-cell table:formula="of:=[.$B$7]*([lsm303.L63] + [.$B$6])" office:value-type="float" office:value="2.199998" calcext:value-type="float">
            <text:p>2.199998</text:p>
          </table:table-cell>
        </table:table-row>
        <table:table-row table:style-name="ro1">
          <table:table-cell table:number-columns-repeated="2"/>
          <table:table-cell table:formula="of:=[.$B$3]*([lsm303.J64] + [.$B$2])" office:value-type="float" office:value="-19.800001" calcext:value-type="float">
            <text:p>-19.800001</text:p>
          </table:table-cell>
          <table:table-cell table:formula="of:=[.$B$5]*([lsm303.K64] + [.$B$4])" office:value-type="float" office:value="-31.97250105" calcext:value-type="float">
            <text:p>-31.97250105</text:p>
          </table:table-cell>
          <table:table-cell table:formula="of:=[.$B$7]*([lsm303.L64] + [.$B$6])" office:value-type="float" office:value="2.349998" calcext:value-type="float">
            <text:p>2.349998</text:p>
          </table:table-cell>
        </table:table-row>
        <table:table-row table:style-name="ro1">
          <table:table-cell table:number-columns-repeated="2"/>
          <table:table-cell table:formula="of:=[.$B$3]*([lsm303.J65] + [.$B$2])" office:value-type="float" office:value="-17.100001" calcext:value-type="float">
            <text:p>-17.100001</text:p>
          </table:table-cell>
          <table:table-cell table:formula="of:=[.$B$5]*([lsm303.K65] + [.$B$4])" office:value-type="float" office:value="-33.39000105" calcext:value-type="float">
            <text:p>-33.39000105</text:p>
          </table:table-cell>
          <table:table-cell table:formula="of:=[.$B$7]*([lsm303.L65] + [.$B$6])" office:value-type="float" office:value="2.949998" calcext:value-type="float">
            <text:p>2.949998</text:p>
          </table:table-cell>
        </table:table-row>
        <table:table-row table:style-name="ro1">
          <table:table-cell table:number-columns-repeated="2"/>
          <table:table-cell table:formula="of:=[.$B$3]*([lsm303.J66] + [.$B$2])" office:value-type="float" office:value="-11.700001" calcext:value-type="float">
            <text:p>-11.700001</text:p>
          </table:table-cell>
          <table:table-cell table:formula="of:=[.$B$5]*([lsm303.K66] + [.$B$4])" office:value-type="float" office:value="-36.06750105" calcext:value-type="float">
            <text:p>-36.06750105</text:p>
          </table:table-cell>
          <table:table-cell table:formula="of:=[.$B$7]*([lsm303.L66] + [.$B$6])" office:value-type="float" office:value="2.799998" calcext:value-type="float">
            <text:p>2.799998</text:p>
          </table:table-cell>
        </table:table-row>
        <table:table-row table:style-name="ro1">
          <table:table-cell table:number-columns-repeated="2"/>
          <table:table-cell table:formula="of:=[.$B$3]*([lsm303.J67] + [.$B$2])" office:value-type="float" office:value="-9.150001" calcext:value-type="float">
            <text:p>-9.150001</text:p>
          </table:table-cell>
          <table:table-cell table:formula="of:=[.$B$5]*([lsm303.K67] + [.$B$4])" office:value-type="float" office:value="-37.80000105" calcext:value-type="float">
            <text:p>-37.80000105</text:p>
          </table:table-cell>
          <table:table-cell table:formula="of:=[.$B$7]*([lsm303.L67] + [.$B$6])" office:value-type="float" office:value="2.649998" calcext:value-type="float">
            <text:p>2.649998</text:p>
          </table:table-cell>
        </table:table-row>
        <table:table-row table:style-name="ro1">
          <table:table-cell table:number-columns-repeated="2"/>
          <table:table-cell table:formula="of:=[.$B$3]*([lsm303.J68] + [.$B$2])" office:value-type="float" office:value="-7.200001" calcext:value-type="float">
            <text:p>-7.200001</text:p>
          </table:table-cell>
          <table:table-cell table:formula="of:=[.$B$5]*([lsm303.K68] + [.$B$4])" office:value-type="float" office:value="-38.58750105" calcext:value-type="float">
            <text:p>-38.58750105</text:p>
          </table:table-cell>
          <table:table-cell table:formula="of:=[.$B$7]*([lsm303.L68] + [.$B$6])" office:value-type="float" office:value="2.499998" calcext:value-type="float">
            <text:p>2.499998</text:p>
          </table:table-cell>
        </table:table-row>
        <table:table-row table:style-name="ro1">
          <table:table-cell table:number-columns-repeated="2"/>
          <table:table-cell table:formula="of:=[.$B$3]*([lsm303.J69] + [.$B$2])" office:value-type="float" office:value="-5.550001" calcext:value-type="float">
            <text:p>-5.550001</text:p>
          </table:table-cell>
          <table:table-cell table:formula="of:=[.$B$5]*([lsm303.K69] + [.$B$4])" office:value-type="float" office:value="-38.27250105" calcext:value-type="float">
            <text:p>-38.27250105</text:p>
          </table:table-cell>
          <table:table-cell table:formula="of:=[.$B$7]*([lsm303.L69] + [.$B$6])" office:value-type="float" office:value="2.949998" calcext:value-type="float">
            <text:p>2.949998</text:p>
          </table:table-cell>
        </table:table-row>
        <table:table-row table:style-name="ro1">
          <table:table-cell table:number-columns-repeated="2"/>
          <table:table-cell table:formula="of:=[.$B$3]*([lsm303.J70] + [.$B$2])" office:value-type="float" office:value="-4.200001" calcext:value-type="float">
            <text:p>-4.200001</text:p>
          </table:table-cell>
          <table:table-cell table:formula="of:=[.$B$5]*([lsm303.K70] + [.$B$4])" office:value-type="float" office:value="-38.74500105" calcext:value-type="float">
            <text:p>-38.74500105</text:p>
          </table:table-cell>
          <table:table-cell table:formula="of:=[.$B$7]*([lsm303.L70] + [.$B$6])" office:value-type="float" office:value="2.949998" calcext:value-type="float">
            <text:p>2.949998</text:p>
          </table:table-cell>
        </table:table-row>
        <table:table-row table:style-name="ro1">
          <table:table-cell table:number-columns-repeated="2"/>
          <table:table-cell table:formula="of:=[.$B$3]*([lsm303.J71] + [.$B$2])" office:value-type="float" office:value="-1.650001" calcext:value-type="float">
            <text:p>-1.650001</text:p>
          </table:table-cell>
          <table:table-cell table:formula="of:=[.$B$5]*([lsm303.K71] + [.$B$4])" office:value-type="float" office:value="-38.90250105" calcext:value-type="float">
            <text:p>-38.90250105</text:p>
          </table:table-cell>
          <table:table-cell table:formula="of:=[.$B$7]*([lsm303.L71] + [.$B$6])" office:value-type="float" office:value="2.349998" calcext:value-type="float">
            <text:p>2.349998</text:p>
          </table:table-cell>
        </table:table-row>
        <table:table-row table:style-name="ro1">
          <table:table-cell table:number-columns-repeated="2"/>
          <table:table-cell table:formula="of:=[.$B$3]*([lsm303.J72] + [.$B$2])" office:value-type="float" office:value="1.5" calcext:value-type="float">
            <text:p>1.5</text:p>
          </table:table-cell>
          <table:table-cell table:formula="of:=[.$B$5]*([lsm303.K72] + [.$B$4])" office:value-type="float" office:value="-39.37500105" calcext:value-type="float">
            <text:p>-39.37500105</text:p>
          </table:table-cell>
          <table:table-cell table:formula="of:=[.$B$7]*([lsm303.L72] + [.$B$6])" office:value-type="float" office:value="2.199998" calcext:value-type="float">
            <text:p>2.199998</text:p>
          </table:table-cell>
        </table:table-row>
        <table:table-row table:style-name="ro1">
          <table:table-cell table:number-columns-repeated="2"/>
          <table:table-cell table:formula="of:=[.$B$3]*([lsm303.J73] + [.$B$2])" office:value-type="float" office:value="6.45" calcext:value-type="float">
            <text:p>6.45</text:p>
          </table:table-cell>
          <table:table-cell table:formula="of:=[.$B$5]*([lsm303.K73] + [.$B$4])" office:value-type="float" office:value="-40.32000105" calcext:value-type="float">
            <text:p>-40.32000105</text:p>
          </table:table-cell>
          <table:table-cell table:formula="of:=[.$B$7]*([lsm303.L73] + [.$B$6])" office:value-type="float" office:value="1.449998" calcext:value-type="float">
            <text:p>1.449998</text:p>
          </table:table-cell>
        </table:table-row>
        <table:table-row table:style-name="ro1">
          <table:table-cell table:number-columns-repeated="2"/>
          <table:table-cell table:formula="of:=[.$B$3]*([lsm303.J74] + [.$B$2])" office:value-type="float" office:value="11.55" calcext:value-type="float">
            <text:p>11.55</text:p>
          </table:table-cell>
          <table:table-cell table:formula="of:=[.$B$5]*([lsm303.K74] + [.$B$4])" office:value-type="float" office:value="-38.90250105" calcext:value-type="float">
            <text:p>-38.90250105</text:p>
          </table:table-cell>
          <table:table-cell table:formula="of:=[.$B$7]*([lsm303.L74] + [.$B$6])" office:value-type="float" office:value="1.449998" calcext:value-type="float">
            <text:p>1.449998</text:p>
          </table:table-cell>
        </table:table-row>
        <table:table-row table:style-name="ro1">
          <table:table-cell table:number-columns-repeated="2"/>
          <table:table-cell table:formula="of:=[.$B$3]*([lsm303.J75] + [.$B$2])" office:value-type="float" office:value="15.3" calcext:value-type="float">
            <text:p>15.3</text:p>
          </table:table-cell>
          <table:table-cell table:formula="of:=[.$B$5]*([lsm303.K75] + [.$B$4])" office:value-type="float" office:value="-38.74500105" calcext:value-type="float">
            <text:p>-38.74500105</text:p>
          </table:table-cell>
          <table:table-cell table:formula="of:=[.$B$7]*([lsm303.L75] + [.$B$6])" office:value-type="float" office:value="0.849997999999999" calcext:value-type="float">
            <text:p>0.849997999999999</text:p>
          </table:table-cell>
        </table:table-row>
        <table:table-row table:style-name="ro1">
          <table:table-cell table:number-columns-repeated="2"/>
          <table:table-cell table:formula="of:=[.$B$3]*([lsm303.J76] + [.$B$2])" office:value-type="float" office:value="16.95" calcext:value-type="float">
            <text:p>16.95</text:p>
          </table:table-cell>
          <table:table-cell table:formula="of:=[.$B$5]*([lsm303.K76] + [.$B$4])" office:value-type="float" office:value="-36.54000105" calcext:value-type="float">
            <text:p>-36.54000105</text:p>
          </table:table-cell>
          <table:table-cell table:formula="of:=[.$B$7]*([lsm303.L76] + [.$B$6])" office:value-type="float" office:value="0.699998000000001" calcext:value-type="float">
            <text:p>0.699998000000001</text:p>
          </table:table-cell>
        </table:table-row>
        <table:table-row table:style-name="ro1">
          <table:table-cell table:number-columns-repeated="2"/>
          <table:table-cell table:formula="of:=[.$B$3]*([lsm303.J77] + [.$B$2])" office:value-type="float" office:value="19.5" calcext:value-type="float">
            <text:p>19.5</text:p>
          </table:table-cell>
          <table:table-cell table:formula="of:=[.$B$5]*([lsm303.K77] + [.$B$4])" office:value-type="float" office:value="-34.65000105" calcext:value-type="float">
            <text:p>-34.65000105</text:p>
          </table:table-cell>
          <table:table-cell table:formula="of:=[.$B$7]*([lsm303.L77] + [.$B$6])" office:value-type="float" office:value="0.399997999999997" calcext:value-type="float">
            <text:p>0.399997999999997</text:p>
          </table:table-cell>
        </table:table-row>
        <table:table-row table:style-name="ro1">
          <table:table-cell table:number-columns-repeated="2"/>
          <table:table-cell table:formula="of:=[.$B$3]*([lsm303.J78] + [.$B$2])" office:value-type="float" office:value="21.45" calcext:value-type="float">
            <text:p>21.45</text:p>
          </table:table-cell>
          <table:table-cell table:formula="of:=[.$B$5]*([lsm303.K78] + [.$B$4])" office:value-type="float" office:value="-33.39000105" calcext:value-type="float">
            <text:p>-33.39000105</text:p>
          </table:table-cell>
          <table:table-cell table:formula="of:=[.$B$7]*([lsm303.L78] + [.$B$6])" office:value-type="float" office:value="-0.350002000000003" calcext:value-type="float">
            <text:p>-0.350002000000003</text:p>
          </table:table-cell>
        </table:table-row>
        <table:table-row table:style-name="ro1">
          <table:table-cell table:number-columns-repeated="2"/>
          <table:table-cell table:formula="of:=[.$B$3]*([lsm303.J79] + [.$B$2])" office:value-type="float" office:value="24.45" calcext:value-type="float">
            <text:p>24.45</text:p>
          </table:table-cell>
          <table:table-cell table:formula="of:=[.$B$5]*([lsm303.K79] + [.$B$4])" office:value-type="float" office:value="-32.28750105" calcext:value-type="float">
            <text:p>-32.28750105</text:p>
          </table:table-cell>
          <table:table-cell table:formula="of:=[.$B$7]*([lsm303.L79] + [.$B$6])" office:value-type="float" office:value="-0.350002000000003" calcext:value-type="float">
            <text:p>-0.350002000000003</text:p>
          </table:table-cell>
        </table:table-row>
        <table:table-row table:style-name="ro1">
          <table:table-cell table:number-columns-repeated="2"/>
          <table:table-cell table:formula="of:=[.$B$3]*([lsm303.J80] + [.$B$2])" office:value-type="float" office:value="25.950001" calcext:value-type="float">
            <text:p>25.950001</text:p>
          </table:table-cell>
          <table:table-cell table:formula="of:=[.$B$5]*([lsm303.K80] + [.$B$4])" office:value-type="float" office:value="-31.02750105" calcext:value-type="float">
            <text:p>-31.02750105</text:p>
          </table:table-cell>
          <table:table-cell table:formula="of:=[.$B$7]*([lsm303.L80] + [.$B$6])" office:value-type="float" office:value="-0.950001999999998" calcext:value-type="float">
            <text:p>-0.950001999999998</text:p>
          </table:table-cell>
        </table:table-row>
        <table:table-row table:style-name="ro1">
          <table:table-cell table:number-columns-repeated="2"/>
          <table:table-cell table:formula="of:=[.$B$3]*([lsm303.J81] + [.$B$2])" office:value-type="float" office:value="28.650001" calcext:value-type="float">
            <text:p>28.650001</text:p>
          </table:table-cell>
          <table:table-cell table:formula="of:=[.$B$5]*([lsm303.K81] + [.$B$4])" office:value-type="float" office:value="-27.2475" calcext:value-type="float">
            <text:p>-27.2475</text:p>
          </table:table-cell>
          <table:table-cell table:formula="of:=[.$B$7]*([lsm303.L81] + [.$B$6])" office:value-type="float" office:value="-1.250002" calcext:value-type="float">
            <text:p>-1.250002</text:p>
          </table:table-cell>
        </table:table-row>
        <table:table-row table:style-name="ro1">
          <table:table-cell table:number-columns-repeated="2"/>
          <table:table-cell table:formula="of:=[.$B$3]*([lsm303.J82] + [.$B$2])" office:value-type="float" office:value="31.200001" calcext:value-type="float">
            <text:p>31.200001</text:p>
          </table:table-cell>
          <table:table-cell table:formula="of:=[.$B$5]*([lsm303.K82] + [.$B$4])" office:value-type="float" office:value="-23.1525" calcext:value-type="float">
            <text:p>-23.1525</text:p>
          </table:table-cell>
          <table:table-cell table:formula="of:=[.$B$7]*([lsm303.L82] + [.$B$6])" office:value-type="float" office:value="-2.450002" calcext:value-type="float">
            <text:p>-2.450002</text:p>
          </table:table-cell>
        </table:table-row>
        <table:table-row table:style-name="ro1">
          <table:table-cell table:number-columns-repeated="2"/>
          <table:table-cell table:formula="of:=[.$B$3]*([lsm303.J83] + [.$B$2])" office:value-type="float" office:value="33.450001" calcext:value-type="float">
            <text:p>33.450001</text:p>
          </table:table-cell>
          <table:table-cell table:formula="of:=[.$B$5]*([lsm303.K83] + [.$B$4])" office:value-type="float" office:value="-18.7425" calcext:value-type="float">
            <text:p>-18.7425</text:p>
          </table:table-cell>
          <table:table-cell table:formula="of:=[.$B$7]*([lsm303.L83] + [.$B$6])" office:value-type="float" office:value="-3.200002" calcext:value-type="float">
            <text:p>-3.200002</text:p>
          </table:table-cell>
        </table:table-row>
        <table:table-row table:style-name="ro1">
          <table:table-cell table:number-columns-repeated="2"/>
          <table:table-cell table:formula="of:=[.$B$3]*([lsm303.J84] + [.$B$2])" office:value-type="float" office:value="34.200001" calcext:value-type="float">
            <text:p>34.200001</text:p>
          </table:table-cell>
          <table:table-cell table:formula="of:=[.$B$5]*([lsm303.K84] + [.$B$4])" office:value-type="float" office:value="-15.5925" calcext:value-type="float">
            <text:p>-15.5925</text:p>
          </table:table-cell>
          <table:table-cell table:formula="of:=[.$B$7]*([lsm303.L84] + [.$B$6])" office:value-type="float" office:value="-3.950002" calcext:value-type="float">
            <text:p>-3.950002</text:p>
          </table:table-cell>
        </table:table-row>
        <table:table-row table:style-name="ro1">
          <table:table-cell table:number-columns-repeated="2"/>
          <table:table-cell table:formula="of:=[.$B$3]*([lsm303.J85] + [.$B$2])" office:value-type="float" office:value="35.850001" calcext:value-type="float">
            <text:p>35.850001</text:p>
          </table:table-cell>
          <table:table-cell table:formula="of:=[.$B$5]*([lsm303.K85] + [.$B$4])" office:value-type="float" office:value="-13.0725" calcext:value-type="float">
            <text:p>-13.0725</text:p>
          </table:table-cell>
          <table:table-cell table:formula="of:=[.$B$7]*([lsm303.L85] + [.$B$6])" office:value-type="float" office:value="-4.400002" calcext:value-type="float">
            <text:p>-4.400002</text:p>
          </table:table-cell>
        </table:table-row>
        <table:table-row table:style-name="ro1">
          <table:table-cell table:number-columns-repeated="2"/>
          <table:table-cell table:formula="of:=[.$B$3]*([lsm303.J86] + [.$B$2])" office:value-type="float" office:value="35.850001" calcext:value-type="float">
            <text:p>35.850001</text:p>
          </table:table-cell>
          <table:table-cell table:formula="of:=[.$B$5]*([lsm303.K86] + [.$B$4])" office:value-type="float" office:value="-9.6075" calcext:value-type="float">
            <text:p>-9.6075</text:p>
          </table:table-cell>
          <table:table-cell table:formula="of:=[.$B$7]*([lsm303.L86] + [.$B$6])" office:value-type="float" office:value="-4.850002" calcext:value-type="float">
            <text:p>-4.850002</text:p>
          </table:table-cell>
        </table:table-row>
        <table:table-row table:style-name="ro1">
          <table:table-cell table:number-columns-repeated="2"/>
          <table:table-cell table:formula="of:=[.$B$3]*([lsm303.J87] + [.$B$2])" office:value-type="float" office:value="36.150001" calcext:value-type="float">
            <text:p>36.150001</text:p>
          </table:table-cell>
          <table:table-cell table:formula="of:=[.$B$5]*([lsm303.K87] + [.$B$4])" office:value-type="float" office:value="-6.4575" calcext:value-type="float">
            <text:p>-6.4575</text:p>
          </table:table-cell>
          <table:table-cell table:formula="of:=[.$B$7]*([lsm303.L87] + [.$B$6])" office:value-type="float" office:value="-5.600002" calcext:value-type="float">
            <text:p>-5.600002</text:p>
          </table:table-cell>
        </table:table-row>
        <table:table-row table:style-name="ro1">
          <table:table-cell table:number-columns-repeated="2"/>
          <table:table-cell table:formula="of:=[.$B$3]*([lsm303.J88] + [.$B$2])" office:value-type="float" office:value="36.300001" calcext:value-type="float">
            <text:p>36.300001</text:p>
          </table:table-cell>
          <table:table-cell table:formula="of:=[.$B$5]*([lsm303.K88] + [.$B$4])" office:value-type="float" office:value="-4.8825" calcext:value-type="float">
            <text:p>-4.8825</text:p>
          </table:table-cell>
          <table:table-cell table:formula="of:=[.$B$7]*([lsm303.L88] + [.$B$6])" office:value-type="float" office:value="-5.600002" calcext:value-type="float">
            <text:p>-5.600002</text:p>
          </table:table-cell>
        </table:table-row>
        <table:table-row table:style-name="ro1">
          <table:table-cell table:number-columns-repeated="2"/>
          <table:table-cell table:formula="of:=[.$B$3]*([lsm303.J89] + [.$B$2])" office:value-type="float" office:value="36.000001" calcext:value-type="float">
            <text:p>36.000001</text:p>
          </table:table-cell>
          <table:table-cell table:formula="of:=[.$B$5]*([lsm303.K89] + [.$B$4])" office:value-type="float" office:value="-2.9925" calcext:value-type="float">
            <text:p>-2.9925</text:p>
          </table:table-cell>
          <table:table-cell table:formula="of:=[.$B$7]*([lsm303.L89] + [.$B$6])" office:value-type="float" office:value="-5.750002" calcext:value-type="float">
            <text:p>-5.750002</text:p>
          </table:table-cell>
        </table:table-row>
        <table:table-row table:style-name="ro1">
          <table:table-cell table:number-columns-repeated="2"/>
          <table:table-cell table:formula="of:=[.$B$3]*([lsm303.J90] + [.$B$2])" office:value-type="float" office:value="36.300001" calcext:value-type="float">
            <text:p>36.300001</text:p>
          </table:table-cell>
          <table:table-cell table:formula="of:=[.$B$5]*([lsm303.K90] + [.$B$4])" office:value-type="float" office:value="-3.3075" calcext:value-type="float">
            <text:p>-3.3075</text:p>
          </table:table-cell>
          <table:table-cell table:formula="of:=[.$B$7]*([lsm303.L90] + [.$B$6])" office:value-type="float" office:value="-5.750002" calcext:value-type="float">
            <text:p>-5.750002</text:p>
          </table:table-cell>
        </table:table-row>
        <table:table-row table:style-name="ro1">
          <table:table-cell table:number-columns-repeated="2"/>
          <table:table-cell table:formula="of:=[.$B$3]*([lsm303.J91] + [.$B$2])" office:value-type="float" office:value="36.450001" calcext:value-type="float">
            <text:p>36.450001</text:p>
          </table:table-cell>
          <table:table-cell table:formula="of:=[.$B$5]*([lsm303.K91] + [.$B$4])" office:value-type="float" office:value="-9.45" calcext:value-type="float">
            <text:p>-9.45</text:p>
          </table:table-cell>
          <table:table-cell table:formula="of:=[.$B$7]*([lsm303.L91] + [.$B$6])" office:value-type="float" office:value="-4.850002" calcext:value-type="float">
            <text:p>-4.850002</text:p>
          </table:table-cell>
        </table:table-row>
        <table:table-row table:style-name="ro1">
          <table:table-cell table:number-columns-repeated="2"/>
          <table:table-cell table:formula="of:=[.$B$3]*([lsm303.J92] + [.$B$2])" office:value-type="float" office:value="35.550001" calcext:value-type="float">
            <text:p>35.550001</text:p>
          </table:table-cell>
          <table:table-cell table:formula="of:=[.$B$5]*([lsm303.K92] + [.$B$4])" office:value-type="float" office:value="-13.86" calcext:value-type="float">
            <text:p>-13.86</text:p>
          </table:table-cell>
          <table:table-cell table:formula="of:=[.$B$7]*([lsm303.L92] + [.$B$6])" office:value-type="float" office:value="-3.500002" calcext:value-type="float">
            <text:p>-3.500002</text:p>
          </table:table-cell>
        </table:table-row>
        <table:table-row table:style-name="ro1">
          <table:table-cell table:number-columns-repeated="2"/>
          <table:table-cell table:formula="of:=[.$B$3]*([lsm303.J93] + [.$B$2])" office:value-type="float" office:value="33.600001" calcext:value-type="float">
            <text:p>33.600001</text:p>
          </table:table-cell>
          <table:table-cell table:formula="of:=[.$B$5]*([lsm303.K93] + [.$B$4])" office:value-type="float" office:value="-19.6875" calcext:value-type="float">
            <text:p>-19.6875</text:p>
          </table:table-cell>
          <table:table-cell table:formula="of:=[.$B$7]*([lsm303.L93] + [.$B$6])" office:value-type="float" office:value="-2.600002" calcext:value-type="float">
            <text:p>-2.600002</text:p>
          </table:table-cell>
        </table:table-row>
        <table:table-row table:style-name="ro1">
          <table:table-cell table:number-columns-repeated="2"/>
          <table:table-cell table:formula="of:=[.$B$3]*([lsm303.J94] + [.$B$2])" office:value-type="float" office:value="30.000001" calcext:value-type="float">
            <text:p>30.000001</text:p>
          </table:table-cell>
          <table:table-cell table:formula="of:=[.$B$5]*([lsm303.K94] + [.$B$4])" office:value-type="float" office:value="-26.775" calcext:value-type="float">
            <text:p>-26.775</text:p>
          </table:table-cell>
          <table:table-cell table:formula="of:=[.$B$7]*([lsm303.L94] + [.$B$6])" office:value-type="float" office:value="-0.800001999999999" calcext:value-type="float">
            <text:p>-0.800001999999999</text:p>
          </table:table-cell>
        </table:table-row>
        <table:table-row table:style-name="ro1">
          <table:table-cell table:number-columns-repeated="2"/>
          <table:table-cell table:formula="of:=[.$B$3]*([lsm303.J95] + [.$B$2])" office:value-type="float" office:value="24.3" calcext:value-type="float">
            <text:p>24.3</text:p>
          </table:table-cell>
          <table:table-cell table:formula="of:=[.$B$5]*([lsm303.K95] + [.$B$4])" office:value-type="float" office:value="-31.81500105" calcext:value-type="float">
            <text:p>-31.81500105</text:p>
          </table:table-cell>
          <table:table-cell table:formula="of:=[.$B$7]*([lsm303.L95] + [.$B$6])" office:value-type="float" office:value="0.249997999999998" calcext:value-type="float">
            <text:p>0.249997999999998</text:p>
          </table:table-cell>
        </table:table-row>
        <table:table-row table:style-name="ro1">
          <table:table-cell table:number-columns-repeated="2"/>
          <table:table-cell table:formula="of:=[.$B$3]*([lsm303.J96] + [.$B$2])" office:value-type="float" office:value="21.3" calcext:value-type="float">
            <text:p>21.3</text:p>
          </table:table-cell>
          <table:table-cell table:formula="of:=[.$B$5]*([lsm303.K96] + [.$B$4])" office:value-type="float" office:value="-34.33500105" calcext:value-type="float">
            <text:p>-34.33500105</text:p>
          </table:table-cell>
          <table:table-cell table:formula="of:=[.$B$7]*([lsm303.L96] + [.$B$6])" office:value-type="float" office:value="0.399997999999997" calcext:value-type="float">
            <text:p>0.399997999999997</text:p>
          </table:table-cell>
        </table:table-row>
        <table:table-row table:style-name="ro1">
          <table:table-cell table:number-columns-repeated="2"/>
          <table:table-cell table:formula="of:=[.$B$3]*([lsm303.J97] + [.$B$2])" office:value-type="float" office:value="17.25" calcext:value-type="float">
            <text:p>17.25</text:p>
          </table:table-cell>
          <table:table-cell table:formula="of:=[.$B$5]*([lsm303.K97] + [.$B$4])" office:value-type="float" office:value="-36.69750105" calcext:value-type="float">
            <text:p>-36.69750105</text:p>
          </table:table-cell>
          <table:table-cell table:formula="of:=[.$B$7]*([lsm303.L97] + [.$B$6])" office:value-type="float" office:value="1.299998" calcext:value-type="float">
            <text:p>1.299998</text:p>
          </table:table-cell>
        </table:table-row>
        <table:table-row table:style-name="ro1">
          <table:table-cell table:number-columns-repeated="2"/>
          <table:table-cell table:formula="of:=[.$B$3]*([lsm303.J98] + [.$B$2])" office:value-type="float" office:value="11.7" calcext:value-type="float">
            <text:p>11.7</text:p>
          </table:table-cell>
          <table:table-cell table:formula="of:=[.$B$5]*([lsm303.K98] + [.$B$4])" office:value-type="float" office:value="-39.21750105" calcext:value-type="float">
            <text:p>-39.21750105</text:p>
          </table:table-cell>
          <table:table-cell table:formula="of:=[.$B$7]*([lsm303.L98] + [.$B$6])" office:value-type="float" office:value="1.599998" calcext:value-type="float">
            <text:p>1.599998</text:p>
          </table:table-cell>
        </table:table-row>
        <table:table-row table:style-name="ro1">
          <table:table-cell table:number-columns-repeated="2"/>
          <table:table-cell table:formula="of:=[.$B$3]*([lsm303.J99] + [.$B$2])" office:value-type="float" office:value="4.5" calcext:value-type="float">
            <text:p>4.5</text:p>
          </table:table-cell>
          <table:table-cell table:formula="of:=[.$B$5]*([lsm303.K99] + [.$B$4])" office:value-type="float" office:value="-40.95000105" calcext:value-type="float">
            <text:p>-40.95000105</text:p>
          </table:table-cell>
          <table:table-cell table:formula="of:=[.$B$7]*([lsm303.L99] + [.$B$6])" office:value-type="float" office:value="2.049998" calcext:value-type="float">
            <text:p>2.049998</text:p>
          </table:table-cell>
        </table:table-row>
        <table:table-row table:style-name="ro1">
          <table:table-cell table:number-columns-repeated="2"/>
          <table:table-cell table:formula="of:=[.$B$3]*([lsm303.J100] + [.$B$2])" office:value-type="float" office:value="-0.750000999999999" calcext:value-type="float">
            <text:p>-0.750000999999999</text:p>
          </table:table-cell>
          <table:table-cell table:formula="of:=[.$B$5]*([lsm303.K100] + [.$B$4])" office:value-type="float" office:value="-39.53250105" calcext:value-type="float">
            <text:p>-39.53250105</text:p>
          </table:table-cell>
          <table:table-cell table:formula="of:=[.$B$7]*([lsm303.L100] + [.$B$6])" office:value-type="float" office:value="2.199998" calcext:value-type="float">
            <text:p>2.199998</text:p>
          </table:table-cell>
        </table:table-row>
        <table:table-row table:style-name="ro1">
          <table:table-cell table:number-columns-repeated="2"/>
          <table:table-cell table:formula="of:=[.$B$3]*([lsm303.J101] + [.$B$2])" office:value-type="float" office:value="-8.250001" calcext:value-type="float">
            <text:p>-8.250001</text:p>
          </table:table-cell>
          <table:table-cell table:formula="of:=[.$B$5]*([lsm303.K101] + [.$B$4])" office:value-type="float" office:value="-38.58750105" calcext:value-type="float">
            <text:p>-38.58750105</text:p>
          </table:table-cell>
          <table:table-cell table:formula="of:=[.$B$7]*([lsm303.L101] + [.$B$6])" office:value-type="float" office:value="2.499998" calcext:value-type="float">
            <text:p>2.499998</text:p>
          </table:table-cell>
        </table:table-row>
        <table:table-row table:style-name="ro1">
          <table:table-cell table:number-columns-repeated="2"/>
          <table:table-cell table:formula="of:=[.$B$3]*([lsm303.J102] + [.$B$2])" office:value-type="float" office:value="-16.200001" calcext:value-type="float">
            <text:p>-16.200001</text:p>
          </table:table-cell>
          <table:table-cell table:formula="of:=[.$B$5]*([lsm303.K102] + [.$B$4])" office:value-type="float" office:value="-37.64250105" calcext:value-type="float">
            <text:p>-37.64250105</text:p>
          </table:table-cell>
          <table:table-cell table:formula="of:=[.$B$7]*([lsm303.L102] + [.$B$6])" office:value-type="float" office:value="1.899998" calcext:value-type="float">
            <text:p>1.899998</text:p>
          </table:table-cell>
        </table:table-row>
        <table:table-row table:style-name="ro1">
          <table:table-cell table:number-columns-repeated="2"/>
          <table:table-cell table:formula="of:=[.$B$3]*([lsm303.J103] + [.$B$2])" office:value-type="float" office:value="-23.550001" calcext:value-type="float">
            <text:p>-23.550001</text:p>
          </table:table-cell>
          <table:table-cell table:formula="of:=[.$B$5]*([lsm303.K103] + [.$B$4])" office:value-type="float" office:value="-30.71250105" calcext:value-type="float">
            <text:p>-30.71250105</text:p>
          </table:table-cell>
          <table:table-cell table:formula="of:=[.$B$7]*([lsm303.L103] + [.$B$6])" office:value-type="float" office:value="2.349998" calcext:value-type="float">
            <text:p>2.349998</text:p>
          </table:table-cell>
        </table:table-row>
        <table:table-row table:style-name="ro1">
          <table:table-cell table:number-columns-repeated="2"/>
          <table:table-cell table:formula="of:=[.$B$3]*([lsm303.J104] + [.$B$2])" office:value-type="float" office:value="-23.400001" calcext:value-type="float">
            <text:p>-23.400001</text:p>
          </table:table-cell>
          <table:table-cell table:formula="of:=[.$B$5]*([lsm303.K104] + [.$B$4])" office:value-type="float" office:value="-30.71250105" calcext:value-type="float">
            <text:p>-30.71250105</text:p>
          </table:table-cell>
          <table:table-cell table:formula="of:=[.$B$7]*([lsm303.L104] + [.$B$6])" office:value-type="float" office:value="2.049998" calcext:value-type="float">
            <text:p>2.049998</text:p>
          </table:table-cell>
        </table:table-row>
        <table:table-row table:style-name="ro1">
          <table:table-cell table:number-columns-repeated="2"/>
          <table:table-cell table:formula="of:=[.$B$3]*([lsm303.J105] + [.$B$2])" office:value-type="float" office:value="-23.250001" calcext:value-type="float">
            <text:p>-23.250001</text:p>
          </table:table-cell>
          <table:table-cell table:formula="of:=[.$B$5]*([lsm303.K105] + [.$B$4])" office:value-type="float" office:value="-30.87000105" calcext:value-type="float">
            <text:p>-30.87000105</text:p>
          </table:table-cell>
          <table:table-cell table:formula="of:=[.$B$7]*([lsm303.L105] + [.$B$6])" office:value-type="float" office:value="2.349998" calcext:value-type="float">
            <text:p>2.349998</text:p>
          </table:table-cell>
        </table:table-row>
        <table:table-row table:style-name="ro1">
          <table:table-cell table:number-columns-repeated="2"/>
          <table:table-cell table:formula="of:=[.$B$3]*([lsm303.J106] + [.$B$2])" office:value-type="float" office:value="-23.250001" calcext:value-type="float">
            <text:p>-23.250001</text:p>
          </table:table-cell>
          <table:table-cell table:formula="of:=[.$B$5]*([lsm303.K106] + [.$B$4])" office:value-type="float" office:value="-30.08250105" calcext:value-type="float">
            <text:p>-30.08250105</text:p>
          </table:table-cell>
          <table:table-cell table:formula="of:=[.$B$7]*([lsm303.L106] + [.$B$6])" office:value-type="float" office:value="2.199998" calcext:value-type="float">
            <text:p>2.199998</text:p>
          </table:table-cell>
        </table:table-row>
        <table:table-row table:style-name="ro1">
          <table:table-cell table:number-columns-repeated="2"/>
          <table:table-cell table:formula="of:=[.$B$3]*([lsm303.J107] + [.$B$2])" office:value-type="float" office:value="-23.850001" calcext:value-type="float">
            <text:p>-23.850001</text:p>
          </table:table-cell>
          <table:table-cell table:formula="of:=[.$B$5]*([lsm303.K107] + [.$B$4])" office:value-type="float" office:value="-30.39750105" calcext:value-type="float">
            <text:p>-30.39750105</text:p>
          </table:table-cell>
          <table:table-cell table:formula="of:=[.$B$7]*([lsm303.L107] + [.$B$6])" office:value-type="float" office:value="2.349998" calcext:value-type="float">
            <text:p>2.349998</text:p>
          </table:table-cell>
        </table:table-row>
        <table:table-row table:style-name="ro1">
          <table:table-cell table:number-columns-repeated="2"/>
          <table:table-cell table:formula="of:=[.$B$3]*([lsm303.J108] + [.$B$2])" office:value-type="float" office:value="-24.000001" calcext:value-type="float">
            <text:p>-24.000001</text:p>
          </table:table-cell>
          <table:table-cell table:formula="of:=[.$B$5]*([lsm303.K108] + [.$B$4])" office:value-type="float" office:value="-29.76750105" calcext:value-type="float">
            <text:p>-29.76750105</text:p>
          </table:table-cell>
          <table:table-cell table:formula="of:=[.$B$7]*([lsm303.L108] + [.$B$6])" office:value-type="float" office:value="2.349998" calcext:value-type="float">
            <text:p>2.349998</text:p>
          </table:table-cell>
        </table:table-row>
        <table:table-row table:style-name="ro1">
          <table:table-cell table:number-columns-repeated="2"/>
          <table:table-cell table:formula="of:=[.$B$3]*([lsm303.J109] + [.$B$2])" office:value-type="float" office:value="-26.250002" calcext:value-type="float">
            <text:p>-26.250002</text:p>
          </table:table-cell>
          <table:table-cell table:formula="of:=[.$B$5]*([lsm303.K109] + [.$B$4])" office:value-type="float" office:value="-28.035" calcext:value-type="float">
            <text:p>-28.035</text:p>
          </table:table-cell>
          <table:table-cell table:formula="of:=[.$B$7]*([lsm303.L109] + [.$B$6])" office:value-type="float" office:value="1.599998" calcext:value-type="float">
            <text:p>1.599998</text:p>
          </table:table-cell>
        </table:table-row>
        <table:table-row table:style-name="ro1">
          <table:table-cell table:number-columns-repeated="2"/>
          <table:table-cell table:formula="of:=[.$B$3]*([lsm303.J110] + [.$B$2])" office:value-type="float" office:value="-30.150002" calcext:value-type="float">
            <text:p>-30.150002</text:p>
          </table:table-cell>
          <table:table-cell table:formula="of:=[.$B$5]*([lsm303.K110] + [.$B$4])" office:value-type="float" office:value="-22.8375" calcext:value-type="float">
            <text:p>-22.8375</text:p>
          </table:table-cell>
          <table:table-cell table:formula="of:=[.$B$7]*([lsm303.L110] + [.$B$6])" office:value-type="float" office:value="2.049998" calcext:value-type="float">
            <text:p>2.049998</text:p>
          </table:table-cell>
        </table:table-row>
        <table:table-row table:style-name="ro1">
          <table:table-cell table:number-columns-repeated="2"/>
          <table:table-cell table:formula="of:=[.$B$3]*([lsm303.J111] + [.$B$2])" office:value-type="float" office:value="-33.300002" calcext:value-type="float">
            <text:p>-33.300002</text:p>
          </table:table-cell>
          <table:table-cell table:formula="of:=[.$B$5]*([lsm303.K111] + [.$B$4])" office:value-type="float" office:value="-17.1675" calcext:value-type="float">
            <text:p>-17.1675</text:p>
          </table:table-cell>
          <table:table-cell table:formula="of:=[.$B$7]*([lsm303.L111] + [.$B$6])" office:value-type="float" office:value="1.899998" calcext:value-type="float">
            <text:p>1.899998</text:p>
          </table:table-cell>
        </table:table-row>
        <table:table-row table:style-name="ro1">
          <table:table-cell table:number-columns-repeated="2"/>
          <table:table-cell table:formula="of:=[.$B$3]*([lsm303.J112] + [.$B$2])" office:value-type="float" office:value="-34.350002" calcext:value-type="float">
            <text:p>-34.350002</text:p>
          </table:table-cell>
          <table:table-cell table:formula="of:=[.$B$5]*([lsm303.K112] + [.$B$4])" office:value-type="float" office:value="-14.0175" calcext:value-type="float">
            <text:p>-14.0175</text:p>
          </table:table-cell>
          <table:table-cell table:formula="of:=[.$B$7]*([lsm303.L112] + [.$B$6])" office:value-type="float" office:value="1.299998" calcext:value-type="float">
            <text:p>1.299998</text:p>
          </table:table-cell>
        </table:table-row>
        <table:table-row table:style-name="ro1">
          <table:table-cell table:number-columns-repeated="2"/>
          <table:table-cell table:formula="of:=[.$B$3]*([lsm303.J113] + [.$B$2])" office:value-type="float" office:value="-35.850002" calcext:value-type="float">
            <text:p>-35.850002</text:p>
          </table:table-cell>
          <table:table-cell table:formula="of:=[.$B$5]*([lsm303.K113] + [.$B$4])" office:value-type="float" office:value="-9.6075" calcext:value-type="float">
            <text:p>-9.6075</text:p>
          </table:table-cell>
          <table:table-cell table:formula="of:=[.$B$7]*([lsm303.L113] + [.$B$6])" office:value-type="float" office:value="0.999997999999998" calcext:value-type="float">
            <text:p>0.999997999999998</text:p>
          </table:table-cell>
        </table:table-row>
        <table:table-row table:style-name="ro1">
          <table:table-cell table:number-columns-repeated="2"/>
          <table:table-cell table:formula="of:=[.$B$3]*([lsm303.J114] + [.$B$2])" office:value-type="float" office:value="-36.750002" calcext:value-type="float">
            <text:p>-36.750002</text:p>
          </table:table-cell>
          <table:table-cell table:formula="of:=[.$B$5]*([lsm303.K114] + [.$B$4])" office:value-type="float" office:value="-5.355" calcext:value-type="float">
            <text:p>-5.355</text:p>
          </table:table-cell>
          <table:table-cell table:formula="of:=[.$B$7]*([lsm303.L114] + [.$B$6])" office:value-type="float" office:value="0.549998000000002" calcext:value-type="float">
            <text:p>0.549998000000002</text:p>
          </table:table-cell>
        </table:table-row>
        <table:table-row table:style-name="ro1">
          <table:table-cell table:number-columns-repeated="2"/>
          <table:table-cell table:formula="of:=[.$B$3]*([lsm303.J115] + [.$B$2])" office:value-type="float" office:value="-38.100002" calcext:value-type="float">
            <text:p>-38.100002</text:p>
          </table:table-cell>
          <table:table-cell table:formula="of:=[.$B$5]*([lsm303.K115] + [.$B$4])" office:value-type="float" office:value="-0.787498950000001" calcext:value-type="float">
            <text:p>-0.787498950000001</text:p>
          </table:table-cell>
          <table:table-cell table:formula="of:=[.$B$7]*([lsm303.L115] + [.$B$6])" office:value-type="float" office:value="0.249997999999998" calcext:value-type="float">
            <text:p>0.249997999999998</text:p>
          </table:table-cell>
        </table:table-row>
        <table:table-row table:style-name="ro1">
          <table:table-cell table:number-columns-repeated="2"/>
          <table:table-cell table:formula="of:=[.$B$3]*([lsm303.J116] + [.$B$2])" office:value-type="float" office:value="-37.500002" calcext:value-type="float">
            <text:p>-37.500002</text:p>
          </table:table-cell>
          <table:table-cell table:formula="of:=[.$B$5]*([lsm303.K116] + [.$B$4])" office:value-type="float" office:value="3.93750105" calcext:value-type="float">
            <text:p>3.93750105</text:p>
          </table:table-cell>
          <table:table-cell table:formula="of:=[.$B$7]*([lsm303.L116] + [.$B$6])" office:value-type="float" office:value="-1.250002" calcext:value-type="float">
            <text:p>-1.250002</text:p>
          </table:table-cell>
        </table:table-row>
        <table:table-row table:style-name="ro1">
          <table:table-cell table:number-columns-repeated="2"/>
          <table:table-cell table:formula="of:=[.$B$3]*([lsm303.J117] + [.$B$2])" office:value-type="float" office:value="-36.750002" calcext:value-type="float">
            <text:p>-36.750002</text:p>
          </table:table-cell>
          <table:table-cell table:formula="of:=[.$B$5]*([lsm303.K117] + [.$B$4])" office:value-type="float" office:value="8.82000105" calcext:value-type="float">
            <text:p>8.82000105</text:p>
          </table:table-cell>
          <table:table-cell table:formula="of:=[.$B$7]*([lsm303.L117] + [.$B$6])" office:value-type="float" office:value="-1.850002" calcext:value-type="float">
            <text:p>-1.850002</text:p>
          </table:table-cell>
        </table:table-row>
        <table:table-row table:style-name="ro1">
          <table:table-cell table:number-columns-repeated="2"/>
          <table:table-cell table:formula="of:=[.$B$3]*([lsm303.J118] + [.$B$2])" office:value-type="float" office:value="-35.700002" calcext:value-type="float">
            <text:p>-35.700002</text:p>
          </table:table-cell>
          <table:table-cell table:formula="of:=[.$B$5]*([lsm303.K118] + [.$B$4])" office:value-type="float" office:value="11.49750105" calcext:value-type="float">
            <text:p>11.49750105</text:p>
          </table:table-cell>
          <table:table-cell table:formula="of:=[.$B$7]*([lsm303.L118] + [.$B$6])" office:value-type="float" office:value="-0.950001999999998" calcext:value-type="float">
            <text:p>-0.950001999999998</text:p>
          </table:table-cell>
        </table:table-row>
        <table:table-row table:style-name="ro1">
          <table:table-cell table:number-columns-repeated="2"/>
          <table:table-cell table:formula="of:=[.$B$3]*([lsm303.J119] + [.$B$2])" office:value-type="float" office:value="-33.900002" calcext:value-type="float">
            <text:p>-33.900002</text:p>
          </table:table-cell>
          <table:table-cell table:formula="of:=[.$B$5]*([lsm303.K119] + [.$B$4])" office:value-type="float" office:value="16.53750105" calcext:value-type="float">
            <text:p>16.53750105</text:p>
          </table:table-cell>
          <table:table-cell table:formula="of:=[.$B$7]*([lsm303.L119] + [.$B$6])" office:value-type="float" office:value="-2.150002" calcext:value-type="float">
            <text:p>-2.150002</text:p>
          </table:table-cell>
        </table:table-row>
        <table:table-row table:style-name="ro1">
          <table:table-cell table:number-columns-repeated="2"/>
          <table:table-cell table:formula="of:=[.$B$3]*([lsm303.J120] + [.$B$2])" office:value-type="float" office:value="-31.800002" calcext:value-type="float">
            <text:p>-31.800002</text:p>
          </table:table-cell>
          <table:table-cell table:formula="of:=[.$B$5]*([lsm303.K120] + [.$B$4])" office:value-type="float" office:value="20.63250105" calcext:value-type="float">
            <text:p>20.63250105</text:p>
          </table:table-cell>
          <table:table-cell table:formula="of:=[.$B$7]*([lsm303.L120] + [.$B$6])" office:value-type="float" office:value="-2.300002" calcext:value-type="float">
            <text:p>-2.300002</text:p>
          </table:table-cell>
        </table:table-row>
        <table:table-row table:style-name="ro1">
          <table:table-cell table:number-columns-repeated="2"/>
          <table:table-cell table:formula="of:=[.$B$3]*([lsm303.J121] + [.$B$2])" office:value-type="float" office:value="-28.650002" calcext:value-type="float">
            <text:p>-28.650002</text:p>
          </table:table-cell>
          <table:table-cell table:formula="of:=[.$B$5]*([lsm303.K121] + [.$B$4])" office:value-type="float" office:value="24.4125021" calcext:value-type="float">
            <text:p>24.4125021</text:p>
          </table:table-cell>
          <table:table-cell table:formula="of:=[.$B$7]*([lsm303.L121] + [.$B$6])" office:value-type="float" office:value="-2.300002" calcext:value-type="float">
            <text:p>-2.300002</text:p>
          </table:table-cell>
        </table:table-row>
        <table:table-row table:style-name="ro1">
          <table:table-cell table:number-columns-repeated="2"/>
          <table:table-cell table:formula="of:=[.$B$3]*([lsm303.J122] + [.$B$2])" office:value-type="float" office:value="-23.700001" calcext:value-type="float">
            <text:p>-23.700001</text:p>
          </table:table-cell>
          <table:table-cell table:formula="of:=[.$B$5]*([lsm303.K122] + [.$B$4])" office:value-type="float" office:value="28.1925021" calcext:value-type="float">
            <text:p>28.1925021</text:p>
          </table:table-cell>
          <table:table-cell table:formula="of:=[.$B$7]*([lsm303.L122] + [.$B$6])" office:value-type="float" office:value="-2.300002" calcext:value-type="float">
            <text:p>-2.300002</text:p>
          </table:table-cell>
        </table:table-row>
        <table:table-row table:style-name="ro1">
          <table:table-cell table:number-columns-repeated="2"/>
          <table:table-cell table:formula="of:=[.$B$3]*([lsm303.J123] + [.$B$2])" office:value-type="float" office:value="-16.350001" calcext:value-type="float">
            <text:p>-16.350001</text:p>
          </table:table-cell>
          <table:table-cell table:formula="of:=[.$B$5]*([lsm303.K123] + [.$B$4])" office:value-type="float" office:value="32.6025021" calcext:value-type="float">
            <text:p>32.6025021</text:p>
          </table:table-cell>
          <table:table-cell table:formula="of:=[.$B$7]*([lsm303.L123] + [.$B$6])" office:value-type="float" office:value="-2.150002" calcext:value-type="float">
            <text:p>-2.150002</text:p>
          </table:table-cell>
        </table:table-row>
        <table:table-row table:style-name="ro1">
          <table:table-cell table:number-columns-repeated="2"/>
          <table:table-cell table:formula="of:=[.$B$3]*([lsm303.J124] + [.$B$2])" office:value-type="float" office:value="-14.700001" calcext:value-type="float">
            <text:p>-14.700001</text:p>
          </table:table-cell>
          <table:table-cell table:formula="of:=[.$B$5]*([lsm303.K124] + [.$B$4])" office:value-type="float" office:value="33.2325021" calcext:value-type="float">
            <text:p>33.2325021</text:p>
          </table:table-cell>
          <table:table-cell table:formula="of:=[.$B$7]*([lsm303.L124] + [.$B$6])" office:value-type="float" office:value="-2.750002" calcext:value-type="float">
            <text:p>-2.750002</text:p>
          </table:table-cell>
        </table:table-row>
        <table:table-row table:style-name="ro1">
          <table:table-cell table:number-columns-repeated="2"/>
          <table:table-cell table:formula="of:=[.$B$3]*([lsm303.J125] + [.$B$2])" office:value-type="float" office:value="-7.950001" calcext:value-type="float">
            <text:p>-7.950001</text:p>
          </table:table-cell>
          <table:table-cell table:formula="of:=[.$B$5]*([lsm303.K125] + [.$B$4])" office:value-type="float" office:value="35.9100021" calcext:value-type="float">
            <text:p>35.9100021</text:p>
          </table:table-cell>
          <table:table-cell table:formula="of:=[.$B$7]*([lsm303.L125] + [.$B$6])" office:value-type="float" office:value="-2.900002" calcext:value-type="float">
            <text:p>-2.900002</text:p>
          </table:table-cell>
        </table:table-row>
        <table:table-row table:style-name="ro1">
          <table:table-cell table:number-columns-repeated="2"/>
          <table:table-cell table:formula="of:=[.$B$3]*([lsm303.J126] + [.$B$2])" office:value-type="float" office:value="-1.650001" calcext:value-type="float">
            <text:p>-1.650001</text:p>
          </table:table-cell>
          <table:table-cell table:formula="of:=[.$B$5]*([lsm303.K126] + [.$B$4])" office:value-type="float" office:value="36.5400021" calcext:value-type="float">
            <text:p>36.5400021</text:p>
          </table:table-cell>
          <table:table-cell table:formula="of:=[.$B$7]*([lsm303.L126] + [.$B$6])" office:value-type="float" office:value="-2.750002" calcext:value-type="float">
            <text:p>-2.750002</text:p>
          </table:table-cell>
        </table:table-row>
        <table:table-row table:style-name="ro1">
          <table:table-cell table:number-columns-repeated="2"/>
          <table:table-cell table:formula="of:=[.$B$3]*([lsm303.J127] + [.$B$2])" office:value-type="float" office:value="5.7" calcext:value-type="float">
            <text:p>5.7</text:p>
          </table:table-cell>
          <table:table-cell table:formula="of:=[.$B$5]*([lsm303.K127] + [.$B$4])" office:value-type="float" office:value="35.9100021" calcext:value-type="float">
            <text:p>35.9100021</text:p>
          </table:table-cell>
          <table:table-cell table:formula="of:=[.$B$7]*([lsm303.L127] + [.$B$6])" office:value-type="float" office:value="-3.350002" calcext:value-type="float">
            <text:p>-3.350002</text:p>
          </table:table-cell>
        </table:table-row>
        <table:table-row table:style-name="ro1">
          <table:table-cell table:number-columns-repeated="2"/>
          <table:table-cell table:formula="of:=[.$B$3]*([lsm303.J128] + [.$B$2])" office:value-type="float" office:value="9.6" calcext:value-type="float">
            <text:p>9.6</text:p>
          </table:table-cell>
          <table:table-cell table:formula="of:=[.$B$5]*([lsm303.K128] + [.$B$4])" office:value-type="float" office:value="33.8625021" calcext:value-type="float">
            <text:p>33.8625021</text:p>
          </table:table-cell>
          <table:table-cell table:formula="of:=[.$B$7]*([lsm303.L128] + [.$B$6])" office:value-type="float" office:value="-3.800002" calcext:value-type="float">
            <text:p>-3.800002</text:p>
          </table:table-cell>
        </table:table-row>
        <table:table-row table:style-name="ro1">
          <table:table-cell table:number-columns-repeated="2"/>
          <table:table-cell table:formula="of:=[.$B$3]*([lsm303.J129] + [.$B$2])" office:value-type="float" office:value="9.9" calcext:value-type="float">
            <text:p>9.9</text:p>
          </table:table-cell>
          <table:table-cell table:formula="of:=[.$B$5]*([lsm303.K129] + [.$B$4])" office:value-type="float" office:value="34.1775021" calcext:value-type="float">
            <text:p>34.1775021</text:p>
          </table:table-cell>
          <table:table-cell table:formula="of:=[.$B$7]*([lsm303.L129] + [.$B$6])" office:value-type="float" office:value="-4.100002" calcext:value-type="float">
            <text:p>-4.100002</text:p>
          </table:table-cell>
        </table:table-row>
        <table:table-row table:style-name="ro1">
          <table:table-cell table:number-columns-repeated="2"/>
          <table:table-cell table:formula="of:=[.$B$3]*([lsm303.J130] + [.$B$2])" office:value-type="float" office:value="9.9" calcext:value-type="float">
            <text:p>9.9</text:p>
          </table:table-cell>
          <table:table-cell table:formula="of:=[.$B$5]*([lsm303.K130] + [.$B$4])" office:value-type="float" office:value="33.8625021" calcext:value-type="float">
            <text:p>33.8625021</text:p>
          </table:table-cell>
          <table:table-cell table:formula="of:=[.$B$7]*([lsm303.L130] + [.$B$6])" office:value-type="float" office:value="-4.100002" calcext:value-type="float">
            <text:p>-4.100002</text:p>
          </table:table-cell>
        </table:table-row>
        <table:table-row table:style-name="ro1">
          <table:table-cell table:number-columns-repeated="2"/>
          <table:table-cell table:formula="of:=[.$B$3]*([lsm303.J131] + [.$B$2])" office:value-type="float" office:value="9.75" calcext:value-type="float">
            <text:p>9.75</text:p>
          </table:table-cell>
          <table:table-cell table:formula="of:=[.$B$5]*([lsm303.K131] + [.$B$4])" office:value-type="float" office:value="33.8625021" calcext:value-type="float">
            <text:p>33.8625021</text:p>
          </table:table-cell>
          <table:table-cell table:formula="of:=[.$B$7]*([lsm303.L131] + [.$B$6])" office:value-type="float" office:value="-3.800002" calcext:value-type="float">
            <text:p>-3.800002</text:p>
          </table:table-cell>
        </table:table-row>
        <table:table-row table:style-name="ro1">
          <table:table-cell table:number-columns-repeated="2"/>
          <table:table-cell table:formula="of:=[.$B$3]*([lsm303.J132] + [.$B$2])" office:value-type="float" office:value="10.05" calcext:value-type="float">
            <text:p>10.05</text:p>
          </table:table-cell>
          <table:table-cell table:formula="of:=[.$B$5]*([lsm303.K132] + [.$B$4])" office:value-type="float" office:value="34.1775021" calcext:value-type="float">
            <text:p>34.1775021</text:p>
          </table:table-cell>
          <table:table-cell table:formula="of:=[.$B$7]*([lsm303.L132] + [.$B$6])" office:value-type="float" office:value="-3.950002" calcext:value-type="float">
            <text:p>-3.950002</text:p>
          </table:table-cell>
        </table:table-row>
        <table:table-row table:style-name="ro1">
          <table:table-cell table:number-columns-repeated="2"/>
          <table:table-cell table:formula="of:=[.$B$3]*([lsm303.J133] + [.$B$2])" office:value-type="float" office:value="10.5" calcext:value-type="float">
            <text:p>10.5</text:p>
          </table:table-cell>
          <table:table-cell table:formula="of:=[.$B$5]*([lsm303.K133] + [.$B$4])" office:value-type="float" office:value="34.1775021" calcext:value-type="float">
            <text:p>34.1775021</text:p>
          </table:table-cell>
          <table:table-cell table:formula="of:=[.$B$7]*([lsm303.L133] + [.$B$6])" office:value-type="float" office:value="-3.800002" calcext:value-type="float">
            <text:p>-3.800002</text:p>
          </table:table-cell>
        </table:table-row>
        <table:table-row table:style-name="ro1">
          <table:table-cell table:number-columns-repeated="2"/>
          <table:table-cell table:formula="of:=[.$B$3]*([lsm303.J134] + [.$B$2])" office:value-type="float" office:value="10.95" calcext:value-type="float">
            <text:p>10.95</text:p>
          </table:table-cell>
          <table:table-cell table:formula="of:=[.$B$5]*([lsm303.K134] + [.$B$4])" office:value-type="float" office:value="33.3900021" calcext:value-type="float">
            <text:p>33.3900021</text:p>
          </table:table-cell>
          <table:table-cell table:formula="of:=[.$B$7]*([lsm303.L134] + [.$B$6])" office:value-type="float" office:value="-4.250002" calcext:value-type="float">
            <text:p>-4.250002</text:p>
          </table:table-cell>
        </table:table-row>
        <table:table-row table:style-name="ro1">
          <table:table-cell table:number-columns-repeated="2"/>
          <table:table-cell table:formula="of:=[.$B$3]*([lsm303.J135] + [.$B$2])" office:value-type="float" office:value="15.9" calcext:value-type="float">
            <text:p>15.9</text:p>
          </table:table-cell>
          <table:table-cell table:formula="of:=[.$B$5]*([lsm303.K135] + [.$B$4])" office:value-type="float" office:value="31.3425021" calcext:value-type="float">
            <text:p>31.3425021</text:p>
          </table:table-cell>
          <table:table-cell table:formula="of:=[.$B$7]*([lsm303.L135] + [.$B$6])" office:value-type="float" office:value="-4.100002" calcext:value-type="float">
            <text:p>-4.100002</text:p>
          </table:table-cell>
        </table:table-row>
        <table:table-row table:style-name="ro1">
          <table:table-cell table:number-columns-repeated="2"/>
          <table:table-cell table:formula="of:=[.$B$3]*([lsm303.J136] + [.$B$2])" office:value-type="float" office:value="19.95" calcext:value-type="float">
            <text:p>19.95</text:p>
          </table:table-cell>
          <table:table-cell table:formula="of:=[.$B$5]*([lsm303.K136] + [.$B$4])" office:value-type="float" office:value="29.1375021" calcext:value-type="float">
            <text:p>29.1375021</text:p>
          </table:table-cell>
          <table:table-cell table:formula="of:=[.$B$7]*([lsm303.L136] + [.$B$6])" office:value-type="float" office:value="-4.700002" calcext:value-type="float">
            <text:p>-4.700002</text:p>
          </table:table-cell>
        </table:table-row>
        <table:table-row table:style-name="ro1">
          <table:table-cell table:number-columns-repeated="2"/>
          <table:table-cell table:formula="of:=[.$B$3]*([lsm303.J137] + [.$B$2])" office:value-type="float" office:value="24.900001" calcext:value-type="float">
            <text:p>24.900001</text:p>
          </table:table-cell>
          <table:table-cell table:formula="of:=[.$B$5]*([lsm303.K137] + [.$B$4])" office:value-type="float" office:value="25.3575021" calcext:value-type="float">
            <text:p>25.3575021</text:p>
          </table:table-cell>
          <table:table-cell table:formula="of:=[.$B$7]*([lsm303.L137] + [.$B$6])" office:value-type="float" office:value="-5.000002" calcext:value-type="float">
            <text:p>-5.000002</text:p>
          </table:table-cell>
        </table:table-row>
        <table:table-row table:style-name="ro1">
          <table:table-cell table:number-columns-repeated="2"/>
          <table:table-cell table:formula="of:=[.$B$3]*([lsm303.J138] + [.$B$2])" office:value-type="float" office:value="27.750001" calcext:value-type="float">
            <text:p>27.750001</text:p>
          </table:table-cell>
          <table:table-cell table:formula="of:=[.$B$5]*([lsm303.K138] + [.$B$4])" office:value-type="float" office:value="21.57750105" calcext:value-type="float">
            <text:p>21.57750105</text:p>
          </table:table-cell>
          <table:table-cell table:formula="of:=[.$B$7]*([lsm303.L138] + [.$B$6])" office:value-type="float" office:value="-5.150002" calcext:value-type="float">
            <text:p>-5.150002</text:p>
          </table:table-cell>
        </table:table-row>
        <table:table-row table:style-name="ro1">
          <table:table-cell table:number-columns-repeated="2"/>
          <table:table-cell table:formula="of:=[.$B$3]*([lsm303.J139] + [.$B$2])" office:value-type="float" office:value="29.850001" calcext:value-type="float">
            <text:p>29.850001</text:p>
          </table:table-cell>
          <table:table-cell table:formula="of:=[.$B$5]*([lsm303.K139] + [.$B$4])" office:value-type="float" office:value="18.27000105" calcext:value-type="float">
            <text:p>18.27000105</text:p>
          </table:table-cell>
          <table:table-cell table:formula="of:=[.$B$7]*([lsm303.L139] + [.$B$6])" office:value-type="float" office:value="-4.850002" calcext:value-type="float">
            <text:p>-4.850002</text:p>
          </table:table-cell>
        </table:table-row>
        <table:table-row table:style-name="ro1">
          <table:table-cell table:number-columns-repeated="2"/>
          <table:table-cell table:formula="of:=[.$B$3]*([lsm303.J140] + [.$B$2])" office:value-type="float" office:value="31.500001" calcext:value-type="float">
            <text:p>31.500001</text:p>
          </table:table-cell>
          <table:table-cell table:formula="of:=[.$B$5]*([lsm303.K140] + [.$B$4])" office:value-type="float" office:value="15.59250105" calcext:value-type="float">
            <text:p>15.59250105</text:p>
          </table:table-cell>
          <table:table-cell table:formula="of:=[.$B$7]*([lsm303.L140] + [.$B$6])" office:value-type="float" office:value="-4.550002" calcext:value-type="float">
            <text:p>-4.550002</text:p>
          </table:table-cell>
        </table:table-row>
        <table:table-row table:style-name="ro1">
          <table:table-cell table:number-columns-repeated="2"/>
          <table:table-cell table:formula="of:=[.$B$3]*([lsm303.J141] + [.$B$2])" office:value-type="float" office:value="33.900001" calcext:value-type="float">
            <text:p>33.900001</text:p>
          </table:table-cell>
          <table:table-cell table:formula="of:=[.$B$5]*([lsm303.K141] + [.$B$4])" office:value-type="float" office:value="11.02500105" calcext:value-type="float">
            <text:p>11.02500105</text:p>
          </table:table-cell>
          <table:table-cell table:formula="of:=[.$B$7]*([lsm303.L141] + [.$B$6])" office:value-type="float" office:value="-4.850002" calcext:value-type="float">
            <text:p>-4.850002</text:p>
          </table:table-cell>
        </table:table-row>
        <table:table-row table:style-name="ro1">
          <table:table-cell table:number-columns-repeated="2"/>
          <table:table-cell table:formula="of:=[.$B$3]*([lsm303.J142] + [.$B$2])" office:value-type="float" office:value="35.700001" calcext:value-type="float">
            <text:p>35.700001</text:p>
          </table:table-cell>
          <table:table-cell table:formula="of:=[.$B$5]*([lsm303.K142] + [.$B$4])" office:value-type="float" office:value="7.24500105" calcext:value-type="float">
            <text:p>7.24500105</text:p>
          </table:table-cell>
          <table:table-cell table:formula="of:=[.$B$7]*([lsm303.L142] + [.$B$6])" office:value-type="float" office:value="-4.400002" calcext:value-type="float">
            <text:p>-4.400002</text:p>
          </table:table-cell>
        </table:table-row>
        <table:table-row table:style-name="ro1">
          <table:table-cell table:number-columns-repeated="2"/>
          <table:table-cell table:formula="of:=[.$B$3]*([lsm303.J143] + [.$B$2])" office:value-type="float" office:value="36.600001" calcext:value-type="float">
            <text:p>36.600001</text:p>
          </table:table-cell>
          <table:table-cell table:formula="of:=[.$B$5]*([lsm303.K143] + [.$B$4])" office:value-type="float" office:value="3.15000105" calcext:value-type="float">
            <text:p>3.15000105</text:p>
          </table:table-cell>
          <table:table-cell table:formula="of:=[.$B$7]*([lsm303.L143] + [.$B$6])" office:value-type="float" office:value="-3.800002" calcext:value-type="float">
            <text:p>-3.800002</text:p>
          </table:table-cell>
        </table:table-row>
        <table:table-row table:style-name="ro1">
          <table:table-cell table:number-columns-repeated="2"/>
          <table:table-cell table:formula="of:=[.$B$3]*([lsm303.J144] + [.$B$2])" office:value-type="float" office:value="36.900001" calcext:value-type="float">
            <text:p>36.900001</text:p>
          </table:table-cell>
          <table:table-cell table:formula="of:=[.$B$5]*([lsm303.K144] + [.$B$4])" office:value-type="float" office:value="0.94500105" calcext:value-type="float">
            <text:p>0.94500105</text:p>
          </table:table-cell>
          <table:table-cell table:formula="of:=[.$B$7]*([lsm303.L144] + [.$B$6])" office:value-type="float" office:value="-3.650002" calcext:value-type="float">
            <text:p>-3.650002</text:p>
          </table:table-cell>
        </table:table-row>
        <table:table-row table:style-name="ro1">
          <table:table-cell table:number-columns-repeated="2"/>
          <table:table-cell table:formula="of:=[.$B$3]*([lsm303.J145] + [.$B$2])" office:value-type="float" office:value="37.050001" calcext:value-type="float">
            <text:p>37.050001</text:p>
          </table:table-cell>
          <table:table-cell table:formula="of:=[.$B$5]*([lsm303.K145] + [.$B$4])" office:value-type="float" office:value="-1.73249895" calcext:value-type="float">
            <text:p>-1.73249895</text:p>
          </table:table-cell>
          <table:table-cell table:formula="of:=[.$B$7]*([lsm303.L145] + [.$B$6])" office:value-type="float" office:value="-3.650002" calcext:value-type="float">
            <text:p>-3.650002</text:p>
          </table:table-cell>
        </table:table-row>
        <table:table-row table:style-name="ro1">
          <table:table-cell table:number-columns-repeated="2"/>
          <table:table-cell table:formula="of:=[.$B$3]*([lsm303.J146] + [.$B$2])" office:value-type="float" office:value="37.200001" calcext:value-type="float">
            <text:p>37.200001</text:p>
          </table:table-cell>
          <table:table-cell table:formula="of:=[.$B$5]*([lsm303.K146] + [.$B$4])" office:value-type="float" office:value="-5.985" calcext:value-type="float">
            <text:p>-5.985</text:p>
          </table:table-cell>
          <table:table-cell table:formula="of:=[.$B$7]*([lsm303.L146] + [.$B$6])" office:value-type="float" office:value="-3.050002" calcext:value-type="float">
            <text:p>-3.050002</text:p>
          </table:table-cell>
        </table:table-row>
        <table:table-row table:style-name="ro1">
          <table:table-cell table:number-columns-repeated="2"/>
          <table:table-cell table:formula="of:=[.$B$3]*([lsm303.J147] + [.$B$2])" office:value-type="float" office:value="36.450001" calcext:value-type="float">
            <text:p>36.450001</text:p>
          </table:table-cell>
          <table:table-cell table:formula="of:=[.$B$5]*([lsm303.K147] + [.$B$4])" office:value-type="float" office:value="-8.6625" calcext:value-type="float">
            <text:p>-8.6625</text:p>
          </table:table-cell>
          <table:table-cell table:formula="of:=[.$B$7]*([lsm303.L147] + [.$B$6])" office:value-type="float" office:value="-2.450002" calcext:value-type="float">
            <text:p>-2.450002</text:p>
          </table:table-cell>
        </table:table-row>
        <table:table-row table:style-name="ro1">
          <table:table-cell table:number-columns-repeated="2"/>
          <table:table-cell table:formula="of:=[.$B$3]*([lsm303.J148] + [.$B$2])" office:value-type="float" office:value="36.150001" calcext:value-type="float">
            <text:p>36.150001</text:p>
          </table:table-cell>
          <table:table-cell table:formula="of:=[.$B$5]*([lsm303.K148] + [.$B$4])" office:value-type="float" office:value="-13.23" calcext:value-type="float">
            <text:p>-13.23</text:p>
          </table:table-cell>
          <table:table-cell table:formula="of:=[.$B$7]*([lsm303.L148] + [.$B$6])" office:value-type="float" office:value="-2.300002" calcext:value-type="float">
            <text:p>-2.300002</text:p>
          </table:table-cell>
        </table:table-row>
        <table:table-row table:style-name="ro1">
          <table:table-cell table:number-columns-repeated="2"/>
          <table:table-cell table:formula="of:=[.$B$3]*([lsm303.J149] + [.$B$2])" office:value-type="float" office:value="34.500001" calcext:value-type="float">
            <text:p>34.500001</text:p>
          </table:table-cell>
          <table:table-cell table:formula="of:=[.$B$5]*([lsm303.K149] + [.$B$4])" office:value-type="float" office:value="-16.8525" calcext:value-type="float">
            <text:p>-16.8525</text:p>
          </table:table-cell>
          <table:table-cell table:formula="of:=[.$B$7]*([lsm303.L149] + [.$B$6])" office:value-type="float" office:value="-1.850002" calcext:value-type="float">
            <text:p>-1.850002</text:p>
          </table:table-cell>
        </table:table-row>
        <table:table-row table:style-name="ro1">
          <table:table-cell table:number-columns-repeated="2"/>
          <table:table-cell table:formula="of:=[.$B$3]*([lsm303.J150] + [.$B$2])" office:value-type="float" office:value="32.250001" calcext:value-type="float">
            <text:p>32.250001</text:p>
          </table:table-cell>
          <table:table-cell table:formula="of:=[.$B$5]*([lsm303.K150] + [.$B$4])" office:value-type="float" office:value="-20.79" calcext:value-type="float">
            <text:p>-20.79</text:p>
          </table:table-cell>
          <table:table-cell table:formula="of:=[.$B$7]*([lsm303.L150] + [.$B$6])" office:value-type="float" office:value="-0.800001999999999" calcext:value-type="float">
            <text:p>-0.800001999999999</text:p>
          </table:table-cell>
        </table:table-row>
        <table:table-row table:style-name="ro1">
          <table:table-cell table:number-columns-repeated="2"/>
          <table:table-cell table:formula="of:=[.$B$3]*([lsm303.J151] + [.$B$2])" office:value-type="float" office:value="30.000001" calcext:value-type="float">
            <text:p>30.000001</text:p>
          </table:table-cell>
          <table:table-cell table:formula="of:=[.$B$5]*([lsm303.K151] + [.$B$4])" office:value-type="float" office:value="-24.57" calcext:value-type="float">
            <text:p>-24.57</text:p>
          </table:table-cell>
          <table:table-cell table:formula="of:=[.$B$7]*([lsm303.L151] + [.$B$6])" office:value-type="float" office:value="-0.200001999999998" calcext:value-type="float">
            <text:p>-0.200001999999998</text:p>
          </table:table-cell>
        </table:table-row>
        <table:table-row table:style-name="ro1">
          <table:table-cell table:number-columns-repeated="2"/>
          <table:table-cell table:formula="of:=[.$B$3]*([lsm303.J152] + [.$B$2])" office:value-type="float" office:value="27.300001" calcext:value-type="float">
            <text:p>27.300001</text:p>
          </table:table-cell>
          <table:table-cell table:formula="of:=[.$B$5]*([lsm303.K152] + [.$B$4])" office:value-type="float" office:value="-27.2475" calcext:value-type="float">
            <text:p>-27.2475</text:p>
          </table:table-cell>
          <table:table-cell table:formula="of:=[.$B$7]*([lsm303.L152] + [.$B$6])" office:value-type="float" office:value="0.549998000000002" calcext:value-type="float">
            <text:p>0.549998000000002</text:p>
          </table:table-cell>
        </table:table-row>
        <table:table-row table:style-name="ro1">
          <table:table-cell table:number-columns-repeated="2"/>
          <table:table-cell table:formula="of:=[.$B$3]*([lsm303.J153] + [.$B$2])" office:value-type="float" office:value="25.350001" calcext:value-type="float">
            <text:p>25.350001</text:p>
          </table:table-cell>
          <table:table-cell table:formula="of:=[.$B$5]*([lsm303.K153] + [.$B$4])" office:value-type="float" office:value="-29.61000105" calcext:value-type="float">
            <text:p>-29.61000105</text:p>
          </table:table-cell>
          <table:table-cell table:formula="of:=[.$B$7]*([lsm303.L153] + [.$B$6])" office:value-type="float" office:value="0.549998000000002" calcext:value-type="float">
            <text:p>0.549998000000002</text:p>
          </table:table-cell>
        </table:table-row>
        <table:table-row table:style-name="ro1">
          <table:table-cell table:number-columns-repeated="2"/>
          <table:table-cell table:formula="of:=[.$B$3]*([lsm303.J154] + [.$B$2])" office:value-type="float" office:value="22.2" calcext:value-type="float">
            <text:p>22.2</text:p>
          </table:table-cell>
          <table:table-cell table:formula="of:=[.$B$5]*([lsm303.K154] + [.$B$4])" office:value-type="float" office:value="-31.97250105" calcext:value-type="float">
            <text:p>-31.97250105</text:p>
          </table:table-cell>
          <table:table-cell table:formula="of:=[.$B$7]*([lsm303.L154] + [.$B$6])" office:value-type="float" office:value="1.149998" calcext:value-type="float">
            <text:p>1.149998</text:p>
          </table:table-cell>
        </table:table-row>
        <table:table-row table:style-name="ro1">
          <table:table-cell table:number-columns-repeated="2"/>
          <table:table-cell table:formula="of:=[.$B$3]*([lsm303.J155] + [.$B$2])" office:value-type="float" office:value="20.7" calcext:value-type="float">
            <text:p>20.7</text:p>
          </table:table-cell>
          <table:table-cell table:formula="of:=[.$B$5]*([lsm303.K155] + [.$B$4])" office:value-type="float" office:value="-32.76000105" calcext:value-type="float">
            <text:p>-32.76000105</text:p>
          </table:table-cell>
          <table:table-cell table:formula="of:=[.$B$7]*([lsm303.L155] + [.$B$6])" office:value-type="float" office:value="0.999997999999998" calcext:value-type="float">
            <text:p>0.999997999999998</text:p>
          </table:table-cell>
        </table:table-row>
        <table:table-row table:style-name="ro1">
          <table:table-cell table:number-columns-repeated="2"/>
          <table:table-cell table:formula="of:=[.$B$3]*([lsm303.J156] + [.$B$2])" office:value-type="float" office:value="16.2" calcext:value-type="float">
            <text:p>16.2</text:p>
          </table:table-cell>
          <table:table-cell table:formula="of:=[.$B$5]*([lsm303.K156] + [.$B$4])" office:value-type="float" office:value="-35.75250105" calcext:value-type="float">
            <text:p>-35.75250105</text:p>
          </table:table-cell>
          <table:table-cell table:formula="of:=[.$B$7]*([lsm303.L156] + [.$B$6])" office:value-type="float" office:value="1.449998" calcext:value-type="float">
            <text:p>1.449998</text:p>
          </table:table-cell>
        </table:table-row>
        <table:table-row table:style-name="ro1">
          <table:table-cell table:number-columns-repeated="2"/>
          <table:table-cell table:formula="of:=[.$B$3]*([lsm303.J157] + [.$B$2])" office:value-type="float" office:value="12.15" calcext:value-type="float">
            <text:p>12.15</text:p>
          </table:table-cell>
          <table:table-cell table:formula="of:=[.$B$5]*([lsm303.K157] + [.$B$4])" office:value-type="float" office:value="-36.69750105" calcext:value-type="float">
            <text:p>-36.69750105</text:p>
          </table:table-cell>
          <table:table-cell table:formula="of:=[.$B$7]*([lsm303.L157] + [.$B$6])" office:value-type="float" office:value="1.149998" calcext:value-type="float">
            <text:p>1.149998</text:p>
          </table:table-cell>
        </table:table-row>
        <table:table-row table:style-name="ro1">
          <table:table-cell table:number-columns-repeated="2"/>
          <table:table-cell table:formula="of:=[.$B$3]*([lsm303.J158] + [.$B$2])" office:value-type="float" office:value="8.55" calcext:value-type="float">
            <text:p>8.55</text:p>
          </table:table-cell>
          <table:table-cell table:formula="of:=[.$B$5]*([lsm303.K158] + [.$B$4])" office:value-type="float" office:value="-38.11500105" calcext:value-type="float">
            <text:p>-38.11500105</text:p>
          </table:table-cell>
          <table:table-cell table:formula="of:=[.$B$7]*([lsm303.L158] + [.$B$6])" office:value-type="float" office:value="1.749998" calcext:value-type="float">
            <text:p>1.749998</text:p>
          </table:table-cell>
        </table:table-row>
        <table:table-row table:style-name="ro1">
          <table:table-cell table:number-columns-repeated="2"/>
          <table:table-cell table:formula="of:=[.$B$3]*([lsm303.J159] + [.$B$2])" office:value-type="float" office:value="5.85" calcext:value-type="float">
            <text:p>5.85</text:p>
          </table:table-cell>
          <table:table-cell table:formula="of:=[.$B$5]*([lsm303.K159] + [.$B$4])" office:value-type="float" office:value="-38.43000105" calcext:value-type="float">
            <text:p>-38.43000105</text:p>
          </table:table-cell>
          <table:table-cell table:formula="of:=[.$B$7]*([lsm303.L159] + [.$B$6])" office:value-type="float" office:value="1.899998" calcext:value-type="float">
            <text:p>1.899998</text:p>
          </table:table-cell>
        </table:table-row>
        <table:table-row table:style-name="ro1">
          <table:table-cell table:number-columns-repeated="2"/>
          <table:table-cell table:formula="of:=[.$B$3]*([lsm303.J160] + [.$B$2])" office:value-type="float" office:value="1.2" calcext:value-type="float">
            <text:p>1.2</text:p>
          </table:table-cell>
          <table:table-cell table:formula="of:=[.$B$5]*([lsm303.K160] + [.$B$4])" office:value-type="float" office:value="-38.90250105" calcext:value-type="float">
            <text:p>-38.90250105</text:p>
          </table:table-cell>
          <table:table-cell table:formula="of:=[.$B$7]*([lsm303.L160] + [.$B$6])" office:value-type="float" office:value="2.199998" calcext:value-type="float">
            <text:p>2.199998</text:p>
          </table:table-cell>
        </table:table-row>
        <table:table-row table:style-name="ro1">
          <table:table-cell table:number-columns-repeated="2"/>
          <table:table-cell table:formula="of:=[.$B$3]*([lsm303.J161] + [.$B$2])" office:value-type="float" office:value="-2.550001" calcext:value-type="float">
            <text:p>-2.550001</text:p>
          </table:table-cell>
          <table:table-cell table:formula="of:=[.$B$5]*([lsm303.K161] + [.$B$4])" office:value-type="float" office:value="-38.90250105" calcext:value-type="float">
            <text:p>-38.90250105</text:p>
          </table:table-cell>
          <table:table-cell table:formula="of:=[.$B$7]*([lsm303.L161] + [.$B$6])" office:value-type="float" office:value="2.199998" calcext:value-type="float">
            <text:p>2.199998</text:p>
          </table:table-cell>
        </table:table-row>
        <table:table-row table:style-name="ro1">
          <table:table-cell table:number-columns-repeated="2"/>
          <table:table-cell table:formula="of:=[.$B$3]*([lsm303.J162] + [.$B$2])" office:value-type="float" office:value="-7.350001" calcext:value-type="float">
            <text:p>-7.350001</text:p>
          </table:table-cell>
          <table:table-cell table:formula="of:=[.$B$5]*([lsm303.K162] + [.$B$4])" office:value-type="float" office:value="-38.27250105" calcext:value-type="float">
            <text:p>-38.27250105</text:p>
          </table:table-cell>
          <table:table-cell table:formula="of:=[.$B$7]*([lsm303.L162] + [.$B$6])" office:value-type="float" office:value="2.049998" calcext:value-type="float">
            <text:p>2.049998</text:p>
          </table:table-cell>
        </table:table-row>
        <table:table-row table:style-name="ro1">
          <table:table-cell table:number-columns-repeated="2"/>
          <table:table-cell table:formula="of:=[.$B$3]*([lsm303.J163] + [.$B$2])" office:value-type="float" office:value="-9.900001" calcext:value-type="float">
            <text:p>-9.900001</text:p>
          </table:table-cell>
          <table:table-cell table:formula="of:=[.$B$5]*([lsm303.K163] + [.$B$4])" office:value-type="float" office:value="-37.32750105" calcext:value-type="float">
            <text:p>-37.32750105</text:p>
          </table:table-cell>
          <table:table-cell table:formula="of:=[.$B$7]*([lsm303.L163] + [.$B$6])" office:value-type="float" office:value="2.499998" calcext:value-type="float">
            <text:p>2.499998</text:p>
          </table:table-cell>
        </table:table-row>
        <table:table-row table:style-name="ro1">
          <table:table-cell table:number-columns-repeated="2"/>
          <table:table-cell table:formula="of:=[.$B$3]*([lsm303.J164] + [.$B$2])" office:value-type="float" office:value="-15.150001" calcext:value-type="float">
            <text:p>-15.150001</text:p>
          </table:table-cell>
          <table:table-cell table:formula="of:=[.$B$5]*([lsm303.K164] + [.$B$4])" office:value-type="float" office:value="-35.59500105" calcext:value-type="float">
            <text:p>-35.59500105</text:p>
          </table:table-cell>
          <table:table-cell table:formula="of:=[.$B$7]*([lsm303.L164] + [.$B$6])" office:value-type="float" office:value="2.499998" calcext:value-type="float">
            <text:p>2.499998</text:p>
          </table:table-cell>
        </table:table-row>
        <table:table-row table:style-name="ro1">
          <table:table-cell table:number-columns-repeated="2"/>
          <table:table-cell table:formula="of:=[.$B$3]*([lsm303.J165] + [.$B$2])" office:value-type="float" office:value="-19.350001" calcext:value-type="float">
            <text:p>-19.350001</text:p>
          </table:table-cell>
          <table:table-cell table:formula="of:=[.$B$5]*([lsm303.K165] + [.$B$4])" office:value-type="float" office:value="-33.23250105" calcext:value-type="float">
            <text:p>-33.23250105</text:p>
          </table:table-cell>
          <table:table-cell table:formula="of:=[.$B$7]*([lsm303.L165] + [.$B$6])" office:value-type="float" office:value="2.499998" calcext:value-type="float">
            <text:p>2.499998</text:p>
          </table:table-cell>
        </table:table-row>
        <table:table-row table:style-name="ro1">
          <table:table-cell table:number-columns-repeated="2"/>
          <table:table-cell table:formula="of:=[.$B$3]*([lsm303.J166] + [.$B$2])" office:value-type="float" office:value="-21.600001" calcext:value-type="float">
            <text:p>-21.600001</text:p>
          </table:table-cell>
          <table:table-cell table:formula="of:=[.$B$5]*([lsm303.K166] + [.$B$4])" office:value-type="float" office:value="-31.02750105" calcext:value-type="float">
            <text:p>-31.02750105</text:p>
          </table:table-cell>
          <table:table-cell table:formula="of:=[.$B$7]*([lsm303.L166] + [.$B$6])" office:value-type="float" office:value="2.199998" calcext:value-type="float">
            <text:p>2.199998</text:p>
          </table:table-cell>
        </table:table-row>
        <table:table-row table:style-name="ro1">
          <table:table-cell table:number-columns-repeated="2"/>
          <table:table-cell table:formula="of:=[.$B$3]*([lsm303.J167] + [.$B$2])" office:value-type="float" office:value="-24.000001" calcext:value-type="float">
            <text:p>-24.000001</text:p>
          </table:table-cell>
          <table:table-cell table:formula="of:=[.$B$5]*([lsm303.K167] + [.$B$4])" office:value-type="float" office:value="-29.92500105" calcext:value-type="float">
            <text:p>-29.92500105</text:p>
          </table:table-cell>
          <table:table-cell table:formula="of:=[.$B$7]*([lsm303.L167] + [.$B$6])" office:value-type="float" office:value="1.899998" calcext:value-type="float">
            <text:p>1.899998</text:p>
          </table:table-cell>
        </table:table-row>
        <table:table-row table:style-name="ro1">
          <table:table-cell table:number-columns-repeated="2"/>
          <table:table-cell table:formula="of:=[.$B$3]*([lsm303.J168] + [.$B$2])" office:value-type="float" office:value="-26.550002" calcext:value-type="float">
            <text:p>-26.550002</text:p>
          </table:table-cell>
          <table:table-cell table:formula="of:=[.$B$5]*([lsm303.K168] + [.$B$4])" office:value-type="float" office:value="-27.405" calcext:value-type="float">
            <text:p>-27.405</text:p>
          </table:table-cell>
          <table:table-cell table:formula="of:=[.$B$7]*([lsm303.L168] + [.$B$6])" office:value-type="float" office:value="1.899998" calcext:value-type="float">
            <text:p>1.899998</text:p>
          </table:table-cell>
        </table:table-row>
        <table:table-row table:style-name="ro1">
          <table:table-cell table:number-columns-repeated="2"/>
          <table:table-cell table:formula="of:=[.$B$3]*([lsm303.J169] + [.$B$2])" office:value-type="float" office:value="-29.100002" calcext:value-type="float">
            <text:p>-29.100002</text:p>
          </table:table-cell>
          <table:table-cell table:formula="of:=[.$B$5]*([lsm303.K169] + [.$B$4])" office:value-type="float" office:value="-24.4125" calcext:value-type="float">
            <text:p>-24.4125</text:p>
          </table:table-cell>
          <table:table-cell table:formula="of:=[.$B$7]*([lsm303.L169] + [.$B$6])" office:value-type="float" office:value="1.899998" calcext:value-type="float">
            <text:p>1.899998</text:p>
          </table:table-cell>
        </table:table-row>
        <table:table-row table:style-name="ro1">
          <table:table-cell table:number-columns-repeated="2"/>
          <table:table-cell table:formula="of:=[.$B$3]*([lsm303.J170] + [.$B$2])" office:value-type="float" office:value="-31.500002" calcext:value-type="float">
            <text:p>-31.500002</text:p>
          </table:table-cell>
          <table:table-cell table:formula="of:=[.$B$5]*([lsm303.K170] + [.$B$4])" office:value-type="float" office:value="-21.105" calcext:value-type="float">
            <text:p>-21.105</text:p>
          </table:table-cell>
          <table:table-cell table:formula="of:=[.$B$7]*([lsm303.L170] + [.$B$6])" office:value-type="float" office:value="1.599998" calcext:value-type="float">
            <text:p>1.599998</text:p>
          </table:table-cell>
        </table:table-row>
        <table:table-row table:style-name="ro1">
          <table:table-cell table:number-columns-repeated="2"/>
          <table:table-cell table:formula="of:=[.$B$3]*([lsm303.J171] + [.$B$2])" office:value-type="float" office:value="-32.100002" calcext:value-type="float">
            <text:p>-32.100002</text:p>
          </table:table-cell>
          <table:table-cell table:formula="of:=[.$B$5]*([lsm303.K171] + [.$B$4])" office:value-type="float" office:value="-19.3725" calcext:value-type="float">
            <text:p>-19.3725</text:p>
          </table:table-cell>
          <table:table-cell table:formula="of:=[.$B$7]*([lsm303.L171] + [.$B$6])" office:value-type="float" office:value="1.299998" calcext:value-type="float">
            <text:p>1.299998</text:p>
          </table:table-cell>
        </table:table-row>
        <table:table-row table:style-name="ro1">
          <table:table-cell table:number-columns-repeated="2"/>
          <table:table-cell table:formula="of:=[.$B$3]*([lsm303.J172] + [.$B$2])" office:value-type="float" office:value="-33.600002" calcext:value-type="float">
            <text:p>-33.600002</text:p>
          </table:table-cell>
          <table:table-cell table:formula="of:=[.$B$5]*([lsm303.K172] + [.$B$4])" office:value-type="float" office:value="-17.1675" calcext:value-type="float">
            <text:p>-17.1675</text:p>
          </table:table-cell>
          <table:table-cell table:formula="of:=[.$B$7]*([lsm303.L172] + [.$B$6])" office:value-type="float" office:value="1.149998" calcext:value-type="float">
            <text:p>1.149998</text:p>
          </table:table-cell>
        </table:table-row>
        <table:table-row table:style-name="ro1">
          <table:table-cell table:number-columns-repeated="2"/>
          <table:table-cell table:formula="of:=[.$B$3]*([lsm303.J173] + [.$B$2])" office:value-type="float" office:value="-34.650002" calcext:value-type="float">
            <text:p>-34.650002</text:p>
          </table:table-cell>
          <table:table-cell table:formula="of:=[.$B$5]*([lsm303.K173] + [.$B$4])" office:value-type="float" office:value="-15.5925" calcext:value-type="float">
            <text:p>-15.5925</text:p>
          </table:table-cell>
          <table:table-cell table:formula="of:=[.$B$7]*([lsm303.L173] + [.$B$6])" office:value-type="float" office:value="0.699998000000001" calcext:value-type="float">
            <text:p>0.699998000000001</text:p>
          </table:table-cell>
        </table:table-row>
        <table:table-row table:style-name="ro1">
          <table:table-cell table:number-columns-repeated="2"/>
          <table:table-cell table:formula="of:=[.$B$3]*([lsm303.J174] + [.$B$2])" office:value-type="float" office:value="-35.550002" calcext:value-type="float">
            <text:p>-35.550002</text:p>
          </table:table-cell>
          <table:table-cell table:formula="of:=[.$B$5]*([lsm303.K174] + [.$B$4])" office:value-type="float" office:value="-14.0175" calcext:value-type="float">
            <text:p>-14.0175</text:p>
          </table:table-cell>
          <table:table-cell table:formula="of:=[.$B$7]*([lsm303.L174] + [.$B$6])" office:value-type="float" office:value="-0.350002000000003" calcext:value-type="float">
            <text:p>-0.350002000000003</text:p>
          </table:table-cell>
        </table:table-row>
        <table:table-row table:style-name="ro1">
          <table:table-cell table:number-columns-repeated="2"/>
          <table:table-cell table:formula="of:=[.$B$3]*([lsm303.J175] + [.$B$2])" office:value-type="float" office:value="-36.300002" calcext:value-type="float">
            <text:p>-36.300002</text:p>
          </table:table-cell>
          <table:table-cell table:formula="of:=[.$B$5]*([lsm303.K175] + [.$B$4])" office:value-type="float" office:value="-11.655" calcext:value-type="float">
            <text:p>-11.655</text:p>
          </table:table-cell>
          <table:table-cell table:formula="of:=[.$B$7]*([lsm303.L175] + [.$B$6])" office:value-type="float" office:value="-0.200001999999998" calcext:value-type="float">
            <text:p>-0.200001999999998</text:p>
          </table:table-cell>
        </table:table-row>
        <table:table-row table:style-name="ro1">
          <table:table-cell table:number-columns-repeated="2"/>
          <table:table-cell table:formula="of:=[.$B$3]*([lsm303.J176] + [.$B$2])" office:value-type="float" office:value="-37.050002" calcext:value-type="float">
            <text:p>-37.050002</text:p>
          </table:table-cell>
          <table:table-cell table:formula="of:=[.$B$5]*([lsm303.K176] + [.$B$4])" office:value-type="float" office:value="-8.9775" calcext:value-type="float">
            <text:p>-8.9775</text:p>
          </table:table-cell>
          <table:table-cell table:formula="of:=[.$B$7]*([lsm303.L176] + [.$B$6])" office:value-type="float" office:value="-0.800001999999999" calcext:value-type="float">
            <text:p>-0.800001999999999</text:p>
          </table:table-cell>
        </table:table-row>
        <table:table-row table:style-name="ro1">
          <table:table-cell table:number-columns-repeated="2"/>
          <table:table-cell table:formula="of:=[.$B$3]*([lsm303.J177] + [.$B$2])" office:value-type="float" office:value="-37.950002" calcext:value-type="float">
            <text:p>-37.950002</text:p>
          </table:table-cell>
          <table:table-cell table:formula="of:=[.$B$5]*([lsm303.K177] + [.$B$4])" office:value-type="float" office:value="-6.93" calcext:value-type="float">
            <text:p>-6.93</text:p>
          </table:table-cell>
          <table:table-cell table:formula="of:=[.$B$7]*([lsm303.L177] + [.$B$6])" office:value-type="float" office:value="-1.100002" calcext:value-type="float">
            <text:p>-1.100002</text:p>
          </table:table-cell>
        </table:table-row>
        <table:table-row table:style-name="ro1">
          <table:table-cell table:number-columns-repeated="2"/>
          <table:table-cell table:formula="of:=[.$B$3]*([lsm303.J178] + [.$B$2])" office:value-type="float" office:value="-38.400002" calcext:value-type="float">
            <text:p>-38.400002</text:p>
          </table:table-cell>
          <table:table-cell table:formula="of:=[.$B$5]*([lsm303.K178] + [.$B$4])" office:value-type="float" office:value="-4.2525" calcext:value-type="float">
            <text:p>-4.2525</text:p>
          </table:table-cell>
          <table:table-cell table:formula="of:=[.$B$7]*([lsm303.L178] + [.$B$6])" office:value-type="float" office:value="-2.000002" calcext:value-type="float">
            <text:p>-2.000002</text:p>
          </table:table-cell>
        </table:table-row>
        <table:table-row table:style-name="ro1">
          <table:table-cell table:number-columns-repeated="2"/>
          <table:table-cell table:formula="of:=[.$B$3]*([lsm303.J179] + [.$B$2])" office:value-type="float" office:value="-38.850002" calcext:value-type="float">
            <text:p>-38.850002</text:p>
          </table:table-cell>
          <table:table-cell table:formula="of:=[.$B$5]*([lsm303.K179] + [.$B$4])" office:value-type="float" office:value="-1.25999895" calcext:value-type="float">
            <text:p>-1.25999895</text:p>
          </table:table-cell>
          <table:table-cell table:formula="of:=[.$B$7]*([lsm303.L179] + [.$B$6])" office:value-type="float" office:value="-2.750002" calcext:value-type="float">
            <text:p>-2.750002</text:p>
          </table:table-cell>
        </table:table-row>
        <table:table-row table:style-name="ro1">
          <table:table-cell table:number-columns-repeated="2"/>
          <table:table-cell table:formula="of:=[.$B$3]*([lsm303.J180] + [.$B$2])" office:value-type="float" office:value="-39.450002" calcext:value-type="float">
            <text:p>-39.450002</text:p>
          </table:table-cell>
          <table:table-cell table:formula="of:=[.$B$5]*([lsm303.K180] + [.$B$4])" office:value-type="float" office:value="0.630001050000001" calcext:value-type="float">
            <text:p>0.630001050000001</text:p>
          </table:table-cell>
          <table:table-cell table:formula="of:=[.$B$7]*([lsm303.L180] + [.$B$6])" office:value-type="float" office:value="-3.350002" calcext:value-type="float">
            <text:p>-3.350002</text:p>
          </table:table-cell>
        </table:table-row>
        <table:table-row table:style-name="ro1">
          <table:table-cell table:number-columns-repeated="2"/>
          <table:table-cell table:formula="of:=[.$B$3]*([lsm303.J181] + [.$B$2])" office:value-type="float" office:value="-41.100002" calcext:value-type="float">
            <text:p>-41.100002</text:p>
          </table:table-cell>
          <table:table-cell table:formula="of:=[.$B$5]*([lsm303.K181] + [.$B$4])" office:value-type="float" office:value="3.78000105" calcext:value-type="float">
            <text:p>3.78000105</text:p>
          </table:table-cell>
          <table:table-cell table:formula="of:=[.$B$7]*([lsm303.L181] + [.$B$6])" office:value-type="float" office:value="-5.750002" calcext:value-type="float">
            <text:p>-5.750002</text:p>
          </table:table-cell>
        </table:table-row>
        <table:table-row table:style-name="ro1">
          <table:table-cell table:number-columns-repeated="2"/>
          <table:table-cell table:formula="of:=[.$B$3]*([lsm303.J182] + [.$B$2])" office:value-type="float" office:value="-42.750002" calcext:value-type="float">
            <text:p>-42.750002</text:p>
          </table:table-cell>
          <table:table-cell table:formula="of:=[.$B$5]*([lsm303.K182] + [.$B$4])" office:value-type="float" office:value="7.08750105" calcext:value-type="float">
            <text:p>7.08750105</text:p>
          </table:table-cell>
          <table:table-cell table:formula="of:=[.$B$7]*([lsm303.L182] + [.$B$6])" office:value-type="float" office:value="-8.000002" calcext:value-type="float">
            <text:p>-8.000002</text:p>
          </table:table-cell>
        </table:table-row>
        <table:table-row table:style-name="ro1">
          <table:table-cell table:number-columns-repeated="2"/>
          <table:table-cell table:formula="of:=[.$B$3]*([lsm303.J183] + [.$B$2])" office:value-type="float" office:value="-43.650002" calcext:value-type="float">
            <text:p>-43.650002</text:p>
          </table:table-cell>
          <table:table-cell table:formula="of:=[.$B$5]*([lsm303.K183] + [.$B$4])" office:value-type="float" office:value="10.71000105" calcext:value-type="float">
            <text:p>10.71000105</text:p>
          </table:table-cell>
          <table:table-cell table:formula="of:=[.$B$7]*([lsm303.L183] + [.$B$6])" office:value-type="float" office:value="-9.500002" calcext:value-type="float">
            <text:p>-9.500002</text:p>
          </table:table-cell>
        </table:table-row>
        <table:table-row table:style-name="ro1">
          <table:table-cell table:number-columns-repeated="2"/>
          <table:table-cell table:formula="of:=[.$B$3]*([lsm303.J184] + [.$B$2])" office:value-type="float" office:value="-47.100002" calcext:value-type="float">
            <text:p>-47.100002</text:p>
          </table:table-cell>
          <table:table-cell table:formula="of:=[.$B$5]*([lsm303.K184] + [.$B$4])" office:value-type="float" office:value="16.22250105" calcext:value-type="float">
            <text:p>16.22250105</text:p>
          </table:table-cell>
          <table:table-cell table:formula="of:=[.$B$7]*([lsm303.L184] + [.$B$6])" office:value-type="float" office:value="-11.750003" calcext:value-type="float">
            <text:p>-11.750003</text:p>
          </table:table-cell>
        </table:table-row>
        <table:table-row table:style-name="ro1">
          <table:table-cell table:number-columns-repeated="2"/>
          <table:table-cell table:formula="of:=[.$B$3]*([lsm303.J185] + [.$B$2])" office:value-type="float" office:value="-47.850002" calcext:value-type="float">
            <text:p>-47.850002</text:p>
          </table:table-cell>
          <table:table-cell table:formula="of:=[.$B$5]*([lsm303.K185] + [.$B$4])" office:value-type="float" office:value="22.36500105" calcext:value-type="float">
            <text:p>22.36500105</text:p>
          </table:table-cell>
          <table:table-cell table:formula="of:=[.$B$7]*([lsm303.L185] + [.$B$6])" office:value-type="float" office:value="-12.650003" calcext:value-type="float">
            <text:p>-12.650003</text:p>
          </table:table-cell>
        </table:table-row>
        <table:table-row table:style-name="ro1">
          <table:table-cell table:number-columns-repeated="2"/>
          <table:table-cell table:formula="of:=[.$B$3]*([lsm303.J186] + [.$B$2])" office:value-type="float" office:value="-45.300002" calcext:value-type="float">
            <text:p>-45.300002</text:p>
          </table:table-cell>
          <table:table-cell table:formula="of:=[.$B$5]*([lsm303.K186] + [.$B$4])" office:value-type="float" office:value="30.5550021" calcext:value-type="float">
            <text:p>30.5550021</text:p>
          </table:table-cell>
          <table:table-cell table:formula="of:=[.$B$7]*([lsm303.L186] + [.$B$6])" office:value-type="float" office:value="-14.000003" calcext:value-type="float">
            <text:p>-14.000003</text:p>
          </table:table-cell>
        </table:table-row>
        <table:table-row table:style-name="ro1">
          <table:table-cell table:number-columns-repeated="2"/>
          <table:table-cell table:formula="of:=[.$B$3]*([lsm303.J187] + [.$B$2])" office:value-type="float" office:value="-41.250002" calcext:value-type="float">
            <text:p>-41.250002</text:p>
          </table:table-cell>
          <table:table-cell table:formula="of:=[.$B$5]*([lsm303.K187] + [.$B$4])" office:value-type="float" office:value="36.8550021" calcext:value-type="float">
            <text:p>36.8550021</text:p>
          </table:table-cell>
          <table:table-cell table:formula="of:=[.$B$7]*([lsm303.L187] + [.$B$6])" office:value-type="float" office:value="-14.300003" calcext:value-type="float">
            <text:p>-14.300003</text:p>
          </table:table-cell>
        </table:table-row>
        <table:table-row table:style-name="ro1">
          <table:table-cell table:number-columns-repeated="2"/>
          <table:table-cell table:formula="of:=[.$B$3]*([lsm303.J188] + [.$B$2])" office:value-type="float" office:value="-33.300002" calcext:value-type="float">
            <text:p>-33.300002</text:p>
          </table:table-cell>
          <table:table-cell table:formula="of:=[.$B$5]*([lsm303.K188] + [.$B$4])" office:value-type="float" office:value="41.8950021" calcext:value-type="float">
            <text:p>41.8950021</text:p>
          </table:table-cell>
          <table:table-cell table:formula="of:=[.$B$7]*([lsm303.L188] + [.$B$6])" office:value-type="float" office:value="-13.400003" calcext:value-type="float">
            <text:p>-13.400003</text:p>
          </table:table-cell>
        </table:table-row>
        <table:table-row table:style-name="ro1">
          <table:table-cell table:number-columns-repeated="2"/>
          <table:table-cell table:formula="of:=[.$B$3]*([lsm303.J189] + [.$B$2])" office:value-type="float" office:value="-26.400002" calcext:value-type="float">
            <text:p>-26.400002</text:p>
          </table:table-cell>
          <table:table-cell table:formula="of:=[.$B$5]*([lsm303.K189] + [.$B$4])" office:value-type="float" office:value="45.2025021" calcext:value-type="float">
            <text:p>45.2025021</text:p>
          </table:table-cell>
          <table:table-cell table:formula="of:=[.$B$7]*([lsm303.L189] + [.$B$6])" office:value-type="float" office:value="-14.000003" calcext:value-type="float">
            <text:p>-14.000003</text:p>
          </table:table-cell>
        </table:table-row>
        <table:table-row table:style-name="ro1">
          <table:table-cell table:number-columns-repeated="2"/>
          <table:table-cell table:formula="of:=[.$B$3]*([lsm303.J190] + [.$B$2])" office:value-type="float" office:value="-18.600001" calcext:value-type="float">
            <text:p>-18.600001</text:p>
          </table:table-cell>
          <table:table-cell table:formula="of:=[.$B$5]*([lsm303.K190] + [.$B$4])" office:value-type="float" office:value="47.7225021" calcext:value-type="float">
            <text:p>47.7225021</text:p>
          </table:table-cell>
          <table:table-cell table:formula="of:=[.$B$7]*([lsm303.L190] + [.$B$6])" office:value-type="float" office:value="-13.250003" calcext:value-type="float">
            <text:p>-13.250003</text:p>
          </table:table-cell>
        </table:table-row>
        <table:table-row table:style-name="ro1">
          <table:table-cell table:number-columns-repeated="2"/>
          <table:table-cell table:formula="of:=[.$B$3]*([lsm303.J191] + [.$B$2])" office:value-type="float" office:value="-12.600001" calcext:value-type="float">
            <text:p>-12.600001</text:p>
          </table:table-cell>
          <table:table-cell table:formula="of:=[.$B$5]*([lsm303.K191] + [.$B$4])" office:value-type="float" office:value="48.0375021" calcext:value-type="float">
            <text:p>48.0375021</text:p>
          </table:table-cell>
          <table:table-cell table:formula="of:=[.$B$7]*([lsm303.L191] + [.$B$6])" office:value-type="float" office:value="-13.250003" calcext:value-type="float">
            <text:p>-13.250003</text:p>
          </table:table-cell>
        </table:table-row>
        <table:table-row table:style-name="ro1">
          <table:table-cell table:number-columns-repeated="2"/>
          <table:table-cell table:formula="of:=[.$B$3]*([lsm303.J192] + [.$B$2])" office:value-type="float" office:value="-5.250001" calcext:value-type="float">
            <text:p>-5.250001</text:p>
          </table:table-cell>
          <table:table-cell table:formula="of:=[.$B$5]*([lsm303.K192] + [.$B$4])" office:value-type="float" office:value="47.5650021" calcext:value-type="float">
            <text:p>47.5650021</text:p>
          </table:table-cell>
          <table:table-cell table:formula="of:=[.$B$7]*([lsm303.L192] + [.$B$6])" office:value-type="float" office:value="-12.350003" calcext:value-type="float">
            <text:p>-12.350003</text:p>
          </table:table-cell>
        </table:table-row>
        <table:table-row table:style-name="ro1">
          <table:table-cell table:number-columns-repeated="2"/>
          <table:table-cell table:formula="of:=[.$B$3]*([lsm303.J193] + [.$B$2])" office:value-type="float" office:value="0.15" calcext:value-type="float">
            <text:p>0.15</text:p>
          </table:table-cell>
          <table:table-cell table:formula="of:=[.$B$5]*([lsm303.K193] + [.$B$4])" office:value-type="float" office:value="45.6750021" calcext:value-type="float">
            <text:p>45.6750021</text:p>
          </table:table-cell>
          <table:table-cell table:formula="of:=[.$B$7]*([lsm303.L193] + [.$B$6])" office:value-type="float" office:value="-10.700002" calcext:value-type="float">
            <text:p>-10.700002</text:p>
          </table:table-cell>
        </table:table-row>
        <table:table-row table:style-name="ro1">
          <table:table-cell table:number-columns-repeated="2"/>
          <table:table-cell table:formula="of:=[.$B$3]*([lsm303.J194] + [.$B$2])" office:value-type="float" office:value="2.1" calcext:value-type="float">
            <text:p>2.1</text:p>
          </table:table-cell>
          <table:table-cell table:formula="of:=[.$B$5]*([lsm303.K194] + [.$B$4])" office:value-type="float" office:value="43.9425021" calcext:value-type="float">
            <text:p>43.9425021</text:p>
          </table:table-cell>
          <table:table-cell table:formula="of:=[.$B$7]*([lsm303.L194] + [.$B$6])" office:value-type="float" office:value="-9.650002" calcext:value-type="float">
            <text:p>-9.650002</text:p>
          </table:table-cell>
        </table:table-row>
        <table:table-row table:style-name="ro1">
          <table:table-cell table:number-columns-repeated="2"/>
          <table:table-cell table:formula="of:=[.$B$3]*([lsm303.J195] + [.$B$2])" office:value-type="float" office:value="4.35" calcext:value-type="float">
            <text:p>4.35</text:p>
          </table:table-cell>
          <table:table-cell table:formula="of:=[.$B$5]*([lsm303.K195] + [.$B$4])" office:value-type="float" office:value="42.2100021" calcext:value-type="float">
            <text:p>42.2100021</text:p>
          </table:table-cell>
          <table:table-cell table:formula="of:=[.$B$7]*([lsm303.L195] + [.$B$6])" office:value-type="float" office:value="-9.050002" calcext:value-type="float">
            <text:p>-9.050002</text:p>
          </table:table-cell>
        </table:table-row>
        <table:table-row table:style-name="ro1">
          <table:table-cell table:number-columns-repeated="2"/>
          <table:table-cell table:formula="of:=[.$B$3]*([lsm303.J196] + [.$B$2])" office:value-type="float" office:value="5.55" calcext:value-type="float">
            <text:p>5.55</text:p>
          </table:table-cell>
          <table:table-cell table:formula="of:=[.$B$5]*([lsm303.K196] + [.$B$4])" office:value-type="float" office:value="40.9500021" calcext:value-type="float">
            <text:p>40.9500021</text:p>
          </table:table-cell>
          <table:table-cell table:formula="of:=[.$B$7]*([lsm303.L196] + [.$B$6])" office:value-type="float" office:value="-8.150002" calcext:value-type="float">
            <text:p>-8.150002</text:p>
          </table:table-cell>
        </table:table-row>
        <table:table-row table:style-name="ro1">
          <table:table-cell table:number-columns-repeated="2"/>
          <table:table-cell table:formula="of:=[.$B$3]*([lsm303.J197] + [.$B$2])" office:value-type="float" office:value="3.3" calcext:value-type="float">
            <text:p>3.3</text:p>
          </table:table-cell>
          <table:table-cell table:formula="of:=[.$B$5]*([lsm303.K197] + [.$B$4])" office:value-type="float" office:value="42.0525021" calcext:value-type="float">
            <text:p>42.0525021</text:p>
          </table:table-cell>
          <table:table-cell table:formula="of:=[.$B$7]*([lsm303.L197] + [.$B$6])" office:value-type="float" office:value="-8.600002" calcext:value-type="float">
            <text:p>-8.600002</text:p>
          </table:table-cell>
        </table:table-row>
        <table:table-row table:style-name="ro1">
          <table:table-cell table:number-columns-repeated="2"/>
          <table:table-cell table:formula="of:=[.$B$3]*([lsm303.J198] + [.$B$2])" office:value-type="float" office:value="2.4" calcext:value-type="float">
            <text:p>2.4</text:p>
          </table:table-cell>
          <table:table-cell table:formula="of:=[.$B$5]*([lsm303.K198] + [.$B$4])" office:value-type="float" office:value="42.2100021" calcext:value-type="float">
            <text:p>42.2100021</text:p>
          </table:table-cell>
          <table:table-cell table:formula="of:=[.$B$7]*([lsm303.L198] + [.$B$6])" office:value-type="float" office:value="-8.600002" calcext:value-type="float">
            <text:p>-8.600002</text:p>
          </table:table-cell>
        </table:table-row>
        <table:table-row table:style-name="ro1">
          <table:table-cell table:number-columns-repeated="2"/>
          <table:table-cell table:formula="of:=[.$B$3]*([lsm303.J199] + [.$B$2])" office:value-type="float" office:value="1.95" calcext:value-type="float">
            <text:p>1.95</text:p>
          </table:table-cell>
          <table:table-cell table:formula="of:=[.$B$5]*([lsm303.K199] + [.$B$4])" office:value-type="float" office:value="42.5250021" calcext:value-type="float">
            <text:p>42.5250021</text:p>
          </table:table-cell>
          <table:table-cell table:formula="of:=[.$B$7]*([lsm303.L199] + [.$B$6])" office:value-type="float" office:value="-9.200002" calcext:value-type="float">
            <text:p>-9.200002</text:p>
          </table:table-cell>
        </table:table-row>
        <table:table-row table:style-name="ro1">
          <table:table-cell table:number-columns-repeated="2"/>
          <table:table-cell table:formula="of:=[.$B$3]*([lsm303.J200] + [.$B$2])" office:value-type="float" office:value="2.4" calcext:value-type="float">
            <text:p>2.4</text:p>
          </table:table-cell>
          <table:table-cell table:formula="of:=[.$B$5]*([lsm303.K200] + [.$B$4])" office:value-type="float" office:value="42.3675021" calcext:value-type="float">
            <text:p>42.3675021</text:p>
          </table:table-cell>
          <table:table-cell table:formula="of:=[.$B$7]*([lsm303.L200] + [.$B$6])" office:value-type="float" office:value="-9.200002" calcext:value-type="float">
            <text:p>-9.200002</text:p>
          </table:table-cell>
        </table:table-row>
        <table:table-row table:style-name="ro1">
          <table:table-cell table:number-columns-repeated="2"/>
          <table:table-cell table:formula="of:=[.$B$3]*([lsm303.J201] + [.$B$2])" office:value-type="float" office:value="3" calcext:value-type="float">
            <text:p>3</text:p>
          </table:table-cell>
          <table:table-cell table:formula="of:=[.$B$5]*([lsm303.K201] + [.$B$4])" office:value-type="float" office:value="41.2650021" calcext:value-type="float">
            <text:p>41.2650021</text:p>
          </table:table-cell>
          <table:table-cell table:formula="of:=[.$B$7]*([lsm303.L201] + [.$B$6])" office:value-type="float" office:value="-7.850002" calcext:value-type="float">
            <text:p>-7.850002</text:p>
          </table:table-cell>
        </table:table-row>
        <table:table-row table:style-name="ro1">
          <table:table-cell table:number-columns-repeated="2"/>
          <table:table-cell table:formula="of:=[.$B$3]*([lsm303.J202] + [.$B$2])" office:value-type="float" office:value="4.95" calcext:value-type="float">
            <text:p>4.95</text:p>
          </table:table-cell>
          <table:table-cell table:formula="of:=[.$B$5]*([lsm303.K202] + [.$B$4])" office:value-type="float" office:value="39.6900021" calcext:value-type="float">
            <text:p>39.6900021</text:p>
          </table:table-cell>
          <table:table-cell table:formula="of:=[.$B$7]*([lsm303.L202] + [.$B$6])" office:value-type="float" office:value="-6.800002" calcext:value-type="float">
            <text:p>-6.800002</text:p>
          </table:table-cell>
        </table:table-row>
        <table:table-row table:style-name="ro1">
          <table:table-cell table:number-columns-repeated="2"/>
          <table:table-cell table:formula="of:=[.$B$3]*([lsm303.J203] + [.$B$2])" office:value-type="float" office:value="8.1" calcext:value-type="float">
            <text:p>8.1</text:p>
          </table:table-cell>
          <table:table-cell table:formula="of:=[.$B$5]*([lsm303.K203] + [.$B$4])" office:value-type="float" office:value="38.2725021" calcext:value-type="float">
            <text:p>38.2725021</text:p>
          </table:table-cell>
          <table:table-cell table:formula="of:=[.$B$7]*([lsm303.L203] + [.$B$6])" office:value-type="float" office:value="-6.350002" calcext:value-type="float">
            <text:p>-6.350002</text:p>
          </table:table-cell>
        </table:table-row>
        <table:table-row table:style-name="ro1">
          <table:table-cell table:number-columns-repeated="2"/>
          <table:table-cell table:formula="of:=[.$B$3]*([lsm303.J204] + [.$B$2])" office:value-type="float" office:value="10.95" calcext:value-type="float">
            <text:p>10.95</text:p>
          </table:table-cell>
          <table:table-cell table:formula="of:=[.$B$5]*([lsm303.K204] + [.$B$4])" office:value-type="float" office:value="36.5400021" calcext:value-type="float">
            <text:p>36.5400021</text:p>
          </table:table-cell>
          <table:table-cell table:formula="of:=[.$B$7]*([lsm303.L204] + [.$B$6])" office:value-type="float" office:value="-5.000002" calcext:value-type="float">
            <text:p>-5.000002</text:p>
          </table:table-cell>
        </table:table-row>
        <table:table-row table:style-name="ro1">
          <table:table-cell table:number-columns-repeated="2"/>
          <table:table-cell table:formula="of:=[.$B$3]*([lsm303.J205] + [.$B$2])" office:value-type="float" office:value="15.75" calcext:value-type="float">
            <text:p>15.75</text:p>
          </table:table-cell>
          <table:table-cell table:formula="of:=[.$B$5]*([lsm303.K205] + [.$B$4])" office:value-type="float" office:value="33.2325021" calcext:value-type="float">
            <text:p>33.2325021</text:p>
          </table:table-cell>
          <table:table-cell table:formula="of:=[.$B$7]*([lsm303.L205] + [.$B$6])" office:value-type="float" office:value="-3.050002" calcext:value-type="float">
            <text:p>-3.050002</text:p>
          </table:table-cell>
        </table:table-row>
        <table:table-row table:style-name="ro1">
          <table:table-cell table:number-columns-repeated="2"/>
          <table:table-cell table:formula="of:=[.$B$3]*([lsm303.J206] + [.$B$2])" office:value-type="float" office:value="18.6" calcext:value-type="float">
            <text:p>18.6</text:p>
          </table:table-cell>
          <table:table-cell table:formula="of:=[.$B$5]*([lsm303.K206] + [.$B$4])" office:value-type="float" office:value="31.5000021" calcext:value-type="float">
            <text:p>31.5000021</text:p>
          </table:table-cell>
          <table:table-cell table:formula="of:=[.$B$7]*([lsm303.L206] + [.$B$6])" office:value-type="float" office:value="-3.050002" calcext:value-type="float">
            <text:p>-3.050002</text:p>
          </table:table-cell>
        </table:table-row>
        <table:table-row table:style-name="ro1">
          <table:table-cell table:number-columns-repeated="2"/>
          <table:table-cell table:formula="of:=[.$B$3]*([lsm303.J207] + [.$B$2])" office:value-type="float" office:value="22.5" calcext:value-type="float">
            <text:p>22.5</text:p>
          </table:table-cell>
          <table:table-cell table:formula="of:=[.$B$5]*([lsm303.K207] + [.$B$4])" office:value-type="float" office:value="28.9800021" calcext:value-type="float">
            <text:p>28.9800021</text:p>
          </table:table-cell>
          <table:table-cell table:formula="of:=[.$B$7]*([lsm303.L207] + [.$B$6])" office:value-type="float" office:value="-3.200002" calcext:value-type="float">
            <text:p>-3.200002</text:p>
          </table:table-cell>
        </table:table-row>
        <table:table-row table:style-name="ro1">
          <table:table-cell table:number-columns-repeated="2"/>
          <table:table-cell table:formula="of:=[.$B$3]*([lsm303.J208] + [.$B$2])" office:value-type="float" office:value="25.200001" calcext:value-type="float">
            <text:p>25.200001</text:p>
          </table:table-cell>
          <table:table-cell table:formula="of:=[.$B$5]*([lsm303.K208] + [.$B$4])" office:value-type="float" office:value="26.4600021" calcext:value-type="float">
            <text:p>26.4600021</text:p>
          </table:table-cell>
          <table:table-cell table:formula="of:=[.$B$7]*([lsm303.L208] + [.$B$6])" office:value-type="float" office:value="-3.050002" calcext:value-type="float">
            <text:p>-3.050002</text:p>
          </table:table-cell>
        </table:table-row>
        <table:table-row table:style-name="ro1">
          <table:table-cell table:number-columns-repeated="2"/>
          <table:table-cell table:formula="of:=[.$B$3]*([lsm303.J209] + [.$B$2])" office:value-type="float" office:value="27.900001" calcext:value-type="float">
            <text:p>27.900001</text:p>
          </table:table-cell>
          <table:table-cell table:formula="of:=[.$B$5]*([lsm303.K209] + [.$B$4])" office:value-type="float" office:value="23.15250105" calcext:value-type="float">
            <text:p>23.15250105</text:p>
          </table:table-cell>
          <table:table-cell table:formula="of:=[.$B$7]*([lsm303.L209] + [.$B$6])" office:value-type="float" office:value="-3.050002" calcext:value-type="float">
            <text:p>-3.050002</text:p>
          </table:table-cell>
        </table:table-row>
        <table:table-row table:style-name="ro1">
          <table:table-cell table:number-columns-repeated="2"/>
          <table:table-cell table:formula="of:=[.$B$3]*([lsm303.J210] + [.$B$2])" office:value-type="float" office:value="30.000001" calcext:value-type="float">
            <text:p>30.000001</text:p>
          </table:table-cell>
          <table:table-cell table:formula="of:=[.$B$5]*([lsm303.K210] + [.$B$4])" office:value-type="float" office:value="20.94750105" calcext:value-type="float">
            <text:p>20.94750105</text:p>
          </table:table-cell>
          <table:table-cell table:formula="of:=[.$B$7]*([lsm303.L210] + [.$B$6])" office:value-type="float" office:value="-3.050002" calcext:value-type="float">
            <text:p>-3.050002</text:p>
          </table:table-cell>
        </table:table-row>
        <table:table-row table:style-name="ro1">
          <table:table-cell table:number-columns-repeated="2"/>
          <table:table-cell table:formula="of:=[.$B$3]*([lsm303.J211] + [.$B$2])" office:value-type="float" office:value="31.350001" calcext:value-type="float">
            <text:p>31.350001</text:p>
          </table:table-cell>
          <table:table-cell table:formula="of:=[.$B$5]*([lsm303.K211] + [.$B$4])" office:value-type="float" office:value="17.01000105" calcext:value-type="float">
            <text:p>17.01000105</text:p>
          </table:table-cell>
          <table:table-cell table:formula="of:=[.$B$7]*([lsm303.L211] + [.$B$6])" office:value-type="float" office:value="-3.500002" calcext:value-type="float">
            <text:p>-3.500002</text:p>
          </table:table-cell>
        </table:table-row>
        <table:table-row table:style-name="ro1">
          <table:table-cell table:number-columns-repeated="2"/>
          <table:table-cell table:formula="of:=[.$B$3]*([lsm303.J212] + [.$B$2])" office:value-type="float" office:value="32.400001" calcext:value-type="float">
            <text:p>32.400001</text:p>
          </table:table-cell>
          <table:table-cell table:formula="of:=[.$B$5]*([lsm303.K212] + [.$B$4])" office:value-type="float" office:value="14.96250105" calcext:value-type="float">
            <text:p>14.96250105</text:p>
          </table:table-cell>
          <table:table-cell table:formula="of:=[.$B$7]*([lsm303.L212] + [.$B$6])" office:value-type="float" office:value="-3.200002" calcext:value-type="float">
            <text:p>-3.200002</text:p>
          </table:table-cell>
        </table:table-row>
        <table:table-row table:style-name="ro1">
          <table:table-cell table:number-columns-repeated="2"/>
          <table:table-cell table:formula="of:=[.$B$3]*([lsm303.J213] + [.$B$2])" office:value-type="float" office:value="33.150001" calcext:value-type="float">
            <text:p>33.150001</text:p>
          </table:table-cell>
          <table:table-cell table:formula="of:=[.$B$5]*([lsm303.K213] + [.$B$4])" office:value-type="float" office:value="12.44250105" calcext:value-type="float">
            <text:p>12.44250105</text:p>
          </table:table-cell>
          <table:table-cell table:formula="of:=[.$B$7]*([lsm303.L213] + [.$B$6])" office:value-type="float" office:value="-3.350002" calcext:value-type="float">
            <text:p>-3.350002</text:p>
          </table:table-cell>
        </table:table-row>
        <table:table-row table:style-name="ro1">
          <table:table-cell table:number-columns-repeated="2"/>
          <table:table-cell table:formula="of:=[.$B$3]*([lsm303.J214] + [.$B$2])" office:value-type="float" office:value="33.300001" calcext:value-type="float">
            <text:p>33.300001</text:p>
          </table:table-cell>
          <table:table-cell table:formula="of:=[.$B$5]*([lsm303.K214] + [.$B$4])" office:value-type="float" office:value="13.23000105" calcext:value-type="float">
            <text:p>13.23000105</text:p>
          </table:table-cell>
          <table:table-cell table:formula="of:=[.$B$7]*([lsm303.L214] + [.$B$6])" office:value-type="float" office:value="-3.350002" calcext:value-type="float">
            <text:p>-3.350002</text:p>
          </table:table-cell>
        </table:table-row>
        <table:table-row table:style-name="ro1">
          <table:table-cell table:number-columns-repeated="2"/>
          <table:table-cell table:formula="of:=[.$B$3]*([lsm303.J215] + [.$B$2])" office:value-type="float" office:value="31.500001" calcext:value-type="float">
            <text:p>31.500001</text:p>
          </table:table-cell>
          <table:table-cell table:formula="of:=[.$B$5]*([lsm303.K215] + [.$B$4])" office:value-type="float" office:value="16.38000105" calcext:value-type="float">
            <text:p>16.38000105</text:p>
          </table:table-cell>
          <table:table-cell table:formula="of:=[.$B$7]*([lsm303.L215] + [.$B$6])" office:value-type="float" office:value="-3.500002" calcext:value-type="float">
            <text:p>-3.500002</text:p>
          </table:table-cell>
        </table:table-row>
        <table:table-row table:style-name="ro1">
          <table:table-cell table:number-columns-repeated="2"/>
          <table:table-cell table:formula="of:=[.$B$3]*([lsm303.J216] + [.$B$2])" office:value-type="float" office:value="28.800001" calcext:value-type="float">
            <text:p>28.800001</text:p>
          </table:table-cell>
          <table:table-cell table:formula="of:=[.$B$5]*([lsm303.K216] + [.$B$4])" office:value-type="float" office:value="21.26250105" calcext:value-type="float">
            <text:p>21.26250105</text:p>
          </table:table-cell>
          <table:table-cell table:formula="of:=[.$B$7]*([lsm303.L216] + [.$B$6])" office:value-type="float" office:value="-3.200002" calcext:value-type="float">
            <text:p>-3.200002</text:p>
          </table:table-cell>
        </table:table-row>
        <table:table-row table:style-name="ro1">
          <table:table-cell table:number-columns-repeated="2"/>
          <table:table-cell table:formula="of:=[.$B$3]*([lsm303.J217] + [.$B$2])" office:value-type="float" office:value="23.4" calcext:value-type="float">
            <text:p>23.4</text:p>
          </table:table-cell>
          <table:table-cell table:formula="of:=[.$B$5]*([lsm303.K217] + [.$B$4])" office:value-type="float" office:value="26.1450021" calcext:value-type="float">
            <text:p>26.1450021</text:p>
          </table:table-cell>
          <table:table-cell table:formula="of:=[.$B$7]*([lsm303.L217] + [.$B$6])" office:value-type="float" office:value="-3.200002" calcext:value-type="float">
            <text:p>-3.200002</text:p>
          </table:table-cell>
        </table:table-row>
        <table:table-row table:style-name="ro1">
          <table:table-cell table:number-columns-repeated="2"/>
          <table:table-cell table:formula="of:=[.$B$3]*([lsm303.J218] + [.$B$2])" office:value-type="float" office:value="18.45" calcext:value-type="float">
            <text:p>18.45</text:p>
          </table:table-cell>
          <table:table-cell table:formula="of:=[.$B$5]*([lsm303.K218] + [.$B$4])" office:value-type="float" office:value="30.5550021" calcext:value-type="float">
            <text:p>30.5550021</text:p>
          </table:table-cell>
          <table:table-cell table:formula="of:=[.$B$7]*([lsm303.L218] + [.$B$6])" office:value-type="float" office:value="-3.650002" calcext:value-type="float">
            <text:p>-3.650002</text:p>
          </table:table-cell>
        </table:table-row>
        <table:table-row table:style-name="ro1">
          <table:table-cell table:number-columns-repeated="2"/>
          <table:table-cell table:formula="of:=[.$B$3]*([lsm303.J219] + [.$B$2])" office:value-type="float" office:value="10.2" calcext:value-type="float">
            <text:p>10.2</text:p>
          </table:table-cell>
          <table:table-cell table:formula="of:=[.$B$5]*([lsm303.K219] + [.$B$4])" office:value-type="float" office:value="35.1225021" calcext:value-type="float">
            <text:p>35.1225021</text:p>
          </table:table-cell>
          <table:table-cell table:formula="of:=[.$B$7]*([lsm303.L219] + [.$B$6])" office:value-type="float" office:value="-3.650002" calcext:value-type="float">
            <text:p>-3.650002</text:p>
          </table:table-cell>
        </table:table-row>
        <table:table-row table:style-name="ro1">
          <table:table-cell table:number-columns-repeated="2"/>
          <table:table-cell table:formula="of:=[.$B$3]*([lsm303.J220] + [.$B$2])" office:value-type="float" office:value="2.7" calcext:value-type="float">
            <text:p>2.7</text:p>
          </table:table-cell>
          <table:table-cell table:formula="of:=[.$B$5]*([lsm303.K220] + [.$B$4])" office:value-type="float" office:value="37.1700021" calcext:value-type="float">
            <text:p>37.1700021</text:p>
          </table:table-cell>
          <table:table-cell table:formula="of:=[.$B$7]*([lsm303.L220] + [.$B$6])" office:value-type="float" office:value="-3.500002" calcext:value-type="float">
            <text:p>-3.500002</text:p>
          </table:table-cell>
        </table:table-row>
        <table:table-row table:style-name="ro1">
          <table:table-cell table:number-columns-repeated="2"/>
          <table:table-cell table:formula="of:=[.$B$3]*([lsm303.J221] + [.$B$2])" office:value-type="float" office:value="-6.600001" calcext:value-type="float">
            <text:p>-6.600001</text:p>
          </table:table-cell>
          <table:table-cell table:formula="of:=[.$B$5]*([lsm303.K221] + [.$B$4])" office:value-type="float" office:value="37.6425021" calcext:value-type="float">
            <text:p>37.6425021</text:p>
          </table:table-cell>
          <table:table-cell table:formula="of:=[.$B$7]*([lsm303.L221] + [.$B$6])" office:value-type="float" office:value="-2.900002" calcext:value-type="float">
            <text:p>-2.900002</text:p>
          </table:table-cell>
        </table:table-row>
        <table:table-row table:style-name="ro1">
          <table:table-cell table:number-columns-repeated="2"/>
          <table:table-cell table:formula="of:=[.$B$3]*([lsm303.J222] + [.$B$2])" office:value-type="float" office:value="-12.300001" calcext:value-type="float">
            <text:p>-12.300001</text:p>
          </table:table-cell>
          <table:table-cell table:formula="of:=[.$B$5]*([lsm303.K222] + [.$B$4])" office:value-type="float" office:value="36.5400021" calcext:value-type="float">
            <text:p>36.5400021</text:p>
          </table:table-cell>
          <table:table-cell table:formula="of:=[.$B$7]*([lsm303.L222] + [.$B$6])" office:value-type="float" office:value="-3.350002" calcext:value-type="float">
            <text:p>-3.350002</text:p>
          </table:table-cell>
        </table:table-row>
        <table:table-row table:style-name="ro1">
          <table:table-cell table:number-columns-repeated="2"/>
          <table:table-cell table:formula="of:=[.$B$3]*([lsm303.J223] + [.$B$2])" office:value-type="float" office:value="-19.500001" calcext:value-type="float">
            <text:p>-19.500001</text:p>
          </table:table-cell>
          <table:table-cell table:formula="of:=[.$B$5]*([lsm303.K223] + [.$B$4])" office:value-type="float" office:value="34.3350021" calcext:value-type="float">
            <text:p>34.3350021</text:p>
          </table:table-cell>
          <table:table-cell table:formula="of:=[.$B$7]*([lsm303.L223] + [.$B$6])" office:value-type="float" office:value="-4.250002" calcext:value-type="float">
            <text:p>-4.250002</text:p>
          </table:table-cell>
        </table:table-row>
        <table:table-row table:style-name="ro1">
          <table:table-cell table:number-columns-repeated="2"/>
          <table:table-cell table:formula="of:=[.$B$3]*([lsm303.J224] + [.$B$2])" office:value-type="float" office:value="-28.500002" calcext:value-type="float">
            <text:p>-28.500002</text:p>
          </table:table-cell>
          <table:table-cell table:formula="of:=[.$B$5]*([lsm303.K224] + [.$B$4])" office:value-type="float" office:value="29.6100021" calcext:value-type="float">
            <text:p>29.6100021</text:p>
          </table:table-cell>
          <table:table-cell table:formula="of:=[.$B$7]*([lsm303.L224] + [.$B$6])" office:value-type="float" office:value="-4.850002" calcext:value-type="float">
            <text:p>-4.850002</text:p>
          </table:table-cell>
        </table:table-row>
        <table:table-row table:style-name="ro1">
          <table:table-cell table:number-columns-repeated="2"/>
          <table:table-cell table:formula="of:=[.$B$3]*([lsm303.J225] + [.$B$2])" office:value-type="float" office:value="-33.750002" calcext:value-type="float">
            <text:p>-33.750002</text:p>
          </table:table-cell>
          <table:table-cell table:formula="of:=[.$B$5]*([lsm303.K225] + [.$B$4])" office:value-type="float" office:value="23.31000105" calcext:value-type="float">
            <text:p>23.31000105</text:p>
          </table:table-cell>
          <table:table-cell table:formula="of:=[.$B$7]*([lsm303.L225] + [.$B$6])" office:value-type="float" office:value="-4.400002" calcext:value-type="float">
            <text:p>-4.400002</text:p>
          </table:table-cell>
        </table:table-row>
        <table:table-row table:style-name="ro1">
          <table:table-cell table:number-columns-repeated="2"/>
          <table:table-cell table:formula="of:=[.$B$3]*([lsm303.J226] + [.$B$2])" office:value-type="float" office:value="-37.500002" calcext:value-type="float">
            <text:p>-37.500002</text:p>
          </table:table-cell>
          <table:table-cell table:formula="of:=[.$B$5]*([lsm303.K226] + [.$B$4])" office:value-type="float" office:value="16.69500105" calcext:value-type="float">
            <text:p>16.69500105</text:p>
          </table:table-cell>
          <table:table-cell table:formula="of:=[.$B$7]*([lsm303.L226] + [.$B$6])" office:value-type="float" office:value="-3.800002" calcext:value-type="float">
            <text:p>-3.800002</text:p>
          </table:table-cell>
        </table:table-row>
        <table:table-row table:style-name="ro1">
          <table:table-cell table:number-columns-repeated="2"/>
          <table:table-cell table:formula="of:=[.$B$3]*([lsm303.J227] + [.$B$2])" office:value-type="float" office:value="-39.450002" calcext:value-type="float">
            <text:p>-39.450002</text:p>
          </table:table-cell>
          <table:table-cell table:formula="of:=[.$B$5]*([lsm303.K227] + [.$B$4])" office:value-type="float" office:value="8.82000105" calcext:value-type="float">
            <text:p>8.82000105</text:p>
          </table:table-cell>
          <table:table-cell table:formula="of:=[.$B$7]*([lsm303.L227] + [.$B$6])" office:value-type="float" office:value="-3.050002" calcext:value-type="float">
            <text:p>-3.050002</text:p>
          </table:table-cell>
        </table:table-row>
        <table:table-row table:style-name="ro1">
          <table:table-cell table:number-columns-repeated="2"/>
          <table:table-cell table:formula="of:=[.$B$3]*([lsm303.J228] + [.$B$2])" office:value-type="float" office:value="-39.900002" calcext:value-type="float">
            <text:p>-39.900002</text:p>
          </table:table-cell>
          <table:table-cell table:formula="of:=[.$B$5]*([lsm303.K228] + [.$B$4])" office:value-type="float" office:value="2.99250105" calcext:value-type="float">
            <text:p>2.99250105</text:p>
          </table:table-cell>
          <table:table-cell table:formula="of:=[.$B$7]*([lsm303.L228] + [.$B$6])" office:value-type="float" office:value="-2.000002" calcext:value-type="float">
            <text:p>-2.000002</text:p>
          </table:table-cell>
        </table:table-row>
        <table:table-row table:style-name="ro1">
          <table:table-cell table:number-columns-repeated="2"/>
          <table:table-cell table:formula="of:=[.$B$3]*([lsm303.J229] + [.$B$2])" office:value-type="float" office:value="-38.100002" calcext:value-type="float">
            <text:p>-38.100002</text:p>
          </table:table-cell>
          <table:table-cell table:formula="of:=[.$B$5]*([lsm303.K229] + [.$B$4])" office:value-type="float" office:value="-3.78" calcext:value-type="float">
            <text:p>-3.78</text:p>
          </table:table-cell>
          <table:table-cell table:formula="of:=[.$B$7]*([lsm303.L229] + [.$B$6])" office:value-type="float" office:value="-0.650002000000001" calcext:value-type="float">
            <text:p>-0.650002000000001</text:p>
          </table:table-cell>
        </table:table-row>
        <table:table-row table:style-name="ro1">
          <table:table-cell table:number-columns-repeated="2"/>
          <table:table-cell table:formula="of:=[.$B$3]*([lsm303.J230] + [.$B$2])" office:value-type="float" office:value="-36.900002" calcext:value-type="float">
            <text:p>-36.900002</text:p>
          </table:table-cell>
          <table:table-cell table:formula="of:=[.$B$5]*([lsm303.K230] + [.$B$4])" office:value-type="float" office:value="-10.395" calcext:value-type="float">
            <text:p>-10.395</text:p>
          </table:table-cell>
          <table:table-cell table:formula="of:=[.$B$7]*([lsm303.L230] + [.$B$6])" office:value-type="float" office:value="0.549998000000002" calcext:value-type="float">
            <text:p>0.549998000000002</text:p>
          </table:table-cell>
        </table:table-row>
        <table:table-row table:style-name="ro1">
          <table:table-cell table:number-columns-repeated="2"/>
          <table:table-cell table:formula="of:=[.$B$3]*([lsm303.J231] + [.$B$2])" office:value-type="float" office:value="-33.000002" calcext:value-type="float">
            <text:p>-33.000002</text:p>
          </table:table-cell>
          <table:table-cell table:formula="of:=[.$B$5]*([lsm303.K231] + [.$B$4])" office:value-type="float" office:value="-18.585" calcext:value-type="float">
            <text:p>-18.585</text:p>
          </table:table-cell>
          <table:table-cell table:formula="of:=[.$B$7]*([lsm303.L231] + [.$B$6])" office:value-type="float" office:value="2.349998" calcext:value-type="float">
            <text:p>2.349998</text:p>
          </table:table-cell>
        </table:table-row>
        <table:table-row table:style-name="ro1">
          <table:table-cell table:number-columns-repeated="2"/>
          <table:table-cell table:formula="of:=[.$B$3]*([lsm303.J232] + [.$B$2])" office:value-type="float" office:value="-28.050002" calcext:value-type="float">
            <text:p>-28.050002</text:p>
          </table:table-cell>
          <table:table-cell table:formula="of:=[.$B$5]*([lsm303.K232] + [.$B$4])" office:value-type="float" office:value="-25.3575" calcext:value-type="float">
            <text:p>-25.3575</text:p>
          </table:table-cell>
          <table:table-cell table:formula="of:=[.$B$7]*([lsm303.L232] + [.$B$6])" office:value-type="float" office:value="2.799998" calcext:value-type="float">
            <text:p>2.799998</text:p>
          </table:table-cell>
        </table:table-row>
        <table:table-row table:style-name="ro1">
          <table:table-cell table:number-columns-repeated="2"/>
          <table:table-cell table:formula="of:=[.$B$3]*([lsm303.J233] + [.$B$2])" office:value-type="float" office:value="-21.300001" calcext:value-type="float">
            <text:p>-21.300001</text:p>
          </table:table-cell>
          <table:table-cell table:formula="of:=[.$B$5]*([lsm303.K233] + [.$B$4])" office:value-type="float" office:value="-30.87000105" calcext:value-type="float">
            <text:p>-30.87000105</text:p>
          </table:table-cell>
          <table:table-cell table:formula="of:=[.$B$7]*([lsm303.L233] + [.$B$6])" office:value-type="float" office:value="3.099998" calcext:value-type="float">
            <text:p>3.099998</text:p>
          </table:table-cell>
        </table:table-row>
        <table:table-row table:style-name="ro1">
          <table:table-cell table:number-columns-repeated="2"/>
          <table:table-cell table:formula="of:=[.$B$3]*([lsm303.J234] + [.$B$2])" office:value-type="float" office:value="-13.050001" calcext:value-type="float">
            <text:p>-13.050001</text:p>
          </table:table-cell>
          <table:table-cell table:formula="of:=[.$B$5]*([lsm303.K234] + [.$B$4])" office:value-type="float" office:value="-34.80750105" calcext:value-type="float">
            <text:p>-34.80750105</text:p>
          </table:table-cell>
          <table:table-cell table:formula="of:=[.$B$7]*([lsm303.L234] + [.$B$6])" office:value-type="float" office:value="2.949998" calcext:value-type="float">
            <text:p>2.949998</text:p>
          </table:table-cell>
        </table:table-row>
        <table:table-row table:style-name="ro1">
          <table:table-cell table:number-columns-repeated="2"/>
          <table:table-cell table:formula="of:=[.$B$3]*([lsm303.J235] + [.$B$2])" office:value-type="float" office:value="-3.900001" calcext:value-type="float">
            <text:p>-3.900001</text:p>
          </table:table-cell>
          <table:table-cell table:formula="of:=[.$B$5]*([lsm303.K235] + [.$B$4])" office:value-type="float" office:value="-37.32750105" calcext:value-type="float">
            <text:p>-37.32750105</text:p>
          </table:table-cell>
          <table:table-cell table:formula="of:=[.$B$7]*([lsm303.L235] + [.$B$6])" office:value-type="float" office:value="2.199998" calcext:value-type="float">
            <text:p>2.199998</text:p>
          </table:table-cell>
        </table:table-row>
        <table:table-row table:style-name="ro1">
          <table:table-cell table:number-columns-repeated="2"/>
          <table:table-cell table:formula="of:=[.$B$3]*([lsm303.J236] + [.$B$2])" office:value-type="float" office:value="3.75" calcext:value-type="float">
            <text:p>3.75</text:p>
          </table:table-cell>
          <table:table-cell table:formula="of:=[.$B$5]*([lsm303.K236] + [.$B$4])" office:value-type="float" office:value="-37.01250105" calcext:value-type="float">
            <text:p>-37.01250105</text:p>
          </table:table-cell>
          <table:table-cell table:formula="of:=[.$B$7]*([lsm303.L236] + [.$B$6])" office:value-type="float" office:value="2.649998" calcext:value-type="float">
            <text:p>2.649998</text:p>
          </table:table-cell>
        </table:table-row>
        <table:table-row table:style-name="ro1">
          <table:table-cell table:number-columns-repeated="2"/>
          <table:table-cell table:formula="of:=[.$B$3]*([lsm303.J237] + [.$B$2])" office:value-type="float" office:value="7.5" calcext:value-type="float">
            <text:p>7.5</text:p>
          </table:table-cell>
          <table:table-cell table:formula="of:=[.$B$5]*([lsm303.K237] + [.$B$4])" office:value-type="float" office:value="-37.48500105" calcext:value-type="float">
            <text:p>-37.48500105</text:p>
          </table:table-cell>
          <table:table-cell table:formula="of:=[.$B$7]*([lsm303.L237] + [.$B$6])" office:value-type="float" office:value="1.899998" calcext:value-type="float">
            <text:p>1.899998</text:p>
          </table:table-cell>
        </table:table-row>
        <table:table-row table:style-name="ro1">
          <table:table-cell table:number-columns-repeated="2"/>
          <table:table-cell table:formula="of:=[.$B$3]*([lsm303.J238] + [.$B$2])" office:value-type="float" office:value="11.4" calcext:value-type="float">
            <text:p>11.4</text:p>
          </table:table-cell>
          <table:table-cell table:formula="of:=[.$B$5]*([lsm303.K238] + [.$B$4])" office:value-type="float" office:value="-36.06750105" calcext:value-type="float">
            <text:p>-36.06750105</text:p>
          </table:table-cell>
          <table:table-cell table:formula="of:=[.$B$7]*([lsm303.L238] + [.$B$6])" office:value-type="float" office:value="2.049998" calcext:value-type="float">
            <text:p>2.049998</text:p>
          </table:table-cell>
        </table:table-row>
        <table:table-row table:style-name="ro1">
          <table:table-cell table:number-columns-repeated="2"/>
          <table:table-cell table:formula="of:=[.$B$3]*([lsm303.J239] + [.$B$2])" office:value-type="float" office:value="13.05" calcext:value-type="float">
            <text:p>13.05</text:p>
          </table:table-cell>
          <table:table-cell table:formula="of:=[.$B$5]*([lsm303.K239] + [.$B$4])" office:value-type="float" office:value="-35.12250105" calcext:value-type="float">
            <text:p>-35.12250105</text:p>
          </table:table-cell>
          <table:table-cell table:formula="of:=[.$B$7]*([lsm303.L239] + [.$B$6])" office:value-type="float" office:value="1.299998" calcext:value-type="float">
            <text:p>1.299998</text:p>
          </table:table-cell>
        </table:table-row>
        <table:table-row table:style-name="ro1">
          <table:table-cell table:number-columns-repeated="2"/>
          <table:table-cell table:formula="of:=[.$B$3]*([lsm303.J240] + [.$B$2])" office:value-type="float" office:value="12.75" calcext:value-type="float">
            <text:p>12.75</text:p>
          </table:table-cell>
          <table:table-cell table:formula="of:=[.$B$5]*([lsm303.K240] + [.$B$4])" office:value-type="float" office:value="-35.28000105" calcext:value-type="float">
            <text:p>-35.28000105</text:p>
          </table:table-cell>
          <table:table-cell table:formula="of:=[.$B$7]*([lsm303.L240] + [.$B$6])" office:value-type="float" office:value="1.299998" calcext:value-type="float">
            <text:p>1.299998</text:p>
          </table:table-cell>
        </table:table-row>
        <table:table-row table:style-name="ro1">
          <table:table-cell table:number-columns-repeated="2"/>
          <table:table-cell table:formula="of:=[.$B$3]*([lsm303.J241] + [.$B$2])" office:value-type="float" office:value="12.9" calcext:value-type="float">
            <text:p>12.9</text:p>
          </table:table-cell>
          <table:table-cell table:formula="of:=[.$B$5]*([lsm303.K241] + [.$B$4])" office:value-type="float" office:value="-35.28000105" calcext:value-type="float">
            <text:p>-35.28000105</text:p>
          </table:table-cell>
          <table:table-cell table:formula="of:=[.$B$7]*([lsm303.L241] + [.$B$6])" office:value-type="float" office:value="1.449998" calcext:value-type="float">
            <text:p>1.449998</text:p>
          </table:table-cell>
        </table:table-row>
        <table:table-row table:style-name="ro1">
          <table:table-cell table:number-columns-repeated="2"/>
          <table:table-cell table:formula="of:=[.$B$3]*([lsm303.J242] + [.$B$2])" office:value-type="float" office:value="12.45" calcext:value-type="float">
            <text:p>12.45</text:p>
          </table:table-cell>
          <table:table-cell table:formula="of:=[.$B$5]*([lsm303.K242] + [.$B$4])" office:value-type="float" office:value="-34.80750105" calcext:value-type="float">
            <text:p>-34.80750105</text:p>
          </table:table-cell>
          <table:table-cell table:formula="of:=[.$B$7]*([lsm303.L242] + [.$B$6])" office:value-type="float" office:value="1.599998" calcext:value-type="float">
            <text:p>1.599998</text:p>
          </table:table-cell>
        </table:table-row>
        <table:table-row table:style-name="ro1">
          <table:table-cell table:number-columns-repeated="2"/>
          <table:table-cell table:formula="of:=[.$B$3]*([lsm303.J243] + [.$B$2])" office:value-type="float" office:value="12.45" calcext:value-type="float">
            <text:p>12.45</text:p>
          </table:table-cell>
          <table:table-cell table:formula="of:=[.$B$5]*([lsm303.K243] + [.$B$4])" office:value-type="float" office:value="-35.28000105" calcext:value-type="float">
            <text:p>-35.28000105</text:p>
          </table:table-cell>
          <table:table-cell table:formula="of:=[.$B$7]*([lsm303.L243] + [.$B$6])" office:value-type="float" office:value="1.749998" calcext:value-type="float">
            <text:p>1.749998</text:p>
          </table:table-cell>
        </table:table-row>
        <table:table-row table:style-name="ro1">
          <table:table-cell table:number-columns-repeated="2"/>
          <table:table-cell table:formula="of:=[.$B$3]*([lsm303.J244] + [.$B$2])" office:value-type="float" office:value="13.5" calcext:value-type="float">
            <text:p>13.5</text:p>
          </table:table-cell>
          <table:table-cell table:formula="of:=[.$B$5]*([lsm303.K244] + [.$B$4])" office:value-type="float" office:value="-35.12250105" calcext:value-type="float">
            <text:p>-35.12250105</text:p>
          </table:table-cell>
          <table:table-cell table:formula="of:=[.$B$7]*([lsm303.L244] + [.$B$6])" office:value-type="float" office:value="1.299998" calcext:value-type="float">
            <text:p>1.299998</text:p>
          </table:table-cell>
        </table:table-row>
        <table:table-row table:style-name="ro1">
          <table:table-cell table:number-columns-repeated="2"/>
          <table:table-cell table:formula="of:=[.$B$3]*([lsm303.J245] + [.$B$2])" office:value-type="float" office:value="16.35" calcext:value-type="float">
            <text:p>16.35</text:p>
          </table:table-cell>
          <table:table-cell table:formula="of:=[.$B$5]*([lsm303.K245] + [.$B$4])" office:value-type="float" office:value="-33.54750105" calcext:value-type="float">
            <text:p>-33.54750105</text:p>
          </table:table-cell>
          <table:table-cell table:formula="of:=[.$B$7]*([lsm303.L245] + [.$B$6])" office:value-type="float" office:value="1.299998" calcext:value-type="float">
            <text:p>1.299998</text:p>
          </table:table-cell>
        </table:table-row>
        <table:table-row table:style-name="ro1">
          <table:table-cell table:number-columns-repeated="2"/>
          <table:table-cell table:formula="of:=[.$B$3]*([lsm303.J246] + [.$B$2])" office:value-type="float" office:value="20.4" calcext:value-type="float">
            <text:p>20.4</text:p>
          </table:table-cell>
          <table:table-cell table:formula="of:=[.$B$5]*([lsm303.K246] + [.$B$4])" office:value-type="float" office:value="-31.18500105" calcext:value-type="float">
            <text:p>-31.18500105</text:p>
          </table:table-cell>
          <table:table-cell table:formula="of:=[.$B$7]*([lsm303.L246] + [.$B$6])" office:value-type="float" office:value="0.999997999999998" calcext:value-type="float">
            <text:p>0.999997999999998</text:p>
          </table:table-cell>
        </table:table-row>
        <table:table-row table:style-name="ro1">
          <table:table-cell table:number-columns-repeated="2"/>
          <table:table-cell table:formula="of:=[.$B$3]*([lsm303.J247] + [.$B$2])" office:value-type="float" office:value="24.3" calcext:value-type="float">
            <text:p>24.3</text:p>
          </table:table-cell>
          <table:table-cell table:formula="of:=[.$B$5]*([lsm303.K247] + [.$B$4])" office:value-type="float" office:value="-29.13750105" calcext:value-type="float">
            <text:p>-29.13750105</text:p>
          </table:table-cell>
          <table:table-cell table:formula="of:=[.$B$7]*([lsm303.L247] + [.$B$6])" office:value-type="float" office:value="1.149998" calcext:value-type="float">
            <text:p>1.149998</text:p>
          </table:table-cell>
        </table:table-row>
        <table:table-row table:style-name="ro1">
          <table:table-cell table:number-columns-repeated="2"/>
          <table:table-cell table:formula="of:=[.$B$3]*([lsm303.J248] + [.$B$2])" office:value-type="float" office:value="28.350001" calcext:value-type="float">
            <text:p>28.350001</text:p>
          </table:table-cell>
          <table:table-cell table:formula="of:=[.$B$5]*([lsm303.K248] + [.$B$4])" office:value-type="float" office:value="-24.7275" calcext:value-type="float">
            <text:p>-24.7275</text:p>
          </table:table-cell>
          <table:table-cell table:formula="of:=[.$B$7]*([lsm303.L248] + [.$B$6])" office:value-type="float" office:value="0.249997999999998" calcext:value-type="float">
            <text:p>0.249997999999998</text:p>
          </table:table-cell>
        </table:table-row>
        <table:table-row table:style-name="ro1">
          <table:table-cell table:number-columns-repeated="2"/>
          <table:table-cell table:formula="of:=[.$B$3]*([lsm303.J249] + [.$B$2])" office:value-type="float" office:value="31.950001" calcext:value-type="float">
            <text:p>31.950001</text:p>
          </table:table-cell>
          <table:table-cell table:formula="of:=[.$B$5]*([lsm303.K249] + [.$B$4])" office:value-type="float" office:value="-19.845" calcext:value-type="float">
            <text:p>-19.845</text:p>
          </table:table-cell>
          <table:table-cell table:formula="of:=[.$B$7]*([lsm303.L249] + [.$B$6])" office:value-type="float" office:value="-0.800001999999999" calcext:value-type="float">
            <text:p>-0.800001999999999</text:p>
          </table:table-cell>
        </table:table-row>
        <table:table-row table:style-name="ro1">
          <table:table-cell table:number-columns-repeated="2"/>
          <table:table-cell table:formula="of:=[.$B$3]*([lsm303.J250] + [.$B$2])" office:value-type="float" office:value="35.400001" calcext:value-type="float">
            <text:p>35.400001</text:p>
          </table:table-cell>
          <table:table-cell table:formula="of:=[.$B$5]*([lsm303.K250] + [.$B$4])" office:value-type="float" office:value="-10.8675" calcext:value-type="float">
            <text:p>-10.8675</text:p>
          </table:table-cell>
          <table:table-cell table:formula="of:=[.$B$7]*([lsm303.L250] + [.$B$6])" office:value-type="float" office:value="-1.850002" calcext:value-type="float">
            <text:p>-1.850002</text:p>
          </table:table-cell>
        </table:table-row>
        <table:table-row table:style-name="ro1">
          <table:table-cell table:number-columns-repeated="2"/>
          <table:table-cell table:formula="of:=[.$B$3]*([lsm303.J251] + [.$B$2])" office:value-type="float" office:value="36.900001" calcext:value-type="float">
            <text:p>36.900001</text:p>
          </table:table-cell>
          <table:table-cell table:formula="of:=[.$B$5]*([lsm303.K251] + [.$B$4])" office:value-type="float" office:value="-2.36249895" calcext:value-type="float">
            <text:p>-2.36249895</text:p>
          </table:table-cell>
          <table:table-cell table:formula="of:=[.$B$7]*([lsm303.L251] + [.$B$6])" office:value-type="float" office:value="-3.500002" calcext:value-type="float">
            <text:p>-3.500002</text:p>
          </table:table-cell>
        </table:table-row>
        <table:table-row table:style-name="ro1">
          <table:table-cell table:number-columns-repeated="2"/>
          <table:table-cell table:formula="of:=[.$B$3]*([lsm303.J252] + [.$B$2])" office:value-type="float" office:value="36.300001" calcext:value-type="float">
            <text:p>36.300001</text:p>
          </table:table-cell>
          <table:table-cell table:formula="of:=[.$B$5]*([lsm303.K252] + [.$B$4])" office:value-type="float" office:value="4.41000105" calcext:value-type="float">
            <text:p>4.41000105</text:p>
          </table:table-cell>
          <table:table-cell table:formula="of:=[.$B$7]*([lsm303.L252] + [.$B$6])" office:value-type="float" office:value="-5.000002" calcext:value-type="float">
            <text:p>-5.000002</text:p>
          </table:table-cell>
        </table:table-row>
        <table:table-row table:style-name="ro1">
          <table:table-cell table:number-columns-repeated="2"/>
          <table:table-cell table:formula="of:=[.$B$3]*([lsm303.J253] + [.$B$2])" office:value-type="float" office:value="35.100001" calcext:value-type="float">
            <text:p>35.100001</text:p>
          </table:table-cell>
          <table:table-cell table:formula="of:=[.$B$5]*([lsm303.K253] + [.$B$4])" office:value-type="float" office:value="8.34750105" calcext:value-type="float">
            <text:p>8.34750105</text:p>
          </table:table-cell>
          <table:table-cell table:formula="of:=[.$B$7]*([lsm303.L253] + [.$B$6])" office:value-type="float" office:value="-5.150002" calcext:value-type="float">
            <text:p>-5.150002</text:p>
          </table:table-cell>
        </table:table-row>
        <table:table-row table:style-name="ro1">
          <table:table-cell table:number-columns-repeated="2"/>
          <table:table-cell table:formula="of:=[.$B$3]*([lsm303.J254] + [.$B$2])" office:value-type="float" office:value="33.900001" calcext:value-type="float">
            <text:p>33.900001</text:p>
          </table:table-cell>
          <table:table-cell table:formula="of:=[.$B$5]*([lsm303.K254] + [.$B$4])" office:value-type="float" office:value="12.28500105" calcext:value-type="float">
            <text:p>12.28500105</text:p>
          </table:table-cell>
          <table:table-cell table:formula="of:=[.$B$7]*([lsm303.L254] + [.$B$6])" office:value-type="float" office:value="-5.450002" calcext:value-type="float">
            <text:p>-5.450002</text:p>
          </table:table-cell>
        </table:table-row>
        <table:table-row table:style-name="ro1">
          <table:table-cell table:number-columns-repeated="2"/>
          <table:table-cell table:formula="of:=[.$B$3]*([lsm303.J255] + [.$B$2])" office:value-type="float" office:value="32.100001" calcext:value-type="float">
            <text:p>32.100001</text:p>
          </table:table-cell>
          <table:table-cell table:formula="of:=[.$B$5]*([lsm303.K255] + [.$B$4])" office:value-type="float" office:value="17.01000105" calcext:value-type="float">
            <text:p>17.01000105</text:p>
          </table:table-cell>
          <table:table-cell table:formula="of:=[.$B$7]*([lsm303.L255] + [.$B$6])" office:value-type="float" office:value="-5.600002" calcext:value-type="float">
            <text:p>-5.600002</text:p>
          </table:table-cell>
        </table:table-row>
        <table:table-row table:style-name="ro1">
          <table:table-cell table:number-columns-repeated="2"/>
          <table:table-cell table:formula="of:=[.$B$3]*([lsm303.J256] + [.$B$2])" office:value-type="float" office:value="28.650001" calcext:value-type="float">
            <text:p>28.650001</text:p>
          </table:table-cell>
          <table:table-cell table:formula="of:=[.$B$5]*([lsm303.K256] + [.$B$4])" office:value-type="float" office:value="22.52250105" calcext:value-type="float">
            <text:p>22.52250105</text:p>
          </table:table-cell>
          <table:table-cell table:formula="of:=[.$B$7]*([lsm303.L256] + [.$B$6])" office:value-type="float" office:value="-6.050002" calcext:value-type="float">
            <text:p>-6.050002</text:p>
          </table:table-cell>
        </table:table-row>
        <table:table-row table:style-name="ro1">
          <table:table-cell table:number-columns-repeated="2"/>
          <table:table-cell table:formula="of:=[.$B$3]*([lsm303.J257] + [.$B$2])" office:value-type="float" office:value="25.050001" calcext:value-type="float">
            <text:p>25.050001</text:p>
          </table:table-cell>
          <table:table-cell table:formula="of:=[.$B$5]*([lsm303.K257] + [.$B$4])" office:value-type="float" office:value="24.2550021" calcext:value-type="float">
            <text:p>24.2550021</text:p>
          </table:table-cell>
          <table:table-cell table:formula="of:=[.$B$7]*([lsm303.L257] + [.$B$6])" office:value-type="float" office:value="-6.050002" calcext:value-type="float">
            <text:p>-6.050002</text:p>
          </table:table-cell>
        </table:table-row>
        <table:table-row table:style-name="ro1">
          <table:table-cell table:number-columns-repeated="2"/>
          <table:table-cell table:formula="of:=[.$B$3]*([lsm303.J258] + [.$B$2])" office:value-type="float" office:value="21.9" calcext:value-type="float">
            <text:p>21.9</text:p>
          </table:table-cell>
          <table:table-cell table:formula="of:=[.$B$5]*([lsm303.K258] + [.$B$4])" office:value-type="float" office:value="27.2475021" calcext:value-type="float">
            <text:p>27.2475021</text:p>
          </table:table-cell>
          <table:table-cell table:formula="of:=[.$B$7]*([lsm303.L258] + [.$B$6])" office:value-type="float" office:value="-5.450002" calcext:value-type="float">
            <text:p>-5.450002</text:p>
          </table:table-cell>
        </table:table-row>
        <table:table-row table:style-name="ro1">
          <table:table-cell table:number-columns-repeated="2"/>
          <table:table-cell table:formula="of:=[.$B$3]*([lsm303.J259] + [.$B$2])" office:value-type="float" office:value="16.35" calcext:value-type="float">
            <text:p>16.35</text:p>
          </table:table-cell>
          <table:table-cell table:formula="of:=[.$B$5]*([lsm303.K259] + [.$B$4])" office:value-type="float" office:value="30.8700021" calcext:value-type="float">
            <text:p>30.8700021</text:p>
          </table:table-cell>
          <table:table-cell table:formula="of:=[.$B$7]*([lsm303.L259] + [.$B$6])" office:value-type="float" office:value="-4.550002" calcext:value-type="float">
            <text:p>-4.550002</text:p>
          </table:table-cell>
        </table:table-row>
        <table:table-row table:style-name="ro1">
          <table:table-cell table:number-columns-repeated="2"/>
          <table:table-cell table:formula="of:=[.$B$3]*([lsm303.J260] + [.$B$2])" office:value-type="float" office:value="13.5" calcext:value-type="float">
            <text:p>13.5</text:p>
          </table:table-cell>
          <table:table-cell table:formula="of:=[.$B$5]*([lsm303.K260] + [.$B$4])" office:value-type="float" office:value="32.6025021" calcext:value-type="float">
            <text:p>32.6025021</text:p>
          </table:table-cell>
          <table:table-cell table:formula="of:=[.$B$7]*([lsm303.L260] + [.$B$6])" office:value-type="float" office:value="-5.150002" calcext:value-type="float">
            <text:p>-5.150002</text:p>
          </table:table-cell>
        </table:table-row>
        <table:table-row table:style-name="ro1">
          <table:table-cell table:number-columns-repeated="2"/>
          <table:table-cell table:formula="of:=[.$B$3]*([lsm303.J261] + [.$B$2])" office:value-type="float" office:value="11.4" calcext:value-type="float">
            <text:p>11.4</text:p>
          </table:table-cell>
          <table:table-cell table:formula="of:=[.$B$5]*([lsm303.K261] + [.$B$4])" office:value-type="float" office:value="33.7050021" calcext:value-type="float">
            <text:p>33.7050021</text:p>
          </table:table-cell>
          <table:table-cell table:formula="of:=[.$B$7]*([lsm303.L261] + [.$B$6])" office:value-type="float" office:value="-4.850002" calcext:value-type="float">
            <text:p>-4.850002</text:p>
          </table:table-cell>
        </table:table-row>
        <table:table-row table:style-name="ro1">
          <table:table-cell table:number-columns-repeated="2"/>
          <table:table-cell table:formula="of:=[.$B$3]*([lsm303.J262] + [.$B$2])" office:value-type="float" office:value="7.35" calcext:value-type="float">
            <text:p>7.35</text:p>
          </table:table-cell>
          <table:table-cell table:formula="of:=[.$B$5]*([lsm303.K262] + [.$B$4])" office:value-type="float" office:value="35.2800021" calcext:value-type="float">
            <text:p>35.2800021</text:p>
          </table:table-cell>
          <table:table-cell table:formula="of:=[.$B$7]*([lsm303.L262] + [.$B$6])" office:value-type="float" office:value="-4.100002" calcext:value-type="float">
            <text:p>-4.100002</text:p>
          </table:table-cell>
        </table:table-row>
        <table:table-row table:style-name="ro1">
          <table:table-cell table:number-columns-repeated="2"/>
          <table:table-cell table:formula="of:=[.$B$3]*([lsm303.J263] + [.$B$2])" office:value-type="float" office:value="2.1" calcext:value-type="float">
            <text:p>2.1</text:p>
          </table:table-cell>
          <table:table-cell table:formula="of:=[.$B$5]*([lsm303.K263] + [.$B$4])" office:value-type="float" office:value="36.2250021" calcext:value-type="float">
            <text:p>36.2250021</text:p>
          </table:table-cell>
          <table:table-cell table:formula="of:=[.$B$7]*([lsm303.L263] + [.$B$6])" office:value-type="float" office:value="-3.500002" calcext:value-type="float">
            <text:p>-3.500002</text:p>
          </table:table-cell>
        </table:table-row>
        <table:table-row table:style-name="ro1">
          <table:table-cell table:number-columns-repeated="2"/>
          <table:table-cell table:formula="of:=[.$B$3]*([lsm303.J264] + [.$B$2])" office:value-type="float" office:value="-1.500001" calcext:value-type="float">
            <text:p>-1.500001</text:p>
          </table:table-cell>
          <table:table-cell table:formula="of:=[.$B$5]*([lsm303.K264] + [.$B$4])" office:value-type="float" office:value="36.3825021" calcext:value-type="float">
            <text:p>36.3825021</text:p>
          </table:table-cell>
          <table:table-cell table:formula="of:=[.$B$7]*([lsm303.L264] + [.$B$6])" office:value-type="float" office:value="-3.050002" calcext:value-type="float">
            <text:p>-3.050002</text:p>
          </table:table-cell>
        </table:table-row>
        <table:table-row table:style-name="ro1">
          <table:table-cell table:number-columns-repeated="2"/>
          <table:table-cell table:formula="of:=[.$B$3]*([lsm303.J265] + [.$B$2])" office:value-type="float" office:value="-7.050001" calcext:value-type="float">
            <text:p>-7.050001</text:p>
          </table:table-cell>
          <table:table-cell table:formula="of:=[.$B$5]*([lsm303.K265] + [.$B$4])" office:value-type="float" office:value="36.3825021" calcext:value-type="float">
            <text:p>36.3825021</text:p>
          </table:table-cell>
          <table:table-cell table:formula="of:=[.$B$7]*([lsm303.L265] + [.$B$6])" office:value-type="float" office:value="-2.600002" calcext:value-type="float">
            <text:p>-2.600002</text:p>
          </table:table-cell>
        </table:table-row>
        <table:table-row table:style-name="ro1">
          <table:table-cell table:number-columns-repeated="2"/>
          <table:table-cell table:formula="of:=[.$B$3]*([lsm303.J266] + [.$B$2])" office:value-type="float" office:value="-12.900001" calcext:value-type="float">
            <text:p>-12.900001</text:p>
          </table:table-cell>
          <table:table-cell table:formula="of:=[.$B$5]*([lsm303.K266] + [.$B$4])" office:value-type="float" office:value="35.4375021" calcext:value-type="float">
            <text:p>35.4375021</text:p>
          </table:table-cell>
          <table:table-cell table:formula="of:=[.$B$7]*([lsm303.L266] + [.$B$6])" office:value-type="float" office:value="-1.850002" calcext:value-type="float">
            <text:p>-1.850002</text:p>
          </table:table-cell>
        </table:table-row>
        <table:table-row table:style-name="ro1">
          <table:table-cell table:number-columns-repeated="2"/>
          <table:table-cell table:formula="of:=[.$B$3]*([lsm303.J267] + [.$B$2])" office:value-type="float" office:value="-18.150001" calcext:value-type="float">
            <text:p>-18.150001</text:p>
          </table:table-cell>
          <table:table-cell table:formula="of:=[.$B$5]*([lsm303.K267] + [.$B$4])" office:value-type="float" office:value="32.7600021" calcext:value-type="float">
            <text:p>32.7600021</text:p>
          </table:table-cell>
          <table:table-cell table:formula="of:=[.$B$7]*([lsm303.L267] + [.$B$6])" office:value-type="float" office:value="-2.000002" calcext:value-type="float">
            <text:p>-2.000002</text:p>
          </table:table-cell>
        </table:table-row>
        <table:table-row table:style-name="ro1">
          <table:table-cell table:number-columns-repeated="2"/>
          <table:table-cell table:formula="of:=[.$B$3]*([lsm303.J268] + [.$B$2])" office:value-type="float" office:value="-21.150001" calcext:value-type="float">
            <text:p>-21.150001</text:p>
          </table:table-cell>
          <table:table-cell table:formula="of:=[.$B$5]*([lsm303.K268] + [.$B$4])" office:value-type="float" office:value="31.0275021" calcext:value-type="float">
            <text:p>31.0275021</text:p>
          </table:table-cell>
          <table:table-cell table:formula="of:=[.$B$7]*([lsm303.L268] + [.$B$6])" office:value-type="float" office:value="-1.700002" calcext:value-type="float">
            <text:p>-1.700002</text:p>
          </table:table-cell>
        </table:table-row>
        <table:table-row table:style-name="ro1">
          <table:table-cell table:number-columns-repeated="2"/>
          <table:table-cell table:formula="of:=[.$B$3]*([lsm303.J269] + [.$B$2])" office:value-type="float" office:value="-24.750001" calcext:value-type="float">
            <text:p>-24.750001</text:p>
          </table:table-cell>
          <table:table-cell table:formula="of:=[.$B$5]*([lsm303.K269] + [.$B$4])" office:value-type="float" office:value="28.3500021" calcext:value-type="float">
            <text:p>28.3500021</text:p>
          </table:table-cell>
          <table:table-cell table:formula="of:=[.$B$7]*([lsm303.L269] + [.$B$6])" office:value-type="float" office:value="-0.950001999999998" calcext:value-type="float">
            <text:p>-0.950001999999998</text:p>
          </table:table-cell>
        </table:table-row>
        <table:table-row table:style-name="ro1">
          <table:table-cell table:number-columns-repeated="2"/>
          <table:table-cell table:formula="of:=[.$B$3]*([lsm303.J270] + [.$B$2])" office:value-type="float" office:value="-27.450002" calcext:value-type="float">
            <text:p>-27.450002</text:p>
          </table:table-cell>
          <table:table-cell table:formula="of:=[.$B$5]*([lsm303.K270] + [.$B$4])" office:value-type="float" office:value="25.6725021" calcext:value-type="float">
            <text:p>25.6725021</text:p>
          </table:table-cell>
          <table:table-cell table:formula="of:=[.$B$7]*([lsm303.L270] + [.$B$6])" office:value-type="float" office:value="-0.650002000000001" calcext:value-type="float">
            <text:p>-0.650002000000001</text:p>
          </table:table-cell>
        </table:table-row>
        <table:table-row table:style-name="ro1">
          <table:table-cell table:number-columns-repeated="2"/>
          <table:table-cell table:formula="of:=[.$B$3]*([lsm303.J271] + [.$B$2])" office:value-type="float" office:value="-30.000002" calcext:value-type="float">
            <text:p>-30.000002</text:p>
          </table:table-cell>
          <table:table-cell table:formula="of:=[.$B$5]*([lsm303.K271] + [.$B$4])" office:value-type="float" office:value="20.79000105" calcext:value-type="float">
            <text:p>20.79000105</text:p>
          </table:table-cell>
          <table:table-cell table:formula="of:=[.$B$7]*([lsm303.L271] + [.$B$6])" office:value-type="float" office:value="-0.650002000000001" calcext:value-type="float">
            <text:p>-0.650002000000001</text:p>
          </table:table-cell>
        </table:table-row>
        <table:table-row table:style-name="ro1">
          <table:table-cell table:number-columns-repeated="2"/>
          <table:table-cell table:formula="of:=[.$B$3]*([lsm303.J272] + [.$B$2])" office:value-type="float" office:value="-30.750002" calcext:value-type="float">
            <text:p>-30.750002</text:p>
          </table:table-cell>
          <table:table-cell table:formula="of:=[.$B$5]*([lsm303.K272] + [.$B$4])" office:value-type="float" office:value="21.42000105" calcext:value-type="float">
            <text:p>21.42000105</text:p>
          </table:table-cell>
          <table:table-cell table:formula="of:=[.$B$7]*([lsm303.L272] + [.$B$6])" office:value-type="float" office:value="-0.800001999999999" calcext:value-type="float">
            <text:p>-0.800001999999999</text:p>
          </table:table-cell>
        </table:table-row>
        <table:table-row table:style-name="ro1">
          <table:table-cell table:number-columns-repeated="2"/>
          <table:table-cell table:formula="of:=[.$B$3]*([lsm303.J273] + [.$B$2])" office:value-type="float" office:value="-25.350001" calcext:value-type="float">
            <text:p>-25.350001</text:p>
          </table:table-cell>
          <table:table-cell table:formula="of:=[.$B$5]*([lsm303.K273] + [.$B$4])" office:value-type="float" office:value="27.8775021" calcext:value-type="float">
            <text:p>27.8775021</text:p>
          </table:table-cell>
          <table:table-cell table:formula="of:=[.$B$7]*([lsm303.L273] + [.$B$6])" office:value-type="float" office:value="-0.950001999999998" calcext:value-type="float">
            <text:p>-0.950001999999998</text:p>
          </table:table-cell>
        </table:table-row>
        <table:table-row table:style-name="ro1">
          <table:table-cell table:number-columns-repeated="2"/>
          <table:table-cell table:formula="of:=[.$B$3]*([lsm303.J274] + [.$B$2])" office:value-type="float" office:value="-19.200001" calcext:value-type="float">
            <text:p>-19.200001</text:p>
          </table:table-cell>
          <table:table-cell table:formula="of:=[.$B$5]*([lsm303.K274] + [.$B$4])" office:value-type="float" office:value="32.1300021" calcext:value-type="float">
            <text:p>32.1300021</text:p>
          </table:table-cell>
          <table:table-cell table:formula="of:=[.$B$7]*([lsm303.L274] + [.$B$6])" office:value-type="float" office:value="-1.100002" calcext:value-type="float">
            <text:p>-1.100002</text:p>
          </table:table-cell>
        </table:table-row>
        <table:table-row table:style-name="ro1">
          <table:table-cell table:number-columns-repeated="2"/>
          <table:table-cell table:formula="of:=[.$B$3]*([lsm303.J275] + [.$B$2])" office:value-type="float" office:value="-10.950001" calcext:value-type="float">
            <text:p>-10.950001</text:p>
          </table:table-cell>
          <table:table-cell table:formula="of:=[.$B$5]*([lsm303.K275] + [.$B$4])" office:value-type="float" office:value="36.0675021" calcext:value-type="float">
            <text:p>36.0675021</text:p>
          </table:table-cell>
          <table:table-cell table:formula="of:=[.$B$7]*([lsm303.L275] + [.$B$6])" office:value-type="float" office:value="-1.400002" calcext:value-type="float">
            <text:p>-1.400002</text:p>
          </table:table-cell>
        </table:table-row>
        <table:table-row table:style-name="ro1">
          <table:table-cell table:number-columns-repeated="2"/>
          <table:table-cell table:formula="of:=[.$B$3]*([lsm303.J276] + [.$B$2])" office:value-type="float" office:value="-1.350001" calcext:value-type="float">
            <text:p>-1.350001</text:p>
          </table:table-cell>
          <table:table-cell table:formula="of:=[.$B$5]*([lsm303.K276] + [.$B$4])" office:value-type="float" office:value="36.3825021" calcext:value-type="float">
            <text:p>36.3825021</text:p>
          </table:table-cell>
          <table:table-cell table:formula="of:=[.$B$7]*([lsm303.L276] + [.$B$6])" office:value-type="float" office:value="-2.600002" calcext:value-type="float">
            <text:p>-2.600002</text:p>
          </table:table-cell>
        </table:table-row>
        <table:table-row table:style-name="ro1">
          <table:table-cell table:number-columns-repeated="2"/>
          <table:table-cell table:formula="of:=[.$B$3]*([lsm303.J277] + [.$B$2])" office:value-type="float" office:value="16.2" calcext:value-type="float">
            <text:p>16.2</text:p>
          </table:table-cell>
          <table:table-cell table:formula="of:=[.$B$5]*([lsm303.K277] + [.$B$4])" office:value-type="float" office:value="31.5000021" calcext:value-type="float">
            <text:p>31.5000021</text:p>
          </table:table-cell>
          <table:table-cell table:formula="of:=[.$B$7]*([lsm303.L277] + [.$B$6])" office:value-type="float" office:value="-5.300002" calcext:value-type="float">
            <text:p>-5.300002</text:p>
          </table:table-cell>
        </table:table-row>
        <table:table-row table:style-name="ro1">
          <table:table-cell table:number-columns-repeated="2"/>
          <table:table-cell table:formula="of:=[.$B$3]*([lsm303.J278] + [.$B$2])" office:value-type="float" office:value="27.750001" calcext:value-type="float">
            <text:p>27.750001</text:p>
          </table:table-cell>
          <table:table-cell table:formula="of:=[.$B$5]*([lsm303.K278] + [.$B$4])" office:value-type="float" office:value="22.83750105" calcext:value-type="float">
            <text:p>22.83750105</text:p>
          </table:table-cell>
          <table:table-cell table:formula="of:=[.$B$7]*([lsm303.L278] + [.$B$6])" office:value-type="float" office:value="-5.450002" calcext:value-type="float">
            <text:p>-5.450002</text:p>
          </table:table-cell>
        </table:table-row>
        <table:table-row table:style-name="ro1">
          <table:table-cell table:number-columns-repeated="2"/>
          <table:table-cell table:formula="of:=[.$B$3]*([lsm303.J279] + [.$B$2])" office:value-type="float" office:value="34.800001" calcext:value-type="float">
            <text:p>34.800001</text:p>
          </table:table-cell>
          <table:table-cell table:formula="of:=[.$B$5]*([lsm303.K279] + [.$B$4])" office:value-type="float" office:value="10.23750105" calcext:value-type="float">
            <text:p>10.23750105</text:p>
          </table:table-cell>
          <table:table-cell table:formula="of:=[.$B$7]*([lsm303.L279] + [.$B$6])" office:value-type="float" office:value="-4.700002" calcext:value-type="float">
            <text:p>-4.700002</text:p>
          </table:table-cell>
        </table:table-row>
        <table:table-row table:style-name="ro1">
          <table:table-cell table:number-columns-repeated="2"/>
          <table:table-cell table:formula="of:=[.$B$3]*([lsm303.J280] + [.$B$2])" office:value-type="float" office:value="37.200001" calcext:value-type="float">
            <text:p>37.200001</text:p>
          </table:table-cell>
          <table:table-cell table:formula="of:=[.$B$5]*([lsm303.K280] + [.$B$4])" office:value-type="float" office:value="-5.04" calcext:value-type="float">
            <text:p>-5.04</text:p>
          </table:table-cell>
          <table:table-cell table:formula="of:=[.$B$7]*([lsm303.L280] + [.$B$6])" office:value-type="float" office:value="-2.600002" calcext:value-type="float">
            <text:p>-2.600002</text:p>
          </table:table-cell>
        </table:table-row>
        <table:table-row table:style-name="ro1">
          <table:table-cell table:number-columns-repeated="2"/>
          <table:table-cell table:formula="of:=[.$B$3]*([lsm303.J281] + [.$B$2])" office:value-type="float" office:value="34.500001" calcext:value-type="float">
            <text:p>34.500001</text:p>
          </table:table-cell>
          <table:table-cell table:formula="of:=[.$B$5]*([lsm303.K281] + [.$B$4])" office:value-type="float" office:value="-13.545" calcext:value-type="float">
            <text:p>-13.545</text:p>
          </table:table-cell>
          <table:table-cell table:formula="of:=[.$B$7]*([lsm303.L281] + [.$B$6])" office:value-type="float" office:value="-1.100002" calcext:value-type="float">
            <text:p>-1.100002</text:p>
          </table:table-cell>
        </table:table-row>
        <table:table-row table:style-name="ro1">
          <table:table-cell table:number-columns-repeated="2"/>
          <table:table-cell table:formula="of:=[.$B$3]*([lsm303.J282] + [.$B$2])" office:value-type="float" office:value="29.700001" calcext:value-type="float">
            <text:p>29.700001</text:p>
          </table:table-cell>
          <table:table-cell table:formula="of:=[.$B$5]*([lsm303.K282] + [.$B$4])" office:value-type="float" office:value="-23.4675" calcext:value-type="float">
            <text:p>-23.4675</text:p>
          </table:table-cell>
          <table:table-cell table:formula="of:=[.$B$7]*([lsm303.L282] + [.$B$6])" office:value-type="float" office:value="0.0999979999999994" calcext:value-type="float">
            <text:p>0.099997999999999</text:p>
          </table:table-cell>
        </table:table-row>
        <table:table-row table:style-name="ro1">
          <table:table-cell table:number-columns-repeated="2"/>
          <table:table-cell table:formula="of:=[.$B$3]*([lsm303.J283] + [.$B$2])" office:value-type="float" office:value="27.750001" calcext:value-type="float">
            <text:p>27.750001</text:p>
          </table:table-cell>
          <table:table-cell table:formula="of:=[.$B$5]*([lsm303.K283] + [.$B$4])" office:value-type="float" office:value="-25.515" calcext:value-type="float">
            <text:p>-25.515</text:p>
          </table:table-cell>
          <table:table-cell table:formula="of:=[.$B$7]*([lsm303.L283] + [.$B$6])" office:value-type="float" office:value="-0.200001999999998" calcext:value-type="float">
            <text:p>-0.200001999999998</text:p>
          </table:table-cell>
        </table:table-row>
        <table:table-row table:style-name="ro1">
          <table:table-cell table:number-columns-repeated="2"/>
          <table:table-cell table:formula="of:=[.$B$3]*([lsm303.J284] + [.$B$2])" office:value-type="float" office:value="23.7" calcext:value-type="float">
            <text:p>23.7</text:p>
          </table:table-cell>
          <table:table-cell table:formula="of:=[.$B$5]*([lsm303.K284] + [.$B$4])" office:value-type="float" office:value="-30.08250105" calcext:value-type="float">
            <text:p>-30.08250105</text:p>
          </table:table-cell>
          <table:table-cell table:formula="of:=[.$B$7]*([lsm303.L284] + [.$B$6])" office:value-type="float" office:value="0.0999979999999994" calcext:value-type="float">
            <text:p>0.099997999999999</text:p>
          </table:table-cell>
        </table:table-row>
        <table:table-row table:style-name="ro1">
          <table:table-cell table:number-columns-repeated="2"/>
          <table:table-cell table:formula="of:=[.$B$3]*([lsm303.J285] + [.$B$2])" office:value-type="float" office:value="21.6" calcext:value-type="float">
            <text:p>21.6</text:p>
          </table:table-cell>
          <table:table-cell table:formula="of:=[.$B$5]*([lsm303.K285] + [.$B$4])" office:value-type="float" office:value="-31.18500105" calcext:value-type="float">
            <text:p>-31.18500105</text:p>
          </table:table-cell>
          <table:table-cell table:formula="of:=[.$B$7]*([lsm303.L285] + [.$B$6])" office:value-type="float" office:value="-0.0500019999999992" calcext:value-type="float">
            <text:p>-0.050001999999999</text:p>
          </table:table-cell>
        </table:table-row>
        <table:table-row table:style-name="ro1">
          <table:table-cell table:number-columns-repeated="2"/>
          <table:table-cell table:formula="of:=[.$B$3]*([lsm303.J286] + [.$B$2])" office:value-type="float" office:value="19.95" calcext:value-type="float">
            <text:p>19.95</text:p>
          </table:table-cell>
          <table:table-cell table:formula="of:=[.$B$5]*([lsm303.K286] + [.$B$4])" office:value-type="float" office:value="-31.65750105" calcext:value-type="float">
            <text:p>-31.65750105</text:p>
          </table:table-cell>
          <table:table-cell table:formula="of:=[.$B$7]*([lsm303.L286] + [.$B$6])" office:value-type="float" office:value="-0.350002000000003" calcext:value-type="float">
            <text:p>-0.350002000000003</text:p>
          </table:table-cell>
        </table:table-row>
        <table:table-row table:style-name="ro1">
          <table:table-cell table:number-columns-repeated="2"/>
          <table:table-cell table:formula="of:=[.$B$3]*([lsm303.J287] + [.$B$2])" office:value-type="float" office:value="18.9" calcext:value-type="float">
            <text:p>18.9</text:p>
          </table:table-cell>
          <table:table-cell table:formula="of:=[.$B$5]*([lsm303.K287] + [.$B$4])" office:value-type="float" office:value="-32.76000105" calcext:value-type="float">
            <text:p>-32.76000105</text:p>
          </table:table-cell>
          <table:table-cell table:formula="of:=[.$B$7]*([lsm303.L287] + [.$B$6])" office:value-type="float" office:value="-0.500002000000002" calcext:value-type="float">
            <text:p>-0.500002000000002</text:p>
          </table:table-cell>
        </table:table-row>
        <table:table-row table:style-name="ro1">
          <table:table-cell table:number-columns-repeated="2"/>
          <table:table-cell table:formula="of:=[.$B$3]*([lsm303.J288] + [.$B$2])" office:value-type="float" office:value="18.15" calcext:value-type="float">
            <text:p>18.15</text:p>
          </table:table-cell>
          <table:table-cell table:formula="of:=[.$B$5]*([lsm303.K288] + [.$B$4])" office:value-type="float" office:value="-33.07500105" calcext:value-type="float">
            <text:p>-33.07500105</text:p>
          </table:table-cell>
          <table:table-cell table:formula="of:=[.$B$7]*([lsm303.L288] + [.$B$6])" office:value-type="float" office:value="-0.200001999999998" calcext:value-type="float">
            <text:p>-0.200001999999998</text:p>
          </table:table-cell>
        </table:table-row>
        <table:table-row table:style-name="ro1">
          <table:table-cell table:number-columns-repeated="2"/>
          <table:table-cell table:formula="of:=[.$B$3]*([lsm303.J289] + [.$B$2])" office:value-type="float" office:value="17.7" calcext:value-type="float">
            <text:p>17.7</text:p>
          </table:table-cell>
          <table:table-cell table:formula="of:=[.$B$5]*([lsm303.K289] + [.$B$4])" office:value-type="float" office:value="-33.07500105" calcext:value-type="float">
            <text:p>-33.07500105</text:p>
          </table:table-cell>
          <table:table-cell table:formula="of:=[.$B$7]*([lsm303.L289] + [.$B$6])" office:value-type="float" office:value="-0.950001999999998" calcext:value-type="float">
            <text:p>-0.950001999999998</text:p>
          </table:table-cell>
        </table:table-row>
        <table:table-row table:style-name="ro1">
          <table:table-cell table:number-columns-repeated="2"/>
          <table:table-cell table:formula="of:=[.$B$3]*([lsm303.J290] + [.$B$2])" office:value-type="float" office:value="18.15" calcext:value-type="float">
            <text:p>18.15</text:p>
          </table:table-cell>
          <table:table-cell table:formula="of:=[.$B$5]*([lsm303.K290] + [.$B$4])" office:value-type="float" office:value="-32.91750105" calcext:value-type="float">
            <text:p>-32.91750105</text:p>
          </table:table-cell>
          <table:table-cell table:formula="of:=[.$B$7]*([lsm303.L290] + [.$B$6])" office:value-type="float" office:value="-0.350002000000003" calcext:value-type="float">
            <text:p>-0.350002000000003</text:p>
          </table:table-cell>
        </table:table-row>
        <table:table-row table:style-name="ro1">
          <table:table-cell table:number-columns-repeated="2"/>
          <table:table-cell table:formula="of:=[.$B$3]*([lsm303.J291] + [.$B$2])" office:value-type="float" office:value="17.85" calcext:value-type="float">
            <text:p>17.85</text:p>
          </table:table-cell>
          <table:table-cell table:formula="of:=[.$B$5]*([lsm303.K291] + [.$B$4])" office:value-type="float" office:value="-32.76000105" calcext:value-type="float">
            <text:p>-32.76000105</text:p>
          </table:table-cell>
          <table:table-cell table:formula="of:=[.$B$7]*([lsm303.L291] + [.$B$6])" office:value-type="float" office:value="-0.650002000000001" calcext:value-type="float">
            <text:p>-0.650002000000001</text:p>
          </table:table-cell>
        </table:table-row>
        <table:table-row table:style-name="ro1">
          <table:table-cell table:number-columns-repeated="2"/>
          <table:table-cell table:formula="of:=[.$B$3]*([lsm303.J292] + [.$B$2])" office:value-type="float" office:value="17.7" calcext:value-type="float">
            <text:p>17.7</text:p>
          </table:table-cell>
          <table:table-cell table:formula="of:=[.$B$5]*([lsm303.K292] + [.$B$4])" office:value-type="float" office:value="-32.76000105" calcext:value-type="float">
            <text:p>-32.76000105</text:p>
          </table:table-cell>
          <table:table-cell table:formula="of:=[.$B$7]*([lsm303.L292] + [.$B$6])" office:value-type="float" office:value="-0.500002000000002" calcext:value-type="float">
            <text:p>-0.500002000000002</text:p>
          </table:table-cell>
        </table:table-row>
        <table:table-row table:style-name="ro1">
          <table:table-cell table:number-columns-repeated="2"/>
          <table:table-cell table:formula="of:=[.$B$3]*([lsm303.J293] + [.$B$2])" office:value-type="float" office:value="18" calcext:value-type="float">
            <text:p>18</text:p>
          </table:table-cell>
          <table:table-cell table:formula="of:=[.$B$5]*([lsm303.K293] + [.$B$4])" office:value-type="float" office:value="-32.44500105" calcext:value-type="float">
            <text:p>-32.44500105</text:p>
          </table:table-cell>
          <table:table-cell table:formula="of:=[.$B$7]*([lsm303.L293] + [.$B$6])" office:value-type="float" office:value="-0.350002000000003" calcext:value-type="float">
            <text:p>-0.350002000000003</text:p>
          </table:table-cell>
        </table:table-row>
        <table:table-row table:style-name="ro1">
          <table:table-cell table:number-columns-repeated="2"/>
          <table:table-cell table:formula="of:=[.$B$3]*([lsm303.J294] + [.$B$2])" office:value-type="float" office:value="18" calcext:value-type="float">
            <text:p>18</text:p>
          </table:table-cell>
          <table:table-cell table:formula="of:=[.$B$5]*([lsm303.K294] + [.$B$4])" office:value-type="float" office:value="-32.28750105" calcext:value-type="float">
            <text:p>-32.28750105</text:p>
          </table:table-cell>
          <table:table-cell table:formula="of:=[.$B$7]*([lsm303.L294] + [.$B$6])" office:value-type="float" office:value="-0.350002000000003" calcext:value-type="float">
            <text:p>-0.350002000000003</text:p>
          </table:table-cell>
        </table:table-row>
        <table:table-row table:style-name="ro1">
          <table:table-cell table:number-columns-repeated="2"/>
          <table:table-cell table:formula="of:=[.$B$3]*([lsm303.J295] + [.$B$2])" office:value-type="float" office:value="18" calcext:value-type="float">
            <text:p>18</text:p>
          </table:table-cell>
          <table:table-cell table:formula="of:=[.$B$5]*([lsm303.K295] + [.$B$4])" office:value-type="float" office:value="-32.60250105" calcext:value-type="float">
            <text:p>-32.60250105</text:p>
          </table:table-cell>
          <table:table-cell table:formula="of:=[.$B$7]*([lsm303.L295] + [.$B$6])" office:value-type="float" office:value="-0.200001999999998" calcext:value-type="float">
            <text:p>-0.200001999999998</text:p>
          </table:table-cell>
        </table:table-row>
      </table:table>
      <table:table table:name="accelerometer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3">00/00/0000</text:date>, <text:time style:data-style-name="N2" text:time-value="12:32:53.7769958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3T12:54:01.585836028</dc:date>
    <meta:editing-duration>PT23M34S</meta:editing-duration>
    <meta:editing-cycles>4</meta:editing-cycles>
    <meta:generator>LibreOffice/6.2.6.2$MacOSX_X86_64 LibreOffice_project/684e730861356e74889dfe6dbddd3562aae2e6ad</meta:generator>
    <meta:document-statistic meta:table-count="3" meta:cell-count="502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14.314cm" xlink:href=".." xlink:type="simple" chart:class="chart:scatter" chart:style-name="ch1">
        <chart:title svg:x="7.022cm" svg:y="0.422cm" chart:style-name="ch2">
          <text:p>Mag X-Y</text:p>
        </chart:title>
        <chart:plot-area chart:style-name="ch3" table:cell-range-address="magnetometer.C2:magnetometer.D295 magnetometer.D1:magnetometer.D1" chart:data-source-has-labels="row" svg:x="0.32cm" svg:y="1.495cm" svg:width="15.361cm" svg:height="12.533cm">
          <chartooo:coordinate-region svg:x="0.584cm" svg:y="1.692cm" svg:width="14.891cm" svg:height="12.14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gnetometer.D2:magnetometer.D295" chart:label-cell-address="magnetometer.D1:magnetometer.D1" chart:class="chart:scatter">
            <chart:domain table:cell-range-address="magnetometer.C2:magnetometer.C295"/>
            <chart:data-point chart:repeated="2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ew MagY</text:p>
                <draw:g>
                  <svg:desc>magnetometer.D1:magnetometer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1">
                <text:p>23.1</text:p>
                <draw:g>
                  <svg:desc>magnetometer.C2:magnetometer.C295</svg:desc>
                </draw:g>
              </table:table-cell>
              <table:table-cell office:value-type="float" office:value="-31.34250105">
                <text:p>-31.34250105</text:p>
                <draw:g>
                  <svg:desc>magnetometer.D2:magnetometer.D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">
                <text:p>23.1</text:p>
              </table:table-cell>
              <table:table-cell office:value-type="float" office:value="-31.34250105">
                <text:p>-31.34250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">
                <text:p>23.1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1">
                <text:p>23.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1">
                <text:p>23.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65">
                <text:p>22.65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5">
                <text:p>22.95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4">
                <text:p>23.4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55">
                <text:p>23.55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5">
                <text:p>23.85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3">
                <text:p>24.3</text:p>
              </table:table-cell>
              <table:table-cell office:value-type="float" office:value="-29.45250105">
                <text:p>-29.452501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100001">
                <text:p>26.100001</text:p>
              </table:table-cell>
              <table:table-cell office:value-type="float" office:value="-28.98000105">
                <text:p>-28.980001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450001">
                <text:p>27.450001</text:p>
              </table:table-cell>
              <table:table-cell office:value-type="float" office:value="-27.5625">
                <text:p>-27.5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100001">
                <text:p>29.100001</text:p>
              </table:table-cell>
              <table:table-cell office:value-type="float" office:value="-26.145">
                <text:p>-26.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450001">
                <text:p>30.450001</text:p>
              </table:table-cell>
              <table:table-cell office:value-type="float" office:value="-24.0975">
                <text:p>-24.09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100001">
                <text:p>32.100001</text:p>
              </table:table-cell>
              <table:table-cell office:value-type="float" office:value="-22.995">
                <text:p>-22.9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50001">
                <text:p>33.750001</text:p>
              </table:table-cell>
              <table:table-cell office:value-type="float" office:value="-21.2625">
                <text:p>-21.2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250001">
                <text:p>35.250001</text:p>
              </table:table-cell>
              <table:table-cell office:value-type="float" office:value="-16.8525">
                <text:p>-16.85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300001">
                <text:p>36.300001</text:p>
              </table:table-cell>
              <table:table-cell office:value-type="float" office:value="-11.1825">
                <text:p>-11.18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950001">
                <text:p>37.950001</text:p>
              </table:table-cell>
              <table:table-cell office:value-type="float" office:value="-5.355">
                <text:p>-5.3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600001">
                <text:p>36.600001</text:p>
              </table:table-cell>
              <table:table-cell office:value-type="float" office:value="2.04750105">
                <text:p>2.047501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300001">
                <text:p>36.300001</text:p>
              </table:table-cell>
              <table:table-cell office:value-type="float" office:value="6.30000105">
                <text:p>6.300001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950001">
                <text:p>34.950001</text:p>
              </table:table-cell>
              <table:table-cell office:value-type="float" office:value="9.60750105">
                <text:p>9.607501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600001">
                <text:p>33.600001</text:p>
              </table:table-cell>
              <table:table-cell office:value-type="float" office:value="12.60000105">
                <text:p>12.60000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050001">
                <text:p>31.050001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000001">
                <text:p>27.000001</text:p>
              </table:table-cell>
              <table:table-cell office:value-type="float" office:value="20.94750105">
                <text:p>20.947501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8">
                <text:p>22.8</text:p>
              </table:table-cell>
              <table:table-cell office:value-type="float" office:value="25.6725021">
                <text:p>25.67250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8">
                <text:p>19.8</text:p>
              </table:table-cell>
              <table:table-cell office:value-type="float" office:value="28.5075021">
                <text:p>28.5075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05">
                <text:p>16.05</text:p>
              </table:table-cell>
              <table:table-cell office:value-type="float" office:value="30.8700021">
                <text:p>30.87000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15">
                <text:p>12.15</text:p>
              </table:table-cell>
              <table:table-cell office:value-type="float" office:value="31.9725021">
                <text:p>31.9725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55">
                <text:p>8.55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">
                <text:p>6.3</text:p>
              </table:table-cell>
              <table:table-cell office:value-type="float" office:value="34.3350021">
                <text:p>34.33500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">
                <text:p>2.7</text:p>
              </table:table-cell>
              <table:table-cell office:value-type="float" office:value="34.8075021">
                <text:p>34.80750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00001">
                <text:p>-1.200001</text:p>
              </table:table-cell>
              <table:table-cell office:value-type="float" office:value="35.4375021">
                <text:p>35.43750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.350001">
                <text:p>-7.350001</text:p>
              </table:table-cell>
              <table:table-cell office:value-type="float" office:value="35.2800021">
                <text:p>35.2800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.100001">
                <text:p>-11.100001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400001">
                <text:p>-14.400001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.850001">
                <text:p>-17.850001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.600001">
                <text:p>-21.600001</text:p>
              </table:table-cell>
              <table:table-cell office:value-type="float" office:value="29.7675021">
                <text:p>29.7675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5.350001">
                <text:p>-25.350001</text:p>
              </table:table-cell>
              <table:table-cell office:value-type="float" office:value="27.5625021">
                <text:p>27.56250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7.450002">
                <text:p>-27.450002</text:p>
              </table:table-cell>
              <table:table-cell office:value-type="float" office:value="25.0425021">
                <text:p>25.04250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1.500002">
                <text:p>-31.500002</text:p>
              </table:table-cell>
              <table:table-cell office:value-type="float" office:value="20.63250105">
                <text:p>20.632501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.050002">
                <text:p>-34.050002</text:p>
              </table:table-cell>
              <table:table-cell office:value-type="float" office:value="17.16750105">
                <text:p>17.16750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5.250002">
                <text:p>-35.250002</text:p>
              </table:table-cell>
              <table:table-cell office:value-type="float" office:value="14.33250105">
                <text:p>14.332501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.950002">
                <text:p>-34.950002</text:p>
              </table:table-cell>
              <table:table-cell office:value-type="float" office:value="14.64750105">
                <text:p>14.647501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5.100002">
                <text:p>-35.100002</text:p>
              </table:table-cell>
              <table:table-cell office:value-type="float" office:value="14.01750105">
                <text:p>14.017501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4.800002">
                <text:p>-34.800002</text:p>
              </table:table-cell>
              <table:table-cell office:value-type="float" office:value="14.17500105">
                <text:p>14.175001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4.950002">
                <text:p>-34.950002</text:p>
              </table:table-cell>
              <table:table-cell office:value-type="float" office:value="14.33250105">
                <text:p>14.332501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5.400002">
                <text:p>-35.400002</text:p>
              </table:table-cell>
              <table:table-cell office:value-type="float" office:value="12.44250105">
                <text:p>12.442501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6.600002">
                <text:p>-36.600002</text:p>
              </table:table-cell>
              <table:table-cell office:value-type="float" office:value="8.66250105">
                <text:p>8.662501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6.900002">
                <text:p>-36.900002</text:p>
              </table:table-cell>
              <table:table-cell office:value-type="float" office:value="3.62250105">
                <text:p>3.622501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7.200002">
                <text:p>-37.200002</text:p>
              </table:table-cell>
              <table:table-cell office:value-type="float" office:value="-2.04749895">
                <text:p>-2.047498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6.900002">
                <text:p>-36.900002</text:p>
              </table:table-cell>
              <table:table-cell office:value-type="float" office:value="-4.5675">
                <text:p>-4.56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6.600002">
                <text:p>-36.600002</text:p>
              </table:table-cell>
              <table:table-cell office:value-type="float" office:value="-8.19">
                <text:p>-8.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5.400002">
                <text:p>-35.400002</text:p>
              </table:table-cell>
              <table:table-cell office:value-type="float" office:value="-11.8125">
                <text:p>-11.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4.050002">
                <text:p>-34.050002</text:p>
              </table:table-cell>
              <table:table-cell office:value-type="float" office:value="-15.435">
                <text:p>-15.4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1.950002">
                <text:p>-31.950002</text:p>
              </table:table-cell>
              <table:table-cell office:value-type="float" office:value="-18.4275">
                <text:p>-18.42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0.600002">
                <text:p>-30.600002</text:p>
              </table:table-cell>
              <table:table-cell office:value-type="float" office:value="-20.0025">
                <text:p>-20.00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8.350002">
                <text:p>-28.350002</text:p>
              </table:table-cell>
              <table:table-cell office:value-type="float" office:value="-22.8375">
                <text:p>-22.83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.950002">
                <text:p>-25.950002</text:p>
              </table:table-cell>
              <table:table-cell office:value-type="float" office:value="-25.9875">
                <text:p>-25.98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2.800001">
                <text:p>-22.800001</text:p>
              </table:table-cell>
              <table:table-cell office:value-type="float" office:value="-29.29500105">
                <text:p>-29.295001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9.800001">
                <text:p>-19.800001</text:p>
              </table:table-cell>
              <table:table-cell office:value-type="float" office:value="-31.97250105">
                <text:p>-31.972501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7.100001">
                <text:p>-17.100001</text:p>
              </table:table-cell>
              <table:table-cell office:value-type="float" office:value="-33.39000105">
                <text:p>-33.39000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700001">
                <text:p>-11.700001</text:p>
              </table:table-cell>
              <table:table-cell office:value-type="float" office:value="-36.06750105">
                <text:p>-36.067501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150001">
                <text:p>-9.150001</text:p>
              </table:table-cell>
              <table:table-cell office:value-type="float" office:value="-37.80000105">
                <text:p>-37.800001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200001">
                <text:p>-7.200001</text:p>
              </table:table-cell>
              <table:table-cell office:value-type="float" office:value="-38.58750105">
                <text:p>-38.587501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550001">
                <text:p>-5.550001</text:p>
              </table:table-cell>
              <table:table-cell office:value-type="float" office:value="-38.27250105">
                <text:p>-38.27250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200001">
                <text:p>-4.200001</text:p>
              </table:table-cell>
              <table:table-cell office:value-type="float" office:value="-38.74500105">
                <text:p>-38.745001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50001">
                <text:p>-1.650001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">
                <text:p>1.5</text:p>
              </table:table-cell>
              <table:table-cell office:value-type="float" office:value="-39.37500105">
                <text:p>-39.375001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45">
                <text:p>6.45</text:p>
              </table:table-cell>
              <table:table-cell office:value-type="float" office:value="-40.32000105">
                <text:p>-40.32000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55">
                <text:p>11.55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3">
                <text:p>15.3</text:p>
              </table:table-cell>
              <table:table-cell office:value-type="float" office:value="-38.74500105">
                <text:p>-38.745001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95">
                <text:p>16.95</text:p>
              </table:table-cell>
              <table:table-cell office:value-type="float" office:value="-36.54000105">
                <text:p>-36.540001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5">
                <text:p>19.5</text:p>
              </table:table-cell>
              <table:table-cell office:value-type="float" office:value="-34.65000105">
                <text:p>-34.650001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45">
                <text:p>21.45</text:p>
              </table:table-cell>
              <table:table-cell office:value-type="float" office:value="-33.39000105">
                <text:p>-33.39000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45">
                <text:p>24.45</text:p>
              </table:table-cell>
              <table:table-cell office:value-type="float" office:value="-32.28750105">
                <text:p>-32.28750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950001">
                <text:p>25.95000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650001">
                <text:p>28.650001</text:p>
              </table:table-cell>
              <table:table-cell office:value-type="float" office:value="-27.2475">
                <text:p>-27.24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200001">
                <text:p>31.200001</text:p>
              </table:table-cell>
              <table:table-cell office:value-type="float" office:value="-23.1525">
                <text:p>-23.15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450001">
                <text:p>33.450001</text:p>
              </table:table-cell>
              <table:table-cell office:value-type="float" office:value="-18.7425">
                <text:p>-18.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200001">
                <text:p>34.200001</text:p>
              </table:table-cell>
              <table:table-cell office:value-type="float" office:value="-15.5925">
                <text:p>-15.59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850001">
                <text:p>35.850001</text:p>
              </table:table-cell>
              <table:table-cell office:value-type="float" office:value="-13.0725">
                <text:p>-13.07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850001">
                <text:p>35.850001</text:p>
              </table:table-cell>
              <table:table-cell office:value-type="float" office:value="-9.6075">
                <text:p>-9.60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150001">
                <text:p>36.150001</text:p>
              </table:table-cell>
              <table:table-cell office:value-type="float" office:value="-6.4575">
                <text:p>-6.45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300001">
                <text:p>36.300001</text:p>
              </table:table-cell>
              <table:table-cell office:value-type="float" office:value="-4.8825">
                <text:p>-4.88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000001">
                <text:p>36.000001</text:p>
              </table:table-cell>
              <table:table-cell office:value-type="float" office:value="-2.9925">
                <text:p>-2.99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.300001">
                <text:p>36.300001</text:p>
              </table:table-cell>
              <table:table-cell office:value-type="float" office:value="-3.3075">
                <text:p>-3.30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.450001">
                <text:p>36.450001</text:p>
              </table:table-cell>
              <table:table-cell office:value-type="float" office:value="-9.45">
                <text:p>-9.4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550001">
                <text:p>35.550001</text:p>
              </table:table-cell>
              <table:table-cell office:value-type="float" office:value="-13.86">
                <text:p>-13.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600001">
                <text:p>33.600001</text:p>
              </table:table-cell>
              <table:table-cell office:value-type="float" office:value="-19.6875">
                <text:p>-19.6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000001">
                <text:p>30.000001</text:p>
              </table:table-cell>
              <table:table-cell office:value-type="float" office:value="-26.775">
                <text:p>-26.7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3">
                <text:p>24.3</text:p>
              </table:table-cell>
              <table:table-cell office:value-type="float" office:value="-31.81500105">
                <text:p>-31.815001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3">
                <text:p>21.3</text:p>
              </table:table-cell>
              <table:table-cell office:value-type="float" office:value="-34.33500105">
                <text:p>-34.33500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25">
                <text:p>17.25</text:p>
              </table:table-cell>
              <table:table-cell office:value-type="float" office:value="-36.69750105">
                <text:p>-36.697501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">
                <text:p>11.7</text:p>
              </table:table-cell>
              <table:table-cell office:value-type="float" office:value="-39.21750105">
                <text:p>-39.217501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">
                <text:p>4.5</text:p>
              </table:table-cell>
              <table:table-cell office:value-type="float" office:value="-40.95000105">
                <text:p>-40.950001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750000999999999">
                <text:p>-0.750000999999999</text:p>
              </table:table-cell>
              <table:table-cell office:value-type="float" office:value="-39.53250105">
                <text:p>-39.5325010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.250001">
                <text:p>-8.250001</text:p>
              </table:table-cell>
              <table:table-cell office:value-type="float" office:value="-38.58750105">
                <text:p>-38.587501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6.200001">
                <text:p>-16.200001</text:p>
              </table:table-cell>
              <table:table-cell office:value-type="float" office:value="-37.64250105">
                <text:p>-37.642501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3.550001">
                <text:p>-23.550001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3.400001">
                <text:p>-23.400001</text:p>
              </table:table-cell>
              <table:table-cell office:value-type="float" office:value="-30.71250105">
                <text:p>-30.71250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3.250001">
                <text:p>-23.250001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3.250001">
                <text:p>-23.250001</text:p>
              </table:table-cell>
              <table:table-cell office:value-type="float" office:value="-30.08250105">
                <text:p>-30.082501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3.850001">
                <text:p>-23.850001</text:p>
              </table:table-cell>
              <table:table-cell office:value-type="float" office:value="-30.39750105">
                <text:p>-30.397501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4.000001">
                <text:p>-24.000001</text:p>
              </table:table-cell>
              <table:table-cell office:value-type="float" office:value="-29.76750105">
                <text:p>-29.767501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6.250002">
                <text:p>-26.250002</text:p>
              </table:table-cell>
              <table:table-cell office:value-type="float" office:value="-28.035">
                <text:p>-28.0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0.150002">
                <text:p>-30.150002</text:p>
              </table:table-cell>
              <table:table-cell office:value-type="float" office:value="-22.8375">
                <text:p>-22.8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3.300002">
                <text:p>-33.300002</text:p>
              </table:table-cell>
              <table:table-cell office:value-type="float" office:value="-17.1675">
                <text:p>-17.16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.350002">
                <text:p>-34.350002</text:p>
              </table:table-cell>
              <table:table-cell office:value-type="float" office:value="-14.0175">
                <text:p>-14.01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5.850002">
                <text:p>-35.850002</text:p>
              </table:table-cell>
              <table:table-cell office:value-type="float" office:value="-9.6075">
                <text:p>-9.6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6.750002">
                <text:p>-36.750002</text:p>
              </table:table-cell>
              <table:table-cell office:value-type="float" office:value="-5.355">
                <text:p>-5.35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8.100002">
                <text:p>-38.100002</text:p>
              </table:table-cell>
              <table:table-cell office:value-type="float" office:value="-0.787498950000001">
                <text:p>-0.78749895000000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7.500002">
                <text:p>-37.500002</text:p>
              </table:table-cell>
              <table:table-cell office:value-type="float" office:value="3.93750105">
                <text:p>3.9375010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6.750002">
                <text:p>-36.750002</text:p>
              </table:table-cell>
              <table:table-cell office:value-type="float" office:value="8.82000105">
                <text:p>8.820001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5.700002">
                <text:p>-35.700002</text:p>
              </table:table-cell>
              <table:table-cell office:value-type="float" office:value="11.49750105">
                <text:p>11.497501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3.900002">
                <text:p>-33.900002</text:p>
              </table:table-cell>
              <table:table-cell office:value-type="float" office:value="16.53750105">
                <text:p>16.537501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1.800002">
                <text:p>-31.800002</text:p>
              </table:table-cell>
              <table:table-cell office:value-type="float" office:value="20.63250105">
                <text:p>20.632501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8.650002">
                <text:p>-28.650002</text:p>
              </table:table-cell>
              <table:table-cell office:value-type="float" office:value="24.4125021">
                <text:p>24.41250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3.700001">
                <text:p>-23.700001</text:p>
              </table:table-cell>
              <table:table-cell office:value-type="float" office:value="28.1925021">
                <text:p>28.19250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.350001">
                <text:p>-16.350001</text:p>
              </table:table-cell>
              <table:table-cell office:value-type="float" office:value="32.6025021">
                <text:p>32.60250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4.700001">
                <text:p>-14.700001</text:p>
              </table:table-cell>
              <table:table-cell office:value-type="float" office:value="33.2325021">
                <text:p>33.232502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950001">
                <text:p>-7.950001</text:p>
              </table:table-cell>
              <table:table-cell office:value-type="float" office:value="35.9100021">
                <text:p>35.91000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650001">
                <text:p>-1.650001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">
                <text:p>5.7</text:p>
              </table:table-cell>
              <table:table-cell office:value-type="float" office:value="35.9100021">
                <text:p>35.910002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6">
                <text:p>9.6</text:p>
              </table:table-cell>
              <table:table-cell office:value-type="float" office:value="33.8625021">
                <text:p>33.86250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9">
                <text:p>9.9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9">
                <text:p>9.9</text:p>
              </table:table-cell>
              <table:table-cell office:value-type="float" office:value="33.8625021">
                <text:p>33.86250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75">
                <text:p>9.75</text:p>
              </table:table-cell>
              <table:table-cell office:value-type="float" office:value="33.8625021">
                <text:p>33.862502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05">
                <text:p>10.05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5">
                <text:p>10.5</text:p>
              </table:table-cell>
              <table:table-cell office:value-type="float" office:value="34.1775021">
                <text:p>34.17750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95">
                <text:p>10.95</text:p>
              </table:table-cell>
              <table:table-cell office:value-type="float" office:value="33.3900021">
                <text:p>33.39000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9">
                <text:p>15.9</text:p>
              </table:table-cell>
              <table:table-cell office:value-type="float" office:value="31.3425021">
                <text:p>31.34250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95">
                <text:p>19.95</text:p>
              </table:table-cell>
              <table:table-cell office:value-type="float" office:value="29.1375021">
                <text:p>29.1375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900001">
                <text:p>24.900001</text:p>
              </table:table-cell>
              <table:table-cell office:value-type="float" office:value="25.3575021">
                <text:p>25.357502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750001">
                <text:p>27.750001</text:p>
              </table:table-cell>
              <table:table-cell office:value-type="float" office:value="21.57750105">
                <text:p>21.577501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850001">
                <text:p>29.850001</text:p>
              </table:table-cell>
              <table:table-cell office:value-type="float" office:value="18.27000105">
                <text:p>18.270001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.500001">
                <text:p>31.500001</text:p>
              </table:table-cell>
              <table:table-cell office:value-type="float" office:value="15.59250105">
                <text:p>15.5925010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.900001">
                <text:p>33.900001</text:p>
              </table:table-cell>
              <table:table-cell office:value-type="float" office:value="11.02500105">
                <text:p>11.0250010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700001">
                <text:p>35.700001</text:p>
              </table:table-cell>
              <table:table-cell office:value-type="float" office:value="7.24500105">
                <text:p>7.245001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.600001">
                <text:p>36.600001</text:p>
              </table:table-cell>
              <table:table-cell office:value-type="float" office:value="3.15000105">
                <text:p>3.15000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.900001">
                <text:p>36.900001</text:p>
              </table:table-cell>
              <table:table-cell office:value-type="float" office:value="0.94500105">
                <text:p>0.9450010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.050001">
                <text:p>37.050001</text:p>
              </table:table-cell>
              <table:table-cell office:value-type="float" office:value="-1.73249895">
                <text:p>-1.732498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.200001">
                <text:p>37.200001</text:p>
              </table:table-cell>
              <table:table-cell office:value-type="float" office:value="-5.985">
                <text:p>-5.9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450001">
                <text:p>36.450001</text:p>
              </table:table-cell>
              <table:table-cell office:value-type="float" office:value="-8.6625">
                <text:p>-8.6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150001">
                <text:p>36.150001</text:p>
              </table:table-cell>
              <table:table-cell office:value-type="float" office:value="-13.23">
                <text:p>-13.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.500001">
                <text:p>34.500001</text:p>
              </table:table-cell>
              <table:table-cell office:value-type="float" office:value="-16.8525">
                <text:p>-16.85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250001">
                <text:p>32.250001</text:p>
              </table:table-cell>
              <table:table-cell office:value-type="float" office:value="-20.79">
                <text:p>-20.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000001">
                <text:p>30.000001</text:p>
              </table:table-cell>
              <table:table-cell office:value-type="float" office:value="-24.57">
                <text:p>-24.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.300001">
                <text:p>27.300001</text:p>
              </table:table-cell>
              <table:table-cell office:value-type="float" office:value="-27.2475">
                <text:p>-27.24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350001">
                <text:p>25.350001</text:p>
              </table:table-cell>
              <table:table-cell office:value-type="float" office:value="-29.61000105">
                <text:p>-29.610001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2">
                <text:p>22.2</text:p>
              </table:table-cell>
              <table:table-cell office:value-type="float" office:value="-31.97250105">
                <text:p>-31.972501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7">
                <text:p>20.7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2">
                <text:p>16.2</text:p>
              </table:table-cell>
              <table:table-cell office:value-type="float" office:value="-35.75250105">
                <text:p>-35.752501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15">
                <text:p>12.15</text:p>
              </table:table-cell>
              <table:table-cell office:value-type="float" office:value="-36.69750105">
                <text:p>-36.697501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55">
                <text:p>8.55</text:p>
              </table:table-cell>
              <table:table-cell office:value-type="float" office:value="-38.11500105">
                <text:p>-38.11500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5">
                <text:p>5.85</text:p>
              </table:table-cell>
              <table:table-cell office:value-type="float" office:value="-38.43000105">
                <text:p>-38.43000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">
                <text:p>1.2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550001">
                <text:p>-2.550001</text:p>
              </table:table-cell>
              <table:table-cell office:value-type="float" office:value="-38.90250105">
                <text:p>-38.902501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350001">
                <text:p>-7.350001</text:p>
              </table:table-cell>
              <table:table-cell office:value-type="float" office:value="-38.27250105">
                <text:p>-38.2725010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.900001">
                <text:p>-9.900001</text:p>
              </table:table-cell>
              <table:table-cell office:value-type="float" office:value="-37.32750105">
                <text:p>-37.327501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5.150001">
                <text:p>-15.150001</text:p>
              </table:table-cell>
              <table:table-cell office:value-type="float" office:value="-35.59500105">
                <text:p>-35.595001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350001">
                <text:p>-19.350001</text:p>
              </table:table-cell>
              <table:table-cell office:value-type="float" office:value="-33.23250105">
                <text:p>-33.232501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1.600001">
                <text:p>-21.600001</text:p>
              </table:table-cell>
              <table:table-cell office:value-type="float" office:value="-31.02750105">
                <text:p>-31.0275010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4.000001">
                <text:p>-24.000001</text:p>
              </table:table-cell>
              <table:table-cell office:value-type="float" office:value="-29.92500105">
                <text:p>-29.9250010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6.550002">
                <text:p>-26.550002</text:p>
              </table:table-cell>
              <table:table-cell office:value-type="float" office:value="-27.405">
                <text:p>-27.4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9.100002">
                <text:p>-29.100002</text:p>
              </table:table-cell>
              <table:table-cell office:value-type="float" office:value="-24.4125">
                <text:p>-24.41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1.500002">
                <text:p>-31.500002</text:p>
              </table:table-cell>
              <table:table-cell office:value-type="float" office:value="-21.105">
                <text:p>-21.1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2.100002">
                <text:p>-32.100002</text:p>
              </table:table-cell>
              <table:table-cell office:value-type="float" office:value="-19.3725">
                <text:p>-19.37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3.600002">
                <text:p>-33.600002</text:p>
              </table:table-cell>
              <table:table-cell office:value-type="float" office:value="-17.1675">
                <text:p>-17.16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4.650002">
                <text:p>-34.650002</text:p>
              </table:table-cell>
              <table:table-cell office:value-type="float" office:value="-15.5925">
                <text:p>-15.59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5.550002">
                <text:p>-35.550002</text:p>
              </table:table-cell>
              <table:table-cell office:value-type="float" office:value="-14.0175">
                <text:p>-14.01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6.300002">
                <text:p>-36.300002</text:p>
              </table:table-cell>
              <table:table-cell office:value-type="float" office:value="-11.655">
                <text:p>-11.6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7.050002">
                <text:p>-37.050002</text:p>
              </table:table-cell>
              <table:table-cell office:value-type="float" office:value="-8.9775">
                <text:p>-8.977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6.93">
                <text:p>-6.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8.400002">
                <text:p>-38.400002</text:p>
              </table:table-cell>
              <table:table-cell office:value-type="float" office:value="-4.2525">
                <text:p>-4.25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8.850002">
                <text:p>-38.850002</text:p>
              </table:table-cell>
              <table:table-cell office:value-type="float" office:value="-1.25999895">
                <text:p>-1.2599989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9.450002">
                <text:p>-39.450002</text:p>
              </table:table-cell>
              <table:table-cell office:value-type="float" office:value="0.630001050000001">
                <text:p>0.6300010500000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1.100002">
                <text:p>-41.100002</text:p>
              </table:table-cell>
              <table:table-cell office:value-type="float" office:value="3.78000105">
                <text:p>3.78000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2.750002">
                <text:p>-42.750002</text:p>
              </table:table-cell>
              <table:table-cell office:value-type="float" office:value="7.08750105">
                <text:p>7.08750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3.650002">
                <text:p>-43.650002</text:p>
              </table:table-cell>
              <table:table-cell office:value-type="float" office:value="10.71000105">
                <text:p>10.710001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7.100002">
                <text:p>-47.100002</text:p>
              </table:table-cell>
              <table:table-cell office:value-type="float" office:value="16.22250105">
                <text:p>16.222501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7.850002">
                <text:p>-47.850002</text:p>
              </table:table-cell>
              <table:table-cell office:value-type="float" office:value="22.36500105">
                <text:p>22.3650010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5.300002">
                <text:p>-45.300002</text:p>
              </table:table-cell>
              <table:table-cell office:value-type="float" office:value="30.5550021">
                <text:p>30.55500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1.250002">
                <text:p>-41.250002</text:p>
              </table:table-cell>
              <table:table-cell office:value-type="float" office:value="36.8550021">
                <text:p>36.85500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3.300002">
                <text:p>-33.300002</text:p>
              </table:table-cell>
              <table:table-cell office:value-type="float" office:value="41.8950021">
                <text:p>41.89500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6.400002">
                <text:p>-26.400002</text:p>
              </table:table-cell>
              <table:table-cell office:value-type="float" office:value="45.2025021">
                <text:p>45.20250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8.600001">
                <text:p>-18.600001</text:p>
              </table:table-cell>
              <table:table-cell office:value-type="float" office:value="47.7225021">
                <text:p>47.722502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2.600001">
                <text:p>-12.600001</text:p>
              </table:table-cell>
              <table:table-cell office:value-type="float" office:value="48.0375021">
                <text:p>48.03750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250001">
                <text:p>-5.250001</text:p>
              </table:table-cell>
              <table:table-cell office:value-type="float" office:value="47.5650021">
                <text:p>47.565002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">
                <text:p>0.15</text:p>
              </table:table-cell>
              <table:table-cell office:value-type="float" office:value="45.6750021">
                <text:p>45.675002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1">
                <text:p>2.1</text:p>
              </table:table-cell>
              <table:table-cell office:value-type="float" office:value="43.9425021">
                <text:p>43.94250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5">
                <text:p>4.35</text:p>
              </table:table-cell>
              <table:table-cell office:value-type="float" office:value="42.2100021">
                <text:p>42.21000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55">
                <text:p>5.55</text:p>
              </table:table-cell>
              <table:table-cell office:value-type="float" office:value="40.9500021">
                <text:p>40.95000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3">
                <text:p>3.3</text:p>
              </table:table-cell>
              <table:table-cell office:value-type="float" office:value="42.0525021">
                <text:p>42.052502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">
                <text:p>2.4</text:p>
              </table:table-cell>
              <table:table-cell office:value-type="float" office:value="42.2100021">
                <text:p>42.21000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5">
                <text:p>1.95</text:p>
              </table:table-cell>
              <table:table-cell office:value-type="float" office:value="42.5250021">
                <text:p>42.5250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">
                <text:p>2.4</text:p>
              </table:table-cell>
              <table:table-cell office:value-type="float" office:value="42.3675021">
                <text:p>42.36750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41.2650021">
                <text:p>41.265002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5">
                <text:p>4.95</text:p>
              </table:table-cell>
              <table:table-cell office:value-type="float" office:value="39.6900021">
                <text:p>39.690002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1">
                <text:p>8.1</text:p>
              </table:table-cell>
              <table:table-cell office:value-type="float" office:value="38.2725021">
                <text:p>38.272502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95">
                <text:p>10.95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.75">
                <text:p>15.75</text:p>
              </table:table-cell>
              <table:table-cell office:value-type="float" office:value="33.2325021">
                <text:p>33.232502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6">
                <text:p>18.6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5">
                <text:p>22.5</text:p>
              </table:table-cell>
              <table:table-cell office:value-type="float" office:value="28.9800021">
                <text:p>28.98000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200001">
                <text:p>25.200001</text:p>
              </table:table-cell>
              <table:table-cell office:value-type="float" office:value="26.4600021">
                <text:p>26.460002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900001">
                <text:p>27.900001</text:p>
              </table:table-cell>
              <table:table-cell office:value-type="float" office:value="23.15250105">
                <text:p>23.152501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.000001">
                <text:p>30.000001</text:p>
              </table:table-cell>
              <table:table-cell office:value-type="float" office:value="20.94750105">
                <text:p>20.9475010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.350001">
                <text:p>31.350001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400001">
                <text:p>32.400001</text:p>
              </table:table-cell>
              <table:table-cell office:value-type="float" office:value="14.96250105">
                <text:p>14.962501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150001">
                <text:p>33.150001</text:p>
              </table:table-cell>
              <table:table-cell office:value-type="float" office:value="12.44250105">
                <text:p>12.442501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.300001">
                <text:p>33.300001</text:p>
              </table:table-cell>
              <table:table-cell office:value-type="float" office:value="13.23000105">
                <text:p>13.2300010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.500001">
                <text:p>31.500001</text:p>
              </table:table-cell>
              <table:table-cell office:value-type="float" office:value="16.38000105">
                <text:p>16.380001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.800001">
                <text:p>28.800001</text:p>
              </table:table-cell>
              <table:table-cell office:value-type="float" office:value="21.26250105">
                <text:p>21.262501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4">
                <text:p>23.4</text:p>
              </table:table-cell>
              <table:table-cell office:value-type="float" office:value="26.1450021">
                <text:p>26.14500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45">
                <text:p>18.45</text:p>
              </table:table-cell>
              <table:table-cell office:value-type="float" office:value="30.5550021">
                <text:p>30.55500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2">
                <text:p>10.2</text:p>
              </table:table-cell>
              <table:table-cell office:value-type="float" office:value="35.1225021">
                <text:p>35.12250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">
                <text:p>2.7</text:p>
              </table:table-cell>
              <table:table-cell office:value-type="float" office:value="37.1700021">
                <text:p>37.170002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.600001">
                <text:p>-6.600001</text:p>
              </table:table-cell>
              <table:table-cell office:value-type="float" office:value="37.6425021">
                <text:p>37.64250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2.300001">
                <text:p>-12.300001</text:p>
              </table:table-cell>
              <table:table-cell office:value-type="float" office:value="36.5400021">
                <text:p>36.54000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9.500001">
                <text:p>-19.500001</text:p>
              </table:table-cell>
              <table:table-cell office:value-type="float" office:value="34.3350021">
                <text:p>34.335002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8.500002">
                <text:p>-28.500002</text:p>
              </table:table-cell>
              <table:table-cell office:value-type="float" office:value="29.6100021">
                <text:p>29.610002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3.750002">
                <text:p>-33.750002</text:p>
              </table:table-cell>
              <table:table-cell office:value-type="float" office:value="23.31000105">
                <text:p>23.310001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7.500002">
                <text:p>-37.500002</text:p>
              </table:table-cell>
              <table:table-cell office:value-type="float" office:value="16.69500105">
                <text:p>16.695001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9.450002">
                <text:p>-39.450002</text:p>
              </table:table-cell>
              <table:table-cell office:value-type="float" office:value="8.82000105">
                <text:p>8.820001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9.900002">
                <text:p>-39.900002</text:p>
              </table:table-cell>
              <table:table-cell office:value-type="float" office:value="2.99250105">
                <text:p>2.9925010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8.100002">
                <text:p>-38.100002</text:p>
              </table:table-cell>
              <table:table-cell office:value-type="float" office:value="-3.78">
                <text:p>-3.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6.900002">
                <text:p>-36.900002</text:p>
              </table:table-cell>
              <table:table-cell office:value-type="float" office:value="-10.395">
                <text:p>-10.39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3.000002">
                <text:p>-33.000002</text:p>
              </table:table-cell>
              <table:table-cell office:value-type="float" office:value="-18.585">
                <text:p>-18.58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8.050002">
                <text:p>-28.050002</text:p>
              </table:table-cell>
              <table:table-cell office:value-type="float" office:value="-25.3575">
                <text:p>-25.35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1.300001">
                <text:p>-21.300001</text:p>
              </table:table-cell>
              <table:table-cell office:value-type="float" office:value="-30.87000105">
                <text:p>-30.870001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3.050001">
                <text:p>-13.050001</text:p>
              </table:table-cell>
              <table:table-cell office:value-type="float" office:value="-34.80750105">
                <text:p>-34.807501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900001">
                <text:p>-3.900001</text:p>
              </table:table-cell>
              <table:table-cell office:value-type="float" office:value="-37.32750105">
                <text:p>-37.327501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75">
                <text:p>3.75</text:p>
              </table:table-cell>
              <table:table-cell office:value-type="float" office:value="-37.01250105">
                <text:p>-37.0125010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5">
                <text:p>7.5</text:p>
              </table:table-cell>
              <table:table-cell office:value-type="float" office:value="-37.48500105">
                <text:p>-37.485001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4">
                <text:p>11.4</text:p>
              </table:table-cell>
              <table:table-cell office:value-type="float" office:value="-36.06750105">
                <text:p>-36.067501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05">
                <text:p>13.05</text:p>
              </table:table-cell>
              <table:table-cell office:value-type="float" office:value="-35.12250105">
                <text:p>-35.122501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75">
                <text:p>12.75</text:p>
              </table:table-cell>
              <table:table-cell office:value-type="float" office:value="-35.28000105">
                <text:p>-35.280001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9">
                <text:p>12.9</text:p>
              </table:table-cell>
              <table:table-cell office:value-type="float" office:value="-35.28000105">
                <text:p>-35.280001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45">
                <text:p>12.45</text:p>
              </table:table-cell>
              <table:table-cell office:value-type="float" office:value="-34.80750105">
                <text:p>-34.8075010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45">
                <text:p>12.45</text:p>
              </table:table-cell>
              <table:table-cell office:value-type="float" office:value="-35.28000105">
                <text:p>-35.280001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5">
                <text:p>13.5</text:p>
              </table:table-cell>
              <table:table-cell office:value-type="float" office:value="-35.12250105">
                <text:p>-35.122501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35">
                <text:p>16.35</text:p>
              </table:table-cell>
              <table:table-cell office:value-type="float" office:value="-33.54750105">
                <text:p>-33.547501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4">
                <text:p>20.4</text:p>
              </table:table-cell>
              <table:table-cell office:value-type="float" office:value="-31.18500105">
                <text:p>-31.185001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3">
                <text:p>24.3</text:p>
              </table:table-cell>
              <table:table-cell office:value-type="float" office:value="-29.13750105">
                <text:p>-29.13750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350001">
                <text:p>28.350001</text:p>
              </table:table-cell>
              <table:table-cell office:value-type="float" office:value="-24.7275">
                <text:p>-24.72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950001">
                <text:p>31.950001</text:p>
              </table:table-cell>
              <table:table-cell office:value-type="float" office:value="-19.845">
                <text:p>-19.84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.400001">
                <text:p>35.400001</text:p>
              </table:table-cell>
              <table:table-cell office:value-type="float" office:value="-10.8675">
                <text:p>-10.86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.900001">
                <text:p>36.900001</text:p>
              </table:table-cell>
              <table:table-cell office:value-type="float" office:value="-2.36249895">
                <text:p>-2.3624989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.300001">
                <text:p>36.300001</text:p>
              </table:table-cell>
              <table:table-cell office:value-type="float" office:value="4.41000105">
                <text:p>4.4100010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100001">
                <text:p>35.100001</text:p>
              </table:table-cell>
              <table:table-cell office:value-type="float" office:value="8.34750105">
                <text:p>8.347501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.900001">
                <text:p>33.900001</text:p>
              </table:table-cell>
              <table:table-cell office:value-type="float" office:value="12.28500105">
                <text:p>12.2850010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.100001">
                <text:p>32.100001</text:p>
              </table:table-cell>
              <table:table-cell office:value-type="float" office:value="17.01000105">
                <text:p>17.010001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650001">
                <text:p>28.650001</text:p>
              </table:table-cell>
              <table:table-cell office:value-type="float" office:value="22.52250105">
                <text:p>22.522501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050001">
                <text:p>25.050001</text:p>
              </table:table-cell>
              <table:table-cell office:value-type="float" office:value="24.2550021">
                <text:p>24.255002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.9">
                <text:p>21.9</text:p>
              </table:table-cell>
              <table:table-cell office:value-type="float" office:value="27.2475021">
                <text:p>27.247502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35">
                <text:p>16.35</text:p>
              </table:table-cell>
              <table:table-cell office:value-type="float" office:value="30.8700021">
                <text:p>30.870002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5">
                <text:p>13.5</text:p>
              </table:table-cell>
              <table:table-cell office:value-type="float" office:value="32.6025021">
                <text:p>32.60250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4">
                <text:p>11.4</text:p>
              </table:table-cell>
              <table:table-cell office:value-type="float" office:value="33.7050021">
                <text:p>33.70500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35">
                <text:p>7.35</text:p>
              </table:table-cell>
              <table:table-cell office:value-type="float" office:value="35.2800021">
                <text:p>35.28000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">
                <text:p>2.1</text:p>
              </table:table-cell>
              <table:table-cell office:value-type="float" office:value="36.2250021">
                <text:p>36.22500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500001">
                <text:p>-1.500001</text:p>
              </table:table-cell>
              <table:table-cell office:value-type="float" office:value="36.3825021">
                <text:p>36.382502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.050001">
                <text:p>-7.050001</text:p>
              </table:table-cell>
              <table:table-cell office:value-type="float" office:value="36.3825021">
                <text:p>36.38250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2.900001">
                <text:p>-12.900001</text:p>
              </table:table-cell>
              <table:table-cell office:value-type="float" office:value="35.4375021">
                <text:p>35.437502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8.150001">
                <text:p>-18.150001</text:p>
              </table:table-cell>
              <table:table-cell office:value-type="float" office:value="32.7600021">
                <text:p>32.760002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1.150001">
                <text:p>-21.150001</text:p>
              </table:table-cell>
              <table:table-cell office:value-type="float" office:value="31.0275021">
                <text:p>31.027502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4.750001">
                <text:p>-24.750001</text:p>
              </table:table-cell>
              <table:table-cell office:value-type="float" office:value="28.3500021">
                <text:p>28.35000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7.450002">
                <text:p>-27.450002</text:p>
              </table:table-cell>
              <table:table-cell office:value-type="float" office:value="25.6725021">
                <text:p>25.67250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0.000002">
                <text:p>-30.000002</text:p>
              </table:table-cell>
              <table:table-cell office:value-type="float" office:value="20.79000105">
                <text:p>20.7900010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0.750002">
                <text:p>-30.750002</text:p>
              </table:table-cell>
              <table:table-cell office:value-type="float" office:value="21.42000105">
                <text:p>21.420001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5.350001">
                <text:p>-25.350001</text:p>
              </table:table-cell>
              <table:table-cell office:value-type="float" office:value="27.8775021">
                <text:p>27.87750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9.200001">
                <text:p>-19.200001</text:p>
              </table:table-cell>
              <table:table-cell office:value-type="float" office:value="32.1300021">
                <text:p>32.130002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0.950001">
                <text:p>-10.950001</text:p>
              </table:table-cell>
              <table:table-cell office:value-type="float" office:value="36.0675021">
                <text:p>36.067502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350001">
                <text:p>-1.350001</text:p>
              </table:table-cell>
              <table:table-cell office:value-type="float" office:value="36.3825021">
                <text:p>36.382502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2">
                <text:p>16.2</text:p>
              </table:table-cell>
              <table:table-cell office:value-type="float" office:value="31.5000021">
                <text:p>31.50000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50001">
                <text:p>27.750001</text:p>
              </table:table-cell>
              <table:table-cell office:value-type="float" office:value="22.83750105">
                <text:p>22.837501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800001">
                <text:p>34.800001</text:p>
              </table:table-cell>
              <table:table-cell office:value-type="float" office:value="10.23750105">
                <text:p>10.237501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.200001">
                <text:p>37.200001</text:p>
              </table:table-cell>
              <table:table-cell office:value-type="float" office:value="-5.04">
                <text:p>-5.0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500001">
                <text:p>34.500001</text:p>
              </table:table-cell>
              <table:table-cell office:value-type="float" office:value="-13.545">
                <text:p>-13.54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700001">
                <text:p>29.700001</text:p>
              </table:table-cell>
              <table:table-cell office:value-type="float" office:value="-23.4675">
                <text:p>-23.46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750001">
                <text:p>27.750001</text:p>
              </table:table-cell>
              <table:table-cell office:value-type="float" office:value="-25.515">
                <text:p>-25.5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.7">
                <text:p>23.7</text:p>
              </table:table-cell>
              <table:table-cell office:value-type="float" office:value="-30.08250105">
                <text:p>-30.082501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.6">
                <text:p>21.6</text:p>
              </table:table-cell>
              <table:table-cell office:value-type="float" office:value="-31.18500105">
                <text:p>-31.185001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95">
                <text:p>19.95</text:p>
              </table:table-cell>
              <table:table-cell office:value-type="float" office:value="-31.65750105">
                <text:p>-31.657501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9">
                <text:p>18.9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15">
                <text:p>18.15</text:p>
              </table:table-cell>
              <table:table-cell office:value-type="float" office:value="-33.07500105">
                <text:p>-33.075001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7">
                <text:p>17.7</text:p>
              </table:table-cell>
              <table:table-cell office:value-type="float" office:value="-33.07500105">
                <text:p>-33.075001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15">
                <text:p>18.15</text:p>
              </table:table-cell>
              <table:table-cell office:value-type="float" office:value="-32.91750105">
                <text:p>-32.917501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85">
                <text:p>17.85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7">
                <text:p>17.7</text:p>
              </table:table-cell>
              <table:table-cell office:value-type="float" office:value="-32.76000105">
                <text:p>-32.760001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">
                <text:p>18</text:p>
              </table:table-cell>
              <table:table-cell office:value-type="float" office:value="-32.44500105">
                <text:p>-32.445001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">
                <text:p>18</text:p>
              </table:table-cell>
              <table:table-cell office:value-type="float" office:value="-32.28750105">
                <text:p>-32.2875010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">
                <text:p>18</text:p>
              </table:table-cell>
              <table:table-cell office:value-type="float" office:value="-32.60250105">
                <text:p>-32.60250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MacOSX_X86_64 LibreOffice_project/684e730861356e74889dfe6dbddd3562aae2e6a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039cm" svg:y="0.316cm" chart:style-name="ch2">
          <text:p>Mag X-Z</text:p>
        </chart:title>
        <chart:plot-area chart:style-name="ch3" table:cell-range-address="magnetometer.C2:magnetometer.C295 magnetometer.E1:magnetometer.E295" chart:data-source-has-labels="row" svg:x="0.32cm" svg:y="1.283cm" svg:width="15.36cm" svg:height="7.537cm">
          <chartooo:coordinate-region svg:x="0.584cm" svg:y="1.48cm" svg:width="14.89cm" svg:height="7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gnetometer.E2:magnetometer.E295" chart:label-cell-address="magnetometer.E1:magnetometer.E1" chart:class="chart:scatter">
            <chart:domain table:cell-range-address="magnetometer.C2:magnetometer.C295"/>
            <chart:data-point chart:repeated="2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ew MagZ</text:p>
                <draw:g>
                  <svg:desc>magnetometer.E1:magnetometer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1">
                <text:p>23.1</text:p>
                <draw:g>
                  <svg:desc>magnetometer.C2:magnetometer.C295</svg:desc>
                </draw:g>
              </table:table-cell>
              <table:table-cell office:value-type="float" office:value="-2.750002">
                <text:p>-2.750002</text:p>
                <draw:g>
                  <svg:desc>magnetometer.E2:magnetometer.E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1">
                <text:p>23.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.1">
                <text:p>23.1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1">
                <text:p>23.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.1">
                <text:p>23.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65">
                <text:p>22.65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95">
                <text:p>22.9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.4">
                <text:p>23.4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.55">
                <text:p>23.5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85">
                <text:p>23.85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.3">
                <text:p>24.3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.100001">
                <text:p>26.100001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450001">
                <text:p>27.450001</text:p>
              </table:table-cell>
              <table:table-cell office:value-type="float" office:value="-1.400002">
                <text:p>-1.4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100001">
                <text:p>29.100001</text:p>
              </table:table-cell>
              <table:table-cell office:value-type="float" office:value="-1.400002">
                <text:p>-1.4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.450001">
                <text:p>30.45000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100001">
                <text:p>32.100001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50001">
                <text:p>33.750001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250001">
                <text:p>35.250001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300001">
                <text:p>36.300001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950001">
                <text:p>37.95000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.600001">
                <text:p>36.60000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.300001">
                <text:p>36.30000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.950001">
                <text:p>34.950001</text:p>
              </table:table-cell>
              <table:table-cell office:value-type="float" office:value="-2.900002">
                <text:p>-2.9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.600001">
                <text:p>33.60000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.050001">
                <text:p>31.050001</text:p>
              </table:table-cell>
              <table:table-cell office:value-type="float" office:value="-4.700002">
                <text:p>-4.7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.000001">
                <text:p>27.00000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8">
                <text:p>22.8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.8">
                <text:p>19.8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05">
                <text:p>16.05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.15">
                <text:p>12.15</text:p>
              </table:table-cell>
              <table:table-cell office:value-type="float" office:value="-5.300002">
                <text:p>-5.30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.55">
                <text:p>8.55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3">
                <text:p>6.3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7">
                <text:p>2.7</text:p>
              </table:table-cell>
              <table:table-cell office:value-type="float" office:value="-4.250002">
                <text:p>-4.25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200001">
                <text:p>-1.20000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7.350001">
                <text:p>-7.35000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1.100001">
                <text:p>-11.10000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4.400001">
                <text:p>-14.40000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.850001">
                <text:p>-17.85000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21.600001">
                <text:p>-21.60000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5.350001">
                <text:p>-25.35000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7.450002">
                <text:p>-27.450002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31.500002">
                <text:p>-31.500002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.050002">
                <text:p>-34.050002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35.250002">
                <text:p>-35.250002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34.950002">
                <text:p>-34.950002</text:p>
              </table:table-cell>
              <table:table-cell office:value-type="float" office:value="-1.700002">
                <text:p>-1.7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35.100002">
                <text:p>-35.100002</text:p>
              </table:table-cell>
              <table:table-cell office:value-type="float" office:value="-1.550002">
                <text:p>-1.55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4.800002">
                <text:p>-34.800002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4.950002">
                <text:p>-34.950002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5.400002">
                <text:p>-35.400002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36.600002">
                <text:p>-36.600002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6.900002">
                <text:p>-36.900002</text:p>
              </table:table-cell>
              <table:table-cell office:value-type="float" office:value="0.0999979999999994">
                <text:p>0.0999979999999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7.200002">
                <text:p>-37.200002</text:p>
              </table:table-cell>
              <table:table-cell office:value-type="float" office:value="0.849997999999999">
                <text:p>0.849997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36.900002">
                <text:p>-36.900002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36.600002">
                <text:p>-36.600002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5.400002">
                <text:p>-35.400002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4.050002">
                <text:p>-34.050002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1.950002">
                <text:p>-31.950002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0.600002">
                <text:p>-30.600002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8.350002">
                <text:p>-28.350002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.950002">
                <text:p>-25.950002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2.800001">
                <text:p>-22.800001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19.800001">
                <text:p>-19.800001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17.100001">
                <text:p>-17.100001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11.700001">
                <text:p>-11.700001</text:p>
              </table:table-cell>
              <table:table-cell office:value-type="float" office:value="2.799998">
                <text:p>2.799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9.150001">
                <text:p>-9.150001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7.200001">
                <text:p>-7.200001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.550001">
                <text:p>-5.550001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4.200001">
                <text:p>-4.200001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.650001">
                <text:p>-1.650001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5">
                <text:p>1.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45">
                <text:p>6.45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55">
                <text:p>11.55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.3">
                <text:p>15.3</text:p>
              </table:table-cell>
              <table:table-cell office:value-type="float" office:value="0.849997999999999">
                <text:p>0.849997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.95">
                <text:p>16.95</text:p>
              </table:table-cell>
              <table:table-cell office:value-type="float" office:value="0.699998000000001">
                <text:p>0.699998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5">
                <text:p>19.5</text:p>
              </table:table-cell>
              <table:table-cell office:value-type="float" office:value="0.399997999999997">
                <text:p>0.399997999999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45">
                <text:p>21.4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.45">
                <text:p>24.4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950001">
                <text:p>25.95000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.650001">
                <text:p>28.650001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.200001">
                <text:p>31.20000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450001">
                <text:p>33.450001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.200001">
                <text:p>34.200001</text:p>
              </table:table-cell>
              <table:table-cell office:value-type="float" office:value="-3.950002">
                <text:p>-3.95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.850001">
                <text:p>35.850001</text:p>
              </table:table-cell>
              <table:table-cell office:value-type="float" office:value="-4.400002">
                <text:p>-4.40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5.850001">
                <text:p>35.850001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6.150001">
                <text:p>36.150001</text:p>
              </table:table-cell>
              <table:table-cell office:value-type="float" office:value="-5.600002">
                <text:p>-5.60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300001">
                <text:p>36.300001</text:p>
              </table:table-cell>
              <table:table-cell office:value-type="float" office:value="-5.600002">
                <text:p>-5.6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.000001">
                <text:p>36.000001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.300001">
                <text:p>36.300001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.450001">
                <text:p>36.450001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.550001">
                <text:p>35.55000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.600001">
                <text:p>33.60000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.000001">
                <text:p>30.000001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.3">
                <text:p>24.3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3">
                <text:p>21.3</text:p>
              </table:table-cell>
              <table:table-cell office:value-type="float" office:value="0.399997999999997">
                <text:p>0.399997999999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.25">
                <text:p>17.2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7">
                <text:p>11.7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5">
                <text:p>4.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750000999999999">
                <text:p>-0.750000999999999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8.250001">
                <text:p>-8.250001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16.200001">
                <text:p>-16.200001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23.550001">
                <text:p>-23.550001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23.400001">
                <text:p>-23.400001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3.250001">
                <text:p>-23.250001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23.250001">
                <text:p>-23.250001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23.850001">
                <text:p>-23.850001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4.000001">
                <text:p>-24.000001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6.250002">
                <text:p>-26.250002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30.150002">
                <text:p>-30.150002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33.300002">
                <text:p>-33.300002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.350002">
                <text:p>-34.350002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5.850002">
                <text:p>-35.850002</text:p>
              </table:table-cell>
              <table:table-cell office:value-type="float" office:value="0.999997999999998">
                <text:p>0.999997999999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36.750002">
                <text:p>-36.750002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38.100002">
                <text:p>-38.100002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37.500002">
                <text:p>-37.500002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36.750002">
                <text:p>-36.750002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35.700002">
                <text:p>-35.700002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33.900002">
                <text:p>-33.900002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31.800002">
                <text:p>-31.800002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8.650002">
                <text:p>-28.650002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23.700001">
                <text:p>-23.70000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16.350001">
                <text:p>-16.350001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14.700001">
                <text:p>-14.70000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.950001">
                <text:p>-7.950001</text:p>
              </table:table-cell>
              <table:table-cell office:value-type="float" office:value="-2.900002">
                <text:p>-2.9000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1.650001">
                <text:p>-1.65000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7">
                <text:p>5.7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6">
                <text:p>9.6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9">
                <text:p>9.9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9">
                <text:p>9.9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75">
                <text:p>9.75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05">
                <text:p>10.05</text:p>
              </table:table-cell>
              <table:table-cell office:value-type="float" office:value="-3.950002">
                <text:p>-3.9500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.5">
                <text:p>10.5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95">
                <text:p>10.95</text:p>
              </table:table-cell>
              <table:table-cell office:value-type="float" office:value="-4.250002">
                <text:p>-4.2500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5.9">
                <text:p>15.9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95">
                <text:p>19.95</text:p>
              </table:table-cell>
              <table:table-cell office:value-type="float" office:value="-4.700002">
                <text:p>-4.700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4.900001">
                <text:p>24.90000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750001">
                <text:p>27.750001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850001">
                <text:p>29.850001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1.500001">
                <text:p>31.500001</text:p>
              </table:table-cell>
              <table:table-cell office:value-type="float" office:value="-4.550002">
                <text:p>-4.5500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.900001">
                <text:p>33.900001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5.700001">
                <text:p>35.700001</text:p>
              </table:table-cell>
              <table:table-cell office:value-type="float" office:value="-4.400002">
                <text:p>-4.400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.600001">
                <text:p>36.600001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6.900001">
                <text:p>36.90000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.050001">
                <text:p>37.05000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.200001">
                <text:p>37.20000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.450001">
                <text:p>36.45000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.150001">
                <text:p>36.15000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.500001">
                <text:p>34.500001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2.250001">
                <text:p>32.250001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0.000001">
                <text:p>30.000001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7.300001">
                <text:p>27.300001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5.350001">
                <text:p>25.350001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2.2">
                <text:p>22.2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.7">
                <text:p>20.7</text:p>
              </table:table-cell>
              <table:table-cell office:value-type="float" office:value="0.999997999999998">
                <text:p>0.9999979999999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.2">
                <text:p>16.2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15">
                <text:p>12.15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55">
                <text:p>8.55</text:p>
              </table:table-cell>
              <table:table-cell office:value-type="float" office:value="1.749998">
                <text:p>1.7499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85">
                <text:p>5.8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">
                <text:p>1.2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2.550001">
                <text:p>-2.550001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7.350001">
                <text:p>-7.350001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9.900001">
                <text:p>-9.900001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15.150001">
                <text:p>-15.150001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19.350001">
                <text:p>-19.350001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21.600001">
                <text:p>-21.600001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4.000001">
                <text:p>-24.000001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6.550002">
                <text:p>-26.550002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9.100002">
                <text:p>-29.100002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31.500002">
                <text:p>-31.500002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32.100002">
                <text:p>-32.100002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33.600002">
                <text:p>-33.600002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34.650002">
                <text:p>-34.650002</text:p>
              </table:table-cell>
              <table:table-cell office:value-type="float" office:value="0.699998000000001">
                <text:p>0.699998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5.550002">
                <text:p>-35.550002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6.300002">
                <text:p>-36.300002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7.050002">
                <text:p>-37.050002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37.950002">
                <text:p>-37.950002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38.400002">
                <text:p>-38.400002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38.850002">
                <text:p>-38.850002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39.450002">
                <text:p>-39.450002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41.100002">
                <text:p>-41.100002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42.750002">
                <text:p>-42.750002</text:p>
              </table:table-cell>
              <table:table-cell office:value-type="float" office:value="-8.000002">
                <text:p>-8.000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3.650002">
                <text:p>-43.650002</text:p>
              </table:table-cell>
              <table:table-cell office:value-type="float" office:value="-9.500002">
                <text:p>-9.500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47.100002">
                <text:p>-47.100002</text:p>
              </table:table-cell>
              <table:table-cell office:value-type="float" office:value="-11.750003">
                <text:p>-11.7500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47.850002">
                <text:p>-47.850002</text:p>
              </table:table-cell>
              <table:table-cell office:value-type="float" office:value="-12.650003">
                <text:p>-12.6500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45.300002">
                <text:p>-45.300002</text:p>
              </table:table-cell>
              <table:table-cell office:value-type="float" office:value="-14.000003">
                <text:p>-14.0000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41.250002">
                <text:p>-41.250002</text:p>
              </table:table-cell>
              <table:table-cell office:value-type="float" office:value="-14.300003">
                <text:p>-14.3000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33.300002">
                <text:p>-33.300002</text:p>
              </table:table-cell>
              <table:table-cell office:value-type="float" office:value="-13.400003">
                <text:p>-13.4000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6.400002">
                <text:p>-26.400002</text:p>
              </table:table-cell>
              <table:table-cell office:value-type="float" office:value="-14.000003">
                <text:p>-14.0000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18.600001">
                <text:p>-18.600001</text:p>
              </table:table-cell>
              <table:table-cell office:value-type="float" office:value="-13.250003">
                <text:p>-13.2500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2.600001">
                <text:p>-12.600001</text:p>
              </table:table-cell>
              <table:table-cell office:value-type="float" office:value="-13.250003">
                <text:p>-13.250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5.250001">
                <text:p>-5.250001</text:p>
              </table:table-cell>
              <table:table-cell office:value-type="float" office:value="-12.350003">
                <text:p>-12.350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">
                <text:p>0.15</text:p>
              </table:table-cell>
              <table:table-cell office:value-type="float" office:value="-10.700002">
                <text:p>-10.7000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.1">
                <text:p>2.1</text:p>
              </table:table-cell>
              <table:table-cell office:value-type="float" office:value="-9.650002">
                <text:p>-9.6500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.35">
                <text:p>4.35</text:p>
              </table:table-cell>
              <table:table-cell office:value-type="float" office:value="-9.050002">
                <text:p>-9.050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.55">
                <text:p>5.55</text:p>
              </table:table-cell>
              <table:table-cell office:value-type="float" office:value="-8.150002">
                <text:p>-8.150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3">
                <text:p>3.3</text:p>
              </table:table-cell>
              <table:table-cell office:value-type="float" office:value="-8.600002">
                <text:p>-8.6000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4">
                <text:p>2.4</text:p>
              </table:table-cell>
              <table:table-cell office:value-type="float" office:value="-8.600002">
                <text:p>-8.600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5">
                <text:p>1.95</text:p>
              </table:table-cell>
              <table:table-cell office:value-type="float" office:value="-9.200002">
                <text:p>-9.200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4">
                <text:p>2.4</text:p>
              </table:table-cell>
              <table:table-cell office:value-type="float" office:value="-9.200002">
                <text:p>-9.200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">
                <text:p>3</text:p>
              </table:table-cell>
              <table:table-cell office:value-type="float" office:value="-7.850002">
                <text:p>-7.8500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.95">
                <text:p>4.95</text:p>
              </table:table-cell>
              <table:table-cell office:value-type="float" office:value="-6.800002">
                <text:p>-6.8000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1">
                <text:p>8.1</text:p>
              </table:table-cell>
              <table:table-cell office:value-type="float" office:value="-6.350002">
                <text:p>-6.350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.95">
                <text:p>10.95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.75">
                <text:p>15.75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6">
                <text:p>18.6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.5">
                <text:p>22.5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5.200001">
                <text:p>25.20000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7.900001">
                <text:p>27.90000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.000001">
                <text:p>30.00000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1.350001">
                <text:p>31.35000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2.400001">
                <text:p>32.400001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.150001">
                <text:p>33.150001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3.300001">
                <text:p>33.300001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1.500001">
                <text:p>31.50000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.800001">
                <text:p>28.800001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.4">
                <text:p>23.4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.45">
                <text:p>18.45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.2">
                <text:p>10.2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7">
                <text:p>2.7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6.600001">
                <text:p>-6.600001</text:p>
              </table:table-cell>
              <table:table-cell office:value-type="float" office:value="-2.900002">
                <text:p>-2.900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2.300001">
                <text:p>-12.300001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9.500001">
                <text:p>-19.500001</text:p>
              </table:table-cell>
              <table:table-cell office:value-type="float" office:value="-4.250002">
                <text:p>-4.250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8.500002">
                <text:p>-28.500002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33.750002">
                <text:p>-33.750002</text:p>
              </table:table-cell>
              <table:table-cell office:value-type="float" office:value="-4.400002">
                <text:p>-4.4000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37.500002">
                <text:p>-37.500002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39.450002">
                <text:p>-39.450002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39.900002">
                <text:p>-39.900002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8.100002">
                <text:p>-38.100002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36.900002">
                <text:p>-36.900002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33.000002">
                <text:p>-33.000002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8.050002">
                <text:p>-28.050002</text:p>
              </table:table-cell>
              <table:table-cell office:value-type="float" office:value="2.799998">
                <text:p>2.7999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1.300001">
                <text:p>-21.300001</text:p>
              </table:table-cell>
              <table:table-cell office:value-type="float" office:value="3.099998">
                <text:p>3.0999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3.050001">
                <text:p>-13.050001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.900001">
                <text:p>-3.900001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.75">
                <text:p>3.75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5">
                <text:p>7.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4">
                <text:p>11.4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05">
                <text:p>13.0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.75">
                <text:p>12.7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2.9">
                <text:p>12.9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.45">
                <text:p>12.45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.45">
                <text:p>12.45</text:p>
              </table:table-cell>
              <table:table-cell office:value-type="float" office:value="1.749998">
                <text:p>1.7499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5">
                <text:p>13.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.35">
                <text:p>16.3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4">
                <text:p>20.4</text:p>
              </table:table-cell>
              <table:table-cell office:value-type="float" office:value="0.999997999999998">
                <text:p>0.9999979999999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.3">
                <text:p>24.3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8.350001">
                <text:p>28.350001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1.950001">
                <text:p>31.950001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.400001">
                <text:p>35.400001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.900001">
                <text:p>36.90000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.300001">
                <text:p>36.30000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5.100001">
                <text:p>35.100001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3.900001">
                <text:p>33.900001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2.100001">
                <text:p>32.100001</text:p>
              </table:table-cell>
              <table:table-cell office:value-type="float" office:value="-5.600002">
                <text:p>-5.6000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.650001">
                <text:p>28.650001</text:p>
              </table:table-cell>
              <table:table-cell office:value-type="float" office:value="-6.050002">
                <text:p>-6.050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.050001">
                <text:p>25.050001</text:p>
              </table:table-cell>
              <table:table-cell office:value-type="float" office:value="-6.050002">
                <text:p>-6.0500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.9">
                <text:p>21.9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.35">
                <text:p>16.35</text:p>
              </table:table-cell>
              <table:table-cell office:value-type="float" office:value="-4.550002">
                <text:p>-4.5500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5">
                <text:p>13.5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4">
                <text:p>11.4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7.35">
                <text:p>7.35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1">
                <text:p>2.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500001">
                <text:p>-1.50000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7.050001">
                <text:p>-7.05000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2.900001">
                <text:p>-12.900001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8.150001">
                <text:p>-18.150001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1.150001">
                <text:p>-21.150001</text:p>
              </table:table-cell>
              <table:table-cell office:value-type="float" office:value="-1.700002">
                <text:p>-1.7000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4.750001">
                <text:p>-24.75000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7.450002">
                <text:p>-27.450002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30.000002">
                <text:p>-30.000002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30.750002">
                <text:p>-30.750002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5.350001">
                <text:p>-25.35000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9.200001">
                <text:p>-19.200001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0.950001">
                <text:p>-10.950001</text:p>
              </table:table-cell>
              <table:table-cell office:value-type="float" office:value="-1.400002">
                <text:p>-1.4000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350001">
                <text:p>-1.35000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2">
                <text:p>16.2</text:p>
              </table:table-cell>
              <table:table-cell office:value-type="float" office:value="-5.300002">
                <text:p>-5.3000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.750001">
                <text:p>27.750001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.800001">
                <text:p>34.800001</text:p>
              </table:table-cell>
              <table:table-cell office:value-type="float" office:value="-4.700002">
                <text:p>-4.7000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.200001">
                <text:p>37.20000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4.500001">
                <text:p>34.500001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9.700001">
                <text:p>29.700001</text:p>
              </table:table-cell>
              <table:table-cell office:value-type="float" office:value="0.0999979999999994">
                <text:p>0.09999799999999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7.750001">
                <text:p>27.750001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3.7">
                <text:p>23.7</text:p>
              </table:table-cell>
              <table:table-cell office:value-type="float" office:value="0.0999979999999994">
                <text:p>0.09999799999999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1.6">
                <text:p>21.6</text:p>
              </table:table-cell>
              <table:table-cell office:value-type="float" office:value="-0.0500019999999992">
                <text:p>-0.05000199999999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9.95">
                <text:p>19.9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8.9">
                <text:p>18.9</text:p>
              </table:table-cell>
              <table:table-cell office:value-type="float" office:value="-0.500002000000002">
                <text:p>-0.5000020000000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.15">
                <text:p>18.15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7">
                <text:p>17.7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15">
                <text:p>18.1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85">
                <text:p>17.85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7">
                <text:p>17.7</text:p>
              </table:table-cell>
              <table:table-cell office:value-type="float" office:value="-0.500002000000002">
                <text:p>-0.5000020000000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">
                <text:p>18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">
                <text:p>18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">
                <text:p>18</text:p>
              </table:table-cell>
              <table:table-cell office:value-type="float" office:value="-0.200001999999998">
                <text:p>-0.2000019999999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MacOSX_X86_64 LibreOffice_project/684e730861356e74889dfe6dbddd3562aae2e6ad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7cm" svg:height="10.289cm" xlink:href=".." xlink:type="simple" chart:class="chart:scatter" chart:style-name="ch1">
        <chart:title svg:x="7.042cm" svg:y="0.341cm" chart:style-name="ch2">
          <text:p>Mag Y-Z</text:p>
        </chart:title>
        <chart:plot-area chart:style-name="ch3" table:cell-range-address="magnetometer.D2:magnetometer.E295 magnetometer.E1:magnetometer.E1" chart:data-source-has-labels="row" svg:x="0.32cm" svg:y="1.333cm" svg:width="15.367cm" svg:height="8.751cm">
          <chartooo:coordinate-region svg:x="0.584cm" svg:y="1.53cm" svg:width="14.897cm" svg:height="8.35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agnetometer.E2:magnetometer.E295" chart:label-cell-address="magnetometer.E1:magnetometer.E1" chart:class="chart:scatter">
            <chart:domain table:cell-range-address="magnetometer.D2:magnetometer.D295"/>
            <chart:data-point chart:repeated="2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ew MagZ</text:p>
                <draw:g>
                  <svg:desc>magnetometer.E1:magnetometer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1.34250105">
                <text:p>-31.34250105</text:p>
                <draw:g>
                  <svg:desc>magnetometer.D2:magnetometer.D295</svg:desc>
                </draw:g>
              </table:table-cell>
              <table:table-cell office:value-type="float" office:value="-2.750002">
                <text:p>-2.750002</text:p>
                <draw:g>
                  <svg:desc>magnetometer.E2:magnetometer.E2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1.34250105">
                <text:p>-31.34250105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0.87000105">
                <text:p>-30.87000105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1.02750105">
                <text:p>-31.0275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1.02750105">
                <text:p>-31.0275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0.71250105">
                <text:p>-30.7125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0.71250105">
                <text:p>-30.71250105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0.87000105">
                <text:p>-30.8700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1.02750105">
                <text:p>-31.02750105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02750105">
                <text:p>-31.0275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0.71250105">
                <text:p>-30.71250105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9.45250105">
                <text:p>-29.4525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8.98000105">
                <text:p>-28.98000105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7.5625">
                <text:p>-27.5625</text:p>
              </table:table-cell>
              <table:table-cell office:value-type="float" office:value="-1.400002">
                <text:p>-1.4000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6.145">
                <text:p>-26.145</text:p>
              </table:table-cell>
              <table:table-cell office:value-type="float" office:value="-1.400002">
                <text:p>-1.400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4.0975">
                <text:p>-24.0975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2.995">
                <text:p>-22.995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1.2625">
                <text:p>-21.2625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6.8525">
                <text:p>-16.8525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1.1825">
                <text:p>-11.1825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5.355">
                <text:p>-5.355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4750105">
                <text:p>2.04750105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30000105">
                <text:p>6.3000010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.60750105">
                <text:p>9.60750105</text:p>
              </table:table-cell>
              <table:table-cell office:value-type="float" office:value="-2.900002">
                <text:p>-2.9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60000105">
                <text:p>12.60000105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.01000105">
                <text:p>17.01000105</text:p>
              </table:table-cell>
              <table:table-cell office:value-type="float" office:value="-4.700002">
                <text:p>-4.7000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.94750105">
                <text:p>20.94750105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5.6725021">
                <text:p>25.6725021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.5075021">
                <text:p>28.5075021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.8700021">
                <text:p>30.8700021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.9725021">
                <text:p>31.9725021</text:p>
              </table:table-cell>
              <table:table-cell office:value-type="float" office:value="-5.300002">
                <text:p>-5.3000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.3900021">
                <text:p>33.390002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3350021">
                <text:p>34.335002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8075021">
                <text:p>34.8075021</text:p>
              </table:table-cell>
              <table:table-cell office:value-type="float" office:value="-4.250002">
                <text:p>-4.2500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.4375021">
                <text:p>35.437502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.2800021">
                <text:p>35.280002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.1775021">
                <text:p>34.177502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3900021">
                <text:p>33.390002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.5000021">
                <text:p>31.500002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.7675021">
                <text:p>29.767502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.5625021">
                <text:p>27.562502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.0425021">
                <text:p>25.0425021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63250105">
                <text:p>20.63250105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.16750105">
                <text:p>17.16750105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33250105">
                <text:p>14.33250105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64750105">
                <text:p>14.64750105</text:p>
              </table:table-cell>
              <table:table-cell office:value-type="float" office:value="-1.700002">
                <text:p>-1.7000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01750105">
                <text:p>14.01750105</text:p>
              </table:table-cell>
              <table:table-cell office:value-type="float" office:value="-1.550002">
                <text:p>-1.55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17500105">
                <text:p>14.17500105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33250105">
                <text:p>14.33250105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.44250105">
                <text:p>12.44250105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66250105">
                <text:p>8.66250105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.62250105">
                <text:p>3.62250105</text:p>
              </table:table-cell>
              <table:table-cell office:value-type="float" office:value="0.0999979999999994">
                <text:p>0.09999799999999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.04749895">
                <text:p>-2.04749895</text:p>
              </table:table-cell>
              <table:table-cell office:value-type="float" office:value="0.849997999999999">
                <text:p>0.8499979999999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4.5675">
                <text:p>-4.567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8.19">
                <text:p>-8.19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1.8125">
                <text:p>-11.812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5.435">
                <text:p>-15.43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8.4275">
                <text:p>-18.427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0.0025">
                <text:p>-20.002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2.8375">
                <text:p>-22.8375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5.9875">
                <text:p>-25.987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9.29500105">
                <text:p>-29.2950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1.97250105">
                <text:p>-31.9725010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3.39000105">
                <text:p>-33.39000105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36.06750105">
                <text:p>-36.06750105</text:p>
              </table:table-cell>
              <table:table-cell office:value-type="float" office:value="2.799998">
                <text:p>2.7999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7.80000105">
                <text:p>-37.80000105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8.58750105">
                <text:p>-38.5875010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38.27250105">
                <text:p>-38.27250105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8.74500105">
                <text:p>-38.74500105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38.90250105">
                <text:p>-38.9025010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39.37500105">
                <text:p>-39.3750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40.32000105">
                <text:p>-40.32000105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38.90250105">
                <text:p>-38.90250105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8.74500105">
                <text:p>-38.74500105</text:p>
              </table:table-cell>
              <table:table-cell office:value-type="float" office:value="0.849997999999999">
                <text:p>0.8499979999999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36.54000105">
                <text:p>-36.54000105</text:p>
              </table:table-cell>
              <table:table-cell office:value-type="float" office:value="0.699998000000001">
                <text:p>0.699998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34.65000105">
                <text:p>-34.65000105</text:p>
              </table:table-cell>
              <table:table-cell office:value-type="float" office:value="0.399997999999997">
                <text:p>0.3999979999999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33.39000105">
                <text:p>-33.3900010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2.28750105">
                <text:p>-32.2875010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31.02750105">
                <text:p>-31.02750105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27.2475">
                <text:p>-27.2475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3.1525">
                <text:p>-23.152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18.7425">
                <text:p>-18.7425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15.5925">
                <text:p>-15.5925</text:p>
              </table:table-cell>
              <table:table-cell office:value-type="float" office:value="-3.950002">
                <text:p>-3.9500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13.0725">
                <text:p>-13.0725</text:p>
              </table:table-cell>
              <table:table-cell office:value-type="float" office:value="-4.400002">
                <text:p>-4.4000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.6075">
                <text:p>-9.6075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6.4575">
                <text:p>-6.4575</text:p>
              </table:table-cell>
              <table:table-cell office:value-type="float" office:value="-5.600002">
                <text:p>-5.6000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4.8825">
                <text:p>-4.8825</text:p>
              </table:table-cell>
              <table:table-cell office:value-type="float" office:value="-5.600002">
                <text:p>-5.6000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2.9925">
                <text:p>-2.9925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3.3075">
                <text:p>-3.3075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.45">
                <text:p>-9.45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3.86">
                <text:p>-13.86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9.6875">
                <text:p>-19.6875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6.775">
                <text:p>-26.775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1.81500105">
                <text:p>-31.81500105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.33500105">
                <text:p>-34.33500105</text:p>
              </table:table-cell>
              <table:table-cell office:value-type="float" office:value="0.399997999999997">
                <text:p>0.3999979999999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6.69750105">
                <text:p>-36.6975010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9.21750105">
                <text:p>-39.21750105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0.95000105">
                <text:p>-40.9500010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39.53250105">
                <text:p>-39.5325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38.58750105">
                <text:p>-38.5875010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37.64250105">
                <text:p>-37.6425010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30.71250105">
                <text:p>-30.7125010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30.71250105">
                <text:p>-30.7125010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30.87000105">
                <text:p>-30.8700010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30.08250105">
                <text:p>-30.0825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0.39750105">
                <text:p>-30.3975010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29.76750105">
                <text:p>-29.7675010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28.035">
                <text:p>-28.035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22.8375">
                <text:p>-22.837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17.1675">
                <text:p>-17.167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14.0175">
                <text:p>-14.017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9.6075">
                <text:p>-9.6075</text:p>
              </table:table-cell>
              <table:table-cell office:value-type="float" office:value="0.999997999999998">
                <text:p>0.9999979999999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5.355">
                <text:p>-5.355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787498950000001">
                <text:p>-0.787498950000001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93750105">
                <text:p>3.93750105</text:p>
              </table:table-cell>
              <table:table-cell office:value-type="float" office:value="-1.250002">
                <text:p>-1.25000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.82000105">
                <text:p>8.82000105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49750105">
                <text:p>11.49750105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.53750105">
                <text:p>16.53750105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.63250105">
                <text:p>20.63250105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.4125021">
                <text:p>24.412502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.1925021">
                <text:p>28.1925021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2.6025021">
                <text:p>32.6025021</text:p>
              </table:table-cell>
              <table:table-cell office:value-type="float" office:value="-2.150002">
                <text:p>-2.15000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3.2325021">
                <text:p>33.232502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5.9100021">
                <text:p>35.9100021</text:p>
              </table:table-cell>
              <table:table-cell office:value-type="float" office:value="-2.900002">
                <text:p>-2.90000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.5400021">
                <text:p>36.5400021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5.9100021">
                <text:p>35.9100021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3.8625021">
                <text:p>33.8625021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.1775021">
                <text:p>34.1775021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.8625021">
                <text:p>33.8625021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.8625021">
                <text:p>33.8625021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.1775021">
                <text:p>34.1775021</text:p>
              </table:table-cell>
              <table:table-cell office:value-type="float" office:value="-3.950002">
                <text:p>-3.9500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.1775021">
                <text:p>34.1775021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.3900021">
                <text:p>33.3900021</text:p>
              </table:table-cell>
              <table:table-cell office:value-type="float" office:value="-4.250002">
                <text:p>-4.2500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1.3425021">
                <text:p>31.3425021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9.1375021">
                <text:p>29.1375021</text:p>
              </table:table-cell>
              <table:table-cell office:value-type="float" office:value="-4.700002">
                <text:p>-4.7000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5.3575021">
                <text:p>25.357502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.57750105">
                <text:p>21.57750105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27000105">
                <text:p>18.27000105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.59250105">
                <text:p>15.59250105</text:p>
              </table:table-cell>
              <table:table-cell office:value-type="float" office:value="-4.550002">
                <text:p>-4.5500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02500105">
                <text:p>11.02500105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24500105">
                <text:p>7.24500105</text:p>
              </table:table-cell>
              <table:table-cell office:value-type="float" office:value="-4.400002">
                <text:p>-4.40000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15000105">
                <text:p>3.15000105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4500105">
                <text:p>0.94500105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1.73249895">
                <text:p>-1.73249895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5.985">
                <text:p>-5.985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8.6625">
                <text:p>-8.6625</text:p>
              </table:table-cell>
              <table:table-cell office:value-type="float" office:value="-2.450002">
                <text:p>-2.4500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13.23">
                <text:p>-13.23</text:p>
              </table:table-cell>
              <table:table-cell office:value-type="float" office:value="-2.300002">
                <text:p>-2.30000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6.8525">
                <text:p>-16.8525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0.79">
                <text:p>-20.79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24.57">
                <text:p>-24.57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27.2475">
                <text:p>-27.2475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29.61000105">
                <text:p>-29.61000105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1.97250105">
                <text:p>-31.97250105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32.76000105">
                <text:p>-32.76000105</text:p>
              </table:table-cell>
              <table:table-cell office:value-type="float" office:value="0.999997999999998">
                <text:p>0.99999799999999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35.75250105">
                <text:p>-35.75250105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36.69750105">
                <text:p>-36.69750105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38.11500105">
                <text:p>-38.11500105</text:p>
              </table:table-cell>
              <table:table-cell office:value-type="float" office:value="1.749998">
                <text:p>1.7499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8.43000105">
                <text:p>-38.4300010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8.90250105">
                <text:p>-38.9025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8.90250105">
                <text:p>-38.9025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38.27250105">
                <text:p>-38.2725010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37.32750105">
                <text:p>-37.3275010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35.59500105">
                <text:p>-35.5950010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33.23250105">
                <text:p>-33.23250105</text:p>
              </table:table-cell>
              <table:table-cell office:value-type="float" office:value="2.499998">
                <text:p>2.4999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31.02750105">
                <text:p>-31.0275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29.92500105">
                <text:p>-29.9250010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27.405">
                <text:p>-27.40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24.4125">
                <text:p>-24.412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21.105">
                <text:p>-21.105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19.3725">
                <text:p>-19.372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7.1675">
                <text:p>-17.1675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5.5925">
                <text:p>-15.5925</text:p>
              </table:table-cell>
              <table:table-cell office:value-type="float" office:value="0.699998000000001">
                <text:p>0.6999980000000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4.0175">
                <text:p>-14.017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1.655">
                <text:p>-11.655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.9775">
                <text:p>-8.9775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93">
                <text:p>-6.93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4.2525">
                <text:p>-4.2525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.25999895">
                <text:p>-1.25999895</text:p>
              </table:table-cell>
              <table:table-cell office:value-type="float" office:value="-2.750002">
                <text:p>-2.7500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630001050000001">
                <text:p>0.630001050000001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78000105">
                <text:p>3.78000105</text:p>
              </table:table-cell>
              <table:table-cell office:value-type="float" office:value="-5.750002">
                <text:p>-5.7500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08750105">
                <text:p>7.08750105</text:p>
              </table:table-cell>
              <table:table-cell office:value-type="float" office:value="-8.000002">
                <text:p>-8.0000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71000105">
                <text:p>10.71000105</text:p>
              </table:table-cell>
              <table:table-cell office:value-type="float" office:value="-9.500002">
                <text:p>-9.5000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22250105">
                <text:p>16.22250105</text:p>
              </table:table-cell>
              <table:table-cell office:value-type="float" office:value="-11.750003">
                <text:p>-11.7500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.36500105">
                <text:p>22.36500105</text:p>
              </table:table-cell>
              <table:table-cell office:value-type="float" office:value="-12.650003">
                <text:p>-12.6500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0.5550021">
                <text:p>30.5550021</text:p>
              </table:table-cell>
              <table:table-cell office:value-type="float" office:value="-14.000003">
                <text:p>-14.0000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.8550021">
                <text:p>36.8550021</text:p>
              </table:table-cell>
              <table:table-cell office:value-type="float" office:value="-14.300003">
                <text:p>-14.3000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1.8950021">
                <text:p>41.8950021</text:p>
              </table:table-cell>
              <table:table-cell office:value-type="float" office:value="-13.400003">
                <text:p>-13.4000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5.2025021">
                <text:p>45.2025021</text:p>
              </table:table-cell>
              <table:table-cell office:value-type="float" office:value="-14.000003">
                <text:p>-14.0000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7.7225021">
                <text:p>47.7225021</text:p>
              </table:table-cell>
              <table:table-cell office:value-type="float" office:value="-13.250003">
                <text:p>-13.2500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8.0375021">
                <text:p>48.0375021</text:p>
              </table:table-cell>
              <table:table-cell office:value-type="float" office:value="-13.250003">
                <text:p>-13.2500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7.5650021">
                <text:p>47.5650021</text:p>
              </table:table-cell>
              <table:table-cell office:value-type="float" office:value="-12.350003">
                <text:p>-12.3500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5.6750021">
                <text:p>45.6750021</text:p>
              </table:table-cell>
              <table:table-cell office:value-type="float" office:value="-10.700002">
                <text:p>-10.70000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3.9425021">
                <text:p>43.9425021</text:p>
              </table:table-cell>
              <table:table-cell office:value-type="float" office:value="-9.650002">
                <text:p>-9.65000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.2100021">
                <text:p>42.2100021</text:p>
              </table:table-cell>
              <table:table-cell office:value-type="float" office:value="-9.050002">
                <text:p>-9.0500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.9500021">
                <text:p>40.9500021</text:p>
              </table:table-cell>
              <table:table-cell office:value-type="float" office:value="-8.150002">
                <text:p>-8.1500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.0525021">
                <text:p>42.0525021</text:p>
              </table:table-cell>
              <table:table-cell office:value-type="float" office:value="-8.600002">
                <text:p>-8.6000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.2100021">
                <text:p>42.2100021</text:p>
              </table:table-cell>
              <table:table-cell office:value-type="float" office:value="-8.600002">
                <text:p>-8.6000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.5250021">
                <text:p>42.5250021</text:p>
              </table:table-cell>
              <table:table-cell office:value-type="float" office:value="-9.200002">
                <text:p>-9.2000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2.3675021">
                <text:p>42.3675021</text:p>
              </table:table-cell>
              <table:table-cell office:value-type="float" office:value="-9.200002">
                <text:p>-9.2000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1.2650021">
                <text:p>41.2650021</text:p>
              </table:table-cell>
              <table:table-cell office:value-type="float" office:value="-7.850002">
                <text:p>-7.8500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9.6900021">
                <text:p>39.6900021</text:p>
              </table:table-cell>
              <table:table-cell office:value-type="float" office:value="-6.800002">
                <text:p>-6.80000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.2725021">
                <text:p>38.2725021</text:p>
              </table:table-cell>
              <table:table-cell office:value-type="float" office:value="-6.350002">
                <text:p>-6.350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.5400021">
                <text:p>36.5400021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3.2325021">
                <text:p>33.232502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1.5000021">
                <text:p>31.500002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8.9800021">
                <text:p>28.9800021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.4600021">
                <text:p>26.460002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3.15250105">
                <text:p>23.15250105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94750105">
                <text:p>20.94750105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7.01000105">
                <text:p>17.01000105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.96250105">
                <text:p>14.96250105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2.44250105">
                <text:p>12.44250105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23000105">
                <text:p>13.23000105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.38000105">
                <text:p>16.38000105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.26250105">
                <text:p>21.26250105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6.1450021">
                <text:p>26.1450021</text:p>
              </table:table-cell>
              <table:table-cell office:value-type="float" office:value="-3.200002">
                <text:p>-3.2000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0.5550021">
                <text:p>30.555002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.1225021">
                <text:p>35.1225021</text:p>
              </table:table-cell>
              <table:table-cell office:value-type="float" office:value="-3.650002">
                <text:p>-3.6500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7.1700021">
                <text:p>37.170002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7.6425021">
                <text:p>37.6425021</text:p>
              </table:table-cell>
              <table:table-cell office:value-type="float" office:value="-2.900002">
                <text:p>-2.90000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.5400021">
                <text:p>36.5400021</text:p>
              </table:table-cell>
              <table:table-cell office:value-type="float" office:value="-3.350002">
                <text:p>-3.35000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.3350021">
                <text:p>34.3350021</text:p>
              </table:table-cell>
              <table:table-cell office:value-type="float" office:value="-4.250002">
                <text:p>-4.2500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9.6100021">
                <text:p>29.6100021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.31000105">
                <text:p>23.31000105</text:p>
              </table:table-cell>
              <table:table-cell office:value-type="float" office:value="-4.400002">
                <text:p>-4.40000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.69500105">
                <text:p>16.69500105</text:p>
              </table:table-cell>
              <table:table-cell office:value-type="float" office:value="-3.800002">
                <text:p>-3.8000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.82000105">
                <text:p>8.82000105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99250105">
                <text:p>2.99250105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3.78">
                <text:p>-3.78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0.395">
                <text:p>-10.395</text:p>
              </table:table-cell>
              <table:table-cell office:value-type="float" office:value="0.549998000000002">
                <text:p>0.549998000000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8.585">
                <text:p>-18.585</text:p>
              </table:table-cell>
              <table:table-cell office:value-type="float" office:value="2.349998">
                <text:p>2.34999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5.3575">
                <text:p>-25.3575</text:p>
              </table:table-cell>
              <table:table-cell office:value-type="float" office:value="2.799998">
                <text:p>2.79999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0.87000105">
                <text:p>-30.87000105</text:p>
              </table:table-cell>
              <table:table-cell office:value-type="float" office:value="3.099998">
                <text:p>3.0999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4.80750105">
                <text:p>-34.80750105</text:p>
              </table:table-cell>
              <table:table-cell office:value-type="float" office:value="2.949998">
                <text:p>2.94999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37.32750105">
                <text:p>-37.32750105</text:p>
              </table:table-cell>
              <table:table-cell office:value-type="float" office:value="2.199998">
                <text:p>2.19999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37.01250105">
                <text:p>-37.01250105</text:p>
              </table:table-cell>
              <table:table-cell office:value-type="float" office:value="2.649998">
                <text:p>2.6499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37.48500105">
                <text:p>-37.48500105</text:p>
              </table:table-cell>
              <table:table-cell office:value-type="float" office:value="1.899998">
                <text:p>1.89999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36.06750105">
                <text:p>-36.06750105</text:p>
              </table:table-cell>
              <table:table-cell office:value-type="float" office:value="2.049998">
                <text:p>2.04999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35.12250105">
                <text:p>-35.1225010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35.28000105">
                <text:p>-35.2800010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35.28000105">
                <text:p>-35.28000105</text:p>
              </table:table-cell>
              <table:table-cell office:value-type="float" office:value="1.449998">
                <text:p>1.44999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34.80750105">
                <text:p>-34.80750105</text:p>
              </table:table-cell>
              <table:table-cell office:value-type="float" office:value="1.599998">
                <text:p>1.59999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35.28000105">
                <text:p>-35.28000105</text:p>
              </table:table-cell>
              <table:table-cell office:value-type="float" office:value="1.749998">
                <text:p>1.74999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35.12250105">
                <text:p>-35.1225010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33.54750105">
                <text:p>-33.54750105</text:p>
              </table:table-cell>
              <table:table-cell office:value-type="float" office:value="1.299998">
                <text:p>1.29999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31.18500105">
                <text:p>-31.18500105</text:p>
              </table:table-cell>
              <table:table-cell office:value-type="float" office:value="0.999997999999998">
                <text:p>0.99999799999999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9.13750105">
                <text:p>-29.13750105</text:p>
              </table:table-cell>
              <table:table-cell office:value-type="float" office:value="1.149998">
                <text:p>1.14999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4.7275">
                <text:p>-24.7275</text:p>
              </table:table-cell>
              <table:table-cell office:value-type="float" office:value="0.249997999999998">
                <text:p>0.2499979999999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9.845">
                <text:p>-19.845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0.8675">
                <text:p>-10.8675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.36249895">
                <text:p>-2.36249895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.41000105">
                <text:p>4.41000105</text:p>
              </table:table-cell>
              <table:table-cell office:value-type="float" office:value="-5.000002">
                <text:p>-5.00000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34750105">
                <text:p>8.34750105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.28500105">
                <text:p>12.28500105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.01000105">
                <text:p>17.01000105</text:p>
              </table:table-cell>
              <table:table-cell office:value-type="float" office:value="-5.600002">
                <text:p>-5.60000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.52250105">
                <text:p>22.52250105</text:p>
              </table:table-cell>
              <table:table-cell office:value-type="float" office:value="-6.050002">
                <text:p>-6.0500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4.2550021">
                <text:p>24.2550021</text:p>
              </table:table-cell>
              <table:table-cell office:value-type="float" office:value="-6.050002">
                <text:p>-6.05000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7.2475021">
                <text:p>27.2475021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0.8700021">
                <text:p>30.8700021</text:p>
              </table:table-cell>
              <table:table-cell office:value-type="float" office:value="-4.550002">
                <text:p>-4.55000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2.6025021">
                <text:p>32.6025021</text:p>
              </table:table-cell>
              <table:table-cell office:value-type="float" office:value="-5.150002">
                <text:p>-5.15000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3.7050021">
                <text:p>33.7050021</text:p>
              </table:table-cell>
              <table:table-cell office:value-type="float" office:value="-4.850002">
                <text:p>-4.8500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.2800021">
                <text:p>35.2800021</text:p>
              </table:table-cell>
              <table:table-cell office:value-type="float" office:value="-4.100002">
                <text:p>-4.1000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.2250021">
                <text:p>36.2250021</text:p>
              </table:table-cell>
              <table:table-cell office:value-type="float" office:value="-3.500002">
                <text:p>-3.50000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.3825021">
                <text:p>36.3825021</text:p>
              </table:table-cell>
              <table:table-cell office:value-type="float" office:value="-3.050002">
                <text:p>-3.0500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.3825021">
                <text:p>36.382502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.4375021">
                <text:p>35.4375021</text:p>
              </table:table-cell>
              <table:table-cell office:value-type="float" office:value="-1.850002">
                <text:p>-1.8500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2.7600021">
                <text:p>32.7600021</text:p>
              </table:table-cell>
              <table:table-cell office:value-type="float" office:value="-2.000002">
                <text:p>-2.0000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1.0275021">
                <text:p>31.0275021</text:p>
              </table:table-cell>
              <table:table-cell office:value-type="float" office:value="-1.700002">
                <text:p>-1.7000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8.3500021">
                <text:p>28.350002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5.6725021">
                <text:p>25.6725021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0.79000105">
                <text:p>20.79000105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.42000105">
                <text:p>21.42000105</text:p>
              </table:table-cell>
              <table:table-cell office:value-type="float" office:value="-0.800001999999999">
                <text:p>-0.8000019999999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.8775021">
                <text:p>27.8775021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2.1300021">
                <text:p>32.1300021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.0675021">
                <text:p>36.0675021</text:p>
              </table:table-cell>
              <table:table-cell office:value-type="float" office:value="-1.400002">
                <text:p>-1.40000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.3825021">
                <text:p>36.3825021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1.5000021">
                <text:p>31.5000021</text:p>
              </table:table-cell>
              <table:table-cell office:value-type="float" office:value="-5.300002">
                <text:p>-5.30000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.83750105">
                <text:p>22.83750105</text:p>
              </table:table-cell>
              <table:table-cell office:value-type="float" office:value="-5.450002">
                <text:p>-5.45000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.23750105">
                <text:p>10.23750105</text:p>
              </table:table-cell>
              <table:table-cell office:value-type="float" office:value="-4.700002">
                <text:p>-4.70000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5.04">
                <text:p>-5.04</text:p>
              </table:table-cell>
              <table:table-cell office:value-type="float" office:value="-2.600002">
                <text:p>-2.60000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3.545">
                <text:p>-13.545</text:p>
              </table:table-cell>
              <table:table-cell office:value-type="float" office:value="-1.100002">
                <text:p>-1.10000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23.4675">
                <text:p>-23.4675</text:p>
              </table:table-cell>
              <table:table-cell office:value-type="float" office:value="0.0999979999999994">
                <text:p>0.09999799999999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25.515">
                <text:p>-25.515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30.08250105">
                <text:p>-30.08250105</text:p>
              </table:table-cell>
              <table:table-cell office:value-type="float" office:value="0.0999979999999994">
                <text:p>0.099997999999999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31.18500105">
                <text:p>-31.18500105</text:p>
              </table:table-cell>
              <table:table-cell office:value-type="float" office:value="-0.0500019999999992">
                <text:p>-0.050001999999999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31.65750105">
                <text:p>-31.6575010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32.76000105">
                <text:p>-32.76000105</text:p>
              </table:table-cell>
              <table:table-cell office:value-type="float" office:value="-0.500002000000002">
                <text:p>-0.50000200000000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33.07500105">
                <text:p>-33.07500105</text:p>
              </table:table-cell>
              <table:table-cell office:value-type="float" office:value="-0.200001999999998">
                <text:p>-0.20000199999999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33.07500105">
                <text:p>-33.07500105</text:p>
              </table:table-cell>
              <table:table-cell office:value-type="float" office:value="-0.950001999999998">
                <text:p>-0.95000199999999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32.91750105">
                <text:p>-32.9175010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32.76000105">
                <text:p>-32.76000105</text:p>
              </table:table-cell>
              <table:table-cell office:value-type="float" office:value="-0.650002000000001">
                <text:p>-0.6500020000000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32.76000105">
                <text:p>-32.76000105</text:p>
              </table:table-cell>
              <table:table-cell office:value-type="float" office:value="-0.500002000000002">
                <text:p>-0.50000200000000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32.44500105">
                <text:p>-32.4450010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32.28750105">
                <text:p>-32.28750105</text:p>
              </table:table-cell>
              <table:table-cell office:value-type="float" office:value="-0.350002000000003">
                <text:p>-0.3500020000000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32.60250105">
                <text:p>-32.60250105</text:p>
              </table:table-cell>
              <table:table-cell office:value-type="float" office:value="-0.200001999999998">
                <text:p>-0.2000019999999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6.2$MacOSX_X86_64 LibreOffice_project/684e730861356e74889dfe6dbddd3562aae2e6ad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